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5" style:family="text">
      <style:text-properties style:font-name="Neo3Symbol"/>
    </style:style>
    <style:style style:name="TableColumn1" style:family="table-column">
      <style:table-column-properties style:column-width="3.4625in" style:rel-column-width="32767*"/>
    </style:style>
  </office:automatic-styles>
  <office:body>
    <office:text>
      <text:p text:style-name="P1"><text:span text:style-name="T1">陳真</text:span><text:s/>  |  2016.05.31 03:29   |   <text:a xlink:type="simple" xlink:href="http://palinfo.habago.org/Entry?Command=Information_PrintForum&amp;iPage=254#FORUM34615"><text:span text:style-name="T2">#</text:span></text:a></text:p>
      <text:p text:style-name="P2">澳洲國防白皮書宣告對中國開戰的基本立場<text:span text:style-name="T3"><text:line-break/><text:line-break/></text:span>作者：<text:span text:style-name="T3">James Cogan <text:line-break/></text:span>譯者：陳真<text:span text:style-name="T3"><text:line-break/></text:span>出處：<text:span text:style-name="T3">https://goo.gl/fjOlYg<text:line-break/></text:span>原著日期：<text:span text:style-name="T3">2016. 02. 27.<text:line-break/><text:line-break/><text:line-break/></text:span>今年（<text:span text:style-name="T3">2016</text:span>年）<text:span text:style-name="T3">2 </text:span>月<text:span text:style-name="T3"><text:s/>25 </text:span>日，澳洲總理滕博爾（<text:span text:style-name="T3">Malcolm Turnbull</text:span>）發表國防白皮書，正式宣告澳洲堅決與美國結盟、不惜對中國開戰的基本立場。這份白皮書，整合了澳洲前工黨政府的軍事政策以及<text:span text:style-name="T3"><text:s/>2011</text:span>年<text:span text:style-name="T3"><text:s/>11 </text:span>月美國衝著中國而來的「重返亞太」（<text:span text:style-name="T3">pivot to Asia</text:span>）戰略的所有軍事主張；白皮書同時也涵蓋了前總理東尼<text:span text:style-name="T3">·</text:span>艾伯特（<text:span text:style-name="T3">Tony Abbott</text:span>）主政下的自由黨<text:span text:style-name="T3">-</text:span>國家黨聯盟（<text:span text:style-name="T3">the Coalition</text:span>）對於美國所做出的一些額外承諾，並編列二戰以來最為龐大的軍事增額預算，高達數千億美元。<text:span text:style-name="T3"><text:line-break/><text:line-break/></text:span>自從美國的「重返亞太」戰略在<text:span text:style-name="T3"><text:s/>2011 </text:span>年提出後，滕博爾的動向便相當引人關注。幾年後，就在<text:span text:style-name="T3"><text:s/>2015 </text:span>年<text:span text:style-name="T3"><text:s/>9 </text:span>月，他在黨內逼宮成功，把艾伯特趕下台，而這份白皮書竟一直拖延到今年<text:span text:style-name="T3"><text:s/>2 </text:span>月才公佈，引起各方猜疑，究竟滕博爾主政下的新政府是否在外交政策上有所轉變？從這份白皮書的內容上看來，它已毫無保留地坐實各方疑慮。它偷偷摸摸地提出，澳洲民眾渾然不覺，連做個樣子假裝來個民主討論或辯論也沒有，澳洲的統治階層竟然就這樣把澳洲整個國家的每個男女老幼統統捲入一場由美國所主導的針對中國的軍事衝突。若不阻止，這場無情戰火將會是一場災難性的血腥浩劫。<text:span text:style-name="T3"><text:line-break/><text:line-break/></text:span>這份白皮書，一方面肯定了中國做為澳洲最大出口市場與貿易夥伴的重要性，但卻又同時堅持澳洲在美國帝國主義戰略核心上的根本利益。白皮書指出，整個亞洲，乃至全世界，基本上都還是得仰賴美國至今依然維持的世界霸主地位；中國的經濟崛起及其軍事實力的成長，構成美國霸權地位的最大挑戰，從而將損害澳洲的「國家利益」。<text:span text:style-name="T3"><text:line-break/><text:line-break/></text:span>儘管報告中宣稱，「中美兩國的重大軍事衝突發生的可能性並不高」，但卻又指責中國一再違逆由美國所設定的包括在東海、南海及網路安全與航太領域的種種「規矩」（<text:span text:style-name="T3">rules</text:span>），這無疑將導致中美衝突。因此，它鄭重宣告，澳洲政府將致力於與美國結盟，「捍衛這些規矩底下的一切秩序」。也就是說，美國過去<text:span text:style-name="T3"><text:s/>70 </text:span>年來藉以在亞太區域進行支配與稱霸的各種規矩與國際關係都不允許遭到任何挑戰。用最淺白的話來說就是，這一整本澳洲國防白皮書無非只是要宣告一件事：它將積極為這場由美國及其同盟國所迅速催化的重大軍事衝突預做準備；簡單說就是對中國全面開戰。<text:span text:style-name="T3"><text:line-break/><text:line-break/></text:span>這份白皮書，對於中國最大的公開威脅之一就是表明澳洲政府的基本立場，要求中國立即停止在南海的填海造陸工程及其相關可能做為「軍事用途」的一切設施。它表明：「澳洲政府尤其關切中國史無前例的造陸工程及其規模之大」；同時一再覆述美國及其同盟國所不斷宣傳的說詞，也就是所謂「自由航行權」，藉以透過在南海進行海軍、空軍的部署與偵察巡航來不斷刺激中國。更令人吃驚的是，它宣告對於美國所謂「重返亞太」或「亞太平衡」毫無保留的支持。一如眾所周知，美國已轉移其六成軍力的海軍與空軍來到亞洲，完全就是衝著中國而來。<text:span text:style-name="T3"><text:line-break/><text:line-break/></text:span>北京方面對這份白皮書提出嚴厲批評。中國外交部發言人華春瑩在一次媒體簡報中說：「對於這份白皮書，我們表達嚴重關切，對其在南海議題上的負面指控及所謂中國的軍事威脅，我們要表達不滿。中國政府希望，各國應停止在此區域進行聯合軍事演習或巡航偵察，並且停止在亞太區域不斷擴張各種軍事基地設施。」<text:span text:style-name="T3"><text:line-break/><text:line-break/></text:span>然而，事與願違。白皮書透過各種想當然耳的政治修辭，包括所謂遏止全球恐怖主義勢力以及中國崛起所帶來的威脅等等，做為藉口，來合理化一種早已在澳洲政治、經濟與社會每個層面都已取得主導地位的軍事擴張政策。總的來說，未來十年內，單單只是在武器購買方面，澳洲政府就將擴大軍事預算高達至少<text:span text:style-name="T3">1950 </text:span>億美元（折合台幣約<text:span text:style-name="T3"><text:s/>6 </text:span>兆）。<text:span text:style-name="T3"><text:line-break/><text:line-break/></text:span>然而，澳洲戰略政策研究所（<text:span text:style-name="T3"><text:s/>Australian Strategic Policy Institute</text:span>）研究員湯姆森（<text:span text:style-name="T3">Mark Thomson</text:span>）卻分析指出，僅僅只有<text:span text:style-name="T3"><text:s/>2400 </text:span>萬人口的澳洲，未來二十年內在軍事裝備上，將支出至少一兆美元（折合台幣約<text:span text:style-name="T3"><text:s/>32 </text:span>兆）。這個金額之龐大，十分驚人。更不可思議的是，它其實只是根據白皮書的結論所分析得到的一個保守數字。白皮書的結論如此說道：「在可預見的將來，對於來自其它國家針對澳洲本土的攻擊，事實上只是一種極為遙遠的可能性。」<text:span text:style-name="T3"><text:line-break/><text:line-break/></text:span>透過這麼龐大的一筆錢，澳洲海軍將增添<text:span text:style-name="T3"><text:s/>12 </text:span>艘遠程常規潛艇、<text:span text:style-name="T3">3 </text:span>艘防空驅逐艦、<text:span text:style-name="T3">9 </text:span>艘護衛艦以及海巡船和飛機；空軍則將購買超過<text:span text:style-name="T3"><text:s/>70 </text:span>架<text:span text:style-name="T3"><text:s/>F-35 </text:span>戰鬥機及一批其它類型的飛機，其中更包括首次添購的武裝無人飛機等等；陸軍方面則將進一步升級採用新型裝甲車和運輸工具及長程火箭炮，另外還配置陸基反艦飛彈系統；特種作戰部隊則將配備新型直昇機等等。購買這麼多新型武器的目的就是，確保澳洲軍隊能夠隨時在全世界各地和美軍全面密切合作；最重要的是，扮演美國針對中國的「海、空作戰計畫」堅實可靠的作戰夥伴。澳洲軍隊人數方面，則將在幾年內大幅擴編為<text:span text:style-name="T3"><text:s/>6 </text:span>萬<text:span text:style-name="T3"><text:s/>2 </text:span>千人，特別著重在軍事情報與網路資安作戰人員、操作潛艇與飛彈系統人員以及海軍後勤部隊等等。<text:span text:style-name="T3"><text:line-break/><text:line-break/></text:span>白皮書一再強調美澳聯盟在確保帝國勢力的根本利益上之核心重要性。它將在澳洲西北岸的達爾文市接受<text:span text:style-name="T3"><text:s/>2 </text:span>萬<text:span text:style-name="T3"><text:s/>5 </text:span>千名美國海軍陸戰隊駐軍，並開放各地機場供美軍戰鬥機自由起降迴旋，以及更多且更大規模的「海軍合作」，亦即美軍戰艦可自由停泊澳洲各地港口。它同時還誓言持續參與由美國帶頭的各項中東軍事行動。並且，只要華盛頓方面提出召喚，澳洲軍隊將積極參與不管何時或何地的海外軍事介入。<text:span text:style-name="T3"><text:line-break/><text:line-break/></text:span>白皮書裏頭特別令人髮指的一項宣稱是有關澳洲過去與現在的各項軍事祕密行動，包括炫耀澳洲政府在名為「五眼聯盟」（<text:span text:style-name="T3">Five Eyes</text:span>）的全球情治監控計劃中所扮演的角色，以及美澳合作、位於澳洲中部的松樹谷（<text:span text:style-name="T3">Pine Gap</text:span>）地面衛星觀測站的「關鍵性貢獻」。<text:span text:style-name="T3"><text:line-break/><text:line-break/></text:span>（譯者按：五眼聯盟情治監控計畫從冷戰時期就已存在，包括英、美、加、澳、紐等五國，針對全球各地的電子郵件、手機、電話、簡訊及各項網路活動，包括網頁瀏覽紀錄及線上對談內容等等，進行全面性的偵測、管控、攔截、收集與分析。根據遭到美國進行全球通緝的前國家安全局（<text:span text:style-name="T3">NSA</text:span>）雇員史諾登（<text:span text:style-name="T3">Edward Snowden</text:span>）所揭露的秘密文件顯示，從世界各地所竊得的所有訊息，將直接輸入美國國安局的數據資料庫。其中，澳洲主要負責監控南亞與東亞地區。例如，<text:span text:style-name="T3">2013 </text:span>年<text:span text:style-name="T3"><text:s/>11 </text:span>月<text:span text:style-name="T3"><text:s/>18 </text:span>日英國衛報發布史諾登的祕密文件指出，澳洲政府長年監聽包括印尼總統在內的印尼官員的手機通話；紐西蘭則監控整個西南太平洋，區域內所有國家無一倖免。<text:span text:style-name="T3"><text:line-break/><text:line-break/></text:span>持續揭露的史諾登祕件亦顯示，以美國為首的各項全球監控計畫，數年前仍只是針對特定對象，包括它國官方與民間團體等官員或工作幹部，或是某些特定對象；但隨著各項科技的高度進步，逐漸發展成「地毯式監控」。截至<text:span text:style-name="T3"><text:s/>2012 </text:span>年<text:span text:style-name="T3"><text:s/>5 </text:span>月為止，美國國家安全局已經將全球至少<text:span text:style-name="T3"><text:s/>70% </text:span>的電信營運商納入監控範圍；你在網路上的一舉一動，包括你的所有留言與線上通信及網頁瀏覽和搜尋記錄，或甚至是帳號密碼等等，都很有可能會被一一記錄、欄截，傳送至美國國家安全局。<text:span text:style-name="T3"><text:line-break/><text:line-break/>2013 </text:span>年<text:span text:style-name="T3"><text:s/>8 </text:span>月，史諾登透過英國衛報指出，只要有你的電子郵件地址，任何人在網路上的一切活動，幾乎都逃不過美國及其它四隻眼睛近乎滴水不漏的監控。史諾登表示，美國政府的目標是，確保全球每個人的一切網路活動內容都必須能由美國國家安全局監控。目前國安局已可直接從<text:span text:style-name="T3"><text:s/>Google</text:span>、<text:span text:style-name="T3">Facebook</text:span>、雅虎及微軟等全球九大網路公司的伺服器中取得使用者的各種資料與通訊內容，並有能力破解網路銀行的加密技術，從中進行破壞或取得私人極機密金融資料等等。史諾登密件顯示，美國國家安全局裏頭有個工作部門叫「全球入侵行動」（<text:span text:style-name="T3">Global Access Operations</text:span>），光是在一個月內，德國就有<text:span text:style-name="T3"><text:s/>5 </text:span>億份網路通信遭到攔截竊取，巴西有<text:span text:style-name="T3"><text:s/>23</text:span>億，印度<text:span text:style-name="T3"><text:s/>135 </text:span>億，其中當然也包括數千萬美國公民的海內外通話記錄。<text:span text:style-name="T3"><text:line-break/><text:line-break/>2015 </text:span>年<text:span text:style-name="T3"><text:s/>1 </text:span>月，德國明鏡周刊公佈史諾登另一批密件顯示，全球監聽計畫僅是冰山一角，真正可怕的是，美國早已投入鉅額預算從事數位戰爭布局，並由國安局推動一項名為<text:span text:style-name="T3"><text:s/>Politerain </text:span>的攻擊計畫，透過遠程控制與病毒破壞等技術，預期將可癱瘓對手的各項能源水電、機場、公衛醫療與金融等重要基礎民生設施。<text:span text:style-name="T3"><text:line-break/><text:line-break/></text:span>至於位於松樹谷的「美澳聯合防衛基地」監測站則是澳洲長年以來積極為美國監控與收集各國情報的另一項主要計畫，追蹤包括中東至亞洲地區的手機及無線電訊號，情報則交由美國分析與使用。歐巴馬肆虐無度、殘害數千條無辜人命的無人飛機狂轟濫炸，便是澳洲政府所引以為傲的所謂「關鍵性貢獻」之一。<text:span text:style-name="T3">2015 </text:span>年<text:span text:style-name="T3"><text:s/>3 </text:span>月，史諾登點名澳洲與英國近年來無孔不入的各種超大型侵略全球個人隱私的監控計畫。澳洲政府則反過來公開譴責史諾登背叛美國，觸犯叛國罪。）<text:span text:style-name="T3"><text:line-break/><text:line-break/></text:span>白皮書並宣佈，將依照美國國會近日通過的一份「戰略與國際研究中心」（<text:span text:style-name="T3">Center for Strategic and International Studies</text:span>，簡稱<text:span text:style-name="T3"><text:s/>CSIS</text:span>）的研究報告所建議的作法，升級位於澳洲西部城市伯斯（<text:span text:style-name="T3">Perth</text:span>）的史特靈海軍基地（<text:span text:style-name="T3">Stirling naval base</text:span>）以及幾個位於北澳的機場與港口，同時也將花費數億美元用來升級科科島（<text:span text:style-name="T3">Cocos Islands </text:span>）上的機場設施，使其可供美軍遠程偵察機使用，當然主要還是為了美軍的反潛飛機作戰。該島因其位於印度洋與太平洋之間，靠近幾個主要航道，具有戰略上的重要地位。<text:span text:style-name="T3"><text:line-break/><text:line-break/></text:span>與美國結盟，始終是澳洲外交政策的主要核心立場，因此，白皮書也特別強調與日本「與日俱增的國家安全夥伴關係」。白皮書針對中國的另一項公開羞辱就是，強調澳洲政府毫無保留地全力支持日本安倍政府廢除日本戰後的「和平憲法盟」條款，以便重返軍備擴張及擁有宣戰權，進一步去除日本參與或發動戰爭的憲法限制，得以自由參與由美國主導、極具侵略性的亞洲與全球軍事行動。（譯者按：二戰後，日本憲法第九條規定，日本將永遠放棄戰爭，不得宣戰，不得擁有軍事武力。）<text:span text:style-name="T3"><text:line-break/><text:line-break/></text:span>白皮書裏頭有一章，透過強調澳洲對於亞太區域內幾個國家的「新殖民設計」，特別能顯示出澳洲政府自身的帝國野心。白皮書公然點名幾個澳洲北方的太平洋國家，特別是巴布亞紐幾內亞、東帝汶，萬那杜（<text:span text:style-name="T3">Vanuatu</text:span>）及斐濟，稱其為潛在的軍事介入對象，宣稱它們是一種「威脅的來源」，「因為外國勢力正在這些國家尋求建立影響力，進而威脅到澳洲的海洋勢力發展」。近幾年，中國和俄國，特別是中國，努力想和太平洋諸國，特別是斐濟，建立較為緊密的雙邊關係。白皮書雖然表明「在往後幾十年內，看不出任何威脅」，但它依然堅持一種大面積的南極領地說法，說是屬於澳洲的「國家主權」，它將挺身捍衛這項「主權」。於是，中國又再度成為澳洲的潛在假想敵。<text:span text:style-name="T3"><text:line-break/><text:line-break/></text:span>為了因應鉅額的軍事擴張支出，澳洲政府決定增加<text:span text:style-name="T3"><text:s/>2020 </text:span>年至<text:span text:style-name="T3"><text:s/>2021 </text:span>年之間佔<text:span text:style-name="T3"><text:s/>GDP </text:span>百分之二的國防預算，比之前所預期的時程還快了兩年。澳洲目前是全球排名<text:span text:style-name="T3"><text:s/>12 </text:span>的軍事支出大國，若以平均每人所支出的軍事金額來排名，澳洲排名世界第四，僅次於沙烏地阿拉伯、以色列和美國。<text:span text:style-name="T3"><text:line-break/><text:line-break/></text:span>澳洲的勞工階層因此得揹負異常沉重的軍事費用負擔，其所付出的代價還包括以撙節為名的健康醫療與教育等經費的刪減，以及其它各種有關社會權利與福利的基本支出之大幅縮水，同時也免不了必須大力鎮壓人們對於這樣一些民主權利的傷害之反抗。傷害尤為深遠的是，澳洲結盟美國的帝國野心，企圖對中國發動非常瘋狂的全面開戰，將會非常嚴重威脅到日後世世代代的人類。</text:p>
      <text:p text:style-name="P1"><text:span text:style-name="T1">信自己（桂承志）</text:span><text:s/>  |  2016.05.30 18:15   |   <text:a xlink:type="simple" xlink:href="http://palinfo.habago.org/Entry?Command=Information_PrintForum&amp;iPage=254#FORUM34614"><text:span text:style-name="T2">#</text:span></text:a></text:p>
      <text:p text:style-name="P3">我一直都认为，上世纪<text:span text:style-name="T3">80</text:span>年代末<text:span text:style-name="T3">90</text:span>年代初的两岸政治颠覆事件，都是一个后台老板，大陆的事件被共产党果断的拒绝，而台湾在李登辉的里应外合、顺水推舟之下顺利完成。大陆那些被判刑的<text:span text:style-name="T3">“</text:span>自由战士<text:span text:style-name="T3">”</text:span>，美国曾穷尽所有政治、外交手段把他们从大陆带回美国，经过短期<text:span text:style-name="T3">“</text:span>培训<text:span text:style-name="T3">”</text:span>，让他们继续在台湾发挥能量。<text:span text:style-name="T3"><text:line-break/><text:line-break/></text:span>当然，在台湾能把搞事情搞成，要有个前提，先让那个想要和大陆密谈和平统一的蒋经国消失，让听话的李登辉掌权，把实际参与和大陆沟通的沈诚说成叛国。</text:p>
      <text:p text:style-name="P1"><text:span text:style-name="T1">陳真</text:span><text:s/>  |  2016.05.30 01:48   |   <text:a xlink:type="simple" xlink:href="http://palinfo.habago.org/Entry?Command=Information_PrintForum&amp;iPage=254#FORUM34613"><text:span text:style-name="T2">#</text:span></text:a></text:p>
      <text:p text:style-name="P2">志澄，<text:span text:style-name="T3"><text:line-break/><text:line-break/></text:span>謝謝提供資訊。我並不知道<text:span text:style-name="T3"><text:s/>NED</text:span>另外還給王丹錢，只知道<text:span text:style-name="T3"><text:s/>NED </text:span>頒發了一個羊頭造型的狗肉人權獎章给王丹。<text:span text:style-name="T3"><text:line-break/><text:line-break/></text:span>莫言獲得諾貝爾文學獎時，王丹痛罵莫言，說他若在諾貝爾獎頒獎典禮上沒有發聲要求釋放劉曉波的話，將來就會被釘死在歷史的什麼恥辱柱上。我看他講這種鳥話，於是就寫了篇文章好像是在<text:span text:style-name="T3"><text:s/>"</text:span>立報<text:span text:style-name="T3">"</text:span>，批評王丹接受綠營資助及領取<text:span text:style-name="T3"><text:s/>NED </text:span>狗肉人權獎的事，我以為不過就只是個羊頭獎牌，扁嫂也得過，達賴好像也得過，只要反中有功的都可以得人權獎。我不知道原來還有另外的金錢資助甚至還主動申請資助之事。<text:span text:style-name="T3"><text:line-break/><text:line-break/></text:span>我知道法輪功就是<text:span text:style-name="T3"><text:s/>CIA </text:span>的一個典型代表作，至於個人方面，不曾細究。如果這些報導屬實，那真的很糟糕，會讓我對王丹僅剩的一點尊敬也消失。不過，我能理解，當一個人認為某一方代表著<text:span text:style-name="T3"><text:s/>"</text:span>善<text:span text:style-name="T3">" </text:span>時，他也許不會覺得跟<text:span text:style-name="T3"><text:s/>"</text:span>善<text:span text:style-name="T3">" </text:span>的一方密切合作有什麼不對。<text:span text:style-name="T3"><text:line-break/><text:line-break/></text:span>六四天安門事件應該是<text:span text:style-name="T3">1989</text:span>年，那時我已經在醫院工作，當實習醫師。台灣主流媒體炒作得很厲害，那時王丹有點黑乾瘦，同時還戴著一個厚厚的黑框大眼鏡，表情呆滯，傻不隆冬，造型跟我有點像，於是很多朋友就故意笑說，<text:span text:style-name="T3">"</text:span>陳真怎麼跑去天安門了<text:span text:style-name="T3">?" </text:span>相對地，吾爾開希可帥多了，白白嫩嫩的，而且很會講話，還說什麼要把中共這顆太陽給射下來，我還以為是后翌投胎轉世了呢。<text:span text:style-name="T3"><text:line-break/><text:line-break/></text:span>當時台灣的主流媒體發高燒到將近一百度沸騰，比起大腸花炒作的熱度有過之無不及，把王丹和吾爾開希等人捧成宇宙間絕無僅有的男神。記得當時周圍的護士或護理系學生，她們平常是完全不理會政治的，倒是很關心電影明星、歌星之類，但是，當時只要一講到或一看到電視上有吾爾開希出現，她們就會尖叫，興奮到快要昏倒，非常愛慕。透過媒體的炒作，這些所謂民運人士簡直集世上所有男人的優點於一身，一言一行一顰一笑都會迷<text:span text:style-name="T3">~</text:span>死<text:span text:style-name="T3">~</text:span>人<text:span text:style-name="T3">~</text:span>。<text:span text:style-name="T3"><text:line-break/><text:line-break/></text:span>另外還有一個柴玲女神，也是被台灣主流媒體捧成天縱英明、膽識機智過人、智仁勇三全的完美女英豪！！<text:span text:style-name="T3"><text:line-break/><text:line-break/></text:span>一年後，<text:span text:style-name="T3">1990</text:span>年，李登輝掌權逐漸穩了，於是開始鬥爭外省人，台獨開始以<text:span text:style-name="T3"><text:s/>"</text:span>外省人<text:span text:style-name="T3"><text:s/>vs. </text:span>台灣人<text:span text:style-name="T3">" </text:span>的鬥爭命題出現，鬥爭舞台則是國會全面改選等議題；在省籍畫分下，國民黨進一步分裂成所謂主流與非主流，外省人居少數，成為非主流一方。國會全面改選表面上是國會改革，內在意涵則是<text:span text:style-name="T3"><text:s/>"</text:span>我們<text:span text:style-name="T3">" </text:span>台灣人，相對於<text:span text:style-name="T3"><text:s/>"</text:span>他們<text:span text:style-name="T3">" </text:span>外省人，簡單說就是打倒外來統治者。在李登輝及主流媒體的動員與操弄下，甚至由各校教官帶隊，發起所謂<text:span text:style-name="T3"><text:s/>"</text:span>學運<text:span text:style-name="T3">"</text:span>。<text:span text:style-name="T3"><text:line-break/><text:line-break/></text:span>於是，一夜之間，原本對政治根本一點都不感興趣的台灣大學生，突然蜂湧而出，<text:span text:style-name="T3">"</text:span>民主<text:span text:style-name="T3">" </text:span>與<text:span text:style-name="T3"><text:s/>"</text:span>愛國<text:span text:style-name="T3">" </text:span>瞬間變成一種時髦風潮，大學生個個爭先恐後就是搶著要愛國、救國；主流媒體則大力美化歌頌之，歌頌學生們驚天地泣鬼神的<text:span text:style-name="T3"><text:s/>"</text:span>熱情與理想<text:span text:style-name="T3">"</text:span>；並以天安門事件為編劇藍本，把這樣一種政治動員與鬥爭，吹捧為可歌可泣的<text:span text:style-name="T3"><text:s/>"</text:span>單純<text:span text:style-name="T3">" </text:span>愛國學生行動。人家天安門搞個美國自由女神塑像做為精神象徵，台灣這些小表哥小表妹們就也來個類似的<text:span text:style-name="T3"><text:s/>"</text:span>民主自由<text:span text:style-name="T3">" </text:span>象徵叫做什麼野生的圓仔花。<text:span text:style-name="T3"><text:line-break/><text:line-break/></text:span>那段期間，每天媒體炒作得真是很離譜，很噁心，美化，造神，動不動就是這個是<text:span text:style-name="T3"><text:s/>"</text:span>台灣的柴玲<text:span text:style-name="T3">"</text:span>，那個是<text:span text:style-name="T3"><text:s/>"</text:span>台灣的王丹<text:span text:style-name="T3">"</text:span>，就跟大腸花運動一樣，突然冒出許多從此吃喝不盡、鎂光閃閃的所謂<text:span text:style-name="T3"><text:s/>"</text:span>學運<text:span text:style-name="T3">" </text:span>領袖，號稱<text:span text:style-name="T3"><text:s/>"</text:span>改革者<text:span text:style-name="T3">"</text:span>、<text:span text:style-name="T3"><text:s/>"</text:span>理想家<text:span text:style-name="T3">" </text:span>之類，其實全屬鬼扯。<text:span text:style-name="T3"><text:line-break/><text:line-break/></text:span>這有點類似<text:span text:style-name="T3">1978</text:span>年<text:span text:style-name="T3">12</text:span>月中旬，當美國宣布與台灣斷交時，距離美國駐台新聞處很近的建國中學，也曾經有過這麼一波所謂<text:span text:style-name="T3"><text:s/>"</text:span>學運<text:span text:style-name="T3">"</text:span>，踩花生，砸蕃茄，丟雞蛋，非常激烈。當然，規模要比所謂圓仔花或大腸花要小得多，但本質上都是主流政治勢力所默許且暗中鼓勵與動員的所謂<text:span text:style-name="T3"><text:s/>"</text:span>學運<text:span text:style-name="T3">"</text:span>。<text:span text:style-name="T3"><text:line-break/><text:line-break/></text:span>台灣其實連社運也沒有，更不用說什麼學運了，這些都只是一種主流政治勢力的動員產物與政治鬥爭工具。台灣的所謂社運，幾乎都是看顏色辦事的。同樣的事，國民黨做了，馬上就會引來各種激烈鬥爭、抗爭、攻擊、辱罵、抹黑，把人糟踏得簡直就像隻過街老鼠似的。<text:span text:style-name="T3"><text:line-break/><text:line-break/></text:span>但是，當那個綠色的人渣黨做了同樣的事，或是做出更為嚴重一百倍的事，你也不用期待台灣會有什麼社運出現，因為自己人怎麼可能鬥爭自己人？同樣一件事，國民黨做了就是賣台，綠油油的人渣黨做了就是愛台灣。各種漂亮口號的所謂運動，往往只是一種幌子，攻擊敵人，藉以奪得權力和利益才是唯一目標。<text:span text:style-name="T3"><text:line-break/><text:line-break/></text:span>當然，台灣還是有一些具有真誠運動意識的<text:span text:style-name="T3"><text:s/>"</text:span>個人<text:span text:style-name="T3">"</text:span>，但也只是零零星星的個人而已，而非真正意義上的運動。三十多年前，我就當過好一陣子的<text:span text:style-name="T3"><text:s/>"</text:span>學運領袖<text:span text:style-name="T3">"</text:span>，但我還不至於虛榮不要臉到那種地步去接受那樣一種頭銜與吹捧。每當有人公開介紹說我是什麼學運領袖，我就翻臉，媽的，整個台灣校園，反抗國民黨的學生，不就小貓兩三隻；特別是在南部，絕大多數時候根本就只有我一人，單槍匹馬地幹，哪來什麼領袖？難道是我自己領導自己、我的左手領導右手嗎？何必講話做事這麼虛榮與詐欺呢？<text:span text:style-name="T3"><text:line-break/><text:line-break/></text:span>記得有一回，差不多是<text:span text:style-name="T3">1988</text:span>年吧，某個報紙打算主辦一個所謂<text:span text:style-name="T3"><text:s/>"</text:span>南北學運領袖對談<text:span text:style-name="T3">"</text:span>。南部就是我，因為我念高醫。但我沒接受這項邀請。一來，台灣哪來學運？沒啥好談；而且，這類彷彿自己很厲害、裝模作樣的一種口舌表演，我實在做不來。二來，這類純屬虛榮瞎掰的噁心頭銜，拜託別冠到我的頭上來。你能想像比方說英國會出現什麼<text:span text:style-name="T3"><text:s/>"</text:span>學生領袖<text:span text:style-name="T3">" </text:span>這種噁心的變態生物嗎？假若有一群人一起做某些事，難道大家不是平等的嗎？誰會虛榮病態到居然會以為自己是什麼領袖？<text:span text:style-name="T3"><text:line-break/><text:line-break/>2003</text:span>年，美國血洗伊拉克，英國一些大學生，包括劍橋的學生，因為反侵略抗爭，圍堵馬路，或是阻撓與破壞載運軍火的軍車通行與軍事基地運作，因此吃上官司，有的還身陷牢獄之災，代價慘重。但是，會有人特別去關注或抬舉他們嗎？不會。會有人甚至還瞎捧誰是什麼學生領袖嗎？會有人這麼低級窩囊而虛榮嗎？當然更不可能。<text:span text:style-name="T3"><text:line-break/><text:line-break/></text:span>我看全世界大概也只有像台灣這樣一種宛若井底之蛙而且充滿虛榮的社會，才會有那樣一種八卦<text:span text:style-name="T3"><text:s/>"</text:span>視角<text:span text:style-name="T3">"</text:span>，好像很喜歡把事情給八卦化，戲劇化，灌水膨風，動不動就是哪位是領袖，哪位是英雄，哪位好可愛哦，哪位不得了哦，哪位是正妹，哪位是甩哥，然後一一捧上天，報導他們的一舉一動，一言一行，穿些什麼衣服，什麼髮型，平常吃些什麼早餐，就連他們晚上抱著什麼樣圖案的枕頭睡覺都能成為一種彷彿天大地大的<text:span text:style-name="T3"><text:s/>"</text:span>焦點新聞<text:span text:style-name="T3">"</text:span>，然後台灣人當然也就照單全收，彷彿這樣一些人真的很有什麼貢獻，很值得特別關注似的；甚至平常什麼臉書寫幾句蠢到爆的鳥話屁話，媒體就會大加報導，而這些被捧上天的當事人，不但不覺得受辱，反而還覺得很驕傲呢。<text:span text:style-name="T3"><text:line-break/><text:line-break/></text:span>西洋有句諺語說，<text:span text:style-name="T3">"</text:span>你不用急著謙虛，因為你還沒那麼偉大。<text:span text:style-name="T3">" </text:span>我不偉大，所以我從不謙虛。打從黨外時期，我就很不喜歡任何瞎捧或媒體頭銜。媽的，什麼學生領袖，人渣才會去當什麼學生領袖。記得<text:span text:style-name="T3">1989</text:span>年，因為我主張台獨及主張以選票推翻國民黨政府兩項罪名，被以<text:span text:style-name="T3"><text:s/>"</text:span>煽惑內亂罪<text:span text:style-name="T3">" </text:span>移送法辦，一些綠媒和同志，包括台權會，也是趁機想瞎捧我，被我痛罵一番，從此不相往來。<text:span text:style-name="T3"><text:line-break/><text:line-break/></text:span>我之很不喜歡瞎捧，絕不是因為我很謙虛，反倒是因為我絕不想如此糟踏自己。我好好一個<text:span text:style-name="T3"><text:s/>"</text:span>人<text:span text:style-name="T3">" </text:span>不當，幹嘛讓自己萎縮矮化成某種無聊且純屬虛構的<text:span text:style-name="T3"><text:s/>"</text:span>頭銜<text:span text:style-name="T3">" </text:span>或<text:span text:style-name="T3"><text:s/>"</text:span>角色<text:span text:style-name="T3">"</text:span>？好好一片大海汪洋，我不去悠游其中，難道反而要把自己矮化成某種無聊虛構窩囊虛榮且低能的社會角色？不管我曾參與什麼或做了什麼，在某個重要的意義上，那純粹就是<text:span text:style-name="T3"><text:s/>"</text:span>我家的事<text:span text:style-name="T3">"</text:span>。別人要報導事情本身就儘管去報導，但是不要矮化我，不要往我身上貼那些在我看來極為窩囊沒出息的標籤。社運，終究是一人聖經，一匹馬拉一輛車，每個人有義務去回應你自己所看到的世界。<text:span text:style-name="T3"><text:line-break/><text:line-break/></text:span>我知道我就算費盡唇舌也很難讓台灣人理解我所要講的那個極其簡單卻極端重要的意思。台灣人大概普遍會覺得好像被捧成名人、明星，被捧成什麼意見領袖或什麼反抗家理想家很厲害似的；台灣人大概普遍會覺得好像自己隨便寫幾句蠢話屁話，媒體就會大加報導，社會大眾就得駐足聆聽，好像這樣很了不起似的；我只能說，那不是我的世界，那是恰恰跟我截然相反的一種世界。<text:span text:style-name="T3"><text:line-break/><text:line-break/></text:span>當然，個人嚮往什麼樣的世界是他家的事，但是，當一個社會普遍如此窩囊虛榮時，那就是一個根本問題。難道你會相信，一個社會如果它的所謂社運，永遠就是這樣一種八卦視角，那它還會有任何前景與發展的可能嗎？在這島上，所謂運動，幾乎永遠就是隨著鎂光燈虛浮演出，燈在人在，燈散人散；而且，永遠就是任由主流媒體刻意瞎捧那些符合其既定主流利益與品味的小癟三，捧成英雄、明星，捧成偶像，捧成理想家，進而掠取個人權勢與利益，永遠就是不斷一直搞這樣一些低能窩囊充滿噁心虛榮與敗德的騙局與操弄，這樣一種社運還能叫做社運嗎？<text:span text:style-name="T3"><text:line-break/><text:line-break/></text:span>更重要的是，天底下會有什麼社運或學運會是主流社會所熱烈鼓掌與吹捧歌頌的嗎？有可能嗎？有可能有這種事嗎？一個運動，如果都已經如此主流中的主流，光環中的光環，強勢中的強勢，誰敢批評，誰敢不敬，誰就會倒大楣，誰就會被批鬥；既然都已經如此主流強勢，那還需要什麼社運嗎？難道有人會說無人敢攖其鋒的文革是一種學生運動或社會運動？難道有人會說當年席捲民意的納粹風潮是一種公民覺醒運動或社運？<text:span text:style-name="T3"><text:line-break/><text:line-break/></text:span>今天，如果我只是要告訴你某種<text:span text:style-name="T3"><text:s/>"</text:span>事實<text:span text:style-name="T3">" (fact)</text:span>，我很容易就能把話講清楚，但是，假若今天我不是要告訴你某種事實，而是某種價值<text:span text:style-name="T3">(value)</text:span>，某種眼光，某種品味，那麼，我就沒把握能夠讓你理解我在說什麼了，除非，除非你得跟我至少是某些方面具有相似品味的人，才有可能理解有關品味或眼光的一切說法。<text:span text:style-name="T3"><text:line-break/><text:line-break/></text:span>我常說，世界不存在，存在的只是一種眼光。或者說，恰恰是一種<text:span text:style-name="T3"><text:s/>"</text:span>看世界的方式<text:span text:style-name="T3">" </text:span>塑造了<text:span text:style-name="T3"><text:s/>"</text:span>世界<text:span text:style-name="T3">"</text:span>。眾人怎麼看世界，世界就會如其所願地型塑而成。台灣人既然普遍是以這樣那樣的一種眼光看世界，自然也就會創造出他所想要的這樣那樣的一種世界。倒過來說也一樣，改變了眼光，其實也就改變了世界。<text:span text:style-name="T3"><text:line-break/><text:line-break/></text:span>社運是社運，權力是權力，社運之所以不需要直接透過權力來行使，是因為它所追求的東西並不是一種權力下的產物，而是一種眼光，一種看世界的方式。我常舉墨西哥的蒙面俠<text:span text:style-name="T3">Marcos</text:span>為例，他若想要奪得政權，以其在民間的壓倒性聲望，根本輕而易舉，但他說，<text:span text:style-name="T3">"</text:span>我們對權力不感興趣，因為我們所想要追求的東西與權力無關。<text:span text:style-name="T3">" <text:line-break/><text:line-break/></text:span>但是，在台灣，社運只是個跳板，一種敲門磚，晉身階，藉以累積所謂政治資源與人脈，進而以所謂實踐理想之名，取得個人政治權位與利益。請你告訴我，打從大約<text:span text:style-name="T3">28</text:span>年前，原本堅持所謂群眾路線、唾棄議會路線的<text:span text:style-name="T3"><text:s/>"</text:span>新潮流<text:span text:style-name="T3">" </text:span>改弦易張投入選舉以來，每次都說要實踐當年的社運理想，說這就是他們從政的唯一目的。如今，差不多<text:span text:style-name="T3">28</text:span>年過去了，請問你幾時看過<text:span text:style-name="T3"><text:s/>"</text:span>新潮流<text:span text:style-name="T3">" </text:span>這些人實踐過什麼左派的社運理想？更不用說他們所曾高唱的所謂堅持國際正義與反戰反帝反侵略等等等了。<text:span text:style-name="T3"><text:line-break/><text:line-break/></text:span>說來也許你不相信，你知道嗎，當年和新潮流結盟的黨外明星，第一位對天發誓，揚言此生絕對不會參與選舉，只會從事草根組織運動、追求公義、改造台灣社會價值的人是誰呢？就是阿扁。他到處在群眾講台上講這些話的時候，我還站在他身邊鼓掌、並為之感動不已呢。不過，這些都不是我現在要說的，我只是要說，任何一種社運，不管規模多麼龐大，它終究是一種<text:span text:style-name="T3"><text:s/>"</text:span>一人聖經<text:span text:style-name="T3">"</text:span>。<text:span text:style-name="T3"><text:line-break/><text:line-break/></text:span>個人層面上，人要怎麼活當然是他的自由。不過，孔子有句話說得挺有道理，他說：<text:span text:style-name="T3">"</text:span>古之學者為己，今之學者為人。<text:span text:style-name="T3">" </text:span>意思是說，以前的讀書人求取學問知識乃是出於自己的內心渴望，但現在的讀書人求知卻只是想著別人的眼光，或甚至只是想藉此高人一等。<text:span text:style-name="T3"><text:line-break/><text:line-break/></text:span>我很仰慕西方社運中無數名不見經傳的個人，他們一生之所為往往如此豐富而動人，但他們自己卻根本一點感覺也沒有，他們根本不覺得自己很偉大或比誰偉大或有什麼值得被公眾推崇之處，而社會也確實往往不會去注意到他們，不管他們做過多少事，付出多少代價。事實上也的確沒什麼好注意，大家難道不是僅僅只是盡其做為一個<text:span text:style-name="T3"><text:s/>"</text:span>人<text:span text:style-name="T3">" </text:span>所應有的反應與作為而已？如果有人惦念著他們，也理當以一種更為深厚寬廣的<text:span text:style-name="T3"><text:s/>"</text:span>人<text:span text:style-name="T3">" </text:span>的視野去理解他，喜歡他，或討厭他，而不是把他萎縮矮化成一種極其窩囊的社會角色來膜拜。要不然，難道現在是怎樣？我是以巴鬥士？還是反戰英雄？哪個沒出息的笨蛋樂意來讓我領導嗎？<text:span text:style-name="T3"><text:line-break/><text:line-break/></text:span>我看我的好朋友詹益樺，乃至鄭南榕等人被塑造成一種台獨烈士或建國烈士，實在覺得很荒唐，很糟蹋人。那不是一種抬舉，而是一種貶損，特別是詹益樺，他怎麼會是那樣的人呢？你看他臨死一刻都還抱著聖經，自焚之前的那一天晚上，一個人在房間裏看著<text:span text:style-name="T3"><text:s/>"</text:span>老夫子<text:span text:style-name="T3">" </text:span>漫畫，看得哈哈大笑。他怎麼活，怎麼死，都不是政治或所謂台獨一詞可概括。<text:span text:style-name="T3"><text:line-break/><text:line-break/></text:span>昨天去高雄看<text:span text:style-name="T3"><text:s/>Downfall </text:span>導演<text:span text:style-name="T3"><text:s/>Oliver Hirschbiegel </text:span>的新片<text:span text:style-name="T3"><text:s/>Elser (</text:span>台譯<text:span text:style-name="T3"><text:s/>"</text:span>關鍵<text:span text:style-name="T3">13</text:span>分鐘<text:span text:style-name="T3">")</text:span>，我看到的是一個<text:span text:style-name="T3"><text:s/>"</text:span>人<text:span text:style-name="T3">"</text:span>，宛若一匹馬獨自駕著一輛車，而不是一個什麼<text:span text:style-name="T3"><text:s/>"</text:span>反納粹鬥士<text:span text:style-name="T3">"</text:span>。電影很平淡，但事後你也許會覺得好像被什麼說不上來的東西給深深打動了似的，這東西絕不是叫做<text:span text:style-name="T3"><text:s/>"</text:span>政治<text:span text:style-name="T3">"</text:span>。電影海報是一大群長得一模一樣的納粹軍人，其中卻冒出一個跟軍官們長得完全不一樣的<text:span text:style-name="T3"><text:s/>"</text:span>人<text:span text:style-name="T3">"</text:span>。<text:span text:style-name="T3"><text:line-break/><text:line-break/></text:span>我心裏也常掛著一個人，但始終不曾提起。她叫林昭。希望有一天，我能為她寫上深藏內心的幾句肺腑。<text:span text:style-name="T3"><text:line-break/><text:line-break/></text:span>若要說人類文明沿著一個什麼樣的軌道前進起伏，或許那就是一個個或許名留青史、或是大多不為人所知的個人，所展現的無私情感與勇氣，見證了一種人類生命或許尚值得眷戀的可能性。<text:span text:style-name="T3"><text:line-break/><text:line-break/></text:span>當然，我同樣也能想像，肯定會有一些滿腦子反中或全身都是政治細胞的人會如何訴說或利用林昭，就如同利用詹益樺或鄭南榕一般。有利於特定顏色者就捧，捧成某種迎合特定政治立場的<text:span text:style-name="T3"><text:s/>"</text:span>偉大角色<text:span text:style-name="T3">"</text:span>；至於不利於特定顏色者就貶，哪管他真的很偉大。<text:span text:style-name="T3"><text:line-break/><text:line-break/></text:span>這樣一種在這島上無所不在的政治利用與操弄，實在他媽的很齷齪很可恥。我對這樣一種卑劣感到很無言，罵了也是白罵，只能期待那千百年或甚至千萬年之後的光景，人們從而能以一種或許比較好的眼光看世界。</text:p>
      <text:p text:style-name="P1"><text:span text:style-name="T1">林志澄</text:span><text:s/>  |  2016.05.28 10:33   |   <text:a xlink:type="simple" xlink:href="http://palinfo.habago.org/Entry?Command=Information_PrintForum&amp;iPage=254#FORUM34612"><text:span text:style-name="T2">#</text:span></text:a></text:p>
      <text:p text:style-name="P3"><text:span text:style-name="T3">(</text:span>轉錄<text:span text:style-name="T3">)</text:span>王丹及美國國家民主基金會<text:span text:style-name="T3"><text:line-break/>http://normanttt.blogspot.tw/2015/07/blog-post_12.html<text:line-break/><text:line-break/></text:span>陳真<text:span text:style-name="T3"><text:s/>| 2012.12.12 17:21 | #<text:line-break/></text:span>一個異議人士是不應該跟任何政府機構拿錢辦事的<text:span text:style-name="T3">,</text:span>但王丹卻接受阿扁的資助<text:span text:style-name="T3">,</text:span>而且還<text:span text:style-name="T3"><text:s/>"</text:span>榮獲<text:span text:style-name="T3">" </text:span>美國國家民主基金會<text:span text:style-name="T3">(</text:span>簡稱<text:span text:style-name="T3">NED)</text:span>的什麼碗糕人權獎呢<text:span text:style-name="T3">.<text:line-break/></text:span>這個<text:span text:style-name="T3">NED</text:span>是什麼組織呢<text:span text:style-name="T3">? </text:span>它不折不扣就是美國中央情報局<text:span text:style-name="T3">(CIA)</text:span>顛覆海外敵人的一個白手套<text:span text:style-name="T3">,</text:span>如果我沒記錯<text:span text:style-name="T3">,</text:span>它始於八零年代雷根時期<text:span text:style-name="T3">,</text:span>把<text:span text:style-name="T3">CIA</text:span>的文化滲透活動給變身成為一種所謂民主與人權組織<text:span text:style-name="T3">,</text:span>藉此介入敵國政變及資助反敵方勢力等等<text:span text:style-name="T3">,</text:span>所以有人把<text:span text:style-name="T3">NED</text:span>稱為<text:span text:style-name="T3"><text:s/>"</text:span>第二中情局<text:span text:style-name="T3">". </text:span>目前的主要頭號敵人當然就是中國<text:span text:style-name="T3">.<text:line-break/><text:line-break/>(</text:span>轉錄<text:span text:style-name="T3">)</text:span>美巨額資助王丹<text:span text:style-name="T3"><text:s/></text:span>搞垮中國計畫曝光<text:span text:style-name="T3"><text:line-break/><text:line-break/>http://redchinacn.net/data/attachment/portal/201405/31/125224bb5x39t90mrrbul2.jpg<text:line-break/><text:line-break/>http://ww4.sinaimg.cn/large/005ukIAFgw1eloi8on4vkj30m80xt764.jpg<text:line-break/><text:line-break/></text:span>日前，一位消息靈通人士向環中網提供了一組英文資料，內容據信是民運人士王丹為發起紀念六四二十五周年紀念活動，于<text:span text:style-name="T3">2013</text:span>年向美國民主基金會（<text:span text:style-name="T3">NED</text:span>）<text:span text:style-name="T3"><text:s/></text:span>提出的英文立項申請，在立項書中王丹合計向<text:span text:style-name="T3">NED</text:span>申請資金<text:span text:style-name="T3">442054</text:span>美元，其中個人年薪一項合計<text:span text:style-name="T3">108500</text:span>美元。檔同時證實了王丹接受陳水扁國務機要費的坊間傳聞。<text:span text:style-name="T3"><text:line-break/><text:line-break/></text:span>環中網設法聯繫了王丹本人，他表示對這份檔並不知情，可能是有人故意抹黑。對此，環中網向來稿人進一步核實，他透露，<text:span text:style-name="T3">2013</text:span>年王丹以自己是<text:span text:style-name="T3">NED</text:span>主要資助對象為由，邀請其協助運作<text:span text:style-name="T3">“</text:span>重回天安門<text:span text:style-name="T3">”</text:span>資助申請專案，並稱可給一筆好處。於是他和王丹埋頭兩月，按時完成立項書策劃，並由王丹向<text:span text:style-name="T3">NED</text:span>提交了申請。此<text:span text:style-name="T3"><text:s/></text:span>後兩年間他曾多次催促王丹支付當初許諾好處，但王丹一直以申請未通過為由拒絕支付，最近他看到王丹經常出手不菲，又搭飛機前往美國遊玩，於是認為王丹獨吞<text:span text:style-name="T3"><text:s/></text:span>款項，自己上當受騙，遂將檔爆出。<text:span text:style-name="T3"><text:line-break/></text:span>根據來稿資訊，環中網記者認真查閱了<text:span text:style-name="T3">NED</text:span>網站近年來的資助計畫，發現<text:span text:style-name="T3">NED</text:span>最後一次公開資助王丹是<text:span text:style-name="T3">2008</text:span>年。權威人士分析，<text:span text:style-name="T3">2008</text:span>年以後，美國民主基金會對中國疆獨、藏獨和民運勢力的資助幾乎全部轉為秘密資助，在<text:span text:style-name="T3">NED</text:span>公開項目上查詢不到這個項目也很正常。<text:span text:style-name="T3"><text:line-break/><text:line-break/></text:span>另據消息顯示，就在爆料人將上述檔爆出的第二天，王丹便飛往美國，很可能是就秘密檔被曝光事件進行危機公關。<text:span text:style-name="T3"><text:line-break/><text:line-break/></text:span>事實上，如今活躍的民運人士早已違背了六四學運的本意，當時六四的主旨主要是反腐，沒有任何人提出反黨或反國。而如今這些還在掙扎的所謂六四遺老，卻都站在了反共、叛國的行列裏，足可讓六四死難者心寒。<text:span text:style-name="T3"><text:line-break/><text:line-break/>http://www.denniswuworks.com/?p=153</text:span></text:p>
      <text:p text:style-name="P1"><text:span text:style-name="T1">陳真</text:span><text:s/>  |  2016.05.28 04:14   |   <text:a xlink:type="simple" xlink:href="http://palinfo.habago.org/Entry?Command=Information_PrintForum&amp;iPage=254#FORUM34611"><text:span text:style-name="T2">#</text:span></text:a></text:p>
      <text:p text:style-name="P2">志澄，<text:span text:style-name="T3"><text:line-break/><text:line-break/></text:span>王丹拿綠營大筆金錢，這些事我知道啊，這只是普通常識。但是，阿扁畢竟不等於<text:span text:style-name="T3"><text:s/>CIA</text:span>。如果拿阿扁或綠營的錢或接受其各種資源或機會或職位等等等的提供，就等於<text:span text:style-name="T3"><text:s/>"</text:span>接受<text:span text:style-name="T3">CIA </text:span>的資助<text:span text:style-name="T3">"</text:span>，那麼，台灣政界、文化界、醫界、學界、媒體界以及更荒唐卑鄙的所謂社運界或什麼<text:span text:style-name="T3"><text:s/>NGO </text:span>或什麼公民團體及其一大堆個人，就統統都是<text:span text:style-name="T3">CIA </text:span>的線民了。<text:span text:style-name="T3"><text:line-break/><text:line-break/></text:span>這些事不能簡化成<text:span text:style-name="T3"><text:s/>"</text:span>接受<text:span text:style-name="T3"><text:s/>CIA </text:span>資助<text:span text:style-name="T3">"</text:span>，這樣的指控跳躍得太快。這樣一些事是另一個問題，簡單說就是污錢搞錢有兩種，一種非法，一種<text:span text:style-name="T3"><text:s/>"</text:span>似乎<text:span text:style-name="T3">" </text:span>合法，但是，不管哪一種，往往隱而不宣，你知我知，大家心照不宣；我幫你，你幫我，就如同魚和水的關係，形成一種<text:span text:style-name="T3"><text:s/>"</text:span>利益共同體<text:span text:style-name="T3">"</text:span>。<text:span text:style-name="T3"><text:line-break/><text:line-break/></text:span>這就跟加入黑道幫派一樣，通關密碼是：<text:span text:style-name="T3"><text:s/>"</text:span>是不是自己人<text:span text:style-name="T3">"</text:span>。只要是自己人都好辦事，油水好康或職位以及各種飛黃騰達的機會和資源多得是。或許你也可以說這是一種裙帶關係。<text:span text:style-name="T3"><text:line-break/><text:line-break/></text:span>經濟學人雜誌就有個<text:span text:style-name="T3"><text:s/>"</text:span>裙帶關係指數<text:span text:style-name="T3">"</text:span>，研究全球各國億萬富翁和政治結構的兩者關係程度。簡單說，依據億萬富翁靠裙帶關係所<text:span text:style-name="T3"><text:s/>"</text:span>方便<text:span text:style-name="T3">" </text:span>取得的財富佔<text:span text:style-name="T3">GDP</text:span>比例，所製成的一個指數排名。今年的指數最近才剛公佈，台灣排名第十，大陸緊追其後。也就是說，在所謂<text:span text:style-name="T3"><text:s/>"</text:span>靠關係<text:span text:style-name="T3">" </text:span>這方面，台灣比大陸還嚴重。兩岸都比泰國、巴西、南非和阿根廷等等都還嚴重。<text:span text:style-name="T3"><text:line-break/><text:line-break/></text:span>不過，這其實比較像一種經濟發展結構的問題，跟我講的以顏色認證的黑幫文化終究還是不太一樣。黑幫的這層關係顯然還更普遍，更深入生活的每個層面與細節，而且更加明目張膽，幾乎可以說就是明著幹。<text:span text:style-name="T3"><text:line-break/><text:line-break/></text:span>我相信大家應該都不會比我笨才對，肯定能聽得懂我在講什麼，因為這恰恰也是台灣民族性的一個明顯特色，所謂<text:span text:style-name="T3"><text:s/>"</text:span>西瓜偎大邊<text:span text:style-name="T3">"</text:span>，大家都懂得朝人多的地方靠比較安全，主流在哪，就往哪靠；看現在是吹什麼風，就跟著風向走；掛哪一面旗，就熱烈地搖哪面旗。<text:span text:style-name="T3"><text:line-break/><text:line-break/></text:span>大家都很聰明的，不管是找工作、討資源、申請經費或是搞升遷搶職位等等等，基本上都是玩這一套<text:span text:style-name="T3"><text:s/>"</text:span>忠誠檢查<text:span text:style-name="T3">"</text:span>。在這點上，很多高手真是厲害<text:span text:style-name="T3">(</text:span>學界與進步界居多，恕我不敢舉例<text:span text:style-name="T3">)</text:span>，不管怎麼改朝換代，永遠都知道要站在什麼樣的位置，既可以博得開明進步與改革理想之美名，另一方面又保證絕對安全，而且保證左右逢源，名利雙收。<text:span text:style-name="T3"><text:line-break/><text:line-break/></text:span>你若以為裏頭有什麼非法成份，那你就真的太單純了。除非你要像阿扁那樣玩很大，要不然，光是走所謂合法途徑的幫派認證管道，就足夠讓你比別人更<text:span text:style-name="T3"><text:s/>"</text:span>優秀<text:span text:style-name="T3">" </text:span>了。<text:span text:style-name="T3"><text:line-break/><text:line-break/></text:span>我並不是說王丹就是這樣。王丹玩的要比這個複雜和陰暗許多，要不然，人家幹嘛沒事拿幾千萬來送你？我那麼缺錢，幹嘛不送給我？連每個月從台南來台北站樁的車票錢都覺得很頭痛，很心疼，錢竟然是這樣花，我又不是靠印鈔票為生。<text:span text:style-name="T3"><text:line-break/><text:line-break/></text:span>但是，除非你有證據證明某個人是<text:span text:style-name="T3"><text:s/>CIA </text:span>拿錢辦事的線民，要不然就不應該直接認定。像我就敢公開講，比方說，謝長廷在黨外時代就是國民黨情治單位的線民，拿錢辦事的。至於沒把握的就別亂指控。</text:p>
      <text:p text:style-name="P4"/>
      <text:p text:style-name="P1"><text:span text:style-name="T1">林志澄</text:span><text:s/>  |  2016.05.27 19:31   |   <text:a xlink:type="simple" xlink:href="http://palinfo.habago.org/Entry?Command=Information_PrintForum&amp;iPage=255#FORUM34610"><text:span text:style-name="T2">#</text:span></text:a></text:p>
      <text:p text:style-name="P2">轉錄<text:span text:style-name="T3">:2011-04-16 </text:span>國務費案<text:span text:style-name="T3"><text:s/></text:span>王丹稱收扁<text:span text:style-name="T3">40</text:span>萬美金<text:span text:style-name="T3"><text:line-break/></text:span>〔記者楊國文／台北報導〕高等法院昨審理前總統陳水扁國務費案，首度傳喚中國民運人士王丹、前外交部長黃志芳出庭，以秘密庭審理。據悉，王丹證稱，曾收到陳前總統資助四十萬美金，但不確定名目是否來自國務機要費。<text:span text:style-name="T3"><text:line-break/></text:span>由於陳前總統一再堅稱，曾將國務機要費用於資助中國民運人士王丹及機密外交用途，否認貪污，高等法院更一審合議庭昨傳喚王丹、黃志芳，釐清國務費的流向和用途。<text:span text:style-name="T3"><text:line-break/><text:line-break/></text:span>國務費案<text:span text:style-name="T3"><text:s/></text:span>王丹稱收扁<text:span text:style-name="T3">40</text:span>萬美金<text:span text:style-name="T3"><text:line-break/>http://news.ltn.com.tw/news/politics/paper/484870</text:span></text:p>
      <text:p text:style-name="P1"><text:span text:style-name="T1">陳真</text:span><text:s/>  |  2016.05.27 05:37   |   <text:a xlink:type="simple" xlink:href="http://palinfo.habago.org/Entry?Command=Information_PrintForum&amp;iPage=255#FORUM34609"><text:span text:style-name="T2">#</text:span></text:a></text:p>
      <text:p text:style-name="P3">謝謝宗益，我改了。<text:span text:style-name="T3"><text:line-break/><text:line-break/></text:span>懷軒，我有兩本圍城，但是兩本都不在手邊。過去居無定所，乃至無家可歸，很難保存東西。這兩本<text:span text:style-name="T3"><text:s/>"</text:span>圍城<text:span text:style-name="T3">" </text:span>失落已久。若有一天兩本都能找到，自然可以送你其中一本。但依我估計，一本應該還在某個安全的八寶箱裏<text:span text:style-name="T3">(</text:span>家裏放不下那麼多書，難以開架，大多只好裝箱<text:span text:style-name="T3">)</text:span>，另一本應該還在某個很可怕的陰暗角落<text:span text:style-name="T3">--</text:span>也就是我的老家，即便能找到，大概也被老鼠啃咬得只剩粉末。<text:span text:style-name="T3"><text:line-break/><text:line-break/></text:span>至於這位<text:span text:style-name="T3"><text:s/>"</text:span>信自己<text:span text:style-name="T3">"</text:span>。公眾人物也是人，如果你要針對某個有名有姓的人做出這麼嚴厲的道德指控，就應該把話說清楚，而且最好請你亮身份，這樣大家也才有辦法考查你的言論是否具有一定的可信度。<text:span text:style-name="T3"><text:line-break/><text:line-break/></text:span>王丹曾接受<text:span text:style-name="T3"><text:s/>CIA </text:span>的所謂<text:span text:style-name="T3"><text:s/>"</text:span>人權機構<text:span text:style-name="T3">" (NED) </text:span>所頒發的獎項，這跟你說他<text:span text:style-name="T3"><text:s/>"</text:span>接受<text:span text:style-name="T3">CIA</text:span>資助<text:span text:style-name="T3">" </text:span>應該還是有很大的差別吧。就好像我大學時曾經得過慈濟的醫學獎學金五萬元，但你不能因此說我就是<text:span text:style-name="T3"><text:s/>"</text:span>接受慈濟資助<text:span text:style-name="T3">" </text:span>出來混的。<text:span text:style-name="T3"><text:line-break/><text:line-break/></text:span>大部份時候，我並不認同王丹或吾爾開希等等這類大陸所謂民運人士或維權人士的想法；他們批評中共的雞毛蒜皮事，但卻歌頌真正的恐怖主義國家<text:span text:style-name="T3">--</text:span>美國。特別是王丹，似乎更是如此。我覺得這很荒唐。但我沒法論斷這樣一種荒唐究竟是一種判斷能力上的缺失，抑或是道德上的問題。我比較認為是前者，也就是說，他並不是<text:span text:style-name="T3">"</text:span>故意<text:span text:style-name="T3">" </text:span>要這樣。<text:span text:style-name="T3"><text:line-break/><text:line-break/></text:span>有一年，我回到劍橋，剛好中國同學會邀請王丹演講，我也去聽了。最後演講結束時，他給自己的功過打分數，我沒想到他會說自己是七分過三分功；聽起來還蠻謙虛的。我記得他同時還提到，他身上的血至今仍然還是熱的。當然，熱血有兩種，一種是熱得合情合理，一種是不知道自己究竟是在熱什麼，但不管是哪一種，都不必然是一種道德缺陷。<text:span text:style-name="T3"><text:line-break/><text:line-break/></text:span>至於你說什麼他在台灣掛名當教授。這樣的指控也完全不合理。他有一定的文憑，學有專長，當教授有什麼不對嗎？當然，台灣對他也許會比較禮遇些，但他當個教授，至少名實相符，而非如你所說，彷彿這全是拜政治所賜。以他的學識和經歷，當個教授其實是大材小用了我覺得。<text:span text:style-name="T3"><text:line-break/><text:line-break/></text:span>討厭一個人也不需要、更不應該就想把對方講爛、鬥臭，臭爛還是應該有<text:span text:style-name="T3"><text:s/>"</text:span>為何臭爛<text:span text:style-name="T3">?" </text:span>的一個合理說法，而非亂扣帽子，妄加罪名。<text:span text:style-name="T3"><text:line-break/><text:line-break/></text:span>長年以來，我深受其害，好好一個人，跟流浪狗差不多一樣的生存態度；除了滿腦子想錢之外，好像也沒幹過什麼危害眾人之事，卻長年被抹黑得彷彿我是什麼青面獠牙的爭議人士似的，只差沒有身敗名裂。深受其害的人，不會樂意見到同樣的冤屈發生在旁人身上。即便對方是個敵人或仇人，你也應該給他一個公平的說法，而不是任意妄加罪名，任意糟蹋對方的人格。<text:span text:style-name="T3"><text:line-break/><text:line-break/></text:span>我本來要睡了，越想越氣，於是趁小便之際，從床上爬起來寫這東西，盼勿再犯。</text:p>
      <text:p text:style-name="P1"><text:span text:style-name="T1">懷軒</text:span><text:s/>  |  2016.05.27 03:04   |   <text:a xlink:type="simple" xlink:href="http://palinfo.habago.org/Entry?Command=Information_PrintForum&amp;iPage=255#FORUM34608"><text:span text:style-name="T2">#</text:span></text:a></text:p>
      <text:p text:style-name="P2">陳真，<text:span text:style-name="T3"><text:line-break/><text:line-break/></text:span>多的圍城可以送給我嗎？<text:span text:style-name="T3"><text:line-break/><text:line-break/></text:span>懷軒</text:p>
      <text:p text:style-name="P1"><text:span text:style-name="T1">宗益</text:span><text:s/>  |  2016.05.27 02:42   |   <text:a xlink:type="simple" xlink:href="http://palinfo.habago.org/Entry?Command=Information_PrintForum&amp;iPage=255#FORUM34607"><text:span text:style-name="T2">#</text:span></text:a></text:p>
      <text:p text:style-name="P3">打破沉默：第三次世界大戰已然展開<text:span text:style-name="T3"><text:line-break/><text:line-break/></text:span>裡面有個年份寫成<text:span text:style-name="T3">20003</text:span>年</text:p>
      <text:p text:style-name="P1"><text:span text:style-name="T1">信自己</text:span><text:s/>  |  2016.05.26 22:06   |   <text:a xlink:type="simple" xlink:href="http://palinfo.habago.org/Entry?Command=Information_PrintForum&amp;iPage=255#FORUM34606"><text:span text:style-name="T2">#</text:span></text:a></text:p>
      <text:p text:style-name="P2">《看不见的战争》我之前看过，大概是<text:span text:style-name="T3">2012</text:span>年在优酷上。其中有很大篇幅介绍了美国政府、军方、<text:span text:style-name="T3">CIA</text:span>和媒体怎么配合散播谣言的，当中还有提到<text:span text:style-name="T3">1989</text:span>年天安门事件时，美国、西方媒体怎么扭曲事实，抹黑中国政府和军队的。看完之后我感到很庆幸，因为中国有<text:span text:style-name="T3">CCTV</text:span>、环球时报（西方<text:span text:style-name="T3">+</text:span>台湾政客、媒体所说的中共口舌）这样负责人的媒体。这段时间常看到那个曹长青活跃于台湾媒体，还有<text:span text:style-name="T3">“</text:span>太阳花<text:span text:style-name="T3">”</text:span>时到处煽风点火的王丹、吾尔开希，这些<text:span text:style-name="T3">CIA</text:span>资助的<text:span text:style-name="T3">“</text:span>大陆人<text:span text:style-name="T3">”</text:span>在大陆只能坐牢，而到了台湾却可以去大学挂名教授、副教授领薪水，想想，台湾何尝不是中央情报局的主题乐园呢。</text:p>
      <text:p text:style-name="P1"><text:span text:style-name="T1">陳真</text:span><text:s/>  |  2016.05.26 20:18   |   <text:a xlink:type="simple" xlink:href="http://palinfo.habago.org/Entry?Command=Information_PrintForum&amp;iPage=255#FORUM34605"><text:span text:style-name="T2">#</text:span></text:a></text:p>
      <text:p text:style-name="P3">謝謝朝聖指正。我沒看有關楊絳過世的任何報導，刻意迴避之。近來事多，圖個平靜。<text:span text:style-name="T3"><text:line-break/><text:line-break/></text:span>學姊傳來的文字應該也是來自媒體；所引用的那些話其實是很<text:span text:style-name="T3"><text:s/>“</text:span>楊絳<text:span text:style-name="T3">” </text:span>的，但我並不清楚是否句句為其所言。<text:span text:style-name="T3"><text:line-break/><text:line-break/></text:span>聽說很多媒體報導楊絳之死，我沒看，對此倒是有些意外，不知所謂媒體是指的對岸或此岸。這年頭，政治掛帥，經濟優先，現實至上，還有人掛念這些雲水一般的人與事嗎？更不用說以<text:span text:style-name="T3"><text:s/>“</text:span>去中國<text:span text:style-name="T3">” </text:span>化為神聖使命的綠油油台灣了，恐怕連錢鍾書、沈從文乃至胡適是誰，都沒有幾個人知道，更不用說楊絳與兆和等等了。至於這島上這一代人的偶像是誰呢？肯定是什麼英什麼哲或賴啥曉或什麼力量或綠什麼盟之類的吧。<text:span text:style-name="T3"><text:line-break/><text:line-break/></text:span>錢鍾書的<text:span text:style-name="T3"><text:s/>“</text:span>圍城<text:span text:style-name="T3">” </text:span>我是三十幾年前看的，看了好多遍，看到都能背了。每看一次就開心一次，超好笑的。在我一貧如洗的大學時期，曾自掏腰包多買了一本想送給有緣人，可惜始終都沒有送出。這年代，人們把自己變成一種符號，寄生在輕薄的網路裡，大概就更不可能會去抱著一本厚厚的書逐字閱讀。人們通常只求個速成速解，求個立場與結論，至於沿途風景，一概省略，直接以立場顏色和結論標示之。<text:span text:style-name="T3"><text:line-break/><text:line-break/></text:span>但是，重要的是事物的過程，而不是它的勝負結局，當然更不是什麼立場不立場顏色不顏色那般愴俗了。套句法國作家<text:span text:style-name="T3">Anatole France </text:span>的話來說，<text:span text:style-name="T3">if the path be beautiful, let us not ask where it leads. </text:span>假若沿途風景如此美麗，那就讓咱們生死於斯，別問這條美麗小徑終將通往何處吧；儘管去做你覺得美好之事，儘管沿著美麗小徑前行，就別想太多它的下場了。聽音樂看電影不就是這樣嗎？憑美感直覺就夠了，是否真的喜歡最重要，至於它究竟有什麼結論或啟發，就管他娘了。<text:span text:style-name="T3"><text:line-break/><text:line-break/></text:span>我若把<text:span text:style-name="T3">France </text:span>這話的微妙意境套用在某種庸俗的現實說法上，連我自己看了都會覺得難受，真是太隨便，太沒內涵了（醬爆用語），還好<text:span text:style-name="T3">France </text:span>作古已久，想跟我計較也無從計較起。<text:span text:style-name="T3"><text:line-break/><text:line-break/></text:span>講到隨便，順便講個八卦。民國時期，特別是五四那個年代的文人裡頭，胡適的英文能力應該算數一數二的，但大家公認英文最好的是錢鍾書。有一天，一群文人聚會，大夥給他戴高帽，讚他英文好。錢鍾書搖頭否認，他說，我這種英文稱不上好。眾人說，信達雅兼而有之，哪一點不好？錢鍾書回答說，<text:span text:style-name="T3">“</text:span>少了三分隨便<text:span text:style-name="T3">“</text:span>。<text:span text:style-name="T3"><text:line-break/><text:line-break/></text:span>我覺得這回答挺有意思，於我心有戚戚焉。文字終究還是得是個奴隸，我們是他的王。王要幹啥就幹啥，隨王三分便的。我從錢鍾書的文字裡頭能感受到這樣一種隨便。凡事都一樣，沒有十足本事，其實是隨便不起來的。<text:span text:style-name="T3"><text:line-break/><text:line-break/></text:span>許多時候看人寫東西總覺得彆扭難受，論述得煞有介事，彷彿艱難似的，其實只是講些傻話。真還不知道誰是奴隸誰是王。論述沒啥不好，我也很會論述，但它終究不應該只是一種外在模樣，如果你彆彆扭扭講半天，只是要講那麼一些單薄平板的傻話，何不就用兩句明白話直說了便是？<text:span text:style-name="T3"><text:line-break/><text:line-break/></text:span>講到錢鍾書，帶一點題外話。<text:span text:style-name="T3"><text:line-break/><text:line-break/></text:span>陳真<text:span text:style-name="T3"><text:line-break/></text:span>（滂沱大雨，車難開，於古坑休息站。）</text:p>
      <text:p text:style-name="P1"><text:span text:style-name="T1">朝聖</text:span><text:s/>  |  2016.05.26 18:18   |   <text:a xlink:type="simple" xlink:href="http://palinfo.habago.org/Entry?Command=Information_PrintForum&amp;iPage=255#FORUM34604"><text:span text:style-name="T2">#</text:span></text:a></text:p>
      <text:p text:style-name="P2">陳真醫師好，<text:span text:style-name="T3"><text:line-break/><text:line-break/></text:span>默默潛水，許久未留言，今天一早在臉書也看到許多臉友張貼您所引述的這段文字，但總覺得怪怪的，後來查了下方知這段文字非全為楊絳所書，<text:span text:style-name="T3"><text:line-break/></text:span>已有許多媒體報導，試舉如下：<text:span text:style-name="T3"><text:line-break/><text:line-break/>http://goo.gl/SoUWEI<text:line-break/>http://goo.gl/9axQIN<text:line-break/><text:line-break/><text:line-break/></text:span>藉此分享一篇楊先生百歲時與訪者的對談，或許陳醫師看過<text:span text:style-name="T3"><text:line-break/></text:span>《坐在人生的邊上<text:span text:style-name="T3">——</text:span>楊絳先生百歲答問》<text:span text:style-name="T3">http://www.rocidea.com/roc-24975.aspx<text:line-break/><text:line-break/></text:span>特別喜歡其中一段話：「我今年一百歲，已經走到了人生的邊緣邊緣，我無法確知自己還能往前走多遠，壽命是不由自主的，但我很清楚我快<text:span text:style-name="T3">“</text:span>回家<text:span text:style-name="T3">”</text:span>了。我得洗凈這一百年沾染的污穢回家。我沒有<text:span text:style-name="T3">“</text:span>登泰山而小天下<text:span text:style-name="T3">”</text:span>之感，只在自己的小天地里過平靜的生活。」<text:span text:style-name="T3"><text:line-break/></text:span>平靜安詳<text:span text:style-name="T3"><text:line-break/></text:span>恬適而美好</text:p>
      <text:p text:style-name="P1"><text:span text:style-name="T1">陳真</text:span><text:s/>  |  2016.05.26 13:05   |   <text:a xlink:type="simple" xlink:href="http://palinfo.habago.org/Entry?Command=Information_PrintForum&amp;iPage=255#FORUM34603"><text:span text:style-name="T2">#</text:span></text:a></text:p>
      <text:p text:style-name="P3">我家附近有一間<text:span text:style-name="T3"><text:s/>"</text:span>我們仨<text:span text:style-name="T3">" </text:span>咖啡館，每當路過，難免想起楊絳與錢鍾書。<text:span text:style-name="T3"><text:line-break/><text:line-break/></text:span>楊絳死了。一個個曾經深深影響我的人，逐步凋零。在這世上，我還能仰望誰做為一種安慰與希望？<text:span text:style-name="T3"><text:line-break/><text:line-break/></text:span>我了解沈從文，了解胡適，了解錢鍾書，了解楊絳，了解蕭紅<text:span text:style-name="T3">...</text:span>了解祖國那個逝去年代的許多文人。<text:span text:style-name="T3"><text:line-break/><text:line-break/></text:span>現在的祖國，金碧輝煌。然而，越是蓬勃，似乎就離我越遠；我的心就像一個壞掉的時鐘那樣，停留在某個早已成為過去的時刻。但我不能說遺憾，因為我知道美麗總是一種過去式，唯有當一個東西隨風而逝，我們才知其絕世之美。<text:span text:style-name="T3"><text:line-break/><text:line-break/></text:span>我了解他們，也因此，我總是不太敢再去接觸他們的文字與世界，就如同我已經十年不曾再看<text:span text:style-name="T3"><text:s/>"</text:span>冷暖人生<text:span text:style-name="T3">" </text:span>一樣，因為我怕一種陷落，陷落在某個美麗與哀愁的世界裏。世界無情冷血若斯，我需要一種同等的漠然與冷酷來回應，要不然我不知道如何面對生命的悲愴與孤寂。<text:span text:style-name="T3"><text:line-break/><text:line-break/></text:span>故人已逝，來者難尋。在這島上，除了胡適之外，過去這些人都是舊黨國體制下的絕對禁忌。為了攻擊及奪權，所謂反對黨便大量偷渡、引進他們的文字與思想，大力抬舉，我也因此而能有機會在我年少時便能與故人在書本裏相遇相知。<text:span text:style-name="T3"><text:line-break/><text:line-break/></text:span>同樣的人，同樣的文字，同樣的世界，同樣的憐憫，隨著政治上的需要，如今竟然全變成必須消滅、臭不可聞的<text:span text:style-name="T3"><text:s/>"</text:span>中國毒素<text:span text:style-name="T3">"</text:span>。這類政治上的事，其實我很不喜歡談，因為寫來滿紙污穢。我只是想說，人還是應該好好地想一想自己，想一想自己應該怎麼看，怎麼說，怎麼活，而不要成為一種蒼白的存在，一種政治工具，平白糟蹋了美好生命。<text:span text:style-name="T3"><text:line-break/><text:line-break/></text:span>楊絳死了，有關她的新聞我統統不敢看，怕看了難過，乾脆當做沒這回事。但是，學姊剛剛傳了一篇文字給我，是楊絳寫的一段話，我看了，很感動。<text:span text:style-name="T3"><text:line-break/><text:line-break/></text:span>楊絳說：「一個人經過不同程度的鍛煉，就獲得不同程度的修養、不同程度的效益。好比香料，搗得愈碎，磨得愈細，香得愈濃烈。我們曾如此渴望命運的波瀾，到最後才發現：人生最曼妙的風景，竟是內心的淡定與從容<text:span text:style-name="T3">…</text:span>我們曾如此期盼外界的認可，到最後才知道：世界是自己的，與他人毫無關係。」<text:span text:style-name="T3"><text:line-break/><text:line-break/></text:span>確實是這樣，<text:span text:style-name="T3">"</text:span>世界是自己的，與他人無關。<text:span text:style-name="T3">" </text:span>一個人哪怕一生叱咤風雲，仍然也只是寫了一個<text:span text:style-name="T3"><text:s/>"</text:span>我<text:span text:style-name="T3">" </text:span>字；所有的美麗與哀愁，得失與榮枯，所有的記憶與渴望，所有隱而不宣的惆悵與歡愉，全寫在這個<text:span text:style-name="T3"><text:s/>"</text:span>我<text:span text:style-name="T3">" </text:span>字裏頭。</text:p>
      <text:p text:style-name="P1"><text:span text:style-name="T1">陳真</text:span><text:s/>  |  2016.05.26 01:54   |   <text:a xlink:type="simple" xlink:href="http://palinfo.habago.org/Entry?Command=Information_PrintForum&amp;iPage=255#FORUM34602"><text:span text:style-name="T2">#</text:span></text:a></text:p>
      <text:p text:style-name="P2">打破沉默：第三次世界大戰已然展開<text:span text:style-name="T3"><text:line-break/><text:line-break/></text:span>作者：<text:span text:style-name="T3">John Pilger <text:line-break/></text:span>出處：<text:span text:style-name="T3">http://goo.gl/vxGzMs<text:line-break/></text:span>譯者：陳真<text:span text:style-name="T3"><text:line-break/></text:span>演講日期：<text:span text:style-name="T3">2016 </text:span>年<text:span text:style-name="T3"><text:s/>3 </text:span>月<text:span text:style-name="T3"><text:s/>20 </text:span>日<text:span text:style-name="T3"><text:line-break/></text:span>演講地點：澳洲雪梨大學<text:span text:style-name="T3"><text:line-break/><text:line-break/><text:line-break/></text:span>譯者按：<text:span text:style-name="T3"><text:line-break/></text:span>翻譯這篇文章，花了我差不多一個晚上，簡單平實、很容易閱讀的一篇文章。一個晚上不算長，不過兩三小時，但是，它所想要傳達的警訊，卻在我心裏頭憂愁地埋藏了許多年。它不是一種警世預言，而只是一種現象描述。烽火已近，暴雨將至，我只能這麼說。<text:span text:style-name="T3"><text:line-break/><text:line-break/></text:span>本文：<text:span text:style-name="T3"><text:line-break/></text:span>我最近在馬紹爾群島<text:span text:style-name="T3"><text:s/>(Marshall Islands) </text:span>拍攝影片，它就在太平洋的中央，靠近澳洲北邊。每當我跟人提起，人們就會問：「馬紹爾群島在哪啊？」我若回答說：「你聽過比基尼島吧？」對方就會笑說：「你是說比基尼泳裝？」看起來，很少人意識到比基尼泳裝恰恰就是用來紀念被核爆所摧毀的比基尼島。<text:span text:style-name="T3">1946</text:span>到<text:span text:style-name="T3">1958</text:span>年之間，美國在馬紹爾群島發動了<text:span text:style-name="T3">66 </text:span>次的核武試爆，相當於每天<text:span text:style-name="T3"><text:s/>1.6 </text:span>顆的廣島原子彈在此爆炸，前後長達<text:span text:style-name="T3">12</text:span>年。<text:span text:style-name="T3"><text:line-break/><text:line-break/></text:span>遭受核爆污染與扭曲的比基尼島如此沉默，一如往昔。島上的棕櫚樹長成方格子般的奇形怪狀，無一物能動，沒有一隻飛鳥，唯一活躍的似乎就是那陳舊墓園裏頭滿佈輻射線的碑石，就連我的鞋子都在蓋格輻射器上顯示出「危險」的警告訊號。我漫步海灘，看著宛如綠寶石般的太平洋陷落在一個巨大黑洞裏，那是美軍稱呼為「喝采」（<text:span text:style-name="T3">Bravo</text:span>）、由氫彈爆炸後所產生的「彈坑」。這些核爆，使得方圓數百英哩內的居民與環境受到很可能是永久性的輻射污染。<text:span text:style-name="T3"><text:line-break/><text:line-break/></text:span>回程中，過境檀香山機場，我看到一本叫做《婦女健康》（<text:span text:style-name="T3">Women’s Health</text:span>）的美國雜誌，封面是一個穿著比基尼的微笑女子，標題寫著：「沒錯！就是你！你同樣也可以擁有一個比基尼身材！」就在那幾天前，我在馬紹爾群島訪問了一些當地婦女，她們個個都擁有著非常不一樣的「比基尼身材」，而且每一個人都罹患了甲狀腺癌以及其它各種致命癌症。跟這本婦女雜誌封面的微笑比基尼少女不同的是，島上的婦女們飽受摧殘，成為美國這個比起歷史上任何時候都還要更加殘暴掠奪的超強帝國的犧牲品與實驗品。<text:span text:style-name="T3"><text:line-break/><text:line-break/></text:span>這樣一種景象，十足是個警訊，理當讓飽受欺瞞的社會大眾驟然驚醒。當代宣傳戰之父愛德華伯內斯（<text:span text:style-name="T3">Edward Bernays</text:span>）曾如此描繪，他說，這是民主社會所擅長的一種「對於人們生活習慣與輿論的刻意且極其高竿的操弄」。他稱之為「看不見的政府」。<text:span text:style-name="T3"><text:line-break/><text:line-break/></text:span>究竟時下有多少人能真正意識到第三次世界大戰已然展開？目前仍處於宣傳戰，依靠大量的謊言與操弄，但是，只需一個錯誤指令，發射了第一顆炮彈，現狀就會立即改變。<text:span text:style-name="T3"><text:line-break/><text:line-break/>2009</text:span>年，歐巴馬在歐洲的心臟<text:span text:style-name="T3">—</text:span>布拉格，在成千上萬充滿孺慕之情的群眾面前，發下重誓，誓言「將使世界從此再也沒有核武器」，群眾為之動容，灑下熱淚。一時之間，宛若潮水一般的陳腔濫調充塞所有媒體。不久之後，歐巴馬獲得諾貝爾和平獎。但是，這一切全是造假，歐巴馬自始至終都在撒謊。事實上，他比美國歷史上任何一任總統都還花費了更多的錢打造各種核武器、核彈頭及其發射裝置，預算總金額竟然高達一兆美元。<text:span text:style-name="T3"><text:line-break/><text:line-break/></text:span>更可怕的是，他更進一步研發小型核彈頭，叫做<text:span text:style-name="T3"><text:s/>B61 Model 12</text:span>（譯者按：歐巴馬的核武升級計畫，已於<text:span text:style-name="T3"><text:s/>2015 </text:span>年<text:span text:style-name="T3"><text:s/>7 </text:span>月成功試爆此一新型核武）；從來就沒有一種武器可以比擬此一新型核武所帶來的極度危險。美國前軍事參謀長聯席會議副主席詹姆士‧卡萊特<text:span text:style-name="T3"><text:s/></text:span>（<text:span text:style-name="T3">James Cartwright</text:span>）說：「較小的核彈頭，使得核武戰爭更具有其可行性。」<text:span text:style-name="T3"><text:line-break/><text:line-break/></text:span>過去十八個月以來，由美國所帶頭、自從二戰以來規模最龐大的軍事建構，正沿著俄羅斯的西部邊界部署。自從希特勒侵略蘇聯以來，再也沒有一個外來軍隊曾以如此明目張膽的挑釁方式嚴重威脅俄羅斯的安全。<text:span text:style-name="T3"><text:line-break/><text:line-break/></text:span>烏克蘭過去是蘇聯的一部份，如今卻已成為美國中情局的「主題樂園」。兩年多前，中情局在烏克蘭的首都基輔發動政變，有效地控制了一個緊鄰俄羅斯並與之敵對的政權；其中幾位主要統治階層，事實上就是名符其實的納粹餘孽，他們是一群惡名昭彰的法西斯主義者，政治傳承於「烏克蘭民族主義者組織」（<text:span text:style-name="T3">Organization of Ukrainian Nationalists</text:span>，簡稱<text:span text:style-name="T3"><text:s/>OUN</text:span>）及「烏克蘭起義軍」（<text:span text:style-name="T3">Ukrayins'ka Povstans'ka Armiya</text:span>，亦稱為<text:span text:style-name="T3"><text:s/>Ukrainian Insurgent Army</text:span>，簡稱<text:span text:style-name="T3"><text:s/>UPA</text:span>），公開讚揚希特勒，並且公然鼓吹對於烏克蘭境內居於少數一方的俄語人口進行迫害與驅逐。<text:span text:style-name="T3"><text:line-break/><text:line-break/></text:span>（譯者按：<text:span text:style-name="T3">2015 </text:span>年<text:span text:style-name="T3"><text:s/>2 </text:span>月，歐巴馬接受<text:span text:style-name="T3"><text:s/>CNN </text:span>採訪，表明美方確實積極介入烏克蘭政變，謂之「操控其權力轉移」，成功驅逐親俄的烏克蘭總統亞努科維奇。在這樣一場親美反俄的所謂「民主抗爭」的一連串血腥鎮壓與暴動中，美國培植了一批視俄羅斯如寇讎的新納粹主義極端份子上台，成立「新政府」，政治傳承於當年「自行研發」無數種旨在讓敵人聞風喪膽的恐怖殺人方式<text:span text:style-name="T3"><text:s/></text:span>的<text:span text:style-name="T3"><text:s/>OUN </text:span>及其分支<text:span text:style-name="T3"><text:s/>UPA</text:span>，替納粹執行大屠殺任務，殺害十幾萬烏克蘭人民。「新政府」同時還包括一個甫在兩年多前的「民主抗爭」中因其手段激烈而竄起的極右組織<text:span text:style-name="T3">—</text:span>「右區」（<text:span text:style-name="T3">Right Sector</text:span>）等勢力。<text:span text:style-name="T3"><text:line-break/><text:line-break/></text:span>如今已成功奪權的這些所謂「民主人士」，在這一連串「民主抗爭」中，疑似僱用狙擊手，射殺鎮暴警察與抗議民眾，致力於挑撥雙方及擴大血腥衝突。在這批烏克蘭新當權派的思想認知裏，希特勒是解放者而非侵略者。這些新納粹主義者掌權後，旋即宣佈前執政黨為非法，清除列寧銅像，大搞白色恐怖，規定蘇維埃時代的所有符號都必須從烏克蘭徹底消失，嚴禁一切共產主義的符號與言論出現，同時加強迫害烏克蘭境內的俄羅斯人。<text:span text:style-name="T3"><text:line-break/><text:line-break/></text:span>種種令人匪夷所思的殘暴行徑，一言難盡。然而，這就是美國口中的「民主鬥士」。我並非說親俄的舊政府很棒，而是說，透過這樣一場造成數萬人死亡、<text:span text:style-name="T3">175 </text:span>萬人成為難民的所謂「民主、自由與人權的洗禮」，這批由美國所扶植上台的新納粹極端份子，顯然遠比舊政府還更加血腥與恐怖。他們之所以掌權的唯一理由就是：他們仇視俄國，並且聽命於美國，至於所謂追求民主與人權云云，純粹一派謊言。）<text:span text:style-name="T3"><text:line-break/><text:line-break/></text:span>這些基本事實，卻極少在西方媒體上被提起，甚至顛倒黑白加以掩蓋。美國甚至還在鄰近俄羅斯的立陶宛、愛沙尼亞及拉脫維亞三小國部署重軍，包括大量戰鬥部隊、坦克以及各種重裝武器。對於這樣一種極度挑釁的行為，在西方媒體同樣一點聲音也沒有。<text:span text:style-name="T3"><text:line-break/><text:line-break/></text:span>當今核武戰爭的危險程度之所以如此之高，主要也跟美國以同樣方式對付中國有關。美國無日無之對外大肆宣傳說中國是一種「威脅」。美國太平洋司令部海軍上將哈利‧哈里斯（<text:span text:style-name="T3">Harry B. Harris</text:span>）宣稱，中國「正在南海建築沙灘長城」，他指的是在中國與菲律賓之間有所主權爭議的南沙群島（<text:span text:style-name="T3">Spratly Islands</text:span>）上建設飛機跑道。這項主權爭議原本不具有任何急迫性，美國卻以賄賂方式對馬尼拉政府進行施壓，美國五角大廈更發動一波波所謂「航行自由權」的宣傳，使之劍拔弩張。<text:span text:style-name="T3"><text:line-break/><text:line-break/></text:span>究竟美國所大力鼓吹的「航行自由權」是什麼意思？它指的是：美國有權在中國沿海四周自由偵察、巡航及進行一切支配與控制。你不妨試著想像，假若中國的戰艦也主張說他有權在美國加州沿海四周自由偵察、巡航及進行一切支配與控制，你想，美國會有什麼樣的反應？<text:span text:style-name="T3"><text:line-break/><text:line-break/></text:span>我拍了一部片叫做「你沒看見的戰爭」（<text:span text:style-name="T3">The War You Don't See</text:span>），片中訪問了幾位在美國和英國都很著名的新聞工作者，包括<text:span text:style-name="T3"><text:s/>CBC </text:span>的<text:span text:style-name="T3"><text:s/></text:span>丹<text:span text:style-name="T3">·</text:span>拉瑟（<text:span text:style-name="T3">Dan Rather</text:span>），<text:span text:style-name="T3">BBC </text:span>的奧馬爾<text:span text:style-name="T3"><text:s/></text:span>（<text:span text:style-name="T3">Rageh Omaar</text:span>），以及「觀察家」（<text:span text:style-name="T3">the Observer</text:span>）的大衛‧羅斯（<text:span text:style-name="T3">David Rose</text:span>）<text:span text:style-name="T3"><text:s/></text:span>。他們異口同聲說，美國總統布希與英國首相布萊爾當年捏造謊言說，海珊擁有大規模毀滅武器；假若當時電視與平面媒體的新聞工作者沒有充當其傳聲筒，使謊言散播於世，假若他們能盡其職責地拆穿英美宣傳戰的伎倆，那麼，<text:span text:style-name="T3">2003 </text:span>年入侵伊拉克的人間慘劇就不會發生，數十萬條男女老幼的生命將不會消失於戰火之中。<text:span text:style-name="T3"><text:line-break/><text:line-break/></text:span>如今，美國針對中國與俄羅斯所進行的謊言宣傳戰，與當年入侵伊拉克如出一轍，基本上並沒有兩樣。就我所知，西方主流媒體中，並沒有一個像比方說丹‧拉瑟那樣一種層級的記者質疑為何中國要在南海建築飛機跑道。這個問題的答案自然再明顯也不過了，那就是，美國正以密密麻麻的軍事基地團團包圍中國，每個基地上部署彈道飛彈、戰鬥部隊以及各種攜帶核彈頭的炸彈。這樣一個「致命的包圍圈」，從澳洲一直部署到太平洋諸島，包括馬里亞納群島（<text:span text:style-name="T3">the Marianas</text:span>）、馬紹爾群島以及關島，一直到菲律賓、泰國、日本沖繩及南韓，進而橫跨整個歐亞大陸到阿富汗及印度；美國等於是掐緊了整個中國的脖子。這樣一些事實，卻始終不曾被報導，媒體裝聾作啞，烽火將至。<text:span text:style-name="T3"><text:line-break/><text:line-break/>2015 </text:span>年，以一種高度機密的方式，美國和澳洲聯合舉行了一場近代史上最大的海、空兩棲軍事演習，名為「護身軍刀」（<text:span text:style-name="T3">Talisman Sabre</text:span>）。（譯者按：這場動員數萬人的軍演，除了美澳之外，日本自衛隊也參與了，而是且是日本史上頭一次參與澳洲本土的軍事演習。）演習目標是模擬一種海、空戰鬥計劃，包括阻斷海洋運輸線，例如阻斷中國從中東和非洲取得石油和天氣及其它重要原物料的麻六甲海峽與龍目海峽（<text:span text:style-name="T3">Lombok Strait</text:span>）。<text:span text:style-name="T3"><text:line-break/><text:line-break/></text:span>美國總統選戰中，川普一直被形容為一個瘋狂的法西斯份子。他確實言語可憎，但他同時卻也是媒體所憎恨的角色，光是這一點就應該引起我們的懷疑。川普對於移民問題的看法確實荒唐，但再怎麼荒唐都還是比不過英國首相卡麥隆在移民政策上的荒腔走板。然而，真正的「移民劊子手」（<text:span text:style-name="T3">the Great Deporter</text:span>）恰恰就是諾貝爾和平獎得主歐巴馬，而絕非是川普。<text:span text:style-name="T3"><text:line-break/><text:line-break/></text:span>根據一位著名的自由評論人的說法，川普只是「釋放了美國暴力的黑暗力量」。他究竟「釋放」了什麼？事實上，美國是這樣一個國家，幼兒槍殺了他們的媽媽，警察對黑人發動謀殺式的攻擊；正是這樣一個國家，曾經對全球超過<text:span text:style-name="T3"><text:s/>50 </text:span>個國家進行軍事侵略與顛覆政變，其中許多是民主國家。長年以來，美國就這樣一路從亞洲轟炸到中東，製造數百萬條人命的傷亡與流離失所。人類歷史上絕對找不到像美國這樣一種巨大規模的國家暴力。尤為可議的是，美國所發動的戰爭，幾乎全部都是針對無力反抗的國家，而這些戰爭大部份都不是由共和黨的總統所發動，而是民主黨，例如杜魯門、甘迺迪、詹森、卡特、柯林頓以及歐巴馬等等。<text:span text:style-name="T3"><text:line-break/><text:line-break/>1947 </text:span>年，「美國國家安全會議」的一系列工作指令中，如此描繪美國外交政策的核心宗旨：「以美國自身的形象打造整個世界」。這是一種「美國救世者主義」的意識形態，換言之，「我們都是美國人」。凡是違背此一宗旨的「異教徒」，就會遭到感化、制裁、利誘、抹黑，以及摧毀。<text:span text:style-name="T3"><text:line-break/><text:line-break/></text:span>川普只是這樣一種核心教義的「症狀」之一，然而，他同時卻又是個異議份子；例如他說，侵略伊拉克是一種罪行，他將不會與中國或俄羅斯進行任何戰爭。對於所有人來說，真正的危險人物不是川普，而是希拉蕊。她從來都不是一個異議者，而是具體展現了一種極其老練、自吹自擂的「美國優越主義」，一種帶著自由主義面具的極權主義國家暴力。<text:span text:style-name="T3"><text:line-break/><text:line-break/></text:span>隨著美國總統選舉的逼近，希拉蕊被主流媒體進一步吹噓為美國史上第一位女總統，從而全盤忽略其一切罪行與謊言，就如同歐巴馬被抬舉為美國史上第一位黑人總統。許多開明人士竟然把這一切胡扯視為一種「希望」。這樣一種癡人說夢，如今依舊繼續上演。<text:span text:style-name="T3"><text:line-break/><text:line-break/></text:span>英國衛報專欄作家歐文<text:span text:style-name="T3">·</text:span>瓊斯（<text:span text:style-name="T3">Owen Jones</text:span>）曾如此形容歐巴馬：「風趣、迷人，而且帶有一種冷靜，讓其他所有政治人物相形失色。」就在這評論出現後不久，歐巴馬派遣了無人飛機到索馬利亞，殺害了<text:span text:style-name="T3"><text:s/>150 </text:span>人。據紐約時報報導，歐巴馬通常都是在每星期二殺人，擬定一長串的暗殺名單，發出刺殺指令。他真的是很「冷靜」。<text:span text:style-name="T3"><text:line-break/><text:line-break/>2008 </text:span>年的美國總統選舉，希拉蕊威脅將「連根拔除」伊朗的所有核武器。當她在歐巴馬手下擔任國務卿時，參與推翻宏都拉斯的民主政府。<text:span text:style-name="T3">2011 </text:span>年，她在毀滅利比亞的「貢獻」上更是充滿歡樂。當利比亞領導人達格費據悉應是被美軍後勤人員拿一把軍刀捅入肛門「雞姦」而死時，希拉蕊在銀幕上及時觀看這一幕，竟然興高采烈地喊出：「我們來了！我們都看見了！這傢伙死了耶！」<text:span text:style-name="T3"><text:line-break/><text:line-break/></text:span>希拉蕊的密切夥伴<text:span text:style-name="T3">—</text:span>前國務卿歐布萊特，曾經公然詛咒許多不支持希拉蕊的年輕女性。（譯者按：今年二月，在一次選舉造勢場合中，歐布萊特詛咒那些不支持希拉蕊的女性將會「下十八層地獄」（<text:span text:style-name="T3">a special place in hell</text:span>））。希拉蕊面對格達費被「雞姦」而死時的歡呼，就如同當年歐布萊特在電視上極其惡劣地讚許美國製造五十萬名伊拉克兒童的死亡，竟然說：「值得！」<text:span text:style-name="T3"><text:line-break/><text:line-break/></text:span>希拉蕊最大的支持者，來自以色列的政治遊說團體，以及那些拼命為中東戰爭添加柴火的軍火商。此外，她和她的丈夫柯林頓還從華爾街獲得鉅額金錢回饋。然而，這樣一個人，如今卻將接受加冕女性總統候選人的桂冠，睥睨「邪惡的川普」，一個「官方認證的惡魔」。希拉蕊的支持群眾甚至還包括一些著名的女性主義者，例如美國的格洛麗亞<text:span text:style-name="T3">·</text:span>斯泰納姆（<text:span text:style-name="T3">Gloria Steinem</text:span>），以及澳洲的安妮<text:span text:style-name="T3">·</text:span>薩莫斯（<text:span text:style-name="T3">Anne Summers</text:span>）。<text:span text:style-name="T3"><text:line-break/><text:line-break/></text:span>上一個世代，有這麼一種後現代邪說，謂之認同政治（<text:span text:style-name="T3">identity politics</text:span>），妨礙了許多具有自由心靈的聰明人去考查他們所支持的人或運動之真實作為，例如歐巴馬和柯林頓這兩個冒牌貨，例如像希臘的「激進左翼聯盟」那樣的一種偽進步運動，這些人統統背叛了自己的國家和人民，卻反倒和敵人結盟。耽於自溺的唯我中心主義（<text:span text:style-name="T3">me-ism</text:span>），成為居於優勢的西方社會的新時代精神，這同時也昭告了一種偉大反戰運動及反對各種社會不義與不平等諸如種族主義及性別歧視的集體崩潰瓦解。<text:span text:style-name="T3"><text:line-break/><text:line-break/></text:span>如今，漫長沉睡或許已該甦醒，年輕一代似乎又再度騷動起來，雖然極為緩慢。在英國，數以千計的人支持傑瑞米<text:span text:style-name="T3">·</text:span>柯賓（<text:span text:style-name="T3">Jeremy Corbyn</text:span>）擔任工黨黨魁，也許就是這樣一種甦醒的過程，就如同美國那些集結支持桑德斯競選總統的人一般。然而，就在上星期，柯賓的密切夥伴、同時也是他的影子內閣財政大臣約翰<text:span text:style-name="T3">·</text:span>麥克唐奈（<text:span text:style-name="T3">John McDonnell</text:span>），<text:span text:style-name="T3"><text:s/></text:span>卻提議工黨政府應清償海盜式銀行的債務，這事實上依然維持了所謂的撙節政策。<text:span text:style-name="T3"><text:line-break/><text:line-break/></text:span>（譯者按：柯賓恐怕是英國過去幾十年來最為左傾的政治領袖，立場極其鮮明，主要訴求是反戰，反核武，反侵略，痛斥英美侵略伊拉克及敘利亞等國，要求追究戰爭罪責；主張廢除英國王室，退出窮兵黷武的北約組織；經濟與社會政策上則是對難民採寬容政策，捍衛各種弱勢族群，反撙節，反對社福經費縮水，堅定維護窮人權益，主張開徵富人稅、主張教育全部免費等等。作者的意思似乎是，政治人物往往講一套做一套，支持者應密切檢驗及監督政客作為是否言行一致，而非盲目支持。）<text:span text:style-name="T3"><text:line-break/><text:line-break/></text:span>在美國也一樣，桑德斯最近才說，如果希拉蕊獲得提名，他將堅定支持。跟希拉蕊一樣，桑德斯也認同美國使用武力對付其它國家是對的，並且讚揚歐巴馬當總統真是「幹得太好了」！<text:span text:style-name="T3"><text:line-break/><text:line-break/></text:span>澳洲恐怕也好不了多少。澳洲似乎有著這樣一種「膜拜死亡的政治學」（<text:span text:style-name="T3">mortuary politics</text:span>），無聊冗長的國會遊戲整天在媒體上蒼白演出的同時，難民及原住民卻遭到嚴厲迫害及各種不公平的對待；更令人驚駭的是，兵燹戰火的高度凶險似乎隨之將至。澳洲總理滕博爾（<text:span text:style-name="T3">Malcolm Turnbull</text:span>）政府，稍早前才剛宣佈金額高達一千九百五十億美元的國防增額預算，為戰爭進一步火上加油。（譯者按：滕博爾於今年二月下旬，高調地宣佈這項折合台幣約六兆的天文數字國防預算，並且對著澳洲武裝部隊公開表明此舉乃是衝著中國而來。滕博爾說，往後二十年，美國仍是稱霸世界的軍事強權，因此澳洲將持續扮演美國的最佳盟友。）對此，你竟然看不到任何討論，舉世一片沉默。<text:span text:style-name="T3"><text:line-break/><text:line-break/></text:span>我想問的是：昔日揭竿而起、不受政黨操控的偉大群眾運動傳統哪裏去了？追求一個美好、公義與和平的世界之漫漫長路，究竟何時啟程？踏上這趟艱辛路途所需要的勇氣、奉獻與想像力何處可尋？至於藝術、電影、文學與戲劇的反叛者們呢？大家哪去了？誰來打破沉默？或者我們只能等待，等待第一顆核彈爆炸的那一刻的來臨？</text:p>
      <text:p text:style-name="P1"><text:span text:style-name="T1">陳真</text:span><text:s/>  |  2016.05.25 17:41   |   <text:a xlink:type="simple" xlink:href="http://palinfo.habago.org/Entry?Command=Information_PrintForum&amp;iPage=255#FORUM34599"><text:span text:style-name="T2">#</text:span></text:a></text:p>
      <text:p text:style-name="P3">很多時候，我常納悶，台灣人，除了生物意義包括心跳血壓等各種生命跡象之外，哪一點稱得上是個<text:span text:style-name="T3"><text:s/>"</text:span>人<text:span text:style-name="T3">" </text:span>呢？很多事，只要是人，都應該生氣。除非你不是人，要不就是個外人；外人自然就沒什麼好生氣，畢竟那是他家的事，與我無關。<text:span text:style-name="T3"><text:line-break/><text:line-break/></text:span>在這島上，如果大家都是人，都具有做為一個人理應會有的各種正常反應，那麼，當某些反應如此異於常人時，惟一的合理解釋也許就是外人；他不會生氣，或他不需要生氣，因為那是別人家的事，與他無關。<text:span text:style-name="T3"><text:line-break/><text:line-break/></text:span>很奇怪的是，巨大的事情他一點反應都沒有，跟植物沒兩樣，彷彿事不關己；但在某些時候，連雞毛蒜皮都談不上的一點小事，或往往根本是無中生有的事，他卻能熱血沸騰，揭竿起義，一副準備要拋頭爐灑熱血似的。因此，你要說他是外人嘛，似乎也說不通；也許只能說他缺少做為一個人理應具有的基本自主特徵；比較像一種機器，就連喜怒哀樂都不是自己所能決定，得先插上插頭，打開開關，加熱，然後就像燒開水一樣，很快他就會沸騰。只要插頭一拔掉，他很快就又涼了，冷卻了，回到植物狀態，我是說，回到未開機的狀態。<text:span text:style-name="T3"><text:line-break/><text:line-break/></text:span>假設今天你家門口，突然有人丟了一粒鼻屎在地上，然後，他竟然宣稱他對這粒鼻屎擁有神聖主權，鼻屎方圓兩百公里內，全是他的領土產權；誰想經過，就得留下過路費，要不然就抓回去脫光光凌虐一番，然後威脅家屬拿鉅款前來贖人。假若你家遇到這種事，不知道你是會生氣？還是說沒關係，四海之內皆兄弟，我家就是你家？我相信，只要是人一定都會生氣。所謂沖之鳥<text:span text:style-name="T3">(</text:span>鳥蛋的鳥<text:span text:style-name="T3">)</text:span>，就是這樣的一粒鼻屎大的東西。這樣一粒鼻屎<text:span text:style-name="T3"><text:s/>(</text:span>差不多兩坪大<text:span text:style-name="T3">)</text:span>，如果能夠讓一個國家憑空增加<text:span text:style-name="T3">43</text:span>萬平方公里的經濟海域<text:span text:style-name="T3"><text:s/>(</text:span>比日本本土還大上許多<text:span text:style-name="T3">)</text:span>，這樣還有天理嗎？那我也四處來撒上幾粒鼻屎，整顆地球不就全都是我家？反倒面積大上五、六萬倍的太平島，鼻屎礁的主人及其一幫歹徒卻反倒說那個面積太小，不是島。<text:span text:style-name="T3"><text:line-break/><text:line-break/></text:span>有沒有能耐和歹徒打上一架，那是另一回事，但你總該生氣吧。<text:span text:style-name="T3"><text:s/></text:span>很奇怪，這麼大的事，整天高喊捍衛主權的台灣人，卻完完全全沒感覺。這還不夠奇怪，甚至有人還因此很開心，歡欣鼓舞，真是承蒙鼻屎礁的主人看得起咱們台灣人，願意給我們這樣一個出現在國際新聞版面、<text:span text:style-name="T3">"</text:span>讓全世界都看見<text:span text:style-name="T3">" </text:span>的機會，真是太感謝了。這就是民進唬爛黨的作法，如果這不叫做賣台，什麼叫賣台？<text:span text:style-name="T3"><text:line-break/><text:line-break/></text:span>我知道，在這島上是根本不可能講任何道理的，一切價值的最高指導原則就是反中；黨控制了總開關，由黨來決定人民什麼時候該沸騰，什麼時候該冷靜，什麼時候該歡欣鼓舞。面對這樣一種情況，當你還是個<text:span text:style-name="T3"><text:s/>"</text:span>人<text:span text:style-name="T3">" </text:span>時，你該如何自處？我的作法是：我只能盡量告訴自己，息怒息怒，台灣如何，那是他家的事，不干我的事，我只是很不幸剛好出生在這樣一個跟我沒什麼關係與連結的島上。因為，我若要告訴自己說這是我的家，那麼，這又是哪門子的家？天底下會有這種<text:span text:style-name="T3"><text:s/>"</text:span>家<text:span text:style-name="T3">" </text:span>嗎？面對完全不講理的歹徒，<text:span text:style-name="T3">"</text:span>全家<text:span text:style-name="T3">" </text:span>居然沒有人生氣，而且還歡欣鼓舞很感激似的，任其予取予求。<text:span text:style-name="T3"><text:line-break/><text:line-break/></text:span>從這裏你很輕易就能看得出來，台灣其實不折不扣就是美國和日本養的一條狗，狗當然不可能和主人計較說我的狗窩有什麼主權；主人愛幹啥就幹啥，狗是不可能有任何意見的。主人叫牠咬誰，牠就會咬誰，也許位階上比機器人好一些，但終究是一條聽命於主人的狗。我講這個，並無絲毫嘲諷之意，反倒充滿憂愁，因為我似乎能看見這樣一條狗未來的下場。歷史上，當狗的，終究都會成為一種犧牲品。假若今天真的事不關己，真的沒我的事，即便是做為一個旁觀者，恐怕都還是會為這樣一條狗的命運感到可悲。<text:span text:style-name="T3"><text:line-break/><text:line-break/></text:span>底下兩篇文字，不妨細看。<text:span text:style-name="T3"><text:line-break/><text:line-break/></text:span>陳真<text:span text:style-name="T3"><text:line-break/><text:line-break/>=======================<text:line-break/><text:line-break/></text:span>名家論壇》唐湘龍／醒了沒？台灣人<text:span text:style-name="T3"><text:line-break/><text:line-break/></text:span>底下為節錄，全文請看：<text:span text:style-name="T3"><text:line-break/><text:line-break/>http://www.nownews.com/n/2016/04/27/2078033<text:line-break/><text:line-break/></text:span>文／唐湘龍<text:span text:style-name="T3"><text:s/>2016.04.27<text:line-break/><text:line-break/></text:span>「冲之鳥」的地位是確定的。「冲之鳥」在國際海洋法定義下的地位是清楚的：「冲之鳥」是個礁。不是島。「冲之鳥」完完全全不具備稱為島的法律條件。除了日本，全世界也沒有任何一個國家接受「冲之鳥」是島的說法。<text:span text:style-name="T3"><text:line-break/><text:line-break/></text:span>尤其在海平面持續上升的年代，連像吉里巴斯這種太平洋上人口數萬的島國都自認不適合人居，準備面對「滅島」、「遷國」的殘酷現實，日本花了至少<text:span text:style-name="T3">6</text:span>億美金，用完全人工化的手段「鞏固」「冲之鳥」，即使漲潮時勉強露出兩塊加起來絕對不會比你家「<text:span text:style-name="T3">QUEEN-SIZE BED</text:span>」大的石塊，哪裡有任何條件宣稱這是島？還據以劃設<text:span text:style-name="T3">200</text:span>海浬專屬經濟海域和大陸架。<text:span text:style-name="T3"><text:line-break/><text:line-break/></text:span>日本在台灣之北。菲律賓在台灣之南。你知道「冲之鳥」在哪裡嗎？「冲之鳥」屬於菲律賓海。<text:span text:style-name="T3"><text:line-break/><text:line-break/></text:span>如果你講不出這種荒謬感覺什麼地方不對，聽我說，這是「侵略」。二戰結束<text:span text:style-name="T3">70</text:span>年，日本雖然從陸地撤退，但是，海洋沒有。當你看見日本右翼代言人，台灣親日獨派的「好朋友」石原慎太郎站上冲之鳥狂揮日本國旗時，你毫無違和感嗎？<text:span text:style-name="T3"><text:line-break/><text:line-break/></text:span>「東聖吉」事件告訴台灣人，<text:span text:style-name="T3">150</text:span>來，日本的侵略本質沒有一點點改變。而且，台灣仍然是最大的受害者。可悲的是，台灣的獨派團體除了自吹自唱自我陶醉的「海洋國家」論調外，對這種「侵略」的永久性傷害毫無所覺，只想利用政權移轉的空窗期裝駝鳥，一邊鼓動船東趕快付錢贖人，以免<text:span text:style-name="T3">30</text:span>天後，成為蔡英文的燙手山芋；一邊繼續一種「清唱」式網霸腔調，宣稱這是「打臉」馬政府外交政策。<text:span text:style-name="T3"><text:line-break/><text:line-break/></text:span>台灣是「海洋國家」？見鬼了。你的心態太殖民了，「斯德哥爾摩症候群」在「日裔台人」身上實在太明顯了。你親美親日親到熱臉貼日本冷屁股都習慣了，對「佔海為王」的惡性毫無警覺。<text:span text:style-name="T3"><text:line-break/><text:line-break/></text:span>「海洋國家」？日本是。台灣根本不配。提醒即將上台的蔡英文政府，不管對日本做了什麼「暗通款曲」的承諾，都不該過度陷入美日「亞太再平衡」的「反中」魔笛，而忽略日本以「防中」為名所進行的「海洋侵略」。「海洋侵略」因為沒有槍砲聲，沒有南京大屠殺，極不易察覺。<text:span text:style-name="T3"><text:line-break/><text:line-break/></text:span>眼下的台灣，幾乎已經被日本包圍。只要一出海，就進入「海洋日本」。北邊是釣魚島，東邊是與那國島，即使南邊的太平島，美日也連手壓迫台灣要放棄聲索。台灣幾乎已經被日本「海洋封鎖」，動輒得咎。「東聖吉十六號」事件令人震驚，因為這是第一起台灣漁船在「冲之鳥」附近被捕。被捕的地點不是領海，是距離<text:span text:style-name="T3">150</text:span>海浬的公海。船東付錢贖人，付出去的不是<text:span text:style-name="T3">176</text:span>萬台幣，付出去的，是台灣永永遠遠對「冲之鳥」的話語權。面對日本無聲的海洋侵略，台灣卻徹徹底底失去了戰略。<text:span text:style-name="T3"><text:line-break/><text:line-break/></text:span>如果你是台灣人，關于「冲之鳥」，有幾件事你應該知道。<text:span text:style-name="T3"><text:line-break/><text:line-break/></text:span>一、「冲之鳥」面積<text:span text:style-name="T3">9</text:span>平方公尺，但日本以此為領海基點劃出去的經濟海域是<text:span text:style-name="T3">43</text:span>萬平方公里。如果你對<text:span text:style-name="T3">43</text:span>萬平方公里沒有概念，那麼請記得，日本的陸地面積是<text:span text:style-name="T3">37.8</text:span>萬平方公里。「冲之鳥」沖出來的專屬經濟海域比日本國土面積還要大。<text:span text:style-name="T3"><text:line-break/><text:line-break/></text:span>二、台灣陸地面積<text:span text:style-name="T3">3.6</text:span>萬平方公里，大約日本的<text:span text:style-name="T3">10</text:span>分<text:span text:style-name="T3">1</text:span>。「台灣四面都是海」，誰不知道呢？但台灣的排他性經濟海域面積就算把重疊的都算進來，劃到最大，大約是陸地面積的六倍大。<text:span text:style-name="T3">20</text:span>萬平方公里。比日本的陸地面積還小一半。哪日本呢？日本的排他性專屬海洋面積大約<text:span text:style-name="T3">447</text:span>萬平方公里。日本的國土面積全球排名<text:span text:style-name="T3">61</text:span>。但日本的排他性經濟海域面積世界排名第<text:span text:style-name="T3">6</text:span>。這種巧取豪奪而來的海洋領土，比「二戰」更豐碩。這才是對海洋有關注、有思考的「海洋國家」。<text:span text:style-name="T3"><text:line-break/><text:line-break/></text:span>三、你知道中日兩國在東海、南海的「怒海爭鋒」在爭什麼嗎？中國的國土面積<text:span text:style-name="T3">960</text:span>萬平方公里，大約是日本的<text:span text:style-name="T3">25</text:span>倍，所以，當「國仇家恨」上身的時候，中國人習慣叫「小日本」。但現在，中國發現，連同南海算在裡頭，「海洋中國」的面積只有<text:span text:style-name="T3">340</text:span>萬平方公里，「小日本」馬上變成「小中國」，而且，「海洋中國」完全被「海洋日本」封鎖。<text:span text:style-name="T3"><text:line-break/><text:line-break/></text:span>四、日本完完全全的雙重標準。日本在南海跟隨美國，痛責中國的人工造島行動，但其實整個西太平洋，甚至整個地球上人工造島的鼻祖就是日本，就是「冲之鳥」。中國到目前為止仍然強調尊重航行自由，沒有在南海化礁為島之後，宣稱自己擁有排他性經濟主權。這和日本逮捕「東聖吉」是完全不同層次的邏輯。<text:span text:style-name="T3"><text:line-break/><text:line-break/></text:span>五、當一些「媚日獨派」宣稱太平島離台灣太遠，應該放棄的時候，台灣人一定要從「冲之鳥」回頭看太平島。理解太平島對台灣（中華民國之名下的台灣）何等重要。要記得，冲之鳥距離東京<text:span text:style-name="T3">1740</text:span>公里，比台灣到太平島的<text:span text:style-name="T3">1600</text:span>公里更遠。何況，太平島是國際法上完完整整、如假包換的天然島，「冲之鳥」和太平島相比，根本連鳥都不算。<text:span text:style-name="T3"><text:line-break/><text:line-break/></text:span>醒了沒？台灣人。<text:span text:style-name="T3"><text:line-break/><text:line-break/>===========================<text:line-break/></text:span>名家論壇》唐湘龍／沖之鳥與太陽花　都被「河蟹」了<text:span text:style-name="T3"><text:line-break/><text:line-break/></text:span>唐湘龍<text:span text:style-name="T3"><text:s/>2016.05.25<text:line-break/><text:line-break/><text:line-break/></text:span>台灣穿越了。一個「<text:span text:style-name="T3">520</text:span>」，兩個世界。<text:span text:style-name="T3"><text:line-break/><text:line-break/></text:span>執政才四天，急什麼？<text:span text:style-name="T3"><text:line-break/><text:line-break/></text:span>這四天大概就預言了台灣未來四年的全部問題。執政就偏「執」，在野就撒「野」。只有政治，沒有法治。沒有最爛，只有更爛。<text:span text:style-name="T3"><text:line-break/><text:line-break/></text:span>一個「<text:span text:style-name="T3">520</text:span>」，「沖之鳥」就由礁變島了。一個「<text:span text:style-name="T3">520</text:span>」，「太陽花」攻擊行政院就從被告變撤告了。不要內外有別去看這兩事。這是同一個邏輯。這兩件事，蔡英文政府處理的邏輯都是：「不持法律立場。」<text:span text:style-name="T3"><text:line-break/><text:line-break/></text:span>這其實非常驚悚。非常傷害。「沖之鳥」，行政院竟然不持「國際法」立場，「太陽花」，行政院竟然不持「國內法」立場。一個執政黨，完全執政的政府，對內、對外，竟然都不持法律立場。我想不出來，除了政治，除了鬥爭，未來還有什麼立場可以帶領這個國家前進？<text:span text:style-name="T3"><text:line-break/><text:line-break/></text:span>不持法律立場，那就只剩政治立場。執政者如果只講政治立場，那算什麼？那叫「政治正確」。沒有其他判斷是非的標準了。<text:span text:style-name="T3"><text:line-break/><text:line-break/></text:span>像「太陽花」，衝行政院都沒事。林全院長說：這本質上是政治事件。我「低估」了林全。林全很敢。敢到「喪『全』辱國」都無所謂。這種「本質上是政治事件」的高論如果「紅衫軍事件」時有哪一個綠營人士敢提，絕對屍骨無存。<text:span text:style-name="T3"><text:line-break/><text:line-break/></text:span>行政院想要大事化小，速斬速決，這能理解。這<text:span text:style-name="T3">120</text:span>多位「行政院的被告」，沒有懸念，裡頭不是民進黨，就是親民進黨。沒有最綠，只有更綠。黨同伐異的時代，這個行政院長連上法院「指認」自己違法亂紀同志的勇氣都放棄。乾脆就找個理由掩埋吧。鋸箭吧。竟然可以政院兼法院，直接把案子斷了。林全院長甚至用政治喊話，直接「施壓」法務部所屬檢察官，對公訴罪的部份也撤告。<text:span text:style-name="T3"><text:line-break/><text:line-break/></text:span>民進黨裡別的沒有，以人權律師之名的政權律師泛濫成災。問問這些「政權御用律師」，以前有哪一個行政院長敢對偵辦中的案件指指點點？甚至暗示司法行政的指揮權限，讓如此「政治判斷」的嘴臉在司法女神面前如實呈現？<text:span text:style-name="T3"><text:line-break/><text:line-break/></text:span>真恐怖。<text:span text:style-name="T3"><text:line-break/><text:line-break/></text:span>政治對，什麼都對，法律也奈我何？這叫「和解」？「和解」只是藉口。政治實務上，這種假「和解」只會讓社會氣氛朝政治化、極端化、暴力化的方向發展。這種極有針對性的妥協，一定會讓台灣的未來付出很大代價。<text:span text:style-name="T3"><text:line-break/><text:line-break/></text:span>「沖之鳥礁」的改口，就更賣台了。這一切報導的起源來自日本「共同社」。這是日本的國家通訊社。這個報導內容的引述口吻完全來自台北當局。兩個重點，一、台灣從「沖之鳥」撤退了，「護漁」行動結束。二、福島農林水產品準備開放進口了。對這兩個可怕的報導內容，蔡英文政府都做了局部、有「保鮮期限」的澄清。「護漁」到月底，以後再看需要。福島產品進口時間「還沒有」決定。不只在法律本質和國民健康的底線完全棄守，最重要，也最基本的是：怎麼沒有向「共同社」發出抗議、澄清稿？對外國通訊社、媒體嚴重傷害台灣政府形象的錯誤報導不是「依慣例」都要抗議、澄清？還是從這個「<text:span text:style-name="T3">520</text:span>」之後，只要對內開記者會「自清」就好了？<text:span text:style-name="T3"><text:line-break/><text:line-break/></text:span>這會不會讓台灣變成徹徹底底「雙重政治人格」？遇到中國人，說「我是台灣人」。遇到日本人，台灣就不是人了嗎？十天前，蔡英文還曾經握拳「全力捍衛」護漁不是嗎？怎麼現在連「法律立場」都不持了？這個立場是國際海洋法的立場。全世界還沒有任何國家承認並且和日本談「沖之鳥」經濟海域和漁權問題。蔡英文自己學法律，「沖之鳥礁」的法律道理不深，簡單講，不管你要叫它礁，或跟著「日腔日調」喊島，總而言之，在國際法上，它沒有畫兩百海浬經濟海域的任何資格。<text:span text:style-name="T3"><text:line-break/><text:line-break/></text:span>「沖之鳥礁」<text:span text:style-name="T3">12</text:span>海浬之外，全是公海。公海上，台灣的任何船隻的任何行為，權利義務都和日本船隻或其他任何國家的船隻一樣。公海上的問題為什麼要和日本談？談了就是默認日本的管轄權和法律立場。一個台灣的政府不持國際法立場，卻準備默默接受日本的法律立場。民進黨真的走不出殖民時代的被殖民心態嗎？<text:span text:style-name="T3"><text:line-break/><text:line-break/></text:span>這比台灣宣稱擁有主權的釣魚台問題更丟臉。更何況，海權問題不是只有漁權。漁權是最容易引起關注，但卻相對不重要的一個。如果台灣對公海權益的法律立場退縮到只剩漁權，這個政府可以下台了。<text:span text:style-name="T3"><text:line-break/><text:line-break/></text:span>台灣對海洋權益的法律準備和捍衛決心，比越南、菲律賓還不如。<text:span text:style-name="T3"><text:line-break/><text:line-break/></text:span>馬英九的時代太法治了。蔡英文的時代太政治了。我們用選舉選擇了政治，放棄了法治嗎？那是國家的倒退，文明的返祖。<text:span text:style-name="T3"><text:line-break/><text:line-break/></text:span>如果要「打破砂鍋問到底」：同樣放棄法律立場的「沖之鳥」和「太陽花」之間有什麼關係？有，「反中」。為了「反中」，這個政府什麼代價都準備付。<text:span text:style-name="T3"><text:line-break/><text:line-break/></text:span>如果不了解蔡英文政府施政的主軸。我的看法是：「反中」。「反中」是核心中的核心，主軸中的主軸。「反中」已經成為施政上無限上綱的標準。這四天，已經決定了台灣未來的四年。<text:span text:style-name="T3"><text:line-break/><text:line-break/></text:span>（作者唐湘龍，資深新聞工作者，政論節目資深評論員，現任電台節目主持人。）</text:p>
      <text:p text:style-name="P1"><text:span text:style-name="T1">牧神潘</text:span><text:s/>  |  2016.05.25 17:04   |   <text:a xlink:type="simple" xlink:href="http://palinfo.habago.org/Entry?Command=Information_PrintForum&amp;iPage=255#FORUM34598"><text:span text:style-name="T2">#</text:span></text:a></text:p>
      <text:p text:style-name="P2">　　在楊绛眼裏，錢鍾書向來抉擇很爽快，好像未經思考的；但事後從不遊移反複。而自己則不免思前想後，可是兩人的抉擇總相同。既然是自己的選擇，而且不是盲目的選擇，到此也就死心塌地，不再生妄想。<text:span text:style-name="T3"><text:line-break/></text:span>　　一九七二年三月，在周恩來總理的特別關照下，楊绛和錢鍾書作爲這一年的第一批<text:span text:style-name="T3">“</text:span>老弱病殘<text:span text:style-name="T3">”</text:span>人員，離開幹校，回到了闊別兩年的北京。據說周恩來調錢鍾書回京是以參加毛澤東詩詞的英譯工作爲名，主要目的是怕他下放幹校受折磨而死。<text:span text:style-name="T3"><text:line-break/></text:span>　　即便動蕩年月，楊绛也沒有放棄學術研究，通曉英、法兩國語言的楊绛，近<text:span text:style-name="T3">60</text:span>歲時，從零開始學習西班牙語，並翻譯了《堂<text:span text:style-name="T3">?</text:span>吉诃德》，至今都被公認爲佳作，已累計發行近百萬冊，是該書譯本當中發行數最多的。<text:span text:style-name="T3"><text:line-break/></text:span>　　<text:span text:style-name="T3">“</text:span>文革<text:span text:style-name="T3">”</text:span>結束後，楊绛和錢锺書獲得了自由，終于又回到了闊別已久的家中。浪費了整整<text:span text:style-name="T3">10</text:span>年的光陰，他們決定整天閉門自守，什麽地方也不去，沈溺于自己的學問事業。<text:span text:style-name="T3"><text:line-break/></text:span>　　打掃現場：我的生平傑作就是一個錢瑗<text:span text:style-name="T3"><text:line-break/></text:span>　　<text:span text:style-name="T3"><text:line-break/></text:span>我們仨<text:span text:style-name="T3"><text:line-break/></text:span>　　也許在很多人看來，與錢、楊二先生相比，作爲女兒的錢瑗實在是太普通了。直到楊绛的《我們仨》面世之後，愛女錢瑗才始爲公衆所知<text:span text:style-name="T3">——</text:span>她外語才能精湛，學識淵博，目光敏銳堅定，在大學任教時便勇于創新，開創了<text:span text:style-name="T3">“</text:span>實用外語文體學<text:span text:style-name="T3">”</text:span>。在楊绛眼裏，<text:span text:style-name="T3">“</text:span>我的生平傑作就是一個錢瑗<text:span text:style-name="T3">”</text:span>。<text:span text:style-name="T3"><text:line-break/></text:span>　　因肺癌轉脊椎癌，錢瑗<text:span text:style-name="T3">1997</text:span>年去世。還沒有從喪女的悲哀中解脫，翌年<text:span text:style-name="T3">12</text:span>月，相伴了<text:span text:style-name="T3">60</text:span>多載的丈夫錢锺書又離她而去。遵循錢锺書遺囑，後事一切從簡。楊绛一直陪送錢锺書的遺體到焚化爐前，久久不肯離去，難舍難分。<text:span text:style-name="T3"><text:line-break/></text:span>　　兩年間失去了兩個至親之人，只留下<text:span text:style-name="T3">87</text:span>歲高齡的楊绛孑然一身。這個打擊幾乎致命，但她以那羸弱的身軀挺過來了。這讓楊绛對生、老、病、死有了透徹的領悟，希望自己能夠<text:span text:style-name="T3">“</text:span>死者如生，生者無愧<text:span text:style-name="T3">”</text:span>（錢锺書語）。家裏的一切都保持女兒和丈夫在世時的舊樣。<text:span text:style-name="T3"><text:line-break/></text:span>　　晚年，楊绛開始<text:span text:style-name="T3">“</text:span>打掃現場<text:span text:style-name="T3">”</text:span>，以驚人的毅力整理錢锺書的手稿書信，錢锺書的手稿多達<text:span text:style-name="T3">7</text:span>萬余頁，涉獵題材之廣、數量之大、內容之豐富，令人驚歎。手稿多年隨著主人顛沛流轉，從國外到國內，由上海至北京，下過幹校，住過辦公室，曆經磨難，傷痕累累。紙張大多發黃變脆，有的已模糊破損、字迹難辨。重重疊疊，整理起來十分辛苦。<text:span text:style-name="T3">2003</text:span>年，《錢锺書手稿集》（影印本，<text:span text:style-name="T3">40</text:span>卷）能及時與讀者見面，楊绛功不可沒。幾年來，楊绛以全家<text:span text:style-name="T3">3</text:span>人的名義將高達數百萬元的稿費和版稅全部捐贈給母校清華大學，設立<text:span text:style-name="T3">“</text:span>好讀書<text:span text:style-name="T3">”</text:span>獎學金。<text:span text:style-name="T3"><text:line-break/></text:span>　　<text:span text:style-name="T3"><text:line-break/></text:span>《我們仨》<text:span text:style-name="T3"><text:line-break/></text:span>　　最初設想，這本書一家三口各寫一部分，錢瑗寫父母，楊绛寫父女倆，錢鍾書寫他眼中的母女倆。到<text:span text:style-name="T3">1996</text:span>年<text:span text:style-name="T3">10</text:span>月，錢瑗已經非常衰弱，預感自己的日子不多了。她請求媽媽，把《我們仨》的題目讓給她寫，她要把和父母一起生活的點點滴滴寫下來。躺在病床上，錢瑗在護士的幫助下斷續寫了<text:span text:style-name="T3">5 </text:span>篇，最後都不能進食了，還在寫。楊绛見重病的女兒寫得實在艱難，勸她停一停。這一停，就再沒有能夠重新拿起筆。錢瑗最後一篇文章落的日期是<text:span text:style-name="T3">1997</text:span>年<text:span text:style-name="T3">2</text:span>月<text:span text:style-name="T3">26</text:span>日，她去世的前<text:span text:style-name="T3">6</text:span>天。女兒去世後，楊绛將殘稿接手，續寫完屬于<text:span text:style-name="T3">“</text:span>他們仨<text:span text:style-name="T3">”</text:span>的故事。<text:span text:style-name="T3"><text:line-break/></text:span>　　《我們仨》分爲兩部分。第一部分中，楊绛以其一貫的慧心、獨特的筆法，用夢境的形式講述了最後幾年中一家三口相依爲命的情感體驗。第二部分，以平實感人的文字記錄了自<text:span text:style-name="T3">1935</text:span>年伉俪二人赴英國留學，並在牛津喜得愛女，直至<text:span text:style-name="T3">1998</text:span>年錢先生逝世<text:span text:style-name="T3">63</text:span>年間這個家庭鮮爲人知的坎坷曆程。他們的足迹跨過半個地球，穿越風雲多變的半個世紀：戰火、疾病、政治風暴，生離死別<text:span text:style-name="T3">……</text:span>不論暴風驟雨，他們相濡以沫，美好的家庭已經成爲這一家人生最安全的庇護所。天上人間，陰陽殊途，卻難斷摯情。楊绛獨伴青燈，用心靈向彼岸的親人無聲地傾訴著。作爲老派知識分子，她的文字含蓄節制，那難以言表的親情和憂傷彌漫在字裏行間，令讀者無不動容。生命的意義，不會因爲軀體的生滅而有所改變，那安定于無常世事之上的溫暖親情已經把他們仨永遠聯結在一起，家的意義也在此書中得到了盡情的闡釋。<text:span text:style-name="T3"><text:line-break/></text:span>　　<text:span text:style-name="T3"><text:line-break/></text:span>《容安館劄記》<text:span text:style-name="T3"><text:line-break/></text:span>　　<text:span text:style-name="T3">1953</text:span>年，錢鍾書先生居住在中關園小平房（引用陶淵明《歸去來辭》<text:span text:style-name="T3">“</text:span>審容膝之易安<text:span text:style-name="T3">”</text:span>）。當時任清華大學外文系教授，並負責外文研究所事宜。<text:span text:style-name="T3">1953</text:span>年院系調整，清華改爲工科大學，文科部分並入北京大學。錢锺書擺脫教務，在文學研究所工作，極少發表作品，以靜靜讀書爲主。以後屢次遷居，當時中關村小平房成爲錢鍾書<text:span text:style-name="T3">“</text:span>容膝易安<text:span text:style-name="T3">”</text:span>的住所，所以日劄也就取名爲<text:span text:style-name="T3">“</text:span>容安館劄記<text:span text:style-name="T3">”</text:span>了。<text:span text:style-name="T3"><text:line-break/></text:span>　　錢鍾書逝世後，尚有大量的珍貴材料保留在未付梓的讀書筆記之中，這些筆記反映了一位著名學者一生的讀書思考過程。楊绛以高齡之軀將亡夫浩瀚的筆記一點點整理出來，公之于衆，其中《容安館劄記》以讀書時的感想和思考爲主要內容，是研究錢氏思想的重要材料，其中有一些觀點後來經錢先生發揮，寫成了專著，也有的內容當年先生有意擴展，終沒有來得及做完。從筆記內容看，錢先生讀書涉獵極廣，除經史子集外，民俗俚語鄉間野史，凡能搜集到的無所不讀，凡讀過的又無一不做筆記。<text:span text:style-name="T3"><text:line-break/></text:span>　　據楊绛先生說，錢鍾書先生做筆記的習慣是在牛津大學讀書時養成的。因爲該大學圖書館的書從不外借，故錢先生只得用鉛筆邊讀邊記。還有一些筆記是用毛筆寫成的，顯然是他後來<text:span text:style-name="T3">“</text:span>反刍<text:span text:style-name="T3">”(</text:span>楊绛語<text:span text:style-name="T3">)</text:span>追記的。<text:span text:style-name="T3"><text:line-break/></text:span>　　<text:span text:style-name="T3"><text:line-break/></text:span>《錢鍾書手稿集》<text:span text:style-name="T3"><text:line-break/></text:span>　　這部《中文筆記》展示錢鍾書自<text:span text:style-name="T3">1930</text:span>、<text:span text:style-name="T3">1940</text:span>年代至<text:span text:style-name="T3">1990</text:span>年代各時期中文筆記原貌。按時序，這部分中文手稿被錢鍾書夫人楊绛編爲<text:span text:style-name="T3">9</text:span>本殘頁、<text:span text:style-name="T3">25</text:span>本大本、<text:span text:style-name="T3">38</text:span>本硬皮本和<text:span text:style-name="T3">11</text:span>本小本，凡<text:span text:style-name="T3">83</text:span>本，涉及<text:span text:style-name="T3">3000</text:span>種以上中文著作及少量外文著作。<text:span text:style-name="T3"><text:line-break/></text:span>　　筆記中不僅包括了《詩經》、《論語》、《史記》、《全唐詩》、《全宋詞》、《紅樓夢》等經典，更大量涉及曆代文人詩文別集、筆記小說、野史雜談、尺度日劄。多種形制、各類語體的讀數筆記曾伴隨錢鍾書走南闖北，曆經風雨。<text:span text:style-name="T3"><text:line-break/></text:span>　　據引述楊绛的話，這些筆記本本來包含有錢鍾書的日記和讀書筆記。在<text:span text:style-name="T3">“</text:span>文革<text:span text:style-name="T3">”</text:span>期間，夫婦倆把日記從本上一條條剪下。居無定所時，楊绛用枕套、麻袋裝上這些筆記本，從一個地方運到另一個地方，沒丟掉一本。<text:span text:style-name="T3"><text:line-break/></text:span>　　錢鍾書辭世前曾說，這些筆記都沒用了。但楊绛不同意，<text:span text:style-name="T3">“</text:span>他<text:span text:style-name="T3">(</text:span>錢<text:span text:style-name="T3">)</text:span>一生孜孜矻矻積聚的知識，對于研究他學問和研究中外文化的人，總該是一份有用的遺産<text:span text:style-name="T3">”</text:span>。<text:span text:style-name="T3"><text:line-break/></text:span>　　閉門謝客：火萎了，我也准備走了<text:span text:style-name="T3"><text:line-break/></text:span>　　在許多朋友眼裏，楊绛生活異常儉樸、爲人低調。她的寓所，沒有進行過任何裝修，水泥地面，非常過時的櫃子、桌子，老舊的樣式，始終安之若素，室內沒有昂貴的擺設，只是濃濃的書卷氣。楊绛說：<text:span text:style-name="T3">“</text:span>我家沒有書房，只有一間起居室兼工作室，也充客廳，但每間屋子裏有書櫃，有書桌，所以隨處都是書房。<text:span text:style-name="T3">”<text:line-break/></text:span>　　楊绛期頤之年仍筆耕不辍，每天伏案工作。有一年，她的新著出版，出版社有意請她<text:span text:style-name="T3">“</text:span>出山<text:span text:style-name="T3">”</text:span>，召開作品研討會。對此，楊绛坦陳：<text:span text:style-name="T3">“</text:span>我把稿子交出去了，剩下怎麽賣書的事情，就不是我該管的了。而且我只是一滴清水，不是肥皂水，不能吹泡泡，所以開不開研討會<text:span text:style-name="T3">——</text:span>其實應該叫做檢討會，也不是我的事情。讀過我書的人都可以提意見的。<text:span text:style-name="T3">”</text:span>她謝絕出席。<text:span text:style-name="T3"><text:line-break/></text:span>　　閉門謝客的楊绛過著一個普通老人的生活，耳朵有些背，視力也下降了。她曾對記者說：<text:span text:style-name="T3">“</text:span>最大的問題就是打擾特別多，尤其是電話太多，我真擔心自己的時間是不是就這樣被消耗掉。你能不能代我轉達給那些想來采訪或看望我的朋友們，楊绛謝謝他們的關心，但千萬不要過來看我。你想，即使大家來了，就算同我聊了一天，又能怎麽樣？我們也不可能只憑這一天交談就成了朋友吧，還是請大家給我留些時間吧，那樣我寫些文章出來，大家看到後就權當寫給大家的一封信吧。<text:span text:style-name="T3"><text:s/>”<text:line-break/><text:line-break/><text:line-break/>http://www.huanqiu.com/www/mobilenews/hot/2016-05/8973080.html</text:span></text:p>
      <text:p text:style-name="P4"/>
      <text:p text:style-name="P1"><text:span text:style-name="T1">牧神潘</text:span><text:s/>  |  2016.05.25 16:28   |   <text:a xlink:type="simple" xlink:href="http://palinfo.habago.org/Entry?Command=Information_PrintForum&amp;iPage=256#FORUM34595"><text:span text:style-name="T2">#</text:span></text:a></text:p>
      <text:p text:style-name="P2">　　第三記是<text:span text:style-name="T3">“</text:span>學圃記閑<text:span text:style-name="T3">”</text:span>。在幹校的工作其實不太艱苦，就是單調，或者是擔尿挑糞等知識分子從來不會主動接觸的勞動。楊绛專管菜園，菜園距離錢鍾書的宿舍不過十多分鍾的路。錢鍾書看守工具，楊绛的班長常派她去借工具，于是，<text:span text:style-name="T3">“</text:span>同伴都笑嘻嘻地看我興衝衝走去走回，借了又還。<text:span text:style-name="T3">“</text:span>錢鍾書的專職是通信員，每天下午要經過菜園到村上的郵電所。<text:span text:style-name="T3">“</text:span>這樣，我們老夫婦就經常可在菜園相會，遠勝于舊小說、戲劇裏後花園私相約會的情人了。<text:span text:style-name="T3">”</text:span>他們在風和日麗時，就同在渠岸上坐一會兒，曬曬太陽；有時站著說幾句話就走。錢鍾書平日三言兩語，斷續寫就的信，就在這時親自交給楊绛。楊绛陪錢鍾書走一段路，再趕回去守菜園，<text:span text:style-name="T3">“</text:span>目送他的背影漸遠漸小，漸漸消失。<text:span text:style-name="T3">”</text:span>傳統戲曲中的才子佳人相會後花園，在這裏有了新的演繹。<text:span text:style-name="T3"><text:line-break/></text:span>　　第四記是<text:span text:style-name="T3">“</text:span>小趨記情<text:span text:style-name="T3">”</text:span>。<text:span text:style-name="T3">“</text:span>小趨<text:span text:style-name="T3">”</text:span>是一頭黃色的小母狗，在人與人之間難以建立互信的日子，與狗倒能發展出一段真摯的感情。這頭瘦弱的小狗，因爲得到楊绛和錢鍾書的一丁半點食物救濟，就成爲他們忠實的朋友。後來幹校搬家，狗不能帶著走。有人傳話說，他們走後，那小狗不肯吃食，又跑又叫，四處尋找。錢鍾書說，那狗也許<text:span text:style-name="T3">“</text:span>早變成了一堆大糞了<text:span text:style-name="T3">”</text:span>，楊绛則認爲，<text:span text:style-name="T3">“</text:span>也許變成一只老母狗，揀些糞吃過日子，還要養活一窩又一窩的小狗。<text:span text:style-name="T3">”</text:span>人與狗的境況何其相似？<text:span text:style-name="T3"><text:line-break/></text:span>　　第五記是<text:span text:style-name="T3">“</text:span>冒險記幸<text:span text:style-name="T3">”</text:span>，記三次冒險的經曆。其中一次，楊绛在滿地爛泥的雨天只身奔去看錢鍾書。荒天野地四水集潦，幾經磨難，冒險過河，總算到了錢鍾書的宿舍門口，錢鍾書大感驚訝，急催楊绛回去，楊绛也只是逗留一會，又只身而返，路上的危險也就自不待言了。楊绛這種<text:span text:style-name="T3">“</text:span>私奔<text:span text:style-name="T3">”</text:span>，當中包含了多少情意？這種情意用平常的語調道出，也就更見深厚了。<text:span text:style-name="T3"><text:line-break/></text:span>　　第六記是<text:span text:style-name="T3">“</text:span>誤傳之妄<text:span text:style-name="T3">”</text:span>。一次錢鍾書聽聞自己將獲遣送返京，結果只是謠傳。楊绛自然十分失望，她想到去留的問題，便問錢鍾書，當初如果離國，豈不更好，錢鍾書斬釘截鐵的說不，他引柳永的詞自喻，就是<text:span text:style-name="T3">“</text:span>衣帶漸寬終不悔，爲伊消得人憔悴<text:span text:style-name="T3">”</text:span>。幸而二人最後還是一起獲准返回北京。<text:span text:style-name="T3"><text:line-break/></text:span>　　《幹校六記》的書名和篇目，都源自清乾隆、嘉慶年間沈複的《浮生六記》。《浮生六記》記述作者的日常生活瑣事，以及與其妻芸娘的鳒鲽情深，其中《閨房記樂》和《閑情記趣》兩章，均爲世人樂道。錢鍾書在書前小引說：<text:span text:style-name="T3">“‘</text:span>記勞<text:span text:style-name="T3">’</text:span>，<text:span text:style-name="T3">‘</text:span>記閑<text:span text:style-name="T3">’</text:span>，記這，記那，那不過是這個大背景的小點綴，大故事的小穿插。<text:span text:style-name="T3">”</text:span>值得注意的是，本書如何以小點綴反映大背景，以小穿插說出大故事，這也是閱讀本書的趣味所在。文革期間，政治混亂，批鬥無日無之。在政治的最上層，這本來就是一場奪權的運動，彌漫全國的，就是互相猜疑、互打報告，乃至于文攻武鬥的一種局面。在這場運動中，人性的尊嚴不但盡失，也受到了極大的扭曲，可以說是中國近代史上最慘痛的一頁血淚史。但我們讀《幹校六記》，卻讀不到對這種不合理現象的強烈控訴和譴責，字裏行間只是平和的語調，或頂多是一點點淡淡的無奈和婉轉的諷刺。只是，在仔細咀嚼後，也許會嘗出一點辛辣的諷刺意味。<text:span text:style-name="T3"><text:line-break/></text:span>　　這部作品，體現了中國傳統文學<text:span text:style-name="T3">“</text:span>怨而不怒<text:span text:style-name="T3">”</text:span>的宗旨。楊绛和錢鍾書的遭遇，雖然比不少受批鬥的知識分子要好得多，但到底是一種屈辱，也是人才的浪費，楊绛談到這段經曆，並沒有激情的呐喊。雖然說作者怨而不怒，但在字裏行間，還是對人性的醜惡有所諷刺，每多言外之音。如<text:span text:style-name="T3">“</text:span>小趨記情<text:span text:style-name="T3">”</text:span>一章，隱然處處以狗和人相對照，人不如狗的婉諷躍然欲出。那種亂世中人與狗互相依傍的情意，也令人感動。又如<text:span text:style-name="T3">“</text:span>鑿井記勞<text:span text:style-name="T3">”</text:span>一章，對農民似有所不滿，但如果認爲這就是對農民或<text:span text:style-name="T3">“</text:span>農民性<text:span text:style-name="T3">”</text:span>的鄙視，無異落入<text:span text:style-name="T3">“</text:span>唯階級論<text:span text:style-name="T3">”</text:span>的窠臼。作者想說的，其實是人的賢愚好壞，並不應由其出身階級等先天因素來決定。<text:span text:style-name="T3"><text:line-break/></text:span>　　此外，書中寫夫婦之情十分細膩，這種情，也是在字裏行間表達，而沒有甚麽激情的愛的宣言。在這六記中，楊绛處處顯出對錢鍾書的關懷和了解，在<text:span text:style-name="T3">“</text:span>冒險記幸<text:span text:style-name="T3">”</text:span>中，爲了見錢鍾書一面，楊绛便不惜冒上生命的危險，在回憶中這些險境都寫得稀松平常，但如果設身處地，回到當時境況，命懸一線的險狀，其實令人不寒而栗。<text:span text:style-name="T3"><text:line-break/></text:span>　　<text:span text:style-name="T3"><text:line-break/></text:span>《將飲茶》<text:span text:style-name="T3"><text:line-break/></text:span>　　這本散文集包括三類內容，第一類爲回憶父親楊蔭杭和三姑楊蔭榆的文章，第二類爲詳述錢鍾書創作《圍城》的背景及情形的文章，第三類爲描寫<text:span text:style-name="T3">“</text:span>文革<text:span text:style-name="T3">”</text:span>時期種種遭際的文章。作者以細膩傳神而又幽默風趣的文筆記人敘事，活畫出了人物形象也繪描出了時代氛圍，使全書在貌似輕松恬然中富于深刻隽永的人生意蘊和探赜索隱的史料價值。<text:span text:style-name="T3"><text:line-break/></text:span>　　<text:span text:style-name="T3"><text:line-break/></text:span>《走到人生邊上》<text:span text:style-name="T3"><text:line-break/></text:span>　　《走到人生邊上》是楊绛女士在<text:span text:style-name="T3">96</text:span>歲高齡之時著作，思路缜密，文筆優美，內蘊激情，是不可多得的佳作。此書共分爲兩部分，在書中楊绛女士關注了神和鬼的問題，人的靈魂、個性、本性，靈與肉的鬥爭和統一，命與天命以及人類的文明等問題。融會了文學、哲學、倫理學精神分析等學科的知識，並形成了自己的思考。後一部分則由注釋《寫在人生邊上》多篇散文構成。在《論語趣》一文中，楊绛女士提到，錢鍾書先生和她都認爲，孔子最喜歡的弟子是子路而不是顔回，最不喜歡的是不懂裝懂、大膽胡說的宰予。<text:span text:style-name="T3"><text:line-break/></text:span>　　在楊绛任北京大學文學研究所期間，楊绛還譯有《<text:span text:style-name="T3">1939</text:span>年以來的英國散文選》、西班牙著名流浪漢小說《小癞子》，法國勒薩日的長篇小說《吉爾<text:span text:style-name="T3">·</text:span>布拉斯》。<text:span text:style-name="T3">1978</text:span>年，八卷本《堂<text:span text:style-name="T3">·</text:span>吉诃德》橫空出世。<text:span text:style-name="T3"><text:line-break/></text:span>　<text:span text:style-name="T3"><text:line-break/></text:span>　《小癞子》<text:span text:style-name="T3"><text:line-break/></text:span>　　在清華初期，楊绛翻譯出版了西方文學史上首部流浪漢小說<text:span text:style-name="T3">——</text:span>《小癞子》。楊绛翻譯的《小癞子》最初是根據法譯本轉譯的，中譯本于一九五○年由上海平明出版社初版，後多次重印，至一九六○年，楊绛又重新修訂。十年動亂結束後，楊绛又根據富爾歇<text:span text:style-name="T3">?</text:span>台爾博斯克校訂的一九五八年版西班牙原文本重新翻譯，一九七八年七月由上海譯文出版社出版。一九八三年後，楊绛又根據新版本重譯，使譯本日臻完善。<text:span text:style-name="T3"><text:line-break/></text:span>　　楊绛本身通曉英、法兩國語言，爲使《堂吉诃德》翻譯得更准確，她又學習了西班牙語，並最終在文革中將書稿保護下來。楊绛《堂吉诃德》譯本被公認爲優秀的翻譯佳作，迄今已累計發行<text:span text:style-name="T3">70</text:span>萬冊，是該書譯本當中發行量最多的譯本。<text:span text:style-name="T3">1978</text:span>年《堂吉诃德》中譯本出版時，正好西班牙國王訪問中國，鄧小平把它作爲禮物送給了西班牙國王。特別是這個譯本文字流暢，注釋詳盡，不僅受到我國讀者的廣泛歡迎，而且還得到西班牙方面的贊譽，楊绛也因爲翻譯該書的貢獻而榮獲西班牙國王頒發的騎士勳章。<text:span text:style-name="T3"><text:line-break/></text:span>　　<text:span text:style-name="T3"><text:line-break/></text:span>《斐多》<text:span text:style-name="T3"><text:line-break/></text:span>　　楊绛先生的譯文，對照多種版本和注釋，並一句句死盯著英譯本，而力求通達流暢。她認爲：<text:span text:style-name="T3">“</text:span>蘇格拉底和朋友們的談論，該是隨常的談話而不是哲學論文或哲學座談會上的講稿，所以我盡量避免哲學術語，努力把這篇盛稱語言生動如戲劇的對話譯成戲劇似的對話。<text:span text:style-name="T3">”</text:span>她在前言中說：<text:span text:style-name="T3">“</text:span>人名地名等除了個別幾個字可意譯，一般只能音譯。一個名字往往需用許多字，這一長串毫無意義的字並不能拼出原字的正確讀音，只增添譯文的澀滯，所以我大膽盡量簡化了。不過每個名字不論簡化與否，最初出現時都附有原譯的英文譯名。<text:span text:style-name="T3">”<text:line-break/></text:span>　　牛棚歲月：我們老夫婦經常可在菜園相會<text:span text:style-name="T3"><text:line-break/></text:span>　　<text:span text:style-name="T3"><text:line-break/></text:span>相依爲命的十年<text:span text:style-name="T3"><text:line-break/></text:span>　　<text:span text:style-name="T3">1966</text:span>年<text:span text:style-name="T3">“</text:span>文革<text:span text:style-name="T3">”</text:span>爆發，楊绛在外國文學研究所作爲<text:span text:style-name="T3">“</text:span>反動學術權威<text:span text:style-name="T3">”</text:span>被<text:span text:style-name="T3">“</text:span>揪出來<text:span text:style-name="T3">”</text:span>。從此開始了受汙辱、受踐踏、挨批、挨鬥的日子。造反派給她剃了<text:span text:style-name="T3">“</text:span>陰陽頭<text:span text:style-name="T3">”</text:span>，派她在宿舍院內掃院子，在外文所內打掃廁所，住<text:span text:style-name="T3">“</text:span>牛棚<text:span text:style-name="T3">”</text:span>。余下的時間作檢討、寫認罪書等等。<text:span text:style-name="T3">3</text:span>天後，錢锺書也被打成<text:span text:style-name="T3">“</text:span>牛鬼蛇神<text:span text:style-name="T3">”</text:span>。<text:span text:style-name="T3"><text:line-break/></text:span>　　<text:span text:style-name="T3">1969</text:span>年<text:span text:style-name="T3">11</text:span>月，錢锺書被下放到信陽地區羅山縣。次年<text:span text:style-name="T3">7</text:span>月，楊绛也被下放到那裏，被分配在菜園幹活。菜園距離錢锺書的宿舍不過<text:span text:style-name="T3">10</text:span>多分鍾的路。當時，錢锺書負責看守工具，楊绛的班長常派她去借工具，于是，<text:span text:style-name="T3">“</text:span>同伴都笑嘻嘻地看我興衝衝走去走回，借了又還<text:span text:style-name="T3">”</text:span>。後來，錢锺書改任專職通訊員，每次收取報紙信件都要經過這片菜園，夫婦倆經常可以在菜園相會。<text:span text:style-name="T3">“</text:span>這樣，我們老夫婦就經常可在菜園相會，遠勝于舊小說、戲劇裏後花園私相約會的情人了。<text:span text:style-name="T3">”<text:line-break/></text:span>　　當時錢鍾書在郵電所，幫助那裏的工作同志辨認難字，尋出偏僻的地名，解決不少問題，所以很受器重，經常得到茶水款待。當地人稱煮開的水爲<text:span text:style-name="T3">“</text:span>茶<text:span text:style-name="T3">”</text:span>，款待他的卻真是茶葉沏的茶。那位同志透露了一個消息給他。據說北京打電報給學部幹校，叫幹校遣送一批<text:span text:style-name="T3">“</text:span>老弱病殘<text:span text:style-name="T3">”</text:span>回京，<text:span text:style-name="T3">“</text:span>老弱病殘<text:span text:style-name="T3">”</text:span>的名單上有他。<text:span text:style-name="T3"><text:line-break/></text:span>　　楊绛喜出望外。她想：<text:span text:style-name="T3">“</text:span>默存若能回家，和阿圓相依爲命，我一人在幹校就放心釋慮；而且每年一度還可以回京探親。當時雙職工在息縣幹校的，盡管夫妻不在一處，也享不到這個權利。<text:span text:style-name="T3">”<text:line-break/></text:span>　　過了幾天，他從郵電所領了郵件回來，破例過河來看楊绛，特來報告她傳聞的話：回北京的<text:span text:style-name="T3">“</text:span>老弱病殘<text:span text:style-name="T3">”</text:span>，批准的名單下來了，其中有他。<text:span text:style-name="T3"><text:line-break/></text:span>　　楊绛已在打算怎樣爲他收拾行李，急煎煎只等告知動身的日期。過了幾天，他來看她時臉上還是靜靜的。她問：<text:span text:style-name="T3"><text:line-break/></text:span>　　<text:span text:style-name="T3">“</text:span>還沒有公布嗎？<text:span text:style-name="T3">”<text:line-break/></text:span>　　公布了。沒有他。他告訴楊绛回京的有誰、有誰。楊绛的心直往下沈。沒有誤傳，不會妄生希冀，就沒有失望，也沒有苦惱。<text:span text:style-name="T3"><text:line-break/></text:span>　　楊绛陪丈夫走到河邊，回到窩棚，目送他的背影漸遠漸小，心上反複思忖。難道自己的丈夫比別人<text:span text:style-name="T3">“</text:span>少壯<text:span text:style-name="T3">”</text:span>嗎？她背誦著韓愈《八月十五夜贈張功曹》詩，感觸萬端。她想到了他檔案袋裏的黑材料，肯定是這份材料在作祟！<text:span text:style-name="T3"><text:line-break/></text:span>　　楊绛想起這事仍然心上不服。過一天錢鍾書到菜園來，楊绛就說：<text:span text:style-name="T3">“</text:span>必定是你的黑材料作祟。<text:span text:style-name="T3">”</text:span>他說無聊，事情已成定局，還管它什麽作祟。楊绛承認自己無聊：妄想已屬可笑，還念念在心，灑脫不了。<text:span text:style-name="T3"><text:line-break/></text:span>　　回家的是老弱病殘。老弱病殘已經送回，留下的就死心塌地，一輩子留在幹校吧。楊绛痛苦地聯想著。<text:span text:style-name="T3"><text:line-break/></text:span>　　一天，錢鍾書路過菜園，楊绛指著窩棚說：<text:span text:style-name="T3"><text:line-break/></text:span>　　<text:span text:style-name="T3">“</text:span>給咱們這樣一個棚，咱們就住下，行嗎？<text:span text:style-name="T3">”<text:line-break/></text:span>　　錢鍾書認真想了一下說：<text:span text:style-name="T3">“</text:span>沒有書。<text:span text:style-name="T3">”<text:line-break/></text:span>　　楊绛認同：真的，什麽物質享受，全都舍得；沒有書卻不好過日子。他箱子裏只有字典、筆記本、碑帖等等。<text:span text:style-name="T3"><text:line-break/></text:span>　　楊绛問：<text:span text:style-name="T3">“</text:span>你悔不悔當初留下不走？<text:span text:style-name="T3">”<text:line-break/></text:span>　　錢鍾書說：<text:span text:style-name="T3">“</text:span>時光倒流，我還是照老</text:p>
      <text:p text:style-name="P1"><text:span text:style-name="T1">牧神潘</text:span><text:s/>  |  2016.05.25 16:25   |   <text:a xlink:type="simple" xlink:href="http://palinfo.habago.org/Entry?Command=Information_PrintForum&amp;iPage=256#FORUM34594"><text:span text:style-name="T2">#</text:span></text:a></text:p>
      <text:p text:style-name="P3">看到一個時代的遠去<text:span text:style-name="T3"><text:line-break/>……………………<text:line-break/><text:line-break/></text:span>楊绛先生今晨逝世<text:span text:style-name="T3"><text:s/></text:span>享年<text:span text:style-name="T3">105</text:span>歲<text:span text:style-name="T3"><text:s/>“</text:span>我們仨<text:span text:style-name="T3">”</text:span>終成絕響<text:span text:style-name="T3"><text:line-break/><text:line-break/></text:span>鳳凰文化訊<text:span text:style-name="T3"><text:s/></text:span>據人民日報李舫、發改委周南等多方消息，著名文學家、翻譯家楊绛先生于<text:span text:style-name="T3">2016</text:span>年<text:span text:style-name="T3">5</text:span>月<text:span text:style-name="T3">25</text:span>日淩晨逝世，終年<text:span text:style-name="T3">105</text:span>歲。<text:span text:style-name="T3"><text:line-break/></text:span>　　與辛亥革命同齡的楊绛先生出身名門，天賦文才，不僅在文學上開辟了自己的一方天地，還與因與文史大家錢鍾書的美好婚姻而備受豔羨。錢鍾書生前曾稱其<text:span text:style-name="T3">“</text:span>最才的女，最賢的妻<text:span text:style-name="T3">”</text:span>。<text:span text:style-name="T3"><text:line-break/></text:span>　　楊绛（<text:span text:style-name="T3">1911</text:span>年<text:span text:style-name="T3">7</text:span>月<text:span text:style-name="T3">17</text:span>日<text:span text:style-name="T3">-2016</text:span>年<text:span text:style-name="T3">5</text:span>月<text:span text:style-name="T3">25</text:span>日）<text:span text:style-name="T3"><text:line-break/></text:span>　　名門閨秀：一星期不讀書，一星期都白活<text:span text:style-name="T3"><text:line-break/></text:span>　　<text:span text:style-name="T3"><text:line-break/></text:span>楊绛<text:span text:style-name="T3"><text:line-break/></text:span>　　楊绛祖籍江蘇無錫，<text:span text:style-name="T3">1911</text:span>年<text:span text:style-name="T3">7</text:span>月<text:span text:style-name="T3">17</text:span>日出生在北京一位開明的知識分子家中，未滿百日，便隨父母南下，移居上海。少年時代，楊绛在上海讀書。從小就學習好，但最淘氣頑皮，曾因爲上課說話被罰站示衆，卻因不服兩人說話只罰一人而大哭到下課。在蘇州東吳大學求學時，楊绛是班上的<text:span text:style-name="T3">“</text:span>筆杆子<text:span text:style-name="T3">”</text:span>，中英文俱佳。<text:span text:style-name="T3"><text:line-break/></text:span>　　楊绛的父親楊蔭杭學養深厚，早年留日，後成爲江浙聞名的大律師，做過浙江省高等審判廳廳長。辛亥革命前夕，楊蔭杭于美國留學歸來，到北京一所法政學校教書。<text:span text:style-name="T3">1911</text:span>年<text:span text:style-name="T3">7</text:span>月<text:span text:style-name="T3">17</text:span>日，楊绛在北京出生，取名季康，小名阿季。<text:span text:style-name="T3"><text:line-break/></text:span>　　楊绛排行老四，在姐妹中個頭最矮，愛貓的父親笑說：<text:span text:style-name="T3">“</text:span>貓以矮腳短身者爲良。<text:span text:style-name="T3">”</text:span>楊绛八歲回無錫、上海讀小學，<text:span text:style-name="T3">12</text:span>歲，進入蘇州振華女中。<text:span text:style-name="T3"><text:line-break/></text:span>　　在父親的引導下，她開始迷戀書裏的世界，中英文的都拿來啃，讀書迅速成爲她最大的愛好。一次父親問她：<text:span text:style-name="T3">“</text:span>阿季，三天不讓你看書，你怎麽樣<text:span text:style-name="T3">?”</text:span>她說：<text:span text:style-name="T3">“</text:span>不好過。<text:span text:style-name="T3">”“</text:span>一星期不讓你看呢<text:span text:style-name="T3">?”</text:span>她答：<text:span text:style-name="T3">“</text:span>一星期都白活了。<text:span text:style-name="T3">”<text:line-break/></text:span>　　<text:span text:style-name="T3">1928</text:span>年，楊绛<text:span text:style-name="T3">17</text:span>歲，她一心要報考清華大學外文系。清華招收女生，但南方沒有名額，楊绛只得轉投蘇州東吳大學。費孝通與楊绛在中學和大學都同班，有男生追求楊绛，費孝通便對他們說：<text:span text:style-name="T3">“</text:span>你們<text:span text:style-name="T3">‘</text:span>追<text:span text:style-name="T3">’</text:span>她，得走我的門路。<text:span text:style-name="T3">”<text:line-break/></text:span>　　最賢的妻：我見到她之前，從未想到要結婚<text:span text:style-name="T3"><text:line-break/></text:span>　　錢鍾書和楊绛<text:span text:style-name="T3"><text:line-break/></text:span>　　<text:span text:style-name="T3">1932</text:span>年初，東吳大學因學潮停課，開學無期。楊绛東吳大學政治學系畢業在即，不能坐等，就想到燕京大學借讀，借讀手續由她的同學孫令銜請費孝通幫忙辦理。<text:span text:style-name="T3">2</text:span>月下旬，楊绛等<text:span text:style-name="T3">5</text:span>人北上。路上走了<text:span text:style-name="T3">3</text:span>天，到北平已是<text:span text:style-name="T3">2</text:span>月<text:span text:style-name="T3">27</text:span>日晚。他們發現火車站上有個人探頭探腦，原來是費孝通，他已是第<text:span text:style-name="T3">3</text:span>次來接站，前兩次都撲空。入學考試結束後，楊绛便急著到清華大學去看望老朋友，同伴孫令銜也要去清華看望表兄。這位表兄不是別人，正是錢锺書。<text:span text:style-name="T3"><text:line-break/></text:span>　　楊绛初見錢锺書，只見他身著青布大褂，腳踏毛底布鞋，戴一副老式眼鏡，渾身儒雅氣質，<text:span text:style-name="T3">“</text:span>蔚然而深秀<text:span text:style-name="T3">”</text:span>。而楊绛更有一番神韻。她個頭不高，但面容白皙清秀，身材窈窕，性格溫婉和藹，人又聰明大方。匆匆一見，甚至沒說一句話，彼此竟相互難忘。<text:span text:style-name="T3"><text:line-break/></text:span>　　然而，孫令銜莫名其妙地告訴錢锺書，說楊绛有男朋友，又跟楊绛說，他表兄已訂婚。錢锺書寫信給楊绛，約她相會。見面後，錢锺書開口第一句話就是：<text:span text:style-name="T3">“</text:span>我沒有訂婚。<text:span text:style-name="T3">”</text:span>楊绛說：<text:span text:style-name="T3">“</text:span>我也沒有男朋友。<text:span text:style-name="T3">”</text:span>從此他們開始了書信往來。<text:span text:style-name="T3"><text:line-break/></text:span>　　一天，費孝通來清華大學找楊绛<text:span text:style-name="T3">“</text:span>吵架<text:span text:style-name="T3">”</text:span>。費孝通認爲他更有資格做楊绛的男朋友，因爲他們已做了多年的朋友。費孝通此前曾問楊绛：<text:span text:style-name="T3">“</text:span>我們做個朋友可以嗎？<text:span text:style-name="T3">”</text:span>楊绛說：<text:span text:style-name="T3">“</text:span>朋友，可以。但朋友是目的，不是過渡；換句話說，你不是我的男朋友，我不是你的女朋友。<text:span text:style-name="T3">”</text:span>這回，楊绛的態度還是沒變：<text:span text:style-name="T3">“</text:span>若要照你現在的說法，我們不妨絕交。<text:span text:style-name="T3">”</text:span>費孝通很失望也很無奈，只得接受現實，跟楊绛做普通朋友。<text:span text:style-name="T3"><text:line-break/></text:span>　　我見到她之前，從未想到要結婚；<text:span text:style-name="T3"><text:s/></text:span>我娶了她幾十年，從未後悔娶她。<text:span text:style-name="T3">1935</text:span>年<text:span text:style-name="T3">7</text:span>月<text:span text:style-name="T3">13</text:span>日，錢锺書與楊绛在蘇州廟堂巷楊府舉行了結婚儀式。多年後，楊绛在文中幽默地回憶道：<text:span text:style-name="T3"><text:line-break/></text:span>　　<text:span text:style-name="T3">“(</text:span>《圍城》裏<text:span text:style-name="T3">)</text:span>結婚穿黑色禮服、白硬領圈給汗水浸得又黃又軟的那位新郎，不是別人，正是锺書自己。因爲我們結婚的黃道吉日是一年裏最熱的日子。我們的結婚照上，新人、伴娘、提花籃的女孩子、提紗的男孩子，一個個都像剛被警察拿獲的扒手。<text:span text:style-name="T3">”<text:line-break/></text:span>　　隨後，錢锺書考取了中英庚款留學獎學金，楊绛毫不猶豫中斷清華學業，陪丈夫遠赴英法遊學。滿腹經綸的大才子在生活上卻出奇地笨手笨腳，學習之余，楊绛幾乎攬下生活裏的一切雜事，做飯制衣，翻牆爬窗，無所不能。<text:span text:style-name="T3"><text:line-break/></text:span>　　楊绛在牛津<text:span text:style-name="T3">“</text:span>坐月子<text:span text:style-name="T3">”</text:span>時，錢锺書在家不時闖<text:span text:style-name="T3">“</text:span>禍<text:span text:style-name="T3">”</text:span>。台燈弄壞了，<text:span text:style-name="T3">“</text:span>不要緊<text:span text:style-name="T3">”;</text:span>墨水染了桌布，<text:span text:style-name="T3">“</text:span>不要緊<text:span text:style-name="T3">”;</text:span>顴骨生疔了，<text:span text:style-name="T3">“</text:span>不要緊<text:span text:style-name="T3">”</text:span>事後確都一一妙手解難，楊绛的<text:span text:style-name="T3">“</text:span>不要緊<text:span text:style-name="T3">”</text:span>伴隨了錢锺書的一生。<text:span text:style-name="T3">“</text:span>絕無僅有地結合了各不相容的三者：妻子、情人、朋友<text:span text:style-name="T3">”</text:span>、<text:span text:style-name="T3">“</text:span>最才的女，最賢的妻<text:span text:style-name="T3">”</text:span>，這是錢鍾書曾寫給楊绛的<text:span text:style-name="T3">“</text:span>贈語<text:span text:style-name="T3">”</text:span>。<text:span text:style-name="T3"><text:line-break/></text:span>　　錢的母親感慨這位兒媳，<text:span text:style-name="T3">“</text:span>筆杆搖得，鍋鏟握得，在家什麽粗活都幹，真是上得廳堂，下得廚房，入水能遊，出水能跳，锺書癡人癡福。<text:span text:style-name="T3">”<text:line-break/></text:span>　　<text:span text:style-name="T3">1979</text:span>年<text:span text:style-name="T3">4</text:span>月，中國社會科學院代表團訪問美國，錢锺書和費孝通作爲代表團成員，不僅一路同行，旅館住宿也被安排在同一套間，兩人關系處得不錯。錢锺書想想好笑，淘氣地借《圍城》裏趙辛楣曾對方鴻漸說的話，跟費孝通開玩笑：<text:span text:style-name="T3">“</text:span>我們是<text:span text:style-name="T3">‘</text:span>同情人<text:span text:style-name="T3">’</text:span>（指愛上同一個人）。<text:span text:style-name="T3">”<text:line-break/></text:span>　　錢锺書去世後，費孝通拜訪楊绛，楊绛一語雙關：<text:span text:style-name="T3">“</text:span>樓梯不好走，你以後也不要再<text:span text:style-name="T3">‘</text:span>知難而上<text:span text:style-name="T3">’</text:span>了。<text:span text:style-name="T3">”<text:line-break/></text:span>　　最才的女：與錢鍾書<text:span text:style-name="T3">“</text:span>勢均力敵<text:span text:style-name="T3">”</text:span>的大家<text:span text:style-name="T3"><text:line-break/></text:span>　　才女楊绛<text:span text:style-name="T3"><text:line-break/></text:span>　　難得的是，楊绛在文學史上的身份，不止是錢鍾書的妻子，更是著名作家、翻譯家、外國文學研究家。用時下流行的話說，楊绛和錢鍾書，有著世間罕有的<text:span text:style-name="T3">“</text:span>勢均力敵<text:span text:style-name="T3">”</text:span>的愛情。<text:span text:style-name="T3"><text:line-break/></text:span>　　<text:span text:style-name="T3">“</text:span>你們這一代知識分子，在一九四九年時完全可以離開內地的，爲什麽留下了呢<text:span text:style-name="T3">”</text:span>的問題，答道：<text:span text:style-name="T3">“</text:span>很奇怪，現在的人連這一點都不能理解。因爲我們愛我們的祖國。當時離開有三個選擇，一是去台灣，二是去香港，三是去國外。我們當然不肯和一個不爭氣的統治者去台灣；香港是個商業碼頭，我們是文化人，不願去。<text:span text:style-name="T3">”“</text:span>很多外國人不理解我們，認爲愛國是政客的口號。政客的口號和我們老百姓的愛國心是兩回事。我們愛中國的文化，我們是文化人。中國的語言是我們喝奶時喝下去的，我們是怎麽也不肯放棄的。<text:span text:style-name="T3">”</text:span>這確是老一代知識分子的心裏話。<text:span text:style-name="T3"><text:line-break/></text:span>　　上海于當年五月獲得解放。這時，楊绛、錢鍾書已接到清華大學的聘函。據說，北平和平解放後，他們兩人的老友吳晗和錢俊瑞受中共中央委托，對北大、清華實行接管工作。隨後，吳晗被任命爲清華大學曆史系主任、文學院院長、校務委員會主任委員。聘請楊绛夫婦擔任清華大學外文系教授，出自吳晗的主意。<text:span text:style-name="T3"><text:line-break/></text:span>　　<text:span text:style-name="T3">1953</text:span>年，楊绛任北京大學文學研究所、中國科學院文學研究所、中國社會科學院外國文學研究所的研究員，主要文學作品有《洗澡》、《幹校六記》，另有《堂吉诃德》等譯著，<text:span text:style-name="T3">2003</text:span>年出版回憶一家三口數十年風雨生活的《我們仨》，<text:span text:style-name="T3">96</text:span>歲又成書《走到人生邊上》。<text:span text:style-name="T3"><text:line-break/></text:span>　　《洗澡》<text:span text:style-name="T3"><text:line-break/></text:span>　　本書是楊绛一部描寫解放後知識份子第一次經受思想改造的書。主要描寫的是解放後知識分子第一次經受的思想改造，即三反運動，又稱<text:span text:style-name="T3">“</text:span>脫褲子，割尾巴<text:span text:style-name="T3">”</text:span>。這些知識分子耳朵嬌嫩，聽不慣<text:span text:style-name="T3">“</text:span>脫褲子<text:span text:style-name="T3">”</text:span>的說法，因此改稱<text:span text:style-name="T3">“</text:span>洗澡<text:span text:style-name="T3">”</text:span>。楊绛女士將知識分子這一群體的內心世界、外貌形象刻畫得惟妙惟肖。書情節生動，文筆簡練，富有生活氣息，反映了那個年代以及那個年代的人們真實的思想壯志。本書語言簡潔、內容豐富、通俗易懂，是一本了解解放後知識份子的思想感情讀物。《洗澡》不是由一個主角貫連全部的小說，而是借一個政治運動作背景，寫那個時期形形色色的知識分子。所以是個橫斷面；既沒有史詩性的結構，也沒有主角。本書第一部寫新中國不拘一格收羅的人才，人物一一出場。第二部寫這些人確實需要<text:span text:style-name="T3">“</text:span>洗澡<text:span text:style-name="T3">”</text:span>。第三部寫運動中這群人各自不同的表現。<text:span text:style-name="T3">“</text:span>洗澡<text:span text:style-name="T3">”</text:span>沒有得到預期的效果，原因是誰都沒有自覺自願。假如說，人是有靈性、有良知的動物，那麽，人生一世，無非是認識自己，洗煉自己，自覺自願地改造自己，除非甘心與禽獸無異。但是這又談何容易呢？這部小說裏，只有一兩人自覺自願地試圖超拔自己。讀者出于喜愛，往往把他們看作主角。<text:span text:style-name="T3"><text:line-break/></text:span>　　<text:span text:style-name="T3"><text:line-break/></text:span>幹校六記<text:span text:style-name="T3"><text:line-break/></text:span>　　<text:span text:style-name="T3">“</text:span>六記<text:span text:style-name="T3">”</text:span>的首記是<text:span text:style-name="T3">“</text:span>下放記別<text:span text:style-name="T3">”</text:span>，寫下放幹校的別離之情，帶出政治運動對人性和生命的殘害。<text:span text:style-name="T3">1969 </text:span>年<text:span text:style-name="T3">11 </text:span>月，楊绛本來打算和錢鍾書吃一頓壽面，慶祝錢鍾書的虛歲六十歲生日，但等不到生日，錢鍾書就得下放了。次年七月，楊绛也下放幹校。送別錢鍾書，有楊绛和女兒、女婿；楊绛下放時，就只有女兒一人送她，女婿得一已在一個月前自殺。得一因爲不能捏造名單害人，含恨自殺。火車開行後，車窗外已不見女兒的背影。楊绛這樣寫：<text:span text:style-name="T3">“</text:span>我又合上眼，讓眼淚流進鼻子，流入肚裏。<text:span text:style-name="T3">”<text:line-break/></text:span>　　第二記是<text:span text:style-name="T3">“</text:span>鑿井記勞<text:span text:style-name="T3">”</text:span>。楊绛被分配在菜園班，每天早出晚歸，集體勞動，又參與掘井的工作，産生了<text:span text:style-name="T3">“</text:span>合群感<text:span text:style-name="T3">”</text:span>，從而有<text:span text:style-name="T3">“</text:span>我們<text:span text:style-name="T3">”</text:span>和<text:span text:style-name="T3">“</text:span>他們<text:span text:style-name="T3">”</text:span>的分別。<text:span text:style-name="T3">“</text:span>不要臉的馬屁精<text:span text:style-name="T3">”</text:span>、<text:span text:style-name="T3">“</text:span>雨水不淋，太陽不曬的<text:span text:style-name="T3">”</text:span>、<text:span text:style-name="T3">“</text:span>擺足了首長架子的領導<text:span text:style-name="T3">”</text:span>，是<text:span text:style-name="T3">“</text:span>他們<text:span text:style-name="T3">”</text:span>；<text:span text:style-name="T3">“</text:span>我們<text:span text:style-name="T3">”</text:span>則包括各派別、受<text:span text:style-name="T3">“</text:span>我們<text:span text:style-name="T3">”</text:span>看管的人。這種階級感情，不是基于各人的階級背景，而是基于人性。但在貧下中農的眼中，<text:span text:style-name="T3">“</text:span>我們<text:span text:style-name="T3">”</text:span>又變成了<text:span text:style-name="T3">“</text:span>他們<text:span text:style-name="T3">”</text:span>，農民對幹校學員都很見外，還常常把他們種的菜和農作物偷去。這種對農民的輕輕諷刺，當然是在文革事過境遷之後才能宣之于口的。<text:span text:style-name="T3"><text:line-break/></text:span>　　第三記是<text:span text:style-name="T3">“</text:span>學圃記閑<text:span text:style-name="T3">”</text:span>。在幹校的工作其實不太艱苦，就是單調，或者是擔尿挑糞等知識分子從來不會主動接觸的勞動。楊绛專管菜園，菜園距離錢鍾書的宿舍不過十多分鍾的路。錢鍾書看守工具，楊绛的班長常派她去借工具，于是，<text:span text:style-name="T3">“</text:span>同伴都笑嘻嘻地看我興衝衝走去走回，借了又還。<text:span text:style-name="T3">“</text:span>錢鍾書的專職是通信員，每天下午要經過菜園到村上的郵電所。<text:span text:style-name="T3">“</text:span>這樣，我們老夫婦就經常可在菜園相會，遠勝于舊小說、戲劇裏後花園私相約會的情人了。<text:span text:style-name="T3">”</text:span>他們在風和日麗時，就同在渠岸上坐一會兒，曬曬太陽；有時站著說幾句話就走。錢鍾書平日三言兩語，斷續寫就的信，就在這時親自交給楊绛。楊绛陪錢鍾書走一段路，再趕回去守菜園，<text:span text:style-name="T3">“</text:span>目送他的背影漸遠漸小，漸漸消失。<text:span text:style-name="T3">”</text:span>傳統戲曲中的才子佳人相會後花園，在這裏有了新的演繹</text:p>
      <text:p text:style-name="P1"><text:span text:style-name="T1">杨阳</text:span><text:s/>  |  2016.05.24 14:51   |   <text:a xlink:type="simple" xlink:href="http://palinfo.habago.org/Entry?Command=Information_PrintForum&amp;iPage=256#FORUM34593"><text:span text:style-name="T2">#</text:span></text:a></text:p>
      <text:p text:style-name="P2">台湾政府的外交态度完全是标准的附属国态度，先不谈「日方誠意十足」是什么，和第三国发展关系竟然还要争取美国的欢迎。<text:span text:style-name="T3"><text:line-break/><text:line-break/>===============<text:line-break/></text:span>台日海事合作機制<text:span text:style-name="T3"><text:s/></text:span>李大維：美國應會歡迎<text:span text:style-name="T3"><text:line-break/></text:span>行政院上任後隨即宣布，台日將成立「海洋事務合作對話機制」，擴大雙方漁業、海上急難救助等合作。外交部長李大維透露，雙方已就此一機制談了好多次，「感覺日方誠意十足」。至於美方對台日雙方進一步合作的看法，李大維則表示，美國應該是保持歡迎的態度。<text:span text:style-name="T3"><text:line-break/><text:line-break/>http://www.storm.mg/article/122040</text:span></text:p>
      <text:p text:style-name="P1"><text:span text:style-name="T1">陳真</text:span><text:s/>  |  2016.05.24 02:04   |   <text:a xlink:type="simple" xlink:href="http://palinfo.habago.org/Entry?Command=Information_PrintForum&amp;iPage=256#FORUM34592"><text:span text:style-name="T2">#</text:span></text:a></text:p>
      <text:p text:style-name="P3">請看：<text:span text:style-name="T3"><text:line-break/><text:line-break/>http://goo.gl/e96DKJ<text:line-break/><text:line-break/>http://goo.gl/zNRryk<text:line-break/><text:line-break/></text:span>我真的很佩服台北市民，搞到這樣都還能忍受。讓他再多做個兩年，所謂南北失衡的問題，我看很快就會解決了。這位柯先生，不是說一上台就馬上要讓台北超英趕美飛越新加坡嗎？飛越義大利倒是真的。想去羅馬看競技場的人這下有福了，連機票都可以省了，來台北看就有。<text:span text:style-name="T3"><text:line-break/><text:line-break/></text:span>跟猛龍過江演的一樣，羅馬競技場確實有很多貓<text:span text:style-name="T3">(</text:span>我去過<text:span text:style-name="T3">)</text:span>，但是，台北版的競技場聽說連烏龜都有。這位姓柯的，從來都不是真的想施政，而是想方設法尋找各種足以打擊對手的手段，進而突顯自己的英明與厲害。<text:span text:style-name="T3"><text:line-break/><text:line-break/></text:span>簡單說，施政不是目的本身，鬥爭對手以便造就自己，才是目的。於是，打從上台第一天開始，他就一直不斷想盡方法搞鬥爭，企圖藉以壯大自己的光環；方法就是造謠抹黑，看能不能再像選舉時那樣，製造出一種純粹以謠言與流言為基礎的所謂<text:span text:style-name="T3"><text:s/>"</text:span>輿論<text:span text:style-name="T3">"</text:span>。<text:span text:style-name="T3"><text:line-break/><text:line-break/></text:span>這樣一種綠油油的選舉詐術，如此的敗德與低能，它會有用嗎？當然，絕大多數時候是有用的，我對台灣人沒什麼信心。這樣一種以謠言謊言為基礎的鬥爭術，不分選前或選後，一次兩次三次四次五次六次七次八次<text:span text:style-name="T3">...</text:span>無數次的演出，無數次的拆穿，但很可悲的是，在這島上，它似乎永遠都還是會奏效。人民所謂的覺醒，總是覺醒在早已事過境遷之後；在當下，對一切謊言謠言與政治操弄似乎沒有任何抵抗力。<text:span text:style-name="T3"><text:line-break/><text:line-break/></text:span>我並不是真的想自我做賤到這樣一種地步，竟談論起這樣一個根本不值得談論的政客。之所以談他是因為，做為一個綠色政治人物的例子，柯大帥足以成為某種類型。<text:span text:style-name="T3">"</text:span>例子<text:span text:style-name="T3">" </text:span>本身終究是無關緊要的，重要的是，藉著理解一個例子，你是否理解了一種通則，一種現象，一種模式，一種類型，從而建立起一種或許比較好的<text:span text:style-name="T3"><text:s/>"way of seeing"</text:span>，一種觀看世界的方式。我並不是想談看<text:span text:style-name="T3"><text:s/>"</text:span>什麼<text:span text:style-name="T3">"</text:span>，而是談<text:span text:style-name="T3"><text:s/>"</text:span>怎麼<text:span text:style-name="T3">" </text:span>看；恰恰是觀看的<text:span text:style-name="T3"><text:s/>"</text:span>方式<text:span text:style-name="T3">" </text:span>方足以區分出善惡美醜。</text:p>
      <text:p text:style-name="P1"><text:span text:style-name="T1">陳真</text:span><text:s/>  |  2016.05.22 15:39   |   <text:a xlink:type="simple" xlink:href="http://palinfo.habago.org/Entry?Command=Information_PrintForum&amp;iPage=256#FORUM34591"><text:span text:style-name="T2">#</text:span></text:a></text:p>
      <text:p text:style-name="P2">簡稚澄吞動物安樂死藥亡<text:span text:style-name="T3"><text:s/></text:span>徐嬌批攻擊者正義扭曲<text:span text:style-name="T3"><text:line-break/><text:line-break/>2016</text:span>年<text:span text:style-name="T3">05</text:span>月<text:span text:style-name="T3">22</text:span>日<text:span text:style-name="T3"><text:s/>12:07 </text:span>盧怡秀／綜合報導<text:span text:style-name="T3"><text:line-break/><text:line-break/></text:span>中時電子報<text:span text:style-name="T3"><text:line-break/><text:line-break/></text:span>簡稚澄過去對收容所動物都保有一片愛心，但卻被外界壓力逼得走上絕路，令人不捨！（圖／本報系資料照片）<text:span text:style-name="T3"><text:line-break/><text:line-break/></text:span>徐嬌批攻擊者是正義扭曲。（圖／取自徐嬌微博）<text:span text:style-name="T3"><text:line-break/><text:line-break/></text:span>桃園市新屋動物保護園區中的女獸醫師簡稚澄吞動物安樂死的藥物自殺身亡，引發外界高度關注，由於她過去執行多次動物安樂死，有人攻擊她是女屠夫，加上政府資源以及工作環境上有瑕疵，她承受過大壓力，選擇吞動物安樂死的藥物走上絕路，讓人不捨；大陸女星徐嬌在看到這則消息時，也悲憤表示攻擊者其實都是「正義扭曲」的一方！<text:span text:style-name="T3"><text:line-break/><text:line-break/></text:span>簡稚澄吞動物安樂死藥物自殺的消息曝光後，引來高度關注，同事、同學都讚她絕對是最愛動物的人，她每天加班到深夜，就為了細心照料每一隻收容所的狗兒，但不得已時還是得執行安樂死，儘管她邊哭邊做，卻仍被攻擊是女屠夫，加上動保法規不完善，她內心承受極大壓力，最終選擇走上絕路，簡稚澄的遺書，也被視為猶如「死諫」。<text:span text:style-name="T3"><text:line-break/><text:line-break/></text:span>對此，不少藝人紛紛發聲支援，希望政府對動保法規應更加完善，而大陸女星徐嬌在網上看到該則新聞時，也相當悲痛，更指那些躲在電腦後無端批評的攻擊者，「只是為了滿足自己扭曲的『正義感』以彌補現實中的渺小罷了！」</text:p>
      <text:p text:style-name="P1"><text:span text:style-name="T1">陳真</text:span><text:s/>  |  2016.05.22 15:36   |   <text:a xlink:type="simple" xlink:href="http://palinfo.habago.org/Entry?Command=Information_PrintForum&amp;iPage=256#FORUM34590"><text:span text:style-name="T2">#</text:span></text:a></text:p>
      <text:p text:style-name="P3"><text:span text:style-name="T3">ETtoday 2016</text:span>年<text:span text:style-name="T3">05</text:span>月<text:span text:style-name="T3">22</text:span>日<text:span text:style-name="T3"><text:line-break/><text:line-break/></text:span>幾次安樂死前！狗不斷把頭鑽懷裡撒嬌　簡稚澄放下針<text:span text:style-name="T3">...<text:line-break/><text:line-break/></text:span>桃園市新屋動物保護園區<text:span text:style-name="T3">32</text:span>歲女獸醫師簡稚澄自殺。<text:span text:style-name="T3">2012</text:span>年的一篇報導，也被網友討論，當時才<text:span text:style-name="T3">27</text:span>歲的她，入行<text:span text:style-name="T3">2</text:span>年來安樂死<text:span text:style-name="T3">700</text:span>多隻狗，總讓她很沮喪，好幾次她在最後一刻，都遇到狗狗把頭鑽進懷裡撒嬌，讓她「放走」，努力幫找主人，現在她走了，讓許多人看了好痛。<text:span text:style-name="T3"><text:line-break/><text:line-break/></text:span>清秀的簡稚澄，從小很愛動物，台大獸醫系畢業後，特考公職獸醫師榜首，竟然第一志願就選沒什麼人要的、相當偏遠的桃園新屋動物保護園區。簡每次要替狗隻執行安樂死前，一定會先帶去散步、吃東西，和牠們說說話，再帶到手術台，在牠們最安心的那一刻，打下那一「針」。<text:span text:style-name="T3">2012</text:span>年《聯合報》曾報導，簡稚澄對流浪狗狗的努力。<text:span text:style-name="T3"><text:line-break/><text:line-break/></text:span>「總是看著牠們，在我懷裡離去」，簡稚澄身為園長，但常在沒人的時候偷擦眼淚，尤其剛到園區第一年很難調適，每當有貓狗被送進來，她一定全力讓牠們復元，再靠<text:span text:style-name="T3">FB</text:span>傳播力量，去幫忙找個新主人，協助牠們逃過安樂死。<text:span text:style-name="T3"><text:line-break/><text:line-break/></text:span>如果是年邁、身重病不得不面臨安樂死的狗隻，她也會溫柔對待，每次都會到園區的獸魂碑前低語休息。有幾次遇到狗狗在安樂死前，不斷跟她撒嬌，把頭鑽進她懷裡，她確定這是善解人意又健康的狗兒，當下就會「縱放」，努力幫牠找新家，讓狗狗逃過一死。<text:span text:style-name="T3"><text:line-break/><text:line-break/></text:span>當時簡稚澄在報導中表示，一般民眾不知「收容」是有期限的，當他們帶寵物來「棄養」，她都會說「<text:span text:style-name="T3">12</text:span>天後會安樂死」，讓主人把狗帶回去養的比例不少。她真心希望有能力、有意想養寵物的人，可以先到收容所挑，「認養代替購買」。不過，<text:span text:style-name="T3">4</text:span>年後，她仍在<text:span text:style-name="T3">2016</text:span>年<text:span text:style-name="T3">5</text:span>月<text:span text:style-name="T3">5</text:span>日留下<text:span text:style-name="T3">3</text:span>封遺書，帶著遺憾離世。</text:p>
      <text:p text:style-name="P1"><text:span text:style-name="T1">陳真</text:span><text:s/>  |  2016.05.22 15:23   |   <text:a xlink:type="simple" xlink:href="http://palinfo.habago.org/Entry?Command=Information_PrintForum&amp;iPage=256#FORUM34589"><text:span text:style-name="T2">#</text:span></text:a></text:p>
      <text:p text:style-name="P2">照片請看：<text:span text:style-name="T3">http://goo.gl/rb5IPa<text:line-break/><text:line-break/>==============<text:line-break/><text:line-break/></text:span>幼犬四腳遭剁慘當「羊肉爐」　黑心商隨機獵殺家門滿是血<text:span text:style-name="T3"><text:line-break/><text:line-break/></text:span>幼犬<text:span text:style-name="T3">4</text:span>肢被剁掉裝在塑膠袋內交易，相當殘忍。（圖／新竹縣防治所提供）<text:span text:style-name="T3"><text:line-break/><text:line-break/></text:span>社會中心／綜合報導<text:span text:style-name="T3"><text:line-break/><text:line-break/></text:span>新竹縣偏僻的田埔山區有位不良業者經營非法的香肉生意，日前愛狗人士張小姐<text:span text:style-name="T3">1</text:span>個月前到山區救援動物時，意外發現一處民宅前時常有血跡，也有不明人士進進出出，讓她覺得相當奇怪，因此私下蒐證，發現這名甘姓男子長期販賣狗肉，還主打「現買現殺」相當殘忍。<text:span text:style-name="T3"><text:line-break/><text:line-break/></text:span>根據《蘋果》報導，這名不良的甘姓男子，表面上經營原住民小吃店，但實際上卻是販賣狗肉，隨機在路上獵捕小狗，並將四肢剁去，去除內臟後進行香肉交易。張小姐蒐證一個多月，<text:span text:style-name="T3">21</text:span>日喬裝買客上門買香肉，甘姓男子如期赴約，帶著白色塑膠袋，裡頭還裝著四肢被去除的小黑犬，身上還滿是鮮血，相當殘忍。<text:span text:style-name="T3"><text:line-break/><text:line-break/></text:span>張小姐確認後，立刻通報警方與新竹縣防治所與新竹縣家畜疾病防治所到場蒐證，甘姓男子見到警方來查，還一度想要把塑膠袋丟到山谷，還辯稱「這不是我的，我是被陷害的」所幸被張小姐制止。甘男交易時還向張小姐說「內臟都去除乾淨了，保證純的！」甘姓男子得知自己無法卸責時，還囂張大罵「殺自己家的狗，又沒錯」<text:span text:style-name="T3"><text:line-break/><text:line-break/></text:span>新竹縣防治所動物保護課課長李陳旺表示，甘性男子已違反《動保法》第<text:span text:style-name="T3">25</text:span>條「故意使動物致死」，可處<text:span text:style-name="T3">1</text:span>年以下有期徒刑或拘役，併科新臺幣<text:span text:style-name="T3">10</text:span>萬元以上、<text:span text:style-name="T3">1</text:span>百萬元以下罰金，警方表示，將全力協助防治所受理案件，訊後會連同證物移送法辦，甘姓男子則依違反《動保法》送辦。</text:p>
      <text:p text:style-name="P1"><text:span text:style-name="T1">陳真</text:span><text:s/>  |  2016.05.22 15:06   |   <text:a xlink:type="simple" xlink:href="http://palinfo.habago.org/Entry?Command=Information_PrintForum&amp;iPage=256#FORUM34588"><text:span text:style-name="T2">#</text:span></text:a></text:p>
      <text:p text:style-name="P3">簡稚澄學長不捨：壓力到底是妖魔鬼怪到了什麼程度<text:span text:style-name="T3"><text:line-break/><text:line-break/>ETtoday<text:line-break/><text:line-break/>2016</text:span>年<text:span text:style-name="T3">05</text:span>月<text:span text:style-name="T3">21</text:span>日<text:span text:style-name="T3"><text:line-break/><text:line-break/></text:span>毛孩送行者簡稚澄自殺身亡，令各界震驚不捨。（圖／翻拍自中天新聞）<text:span text:style-name="T3"><text:line-break/><text:line-break/></text:span>社會中心／綜合報導<text:span text:style-name="T3"><text:line-break/><text:line-break/></text:span>桃園市動保教育園區女園長簡稚澄<text:span text:style-name="T3">5</text:span>日自殺身亡，她的獸醫系學長在臉書撰文悼念學妹，對於她什麼事情都「老實吞下」抱屈，尤其簡稚澄去年才結婚，「很難想像這當中的壓力到底是妖魔鬼怪到了什麼程度」。<text:span text:style-name="T3"><text:line-break/><text:line-break/></text:span>《<text:span text:style-name="T3">ETtoday</text:span>東新森聞雲》獲得簡稚澄學長授權刊載，這篇「難過不捨」全文如下：<text:span text:style-name="T3"><text:line-break/><text:line-break/></text:span>從昨晚得知消息到今天在告別式與妳告別，心情從很<text:span text:style-name="T3">shock</text:span>，很震憾，到很難過至很不捨。<text:span text:style-name="T3"><text:line-break/><text:line-break/></text:span>今天參加妳的告別式，是除了寬寬和謙謙外會讓我久久不能釋懷的告別式，妳與我大學就認識了，在工作後因緣際會下又一起工作了<text:span text:style-name="T3">2</text:span>年多，沒想到原本以為是開朗勇敢的妳，卻選擇了這樣的方式結束了自己的生命，只怪我還不夠認識妳，只認識了外在的妳。<text:span text:style-name="T3"><text:line-break/><text:line-break/></text:span>「聰明，漂亮，愛動物」是大家對妳的評價，榜首第一卻選了這個鳥地方鳥職位，所有獸醫界敬而遠之的地方，連我這偶而才去絕育都覺得受不了那個環境和氛圍，妳卻一週五天甚至六天都呆在那，還頻頻加班到<text:span text:style-name="T3">10</text:span>點。<text:span text:style-name="T3"><text:line-break/><text:line-break/></text:span>問妳為何要選在那，妳每次都用那小女孩般的笑容說想幫助牠們，妳不像一般公務員混水摸魚，長官交待的都老實吞下，民眾無理取鬧也老實吞下，各種不合理的要求也老實吞下，跟妳說過妳這樣真的不適合呆在那裡，妳也是溫柔的說，妳不做沒有別人做。<text:span text:style-name="T3"><text:line-break/><text:line-break/></text:span>簡稚澄（左）曾協助流浪狗電視劇拍攝。（圖／翻攝網路、桃園市文化局）<text:span text:style-name="T3"><text:line-break/><text:line-break/></text:span>遇到疾病的或技術上的疑問，妳不是因為公務員就不管，除了問我們學長姐，還在休假時在外面其他醫院精進技術，可是沒有適合的環境可以讓妳發揮能力，也許這就是台灣目前獸醫師和動保的悲哀，獸醫師沒有專業地位，政府不正視這一塊領域，民眾只會跟風起舞和群起霸凌，動保團體一再消費妳，公務員體系只會劣幣驅逐良幣，長官高高昇下屬苦苦做，整個社會工時過長，超額的責任制，還有各種家裡因素，都是壓力的來源。<text:span text:style-name="T3"><text:line-break/><text:line-break/></text:span>這壓力鍋壓抑太久，久到連舒壓的機會都沒有，後來知道連還在放婚假的你們，長官也不給妳們休息，接著就發生了這件事，這樣的長官是真的適任嗎？這樣的長官沒有責任嗎？<text:span text:style-name="T3"><text:line-break/><text:line-break/></text:span>誰也想不到，真的誰也想不到，剛結婚妳的，剛蜜月旅行的妳，看到妳和他終於有情人終成眷屬，建立了新家庭，大家都替妳們高興，卻在看似開始可以幸福的日子，妳卻放手了一切，很難想像這當中的壓力到底是妖魔鬼怪到了什麼程度。<text:span text:style-name="T3"><text:line-break/><text:line-break/></text:span>這件事有太多的問題，從發生到現在各方都在施壓阻擋一切消息，阻擋消息的結果是大家都霧裡看花，不知道的大家都只能<text:span text:style-name="T3">RIP</text:span>和發表一些可惜的感言，知道的人不敢說的太明白，怕傷害了妳和他，可是整個社會都欠妳和他一個合理的回覆。<text:span text:style-name="T3"><text:line-break/><text:line-break/></text:span>當然，我知道如果這整件事真的全攤在陽光下，是對妳和他都是二次傷害，真的社會知道了真相，先別說依台灣新聞界和政府的爛況是否會有合理回應和處理，依然還是無法還妳和他一個正要開花結果的家庭。<text:span text:style-name="T3"><text:line-break/><text:line-break/></text:span>可是，我真的覺得這社會欠妳和他太多了，想像他之後要面對的日子，想像引起這事的一干人等不痛不癢的繼續過他的生活，真的很難過也不知道該怎樣才是對的選擇。<text:span text:style-name="T3"><text:line-break/><text:line-break/></text:span>學妹，不痛了，不煩心了，妳要繼續好好的。</text:p>
      <text:p text:style-name="P1"><text:span text:style-name="T1">陳真</text:span><text:s/>  |  2016.05.22 14:57   |   <text:a xlink:type="simple" xlink:href="http://palinfo.habago.org/Entry?Command=Information_PrintForum&amp;iPage=256#FORUM34587"><text:span text:style-name="T2">#</text:span></text:a></text:p>
      <text:p text:style-name="P2">獸醫在動保所孤獨奮戰<text:span text:style-name="T3">..</text:span>女動保園長自殺遺願　她揭出真相<text:span text:style-name="T3"><text:line-break/><text:line-break/></text:span>生活中心／綜合報導<text:span text:style-name="T3"><text:line-break/><text:line-break/>ETTODAY<text:line-break/><text:line-break/></text:span>桃園新屋動保教育園區園長簡稚澄，疑因新屋動保區漏雨，加上明年的零撲殺目標，及長期幫動物安樂死等多方壓力，吞安樂藥身亡，引起許多人重視。<text:span text:style-name="T3"><text:line-break/><text:line-break/></text:span>桃市推廣動物保護協會理事劉盈如<text:span text:style-name="T3">21</text:span>日下午<text:span text:style-name="T3">po</text:span>「不良的體制，會殺人」一文吸引<text:span text:style-name="T3">5</text:span>千多人轉貼，她指出，簡稚澄之死，動保處三緘其口，直到報導出來，遺願才曝光。<text:span text:style-name="T3"><text:line-break/><text:line-break/></text:span>「不良的體制，會殺人」全文如下：<text:span text:style-name="T3"><text:line-break/><text:line-break/>2014</text:span>年<text:span text:style-name="T3">4</text:span>月<text:span text:style-name="T3">4</text:span>日，桃園市推廣動物保護協會的前任執行長鄧巧玲，因長期推動收容所改革開放，積勞成疾過世。她生前做的最後一件事，是呼籲桃園市政府重視安樂死緩執行所造成的收容所爆量狀況，並勇敢承攬下安樂死業務，只求能讓狗貓好好的走最後那段路。<text:span text:style-name="T3"><text:line-break/><text:line-break/></text:span>當時，園長簡稚澄和她一起規劃了安樂死作業流程，兩個天真又善良的人，每週五不論晴雨，默默牽著安樂名單上的狗，到草地上吹風、曬太陽、一口口餵牠們吃著肉條，再抱牠們上手術檯（人道安樂），只因為一顆「不想違背初衷」的心－－想對牠們好，不論用甚麼方式、身在甚麼樣的崗位。<text:span text:style-name="T3"><text:line-break/><text:line-break/></text:span>兩年後，<text:span text:style-name="T3">2016</text:span>年<text:span text:style-name="T3">5</text:span>月<text:span text:style-name="T3">5</text:span>日，園長簡稚澄吞下管制藥品身亡，家人選擇在<text:span text:style-name="T3">5</text:span>月<text:span text:style-name="T3">20</text:span>日蔡英文總統就職的這天為她出殯。當我得知消息時，震驚、痛苦、憤怒<text:span text:style-name="T3">…</text:span>太多情緒蜂擁而來，對她的死因，動保處三緘其口。親近的同事、朋友，因為害怕影響家屬心情，只能保持沉默。直到中時記者報導簡園長死後留有「死諫」遺書，才讓園長的遺願得以曝光。<text:span text:style-name="T3"><text:line-break/><text:line-break/></text:span>遺書內容提到「希望這件事能被世人看到，選擇用狗安樂死的方法，是要凸顯現有台灣動保結構的問題。末端的資源、人力不足，源頭管制工作無法做好，流浪狗到了最下游的收容所都是苦難。」<text:span text:style-name="T3"><text:line-break/><text:line-break/></text:span>部分親近者表示，「自從嘉義事件（民雄收容所轉送犬隻到私人狗場，運送途中<text:span text:style-name="T3">42</text:span>犬遭悶死、咬死）後，行政業務量確實大增」，道出園長的疲憊，以及對制度與結構無力轉圜的無奈。<text:span text:style-name="T3"><text:line-break/><text:line-break/></text:span>猶記得<text:span text:style-name="T3">4</text:span>月<text:span text:style-name="T3">1</text:span>日，我們還在動保處開會討論收容所爆量問題，你提到希望能做到「精確捕捉、棄養收費、總量管制」，以降低動物入所數量，但下情始終無法上達，體制顢頇到完全推不動。<text:span text:style-name="T3"><text:line-break/><text:line-break/></text:span>而對於最讓人頭痛的「高達<text:span text:style-name="T3">5</text:span>成以上的棄養量」，我們也一起說好了，從此不再讓政客美化收容所、美化零安樂死政策！不能再讓棄養人丟狗丟的心安理得，毫無包袱！<text:span text:style-name="T3"><text:line-break/><text:line-break/></text:span>由民間團體在外施壓市府，要求撥出資源百分百落實源頭的寵物登記與家犬絕育，唯有源頭減量，才能真正化解末端收容所的超收壓力，進而提升照護品質，讓你可以真正做一個醫病救傷的獸醫師，而不是困在大量的行政作業中，甚至讓你每每望著一隻隻被棄養到收容所，根本明顯遭受長期虐待的狗貓，妳想裁罰飼主為牠們伸冤，卻始終沒轍<text:span text:style-name="T3"><text:s/>( </text:span>現行動保法限制，對於寵物未登記及不當飼養情形，不能即刻裁罰，必須先行勸導<text:span text:style-name="T3">)</text:span>。<text:span text:style-name="T3"><text:line-break/><text:line-break/></text:span>那天我們還討論到最近民眾大量通報捕捉剪耳的<text:span text:style-name="T3">TNR</text:span>狗貓，礙於研考會要求，及「市容查報系統」規定<text:span text:style-name="T3">3</text:span>天內必須處理掉民眾的捕犬陳情，於是管制隊員就算不情願，也只能先抓再說，但收容所已經擠爆了，每天狗咬狗。<text:span text:style-name="T3"><text:line-break/><text:line-break/></text:span>這些話仍言猶在耳，我心中盤算著要如何讓真相浮現，沒有配套及友善環境支持下的<text:span text:style-name="T3">TNR</text:span>政策，就像沒有管好源頭就要貿然實施的零安樂死政策一樣，受苦的都是動物、與最愛動物的那些人。<text:span text:style-name="T3"><text:line-break/><text:line-break/></text:span>義工也同步開始記錄收容所屋舍破舊、漏雨、狗咬狗的事實與證據。但我卻不知道原來你心中正另有盤算，你打算用你這輩子最後僅有、最寶貴的命一條，你竟打算死諫。<text:span text:style-name="T3"><text:line-break/><text:line-break/></text:span>天真、善良、一股傻勁、永遠不會拒絕別人、也不敢要求別人，你什麼事都自己來，最後這件事你也決定要自己來。說好的一起努力呢？你在體制內、我們在體制外，還有收容所義工們的後盾，我以為都說好了，原來是我太天真，而你還是一貫的傻勁。<text:span text:style-name="T3"><text:line-break/><text:line-break/></text:span>你想傾盡你的所有，去吐訴這制度的缺憾，包含行政體系的不支持，立法的不周延，甚至是政治、動保、民粹等各項勢力的角力與拉扯，造成資源分散，讓身在最末端、最卑微的收容所獸醫，用七年時間窮盡一切後，最後只能以死明志。<text:span text:style-name="T3"><text:line-break/><text:line-break/></text:span>你其實不是自殺的，你是被不良的體制謀殺。<text:span text:style-name="T3"><text:line-break/><text:line-break/></text:span>但你知道嗎，這個訊息卻差點被掩蓋，如果沒有中時記者追根究底的精神，你的離世極可能又在政治操弄下，無聲、無息<text:span text:style-name="T3">……</text:span>。甚至還被某市議員消費為是被激進的動保人士所害，於是新聞走向逐步被引導為是動保界贊成與反對安樂死之爭，桃園市政府也順勢落得輕鬆，完全忘了應確實檢討源頭管理不力的原因，與業務人力、動保預算分配的不合理與闕漏之處。如果政治再這麼繼續玩下去，那麼你的死，巧玲的死，那些動物們的死，也就真的更不值了！<text:span text:style-name="T3"><text:line-break/><text:line-break/></text:span>台南大學行政管理系吳宗憲老師在得知你死訊後，凌晨在臉書撰文「在殞落了一位年輕獸醫師之後」，文中呼籲中央政府盡速通過立法，讓動物保護組織提升位階，才能增加人力規劃。至於地方政府也必須提供更多資源，而不是任由獸醫師在收容所孤獨地奮戰。感謝他看出一部分的體制問題，也期待未來能增加動保行政職系的分屬，讓公務獸醫回歸真正的獸醫工作，而非醫療與行政作業兩頭燒。<text:span text:style-name="T3"><text:line-break/><text:line-break/></text:span>更期待民間團體、動保人士能建立共識，一起合作，監督政府做好各項源頭管理工作，不要困在人人想當神，不斷搶資源的局面。就像電影「第十三日」中譚艾珍所言，「如果我們每一年訂定一個共同的目標，集合大家的力量，推動地方官員能夠好好的執行，一年做好一件事，那十年就可以做好十件事，相信台灣會有很明顯的改變。」<text:span text:style-name="T3"><text:line-break/><text:line-break/></text:span>簡稚澄園長死亡的真相，只被記錄在桃竹苗地方版中的小小篇幅。但她想為動物做的事，是那麼的偉大與無私，而身為最末端的收容所獸醫，她真正想扭轉的卻是最源頭的動保政策，以及整體台灣的動保業務結構！「古之列諫之者，死則已矣，未有若史魚死而屍諫，忠感其君者也，不可謂直乎？」<text:span text:style-name="T3"><text:line-break/><text:line-break/></text:span>稚澄在<text:span text:style-name="T3">520</text:span>火化，含意深遠，雖人微言輕，好像只能如此，但也可以不只是如此，因為遺志尚有未亡人。鄭文燦市長、總統蔡英文女士，你們可有聽到？<text:span text:style-name="T3"><text:line-break/><text:line-break/></text:span>謹以此文，紀念並追憶<text:span text:style-name="T3"><text:s/></text:span>簡稚澄<text:span text:style-name="T3"><text:line-break/><text:line-break/>2016</text:span>年<text:span text:style-name="T3">5</text:span>月<text:span text:style-name="T3">21</text:span>日</text:p>
      <text:p text:style-name="P1"><text:span text:style-name="T1">陳真</text:span><text:s/>  |  2016.05.22 14:47   |   <text:a xlink:type="simple" xlink:href="http://palinfo.habago.org/Entry?Command=Information_PrintForum&amp;iPage=256#FORUM34586"><text:span text:style-name="T2">#</text:span></text:a></text:p>
      <text:p text:style-name="P3">「內心痛苦<text:span text:style-name="T3">...</text:span>」簡稚澄<text:span text:style-name="T3">3</text:span>遺書曝光！　獸醫批這行壓力<text:span text:style-name="T3">..<text:line-break/><text:line-break/></text:span>簡稚澄，疑用狗安樂藥自殺。（圖／翻攝自中天新聞）<text:span text:style-name="T3"><text:line-break/></text:span>社會中心／綜合報導<text:span text:style-name="T3"><text:line-break/><text:line-break/></text:span>她的死，引發社會對收容所問題的關注！桃園市新屋動物保護教育園區園長簡稚澄（<text:span text:style-name="T3">32</text:span>歲），疑因新屋動保區漏雨，加上明年的零撲殺目標，及長期幫動物安樂死等多方壓力，吞安樂藥走上絕路。<text:span text:style-name="T3"><text:line-break/><text:line-break/></text:span>簡死後留下<text:span text:style-name="T3">3</text:span>封遺書，內容希望家人能夠諒解。外界認為她希望讓政府重視這個問題，還有獸醫點出這行可能所承受的壓力。<text:span text:style-name="T3"><text:line-break/><text:line-break/></text:span>從北一女、台大獸醫系畢業的簡稚澄，從小愛動物，考上特考榜首卻捨棄當獸醫及坐辦公室做行政職缺，選了沒有人會列為第一志願的偏遠地區動物收容所服務，卻疑似因新屋動保區漏雨，加上明年的零撲殺目標壓力，<text:span text:style-name="T3">5</text:span>日晚間卻開車到到觀音白沙峽燈塔旁，用安樂死藥結束生命。<text:span text:style-name="T3"><text:line-break/><text:line-break/></text:span>根據《蘋果日報》報導，簡稚澄疑因業務需執行動物安樂死，內心痛苦，留下<text:span text:style-name="T3">3</text:span>遺書給家人及同事，分別給父母、丈夫及同事，內容寫道自己很愛動物，但因工作關係，必須對動物安樂死，心裡很掙扎，希望家屬原諒她；另外還希望同仁幫忙照顧動物。<text:span text:style-name="T3"><text:line-break/><text:line-break/></text:span>一位有經驗的獸醫點出簡稚澄可能面對的壓力及無奈，他寫道，一個獸醫要面對數百條狗狗，只要一沒顧好，隨時都可能遇到動保團體投訴。很多動保團體對收容所相當嚴格，一點錯都沒有，狗不能互咬、生病、消瘦，否則隨時都有可能被罵；可能會被愛心人士投訴謾罵，就被長官檢討，收容所的環境又極度不良，獸醫在收容所要處理各種大大小小事，遠超乎外人想像，心理壓力無人知，能待久不容易。<text:span text:style-name="T3"><text:line-break/><text:line-break/></text:span>「動保正義<text:span text:style-name="T3"><text:s/></text:span>全民發聲」臉書團<text:span text:style-name="T3">19</text:span>日<text:span text:style-name="T3">po</text:span>文「桃園市議員謝彰文<text:span text:style-name="T3">‬19</text:span>日市政總質詢，質疑新屋動物收容所設施破損嚴重，且只能收容<text:span text:style-name="T3">300</text:span>隻犬貓的法定空間，但今年<text:span text:style-name="T3">1</text:span>～<text:span text:style-name="T3">3</text:span>月的捕捉、棄養量，竟然就高達<text:span text:style-name="T3">1765</text:span>隻犬貓，更是全國第三高，顯示『末端超量收容』的情形相當嚴重，『源頭管理』也大有問題！」<text:span text:style-name="T3"><text:line-break/><text:line-break/></text:span>文中指出「目前收容欄舍破爛、積水，極易孳生病菌，影響收容動物的健康，且欄舍內動物過多，互相推擠、緊迫，也造成犬舍內不斷發生狗咬狗、動物傷亡的情形，不僅工作人員疲於應付，更是讓認養民眾望之卻步。議員直指這是市府帶頭違反動保法！」<text:span text:style-name="T3"><text:line-break/><text:line-break/></text:span>針對超量收容，謝彰文議員提醒鄭文燦<text:span text:style-name="T3">‬</text:span>市長，切莫忘記自己曾說過要「杜絕濫捕」的動保政見。況且桃園市升格後，已將過去清潔隊抓狗的陋習，回歸動保處統籌，並設立新的動物管制隊負責。既然如此，更應該要做好與民眾的溝通，輔以絕育、教育宣導、動物行為諮詢等配套方式，來降低民眾的棄養量，增進對犬貓行為的了解，盡量避免不必要的人犬衝突和捕捉。</text:p>
      <text:p text:style-name="P1"><text:span text:style-name="T1">陳真</text:span><text:s/>  |  2016.05.22 14:34   |   <text:a xlink:type="simple" xlink:href="http://palinfo.habago.org/Entry?Command=Information_PrintForum&amp;iPage=256#FORUM34585"><text:span text:style-name="T2">#</text:span></text:a></text:p>
      <text:p text:style-name="P5"><text:span text:style-name="T1">我寫不出來想表達的，很多東西只能透過影像，心領神會。</text:span><text:line-break/><text:line-break/>https://goo.gl/iOYwJV<text:line-break/><text:line-break/>https://goo.gl/e2kIcX<text:line-break/><text:line-break/>https://goo.gl/Dskead</text:p>
      <text:p text:style-name="P4"/>
      <text:p text:style-name="P1"><text:span text:style-name="T1">陳真</text:span><text:s/>  |  2016.05.22 02:55   |   <text:a xlink:type="simple" xlink:href="http://palinfo.habago.org/Entry?Command=Information_PrintForum&amp;iPage=257#FORUM34584"><text:span text:style-name="T2">#</text:span></text:a></text:p>
      <text:p text:style-name="P2">就跟台灣很多社運團體一樣，我接觸過越來越多根本就是詐騙集團的所謂動保團體；我也見過許多正義凜然的所謂動保人士或愛心媽媽，有時讓我想起蕭伯納那些話，他說：「我認識許多保護動物者，他們大多野蠻，但我也認識許多獵人，他們卻很善良。」<text:span text:style-name="T3"><text:line-break/><text:line-break/></text:span>我不知道底下這位園長為何自殺，我當然更不是說她肯定就是被誰給逼死的，我只是能理解報導中所提到的這樣一種文革式群眾風氣，動輒搞政治正確，動輒獵巫，全都是以正義之名。動不動就是一窩蜂去<text:span text:style-name="T3"><text:s/>"</text:span>肉搜<text:span text:style-name="T3">" </text:span>誰、公審誰，彷彿正義只是一種根本無須思索的機械化概念；只要誰做了迎合政治正確或主流立場或所謂正義一方的事，哪怕是公然聚眾去毆打一個嫌犯，都能馬上被群眾或主流媒體冊封為什麼正義哥、正義姊。<text:span text:style-name="T3"><text:line-break/><text:line-break/></text:span>反之，誰要是做了哪怕只是一個小小的不討群眾歡喜的動作，或講了一句讓主流人士不順耳的話，馬上就會被揪出來公審，被妖魔化，任何人都可以任意糟蹋他；甚至就連旁人為<text:span text:style-name="T3"><text:s/>"</text:span>壞人<text:span text:style-name="T3">" </text:span>幫腔，也會立刻變成攻擊箭靶。<text:span text:style-name="T3"><text:line-break/><text:line-break/></text:span>你看，過去幾年，大家以人身攻擊及肢體攻擊馬英九及藍營人物為榮；肢體攻擊成功者，迅即成為英雄。但是，對於那些惡行昭彰、貪婪腐敗<text:span text:style-name="T3">(</text:span>許多根本就是人渣<text:span text:style-name="T3">)</text:span>的綠營人物，你去給他丟鞋砸頭試試看，我保證你以及你的家人一定會被群眾以千百倍的方式報復與攻擊。<text:span text:style-name="T3"><text:line-break/><text:line-break/></text:span>其實不光是藍綠政治如此，任何一個社會議題都一樣，比方說核能，純粹就只是一種見仁見智的技術問題或理性問題，但是，只要是主流一方，立即就能把它變成一種彷彿神聖不可侵犯的道德立場，誰敢有異聲，誰就會倒霉。<text:span text:style-name="T3"><text:line-break/><text:line-break/></text:span>我不敢說我看過全世界，但好歹也看過許多國家與社會，我發現，不同國家與社會的人民，確實有著文明水平與素質上的極大落差。老實說，不管此岸或彼岸，我還真沒見過比華人的文明素質更差的人民。特別是在<text:span text:style-name="T3"><text:s/>"</text:span>動輒暴民傾巢而出<text:span text:style-name="T3">"</text:span>、動輒以<text:span text:style-name="T3"><text:s/>"</text:span>力<text:span text:style-name="T3">" </text:span>取代<text:span text:style-name="T3"><text:s/>"</text:span>理<text:span text:style-name="T3">" </text:span>這一點上，台灣應該毫無疑問是全世界最低級的一個社會了。難道你能想像，比方說在英國，會有這樣一種一窩蜂獵巫、造勢、一窩蜂搞所謂政治正確而完全不講一個理字的普遍群眾現象？<text:span text:style-name="T3"><text:line-break/><text:line-break/></text:span>我寫這些，基本上與這位園長無關，只是一個聯想，但我相信這是一個好人。我要是一條狗或一隻貓，我想，貓狗界應該給這樣一個人類立個碑，感謝她愛護咱們貓狗的一番心意。<text:span text:style-name="T3"><text:line-break/><text:line-break/></text:span>我想她講得很對，<text:span text:style-name="T3">"</text:span>生命沒有不同<text:span text:style-name="T3">"</text:span>。我沒法想像，我如何可能只愛阿乖、阿憨、鹿鹿、大頭仔、波波、瑪莉、旺旺、皮皮、熊熊、小胖、超可愛、小白、小黑<text:span text:style-name="T3">...</text:span>等等等，卻不愛世上其牠千千萬萬的狗？我也沒法想像，如果我會愛大則一隻河馬，小則一隻甲蟲的生命，我怎麼可能會不愛人？難道人命不是生命？難道人類不是動物？<text:span text:style-name="T3"><text:line-break/><text:line-break/></text:span>陳真<text:span text:style-name="T3"><text:line-break/><text:line-break/>https://goo.gl/b43bMO<text:line-break/><text:line-break/>http://bepo.ctitv.com.tw/2016/05/73956/<text:line-break/><text:line-break/>http://www.ettoday.net/news/20160520/702051.htm<text:line-break/><text:line-break/>http://goo.gl/pnU9VP<text:line-break/><text:line-break/>http://bepo.ctitv.com.tw/2016/05/74092/<text:line-break/><text:line-break/>http://www.nownews.com/n/2016/05/21/2107917<text:line-break/><text:line-break/>http://goo.gl/1ApTAz<text:line-break/><text:line-break/>==================<text:line-break/></text:span>「毛孩送行者」簡稚澄吞安樂死藥身亡　江祖平慟難認同<text:span text:style-name="T3"><text:line-break/><text:line-break/></text:span>記者阮馨儀／台北報導<text:span text:style-name="T3"><text:s/>2016.05.21<text:line-break/><text:line-break/></text:span>桃園市動物保護教育園區（動物收容所）的園長簡稚澄，<text:span text:style-name="T3">5</text:span>日吞下供犬隻安樂死藥物自殺，留下遺書，表示自己熱愛動物，卻必須經常執行貓狗安樂死的任務，心理非常不舒服，只好結束自己生命。愛護動物的江祖平，看到新聞消息，難過表示「都已經做到這個份上了，還不知道要覺醒嗎？」<text:span text:style-name="T3"><text:line-break/><text:line-break/></text:span>簡稚澄的工作被稱為「毛孩送行者」，捨棄台大高學歷，投身動物保護教育園區，希望為浪浪帶來更好的處遇，宣揚以認養代替購買的理念。充滿理想的她，卻必須經常執行浪浪安樂死的任務，心理備受衝擊，更因工作而背負著動保魔人和正義魔人的責怪漫罵，因此選擇用自己的死亡，提醒世人「生命沒有不同」，並盼政府能夠重視動保的源頭管制。<text:span text:style-name="T3"><text:line-break/><text:line-break/></text:span>簡稚澄用自己的死亡，提醒世人「生命沒有不同」。（圖／翻攝自網路，<text:span text:style-name="T3">2016.05.21</text:span>）<text:span text:style-name="T3"><text:line-break/><text:line-break/>================<text:line-break/></text:span>台大卻選收容所！美女動保員簡稚澄吞藥亡　網淚：大笨蛋<text:span text:style-name="T3"><text:line-break/><text:line-break/></text:span>社會中心／綜合報導<text:span text:style-name="T3"><text:line-break/><text:line-break/></text:span>從北一女、台大獸醫系畢業的簡稚澄（<text:span text:style-name="T3">32</text:span>歲），捨棄當獸醫及坐辦公室做行政職缺，為與動物接觸，她選了沒有人會列為第一志願的偏遠地區動物收容所服務，卻疑似因新屋動保區漏雨，加上明年的零撲殺目標壓力，<text:span text:style-name="T3">5</text:span>日晚間用安樂死藥結束生命。許多網友看了忍不住落淚說「你這個大笨蛋！」<text:span text:style-name="T3"><text:line-break/><text:line-break/></text:span>桃園市新屋動物保護教育園區（動物收容所）園長簡稚澄，從小很喜歡小動物的她，雖然父母不准她養寵物，但在考大學時，她努力與家人溝通，最後以高分進入台大獸醫系就讀，在校期間還獲得<text:span text:style-name="T3">5</text:span>次書卷獎，相當優秀。<text:span text:style-name="T3"><text:line-break/><text:line-break/></text:span>簡稚澄<text:span text:style-name="T3">6</text:span>年多前以第一名成績（特考榜首）考上獸醫，她捨棄坐在辦公室工作的職缺，第一志願就填偏遠的桃園市動物保護教育園區（新屋公立收容所），一心只想要幫忙動物，因為她認為，到收容所更可宣揚以認養代替購買的理念。<text:span text:style-name="T3"><text:line-break/><text:line-break/></text:span>動物防疫所所長傅學理曾表示，大部分的人都不願來做，即使來了也待不久，但簡一待就是<text:span text:style-name="T3">6</text:span>年多，她曾接受訪問表示，當獸醫本來不是人生規劃，但大學時曾聽過傅學理到學校講述動保教育園區狀況，當下就非常希望到園區幫忙。<text:span text:style-name="T3"><text:line-break/><text:line-break/></text:span>但她沒想到人道（安樂死）也是她的工作之一，她曾接受訪問時說，第一天來上班就看了<text:span text:style-name="T3">6</text:span>、<text:span text:style-name="T3">70</text:span>隻（安樂死），她對鏡頭說「回家就哭了一整夜」、「你抱上台的時候，牠是全身發抖的，但是可能我們藥劑一下去，牠<text:span text:style-name="T3">3</text:span>到<text:span text:style-name="T3">5</text:span>秒就走掉了，然後牠就不抖了，其實那是很心酸的。」<text:span text:style-name="T3"><text:line-break/><text:line-break/></text:span>安樂死的心理調適，沒有在大學課程學分裡，這種送行者兼執行者的身分，沒幾個人做得下去。曾被愛狗人士冠上「美女劊子手」的汙名，她說「我沒有在做違背我初衷的事情」。工作盡責的簡稚澄，深得長官同事及志工們喜愛。也是曾登上媒體，被稱為是美女獸醫師、正妹動物收容所長。<text:span text:style-name="T3"><text:line-break/><text:line-break/></text:span>只是，沒想到最後卻傳出疑似因為壓力太大，簡稚澄<text:span text:style-name="T3">5</text:span>日被人發現用安樂狗兒的藥，觀音區一處偏僻地輕生，身邊有遺書。雖然立刻送醫急救，<text:span text:style-name="T3">12</text:span>日仍宣告不治，<text:span text:style-name="T3">20</text:span>日在中壢替她舉辦告別式，上百位動保志工難過哭泣。她在園區養的一隻愛犬「雞蛋黃」，在主人過世後，每天都蹲在園區門口，一直等著園長什麼時候回來看牠，讓人看了鼻酸。<text:span text:style-name="T3"><text:line-break/><text:line-break/></text:span>（圖／翻攝中天新聞。下同）<text:span text:style-name="T3"><text:line-break/><text:line-break/></text:span>據了解，上個月有人在臉書<text:span text:style-name="T3">po</text:span>文指出園區犬舍漏水影片，並表示相當擔心狗狗在裡面過得很痛苦。當時簡澄清漏水是當初為通風留的縫隙，都有加帆布隔絕雨水，並希望收容所改建案能盡快有廠商來，沒想到她最後疑用「安樂流浪狗」的方式，希望政府重視動保源頭管制。<text:span text:style-name="T3"><text:line-break/><text:line-break/></text:span>桃園市議員王浩宇悲憤地在臉書<text:span text:style-name="T3">po</text:span>文「我認為部分太過激進的動保人士要負起最大責任。稚澄園長是那種會一邊執行安樂死，一邊掉眼淚的獸醫，非常關心流浪動物，甚至在園內收養了米克斯雞蛋黃，雖然工作繁忙，但下班後總會留下來陪園內動物散步。」<text:span text:style-name="T3"><text:line-break/><text:line-break/></text:span>王接著說，她工作非常努力，但人力不足的新屋動保園區因過去不良紀錄，常常被攻擊，「園長都跟我抱怨壓力很大，人力不足，讓她一個人當好幾個人用，希望議員能多幫爭取預算。」<text:span text:style-name="T3"><text:line-break/><text:line-break/></text:span>有民眾向《聯合報》爆料，近期桃園明即將啟動零安樂政策，但卻出現棄養潮，市府將「捕犬效率」列為績效，要動保處<text:span text:style-name="T3">3</text:span>天內要處理完民眾陳情。收容所只能收<text:span text:style-name="T3">300</text:span>隻動物，卻有<text:span text:style-name="T3">600</text:span>隻犬貓，並出現狗咬狗狀況，讓簡稚澄壓力相當大。<text:span text:style-name="T3"><text:line-break/><text:line-break/></text:span>不少網友看了都忍不住流淚，難過地說「這園長人很好很有愛心耶！！我家領養的狗都是從她們手中領養過來的，看到這消息感到很難過震驚」、「真正該被罵的是養狗卻又丟棄狗的飼主們吧！」、「好傻的女孩啊！」、「愛狗人在收容所工作室多麼艱難的一件事，內心的壓力我不敢想像。」<text:span text:style-name="T3"><text:line-break/><text:line-break/></text:span>還有人說「園長妳沒有錯，妳盡力了」、「她替那些棄養者承擔太多死亡的痛苦了」、「損失了一位好善良的醫生」、「拜託大家以領養代替購買！」、「看完影片又哭了，好難過。」<text:span text:style-name="T3"> <text:line-break/><text:line-break/></text:span>桃園動保園區園長簡稚澄自殺留遺書，愛狗雞蛋黃每天蹲送別。簡稚澄曾為流浪狗電視劇協助拍攝（圖／翻攝網路、桃園市文化局）<text:span text:style-name="T3"> <text:line-break/><text:line-break/>====================<text:line-break/></text:span>【生前受訪影片】<text:span text:style-name="T3">32</text:span>歲美女動保園長<text:span text:style-name="T3"><text:s/></text:span>吞「狗安樂死藥」身亡<text:span text:style-name="T3"><text:line-break/>2016-05-21 4113<text:line-break/><text:line-break/>20150528</text:span>中天新聞　毛孩送行者簡稚澄　堅持愛動物初衷<text:span text:style-name="T3"><text:line-break/><text:line-break/></text:span>桃園市新屋動物保護教育園區（動物收容所）園長簡稚澄（<text:span text:style-name="T3">32</text:span>歲），曾因外型甜美登上過媒體版面，不過卻傳出月初用安樂狗兒的藥自殺，搶救仍在<text:span text:style-name="T3">12</text:span>日宣告不治，昨在中壢舉辦告別式，讓現場很多動保志工難過不捨。桃園市議員王浩宇也在臉書上<text:span text:style-name="T3">PO</text:span>文懷念她「是一位會一邊執行安樂死一邊掉眼淚的人」。據悉，她選擇用安樂流浪狗的手段，了斷自己生命，盼提醒世人，「生命沒有不同」，呼籲政府做好動保源頭管制。<text:span text:style-name="T3"><text:line-break/><text:line-break/></text:span>王浩宇<text:span text:style-name="T3">20</text:span>日悲憤地在臉書<text:span text:style-name="T3">po</text:span>文「悲憤。年僅<text:span text:style-name="T3">32</text:span>歲的新屋動保園區園長簡稚澄於日前尋短過世，我認為部分太過激進的動保人士要負起最大責任。稚澄園長生前是那種會一邊執行安樂死，一邊掉眼淚的獸醫，她非常關心流浪動物，甚至在園內收養了米克斯雞蛋黃，雖然工作繁忙，但下班後總會留下來陪園內動物散步。」<text:span text:style-name="T3"><text:line-break/><text:line-break/></text:span>從北一女、台大獸醫系畢業的簡稚澄，<text:span text:style-name="T3">6</text:span>年多前以第一名成績（特考榜首）考上獸醫，第一志願卻選擇到桃園市新屋區偏僻海邊的動物保護園區服務。個性樂觀，工作盡責，深得長官、所內員工、動物志工喜愛。也是曾登上媒體，被稱為是美女獸醫師、正妹動物收容所長。<text:span text:style-name="T3"><text:line-break/><text:line-break/></text:span>超愛狗的簡稚澄，生前最煎熬幫狗兒安樂死，時常到獸魂碑哀悼，卻選擇用愛樂狗兒的藥劑，了斷生命。（圖<text:span text:style-name="T3">/</text:span>中時電子報資料照片）<text:span text:style-name="T3"><text:line-break/><text:line-break/></text:span>桃園市政府動保處長陳仁信表示，簡園長工作表現良好，堪稱是「全台表現最好的收容所長」，而園長愛犬「雞蛋黃」在簡死後，「每天在園區門口蹲守，似乎一直在等待最愛她的園長歸來。願每個人都能記得簡園長的好，並把她對毛小孩的愛繼續延續並發揚光大，讓其愛心繼續在園區流傳，發光發熱」。<text:span text:style-name="T3"><text:line-break/><text:line-break/></text:span>陳仁信也說，桃園市動保園區在簡園長及同仁與動保志工的努力下，收容犬貓認養率逐年提升。感謝眾多志工的支持協助，以及園區同仁的辛勞與努力、前往園區認養犬貓的愛心人士。「動保處所有同仁最大的希望，還是請大家都不要棄養動物，沒有棄養就無需收容，希望所有動物都能擁有愛護他們的主人，藉由大家的共同努力，讓桃園有朝一日成為沒有流浪犬貓的城市」<text:span text:style-name="T3"><text:line-break/><text:line-break/>===================<text:line-break/><text:line-break/></text:span>被霸凌者已經不在了<text:span text:style-name="T3">…</text:span>簡稚澄去年才結婚　常被酸女屠夫<text:span text:style-name="T3"><text:line-break/><text:line-break/></text:span>簡稚澄自殺身亡，令各界震驚不捨。（圖／中天新聞）<text:span text:style-name="T3"><text:line-break/></text:span>社會中心／綜合報導<text:span text:style-name="T3"><text:line-break/><text:line-break/></text:span>桃園市動物保護教育園區（動物收容所）女園長簡稚澄<text:span text:style-name="T3">5</text:span>日自殺身亡，令人遺憾與不捨，據了解，熱愛動物的她在遺書上表示，執行貓狗安樂死讓她非常不舒服，希望藉此提醒世人「生命沒有不同」，讓政府做好動保源頭管制。<text:span text:style-name="T3"><text:line-break/><text:line-break/>32</text:span>歲的簡稚澄去年才結婚，<text:span text:style-name="T3">5</text:span>日晚間因為一直沒有回家，丈夫報警，警方在動保教育園區發現她留下的遺書，經過搜尋，深夜<text:span text:style-name="T3">11</text:span>點多在觀音區白沙岬燈塔停車場找到簡的車，但她因為服用安樂流浪動物的藥物而呈昏迷狀態，緊急送醫搶救，延至<text:span text:style-name="T3">12</text:span>日不治。<text:span text:style-name="T3"><text:line-break/><text:line-break/></text:span>簡稚澄什麼事都老實吞下，學長不捨<text:span text:style-name="T3"><text:line-break/><text:line-break/></text:span>簡稚澄與愛犬雞蛋黃，她曾為流浪狗電視劇協助拍攝。（圖／翻攝網路）<text:span text:style-name="T3"><text:line-break/><text:line-break/>20</text:span>日告別式上，同事與收容所的志工都來送她最後一程，每個人都哭紅雙眼，動保處同仁也帶著她認養的愛犬「雞蛋黃」參加，據悉牠每天都在園區門口蹲守主人歸來。<text:span text:style-name="T3"><text:line-break/><text:line-break/></text:span>對於簡稚澄突然離世，桃園市議員王浩宇在臉書<text:span text:style-name="T3">PO</text:span>文，「這幾年來，部分動保人士對新屋動保園區的攻擊跟霸凌很多，簡園長常常被當成攻擊目標，甚至被攻擊成『女屠夫』。」<text:span text:style-name="T3"><text:line-break/><text:line-break/></text:span>「對於一個因為愛動物而選擇到新屋動保園區工作，卻因為業務需要每天必須親自安樂死動物的年輕女孩來說，這些攻擊與霸凌的言論無疑像刀一樣割在她心上，但她還是持續努力，希望把工作做好」，「剛剛爬了爬文，發現這些言論現在都還留在網路上，但被霸凌者已經不在了。這些當初酸言酸語的所謂『動保人士』，你們又在哪裡呢？又為流浪動物做了什麼？」<text:span text:style-name="T3"><text:line-break/><text:line-break/></text:span>不過，有網友留言反駁，「把零安樂政策指向動保團體是完全錯誤，很多真正理解收容所狀況的人、即部分動保人士是反對零撲殺的，因為我們太了解收容所因此擔憂」，王浩宇則回應「我是說少數少數少數」。<text:span text:style-name="T3"><text:line-break/><text:line-break/>===============<text:line-break/><text:line-break/></text:span>才過完蜜月<text:span text:style-name="T3"><text:s/></text:span>美女動保園長為狗兒「死諫」<text:span text:style-name="T3"><text:line-break/><text:line-break/>2016</text:span>年<text:span text:style-name="T3">05</text:span>月<text:span text:style-name="T3">21</text:span>日<text:span text:style-name="T3"><text:s/></text:span>王家禕<text:span text:style-name="T3"><text:line-break/><text:line-break/></text:span>中時電子報<text:span text:style-name="T3"><text:line-break/><text:line-break/></text:span>桃園市動物教育保護園區園長簡稚澄，以安樂狗兒的藥劑自殺。（本報資料照片）<text:span text:style-name="T3"><text:line-break/><text:line-break/></text:span>桃園市動物保護教育園區（動物收容所）園長簡稚澄在本月<text:span text:style-name="T3">5</text:span>日服用安樂狗兒的藥物自殺，昨（<text:span text:style-name="T3">20</text:span>）舉行告別式。年僅<text:span text:style-name="T3">32</text:span>歲便離世，令人不捨。<text:span text:style-name="T3"><text:line-break/><text:line-break/></text:span>簡稚澄畢業於台大獸醫系，以特考榜首考上獸醫師。秉持著一顆熱愛動物的心，選擇到新屋偏鄉，一待就是<text:span text:style-name="T3">6</text:span>年多。卻在<text:span text:style-name="T3">5</text:span>日晚間開車到觀音白沙峽燈塔旁，選擇服用給狗兒安樂死的藥物自殺。<text:span text:style-name="T3"><text:line-break/><text:line-break/></text:span>簡稚澄在園內留下遺書指，「生命沒有不同」，希望政府能做好動保源頭管制。簡稚澄也寫說，選擇以平時對狗兒安樂死的手段自殺，是為了凸顯現有台灣動保結構的問題。因為政府沒有給足資源，無法做好源頭管制，讓流浪狗，以至於最下游的收容所都是苦難。<text:span text:style-name="T3"><text:line-break/><text:line-break/></text:span>一名動保志工在臉書不忍發了數篇文表示，「她是全台最好的園長！」但是遇到沒有擔當、沒有肩膀，只會「要求她去處理不該她負責或不合理事情的爛處長！」<text:span text:style-name="T3"><text:line-break/><text:line-break/></text:span>簡稚澄在獸醫系時的學長也在臉書發文悼念表示，「聰明」、「漂亮」、「愛動物」是大家對她的評價，卻選擇了獸醫界避而遠之的地方去服務。而簡稚澄卻一周五天、甚至六天待在那，頻頻加班到<text:span text:style-name="T3">10</text:span>點，只為了想幫助牠們。學長勸說她不適合待在那，她卻只是溫柔回說「不做沒有別人做」。<text:span text:style-name="T3"><text:line-break/><text:line-break/></text:span>學長還表示，長官高升下屬苦做，過長的工時、超額的責任制，甚至被群眾跟風起舞，與動保團體一同霸凌，種種的壓力累積，讓才剛結婚、剛過完蜜月旅行的簡稚澄，選擇以死明志。該名學長也質疑，「這樣的長官是真的適任嗎？」、「沒有責任嗎？」<text:span text:style-name="T3"><text:line-break/><text:line-break/></text:span>學長也說，從發生到現在各方都在施壓阻擋消息。不知道的發表可惜的感言，知道的人不敢說得太明白。但整個社會都欠她一個合理的答覆。學長稱，即使社會知道了真相，依然無法還「一個正要開花結果的家庭」。<text:span text:style-name="T3"><text:line-break/><text:line-break/></text:span>據了解，簡稚澄在第一天來上班時，便看見<text:span text:style-name="T3">60</text:span>多隻動物被安樂死，回家就難過哭了一整夜。但安樂死也是她的職責所在，議員王浩宇在臉書指，她曾因而被動保人士攻擊成「女屠夫」。<text:span text:style-name="T3"><text:line-break/><text:line-break/></text:span>動保志工也分享中國時報新聞〈死諫？<text:span text:style-name="T3"><text:s/></text:span>動保園長服安樂藥輕生〉表示，「是的！稚澄不是自殺！是對動保整體結構的『死諫』！」該名志工稱，雖然她用最糟的方式要政府正視問題，但還是懇請大家「一起完成她最後的心願」，不要只是個地方小新聞，應該讓大家、政府、官員們都看見！<text:span text:style-name="T3"><text:line-break/><text:line-break/>===========<text:line-break/></text:span>美女動保園長自殺　疑遭控「女屠夫」陷天人交戰<text:span text:style-name="T3"><text:line-break/><text:line-break/>2016</text:span>年<text:span text:style-name="T3">05</text:span>月<text:span text:style-name="T3">21</text:span>日<text:span text:style-name="T3"><text:line-break/><text:line-break/></text:span>蘋果日報<text:span text:style-name="T3"><text:line-break/><text:line-break/></text:span>桃園市動物保護教育園區園長簡稚澄，<text:span text:style-name="T3">5</text:span>日服用動物安樂死藥物自殺過世，消息傳出，家屬與動保人士哀痛萬分。這位美女動保園長，深愛動物，疑因業務需執行動物安樂死，內心極度掙扎，留下<text:span text:style-name="T3">3</text:span>遺書給家人及同事，懇求家屬原諒。<text:span text:style-name="T3"><text:line-break/><text:line-break/></text:span>台大獸醫系畢業的簡稚澄（<text:span text:style-name="T3">32</text:span>歲），<text:span text:style-name="T3">6</text:span>年多前特考榜首考上獸醫師，選擇到新屋偏鄉服務，她個性樂觀，工作盡責，深得長官、所內員工、動物志工喜愛。她不僅喜愛動物，還收養流浪犬，取名愛犬雞蛋黃。<text:span text:style-name="T3"><text:line-break/><text:line-break/></text:span>對於她的死因，引發社會各界關注與惋惜，由於她留有<text:span text:style-name="T3">3</text:span>封遺書，分別給父母、丈夫以及同事，內容提及自己深愛動物，因工作關係，必須執行動物樂死，內心萬般掙扎、痛苦，希望父母等諒解；給同事的遺書，希望同仁好好照顧動物，外界懷疑他以自殺抗議現行動保體制。<text:span text:style-name="T3"><text:line-break/><text:line-break/></text:span>不過桃園市議員王浩宇在臉書上<text:span text:style-name="T3">po</text:span>文懷疑，因簡稚澄在職責上要執行動物安樂死，因此曾遭部分動保人士對她所任職的新屋動保園區的攻擊及網路霸凌，而簡稚澄常常被當成攻擊目標，甚至被攻擊成「女屠夫」，造成她的心理壓力。<text:span text:style-name="T3"><text:line-break/><text:line-break/></text:span>對於王浩宇的指控，動保團體否認，表示沒有做過這樣的攻擊。<text:span text:style-name="T3"><text:line-break/><text:line-break/></text:span>檢警調查，簡稚澄<text:span text:style-name="T3">5</text:span>日被人發現開車停在觀音區白沙岬附近，當時車內留疑似執行動物安樂死的藥物，緊急送醫延至<text:span text:style-name="T3">12</text:span>日不治。（突發中心石明啟／桃園報導）</text:p>
      <text:p text:style-name="P1"><text:span text:style-name="T1">陳真</text:span><text:s/>  |  2016.05.19 03:19   |   <text:a xlink:type="simple" xlink:href="http://palinfo.habago.org/Entry?Command=Information_PrintForum&amp;iPage=257#FORUM34580"><text:span text:style-name="T2">#</text:span></text:a></text:p>
      <text:p text:style-name="P3">常提起一件往事，三十年前唸醫學院大四或大五時，曾經寫了一本班上講義好像叫<text:span text:style-name="T3"><text:s/>"</text:span>臨床實驗診斷學<text:span text:style-name="T3">"</text:span>。我利用講義空白處寫了一些很簡短的話，頂多一兩行，還引用了一些名言。結果，引來警備總部和調查局的大軍壓境，包抄印刷廠，約談、恐嚇印刷廠老闆，企圖阻止講義的付梓。我把此事告知幾位黨外的前輩，後來，情治單位也許有所顧忌，畢竟這只不過是一本給班上同學閱讀的講義，又不是正式出版品，憑什麼查禁呢？就算要查禁，也得讓它先印刷成品，有個書本的樣子，然後你才能依法查禁啊，又不是黑社會，哪有包圍印刷廠禁止印刷的道理。這本講義後來終於還是印出來了。<text:span text:style-name="T3"><text:line-break/><text:line-break/></text:span>你一定會以為我在講義裏頭寫了什麼傷天害理或危害社會的恐怖言論，其實我只是寫了一些如今看來再平常也不過的話。那本講義應該還存在世上某個角落，我曾保留一本，但不知下落。我始終記得我在講義裏面空白處寫的那些話，它們是如此平淡無奇，但卻引起兩大情治系統的強烈干預與恐慌，同時也在班上引來幾乎一面倒的謾罵和指責，說我用骯髒的政治來污染清純的校園，汙染乾淨的學術，污染同學的心靈等等等。<text:span text:style-name="T3"><text:line-break/><text:line-break/></text:span>在那講義中，我引用了好像是某位西方人的一段話，他說：主流媒體總是煽動我們去懷恨那些一心善待我們、為我們付出代價的人，卻同時操弄我們去崇拜那些藉著傷害社會大眾利益來謀取私利的人。我手邊沒有原文，但大意如此，就這樣兩句話。我另外還引用了一句悼詞，記得是哈佛哲學系幾位老師悼念殷海光的一兩句話。還有，我節錄了林雙不以方素敏的名義寫給林義雄的一首詩，名叫<text:span text:style-name="T3"><text:s/>"</text:span>盼望<text:span text:style-name="T3">"</text:span>，開頭幾句是這麼寫的：<text:span text:style-name="T3">"</text:span>人家說你是好漢，我就哭了，我寧願你，只是孩子的父親。<text:span text:style-name="T3">"<text:line-break/><text:line-break/></text:span>後來，有一位黨外的朋友，要我寄這本惹出軒然大波的講義給他，他想知道究竟哪裏犯了大忌。於是我就把它裝在牛皮紙袋裏，封好信封口，拿去郵局寄。當我走進郵局，立即感覺氣氛不對，櫃員之間彼此迅速交換眼神，不久之後，一位自稱主管的人從裏頭辦公室走出來，問我要寄什麼，我說我要寄一本班上講義。他說要先檢查，看看有沒有違禁品或易燃物在裏頭。我就拆開信封讓他檢查。<text:span text:style-name="T3"><text:line-break/><text:line-break/></text:span>郵局主管拿出講義，迅速翻到某一頁，指著上面那段有關<text:span text:style-name="T3"><text:s/>"</text:span>主流媒體<text:span text:style-name="T3">" </text:span>的名言說：<text:span text:style-name="T3">"</text:span>像這種東西不能寄<text:span text:style-name="T3">"</text:span>。我說，郵局有規定說寄東西之前必須先檢查言論內容嗎？但他依然堅持說這種東西就是不能寄，說這是在傷害國家社會。然後又翻開另一頁，指著<text:span text:style-name="T3"><text:s/>"</text:span>盼望<text:span text:style-name="T3">" </text:span>那首詩，很不屑地用力在講義上一再戳了好幾下，強調說：<text:span text:style-name="T3">"</text:span>你看你看，這是什麼東西！<text:span text:style-name="T3">"</text:span>。我本來都還和顏悅色，後來就發火了，引來眾人側目。郵局主管怕場面不好收拾，就同意讓我寄，但要求先影印一份備案。後來事實證明，那本講義根本沒有寄出。<text:span text:style-name="T3"><text:line-break/><text:line-break/></text:span>我提這往事，想說兩件事：<text:span text:style-name="T3"><text:line-break/><text:line-break/></text:span>第一，台灣人經常嘲笑大陸不民主，不自由。可是，不過頂多也才三十年前，當時台灣之恐怖肅殺，比起時下的大陸，恐怕要更加不民主不自由幾百倍。但是，台灣人還不是就這樣走了過來。不同社會，原本就有其不同的發展模式與發展路徑先後；在所謂自由與民主這方面，兩岸只能說是半斤八兩，沒有什麼好驕傲的，憑什麼驕傲得好像我們多自由而大陸人多麼不自由似的。<text:span text:style-name="T3"><text:line-break/><text:line-break/></text:span>我念高中時，經常會買一些英文雜誌來看。好好一本雜誌，經常當你買到手時就已經剪得到處都是洞，或是塗滿黑色簽字筆，甚至整頁撕掉；凡是出現中共的相關報導都得毀屍滅跡才行，要不就是在每一本雜誌裏頭，凡是有出現中共官員的圖片處，就在那個官員頭上蓋個大大的章，蓋個<text:span text:style-name="T3"><text:s/>"</text:span>匪<text:span text:style-name="T3">" </text:span>字。<text:span text:style-name="T3"><text:line-break/><text:line-break/></text:span>再比方說，還記得李再鈐嗎？一位雕塑家，八零年代在台北美術館展覽一件作品，外觀上從某個角度看來像顆星星，重點是，它是紅色的。於是，這下不得了，<text:span text:style-name="T3">"</text:span>為匪宣傳<text:span text:style-name="T3">" </text:span>的大帽子就來了，於是美術館館長為了自保，趕緊擅自把這件雕塑品全部改漆成銀色，還對外說星星必須是銀白的，不可以是紅色的。<text:span text:style-name="T3"><text:line-break/><text:line-break/></text:span>這樣一些例子是特例嗎？當然不是。它只是一種為期數十年的生活常態。比方說，我們家從小開電影院，我經常看電影看到真的很氣，很想毀滅地球，媽的！每一部片都被官方給剪得支離破碎，然後才允許上映。警察局同時還會事先發公文給電影院，告訴你說哪些段落被我們剪掉了以及剪掉的原因何在等等。我唸小學時曾經收集了一大疊這類公文，真是覺得很不可思議。接吻，不行！太猥褻太不衛生了！有害民心士氣。不小心露出三角褲，不行！太低級了，妨害善良風俗！出現秋風掃落葉的畫面，也不行！落葉怎麼可以不掃乾淨？難道是要嘲笑蔣總統所推動的<text:span text:style-name="T3"><text:s/>"</text:span>新生活運動<text:span text:style-name="T3">"</text:span>？鄧麗君唱<text:span text:style-name="T3"><text:s/>"</text:span>何日君再來<text:span text:style-name="T3">" </text:span>的插曲也不行，統統得剪掉，整首歌禁唱。為什麼？因為期待君再來的這個<text:span text:style-name="T3"><text:s/>"</text:span>君<text:span text:style-name="T3">" </text:span>是誰啊？一定是指的共匪解放軍；這種思想是要槍斃的。電影<text:span text:style-name="T3"><text:s/>"</text:span>教父<text:span text:style-name="T3">" </text:span>中，老教父不是被暗殺嗎？他的一個手下好像是一個人在喝水時，自言自語講了一句<text:span text:style-name="T3"><text:s/>"</text:span>灰暗的一天<text:span text:style-name="T3">"</text:span>。媽的，連這樣也不行，官方說這句話太悲觀了，你是對蔣總統所帶給你的美好生活有所不滿嗎？否則為什麼感嘆灰暗？簡直就是存心挑撥政府與人民的感情，打擊民心士氣。<text:span text:style-name="T3"><text:line-break/><text:line-break/></text:span>無數的例子，根本不可能說得完。你看，吾友柏楊是因為什麼原因被抓去綠島關了九年又<text:span text:style-name="T3">26</text:span>天？就只因為翻譯了一篇大力水手的漫畫，他太搞笑了，翻譯時居然學起蔣公平常訓話的固定台詞<text:span text:style-name="T3"><text:s/>"</text:span>各位親愛的軍民同胞們<text:span text:style-name="T3">"</text:span>，就這樣一句話，換來九年多的酷刑與黑牢。據我所知，柏楊被抓後還被刑求痛毆，打碎了膝蓋骨。請問，時下的大陸有這麼離譜嗎？沒有吧。我的意思當然不是說大陸現況應該得滿分，而只是說，每個社會各自有其不同的問題與發展模式及背景。台灣人總以為自己很自由，彷彿本質上、血統上比大陸人優越似的，那真的是頭殼壞掉了，要不就是故意睜眼說瞎話。<text:span text:style-name="T3"><text:line-break/><text:line-break/></text:span>第二個想說的是我所仰慕的馬英九。我仰慕的國內外政治領袖不多，當代或近代人物中，甘地不算的話，金大中應該排名第一，馬英九亦名列前矛；善良，溫和，理性，正直，文明，能力好，知識豐富，聰慧，行事嚴謹，守法，清廉，幽默，生活單純，無私，勤奮，踏實，平實，低調，樸素，平易近人等等等。除了守法守得有點守過頭以及尊重體制尊重得好像腦袋有點硬硬的不轉彎之外，我找不到他的任何缺點。在台灣這樣的社會中，居然會出現這樣良善正直的政治人物，我只能說是一種特例。<text:span text:style-name="T3"><text:line-break/><text:line-break/></text:span>當然，我知道我這樣講恐怕又要惹禍，這島上沒有幾個人會認同我講的，而這恰恰也就是我要說的問題癥結所在，就如同我三十年前闖禍的那本講義中所引用的那段話：主流媒體總是煽動我們去懷恨那些一心善待我們、為我們付出代價的人，卻同時操弄我們去崇拜那些藉著傷害社會大眾利益來謀取私利的人。馬英九恰恰就是這段話一個最典型的例子。一個極其罕見的良善優秀正直清廉的政治人物，竟然就這樣硬是被<text:span text:style-name="T3"><text:s/>"</text:span>白白布染到黑<text:span text:style-name="T3">"</text:span>，硬是醜化抹黑造謠羞辱得簡直臭不可聞。<text:span text:style-name="T3"><text:line-break/><text:line-break/></text:span>你看，綠營及其綠油油的無恥齷齪主流媒體，長期以來對馬英九是如何造謠抹黑與羞辱，甚至鼓動暴民對其肢體攻擊以羞辱之，甚至以斗大篇幅公然以<text:span text:style-name="T3"><text:s/>"</text:span>畜牲<text:span text:style-name="T3">" </text:span>形容之。阿扁的那個沒出息且貪婪腐敗的兒子陳致中，就是這麼公開罵馬英九是<text:span text:style-name="T3"><text:s/>"</text:span>畜牲<text:span text:style-name="T3">"</text:span>。一些綠油油的名嘴或名教授們，動輒<text:span text:style-name="T3"><text:s/>"</text:span>馬英九，我幹你娘<text:span text:style-name="T3">"</text:span>，經常用各種極其不堪的字眼及謠言，羞辱其家人，甚至連當時剛過世的馬英九父親，竟也被公開造謠說什麼他<text:span text:style-name="T3"><text:s/>"</text:span>幹他自己的乾女兒<text:span text:style-name="T3">" </text:span>之類。這些人，真是無恥齷齪到可以說是喪失基本人性與良知的地步；無數卑劣惡行，罄竹難書。這樣一些人，當你看久了，你真是會對人類這種生物的基本人性感到懷疑。<text:span text:style-name="T3"><text:line-break/><text:line-break/></text:span>雖說公眾人物有其充份管道可以為自己辯駁與澄清，但是，面對這樣一種鋪天蓋地的抹黑與造謠及羞辱，各位不妨捫心自問，如果你明明不是這樣的人，卻長年以來被極其成功地抹黑醜化成全民所不屑的全民公敵，不知你心裏做何感想？你還會想要盡一切努力去貢獻這樣一個不斷傷害你的社會與人民嗎？<text:span text:style-name="T3"><text:line-break/><text:line-break/></text:span>相反地，就如同我在講義中的那段引用所說，明明是個良善無私清廉正直的人，卻被群眾普遍視為奸人惡棍；然而那些簡直找不到形容詞來形容其卑劣無恥齷齪貪婪與低能的人，卻反而成為眾人所追逐仰慕的神，成為什麼英雄或理想家改革家或什麼民主與進步人士等等等。你不會覺得很可悲，很荒唐嗎？<text:span text:style-name="T3"><text:line-break/><text:line-break/></text:span>哲學上有個討論，<text:span text:style-name="T3">"</text:span>究竟好人有沒有可能受傷害？<text:span text:style-name="T3">" </text:span>我覺得是不可能啦。你怎麼可能去傷害太陽？你怎麼可能去傷害一朵美麗的花？你就算把它踐踏成泥，或對它潑糞撒尿，它難道就會因此而變成一朵齷齪的花？你永遠都不可能傷害他的美好本質，你只能傷其形體，傷其外在名聲，但是，一朵美麗的花，難道會因為沒有人看見它的美麗或對其產生醜陋的誤解而失去它美麗的光采？當然不會。也因此，好人是不可能被傷害的。一個社會，如此糟蹋一個義人，受害的只會是社會大眾本身。<text:span text:style-name="T3"><text:line-break/><text:line-break/></text:span>底下是馬英九昨天發表的一段搞笑影片：<text:span text:style-name="T3"><text:line-break/><text:line-break/>http://goo.gl/gyJhMH<text:line-break/><text:line-break/>https://www.youtube.com/watch?v=Y7MUC8cnhgI<text:line-break/><text:line-break/></text:span>這影片還蠻好笑的我覺得，但好笑的同時，我心裏還是難免會有一些難過。雖然我相信在某個重要的意義上，好人不會受到傷害，雖說<text:span text:style-name="T3"><text:s/>"</text:span>零落成泥輾作塵，只有香如故<text:span text:style-name="T3">" (</text:span>陸游詩句<text:span text:style-name="T3">)</text:span>，但是，誰會喜歡看到一朵美麗的花遭人踐踏如斯？<text:span text:style-name="T3"><text:line-break/><text:line-break/></text:span>陳真<text:span text:style-name="T3"><text:line-break/><text:line-break/>p.s.: </text:span>至於底下這一位，我就不多做評論了。<text:span text:style-name="T3"><text:line-break/><text:line-break/>=========================== <text:line-break/></text:span>看完馬總統自嘲影片<text:span text:style-name="T3"><text:s/></text:span>柯文哲「戒慎恐懼」：以後不要變那樣<text:span text:style-name="T3"><text:line-break/><text:line-break/></text:span>作者羅意瑾<text:span text:style-name="T3"><text:s/>| </text:span>風傳媒<text:span text:style-name="T3"><text:s/>– 2016</text:span>年<text:span text:style-name="T3">5</text:span>月<text:span text:style-name="T3">18</text:span>日<text:span text:style-name="T3"><text:line-break/><text:line-break/></text:span>「以後不要變他那樣！」台北市長柯文哲對於總統馬英九<text:span text:style-name="T3">18</text:span>日在臉書上發表的自嘲影片，說自己看完了之後要警惕自己「戒慎恐懼」。<text:span text:style-name="T3"><text:line-break/><text:line-break/></text:span>柯文哲<text:span text:style-name="T3">18</text:span>日出席國小模範生表揚大會，面對媒體詢問是否有觀賞該影片，柯文哲說，自己本來沒有看，是知道媒體要問，只好上去看。<text:span text:style-name="T3"><text:line-break/><text:line-break/></text:span>總統馬英九在臉書上傳自嘲影片，說自己平時都會關心臉書上網友的留言，有的是建設性留言，有的則是讓他哭笑不得。影片當中，就自嘲自己要珍惜「死亡之握」，並用護手霜擦拭雙手，也自娛過去的口誤「逆轟高灰」，甚至自問自答「請問你是馬腦水母嗎？」「寶寶不是馬腦水母，可是寶寶不說」。<text:span text:style-name="T3"><text:line-break/><text:line-break/></text:span>然而，種種幽默自嘲看在柯文哲眼中卻認為：「每次看到他（馬總統）就戒慎恐懼，以後不要變他那樣」。媒體繼續追問哪方面需要戒慎恐懼，柯文哲即回應：「好啦，不要再講了」。</text:p>
      <text:p text:style-name="P1"><text:span text:style-name="T1">陳真</text:span><text:s/>  |  2016.05.18 02:42   |   <text:a xlink:type="simple" xlink:href="http://palinfo.habago.org/Entry?Command=Information_PrintForum&amp;iPage=257#FORUM34579"><text:span text:style-name="T2">#</text:span></text:a></text:p>
      <text:p text:style-name="P2">文末是李毅先生透過<text:span text:style-name="T3"><text:s/>email </text:span>傳來的一篇文章。我曾搞笑式地批評過他的上一篇文章，還因此搭了一座<text:span text:style-name="T3"><text:s/>"</text:span>兩岸比武擂台<text:span text:style-name="T3">"</text:span>。李先生上一篇跟這一篇基本上是一個意思，也就是主張儘速武力統一台灣。我相信以台灣人對於現實事務的冷感<text:span text:style-name="T3"><text:s/>(</text:span>台灣人表面上對於統獨好像很激情，特別是選舉時，但骨子裏其實對其真實血肉之嚴肅性並不感興趣<text:span text:style-name="T3">)</text:span>，應該沒有幾個人會像我這樣，逐字把它讀完。但我奉勸各位不妨還是把它讀一讀，因為我相信它即便在你看來如此荒謬無理，依然代表著島內外許多人的真實心聲。<text:span text:style-name="T3"><text:line-break/><text:line-break/></text:span>島外的人理解台灣往往與事實有很大的落差，就如同台灣人對於島外的世界往往也一無所知或多所扭曲與誤解一般。當然，後者<text:span text:style-name="T3"><text:s/>(</text:span>即台灣人<text:span text:style-name="T3">) </text:span>是根本連想去理解島外世界的一絲念頭也沒有；如果有的話，理應沒有人能忍受台灣這樣一種低能反智低級猥瑣到極點的所謂<text:span text:style-name="T3"><text:s/>"</text:span>新聞報導<text:span text:style-name="T3">"</text:span>。但是，大陸可不一樣喔，不管官方或民間，大陸基本上是很徹底務實的，不像台灣人整天浸泡在永無止境的選舉口水與無聊八卦中；談起統獨，不痛不癢，充滿口水歡樂，好好玩哦，彷彿這東西就只是在網路上或電視上灑灑口水，弄個什麼網軍，搞些損人的修辭或什麼<text:span text:style-name="T3"><text:s/>kuso</text:span>，造個勢，然後就完事了似的。<text:span text:style-name="T3"><text:line-break/><text:line-break/></text:span>至於台灣這些所謂台獨政治人物，事實上也沒有一個當真。基本上，你還是把他們看成藝人或看成奸商騙徒，也許才比較貼近事實。你看，比方說綠委陳亭妃，為了爭奪黨內提名台南市長候選人資格，為了討好選民，最近竟然在立法院公然指責相關部會首長與軍方將領說，國軍的訓練怎麼可以讓軍人流鼻血在地上爬呢，害人家白嫩嫩的小手手小腿腿都磨破皮了啦，這樣倫家的把拔馬麻們看了會心疼的，以後誰還敢讓小孩子去當兵啊？！<text:span text:style-name="T3"><text:line-break/><text:line-break/></text:span>由此你就可以知道，這些人，你不要看他整天喊台獨建國喊得好像很勇敢，喊得震天價響，那只是一種騙術，一種演戲，藉以騙取選票，如此而已。就我三十幾年來的認識與理解，真正嚴肅的台獨人士，恐怕數不滿一個巴掌，絕大多數都只是一種選舉詐術，完全不能當真，比放屁還更加不真實。至於一般人當然更是如此。請你告訴我，台灣人那麼自私，那麼溫吞，跡近窩囊，那麼擅於為個人前途精打細算，幾個人會想命喪沙場？就如當初日本統治者後藤新平對於台灣人之民族性的評語：怕死、愛錢，虛榮愛面子<text:span text:style-name="T3"><text:s/>(</text:span>亦即喜歡當官、喜歡光宗耀祖、高人一等<text:span text:style-name="T3">)</text:span>。我只是想說，台灣人對於統獨其實是缺乏任何深思熟慮與真實信念的，而且充滿操控性。特別是選舉旺季一到，綠油油的政治人物或主流媒體一炒作，大家就沸騰了，就跟煮開水一樣，說沸騰就沸騰；但是，過不了一會兒，開水就涼了，涼到彷彿根本就沒有這回事似的。<text:span text:style-name="T3"><text:line-break/><text:line-break/></text:span>當然，長久以來的媒體與教材洗腦，台灣人確實普遍對於大陸人充滿厭惡與不屑，但這樣一種族群挑撥下的情緒性認知，事實上完全不能和台獨信念畫上等號，也無法從中做出任何必然的推論。台灣人性格投機且一窩蜂，熱衷於流行事物；當主流之風吹向東，大家就趕緊一窩蜂往東靠；吹向南，大夥就又一窩蜂往南擠，他實際上完全缺乏對於兩岸關係或統獨立場的任何真實信念。<text:span text:style-name="T3"><text:line-break/><text:line-break/></text:span>也因此，如果所謂<text:span text:style-name="T3"><text:s/>"</text:span>和平統一已無可能<text:span text:style-name="T3">"</text:span>、<text:span text:style-name="T3">"</text:span>必須儘速武力解放台灣<text:span text:style-name="T3">" </text:span>的論調是基於這樣一種<text:span text:style-name="T3"><text:s/>"</text:span>台灣人幾乎全是台獨份子且無改變之可能<text:span text:style-name="T3">" </text:span>的立論基礎，那麼，這樣一種結論是大有問題的。這樣一種認知基礎<text:span text:style-name="T3"><text:s/>(</text:span>亦即認為台灣人彷彿個個是堅定的台獨份子或什麼<text:span text:style-name="T3"><text:s/>"</text:span>天然獨<text:span text:style-name="T3">")</text:span>，在我看來，跡近幻想，絕非事實。台灣人沒有那麼<text:span text:style-name="T3"><text:s/>"</text:span>務實<text:span text:style-name="T3">" </text:span>與<text:span text:style-name="T3"><text:s/>"</text:span>熱血<text:span text:style-name="T3">" </text:span>啦，在這方面，他是活在夢裏頭的，每天隨著主流媒體及政治人物一下沸騰，一下高潮，玩得好開心，全然不知真實血肉為何物。事實上，你也很難說這樣一種政治操控下的表面現象是一種具有現實意義的信念或立場。<text:span text:style-name="T3"><text:line-break/><text:line-break/></text:span>李毅教授鼓吹立即武統，他要鼓吹什麼，我沒辦法管得著他，但從他前後兩篇文章的各種有關武統之後的所謂善後問題，你很清楚就可以看見裏頭的虛妄成份，事實上跟科幻小說差不多了，比方說什麼移民幾千萬人來台灣，或什麼創立幾個將會蒸蒸日上的中國黨之類。當然，武力強大者自信只要武力夠強，想幹什麼就能幹什麼，而且往往都能如其所願。美國不就是一個最好的例子嗎？再怎麼荒唐可鄙乃至血腥殘酷泯滅人性的事，他照樣都能幹得出來，並且一一得逞，然後留下一大堆宛若人間煉獄般的爛攤子。難道祖國也打算這樣對付所謂同胞？明明是現實上不可行、不應該的、肯定會留下無數恐怖後遺症的作法，卻偏要把這樣一些幻想與妄念藉由壓倒性的武力付諸實現，這是一種理性的作法嗎？憑什麼說它會導向一個結果良善的終極和平，而不是導向一種永無止境的紛亂與衝突？<text:span text:style-name="T3"><text:line-break/><text:line-break/></text:span>姑且不說所謂武統在本質上的荒謬與造孽，就算光以成敗論是非，這樣一種橫柴入灶的作法，事實上對誰都沒有好處；恐怕只會對美國有好處而已，至少美國人絕不會有任何損失，卻能坐看兩岸兄弟相殘，見縫插針，擴大衝突，鼓吹暴動反抗或各種恐怖攻擊，進而坐收更多漁翁之利。我若是一個壞心眼的美國總統，我會巴不得大陸趕緊血洗台灣，而美國至少在這過去半個多世紀來，從來就沒有一位領導人不是秉持著這樣一種極其邪惡的興風作浪念頭。<text:span text:style-name="T3"><text:line-break/><text:line-break/></text:span>接下來，我要對台灣社會說的是：統獨不是網路遊戲，不是選舉口水。不管統或獨，它都得付出重大代價。特別是台獨，後果將會是災難性與毀滅性的。我知道綠營那些人渣混蛋們肯定會說：<text:span text:style-name="T3">"</text:span>咱勇敢的台灣人不是讓人嚇大的！不要以此來威脅我們台灣人！<text:span text:style-name="T3">" </text:span>但我不是威脅，而僅僅只是陳述任何一個嚴肅的觀察者應該都能認知到的一個基本現實。<text:span text:style-name="T3"><text:line-break/><text:line-break/></text:span>現實是這樣一種東西：我們當然可以儘情渴望，用力幻想各種美妙的理想，但是，現實卻往往不會照著我們所幻想的方向走。現實就像一座山，你很難叫一座大山來依你的腳步，你只能依著既有的山路走，儘可能地迴避路途中的各種危險。你當然也可以歷經艱難地鑿出屬於自己的一條路，但你不可能什麼代價也不用付出，那是政客人渣們欺騙你的說詞，你可千萬別當真。當災難一來，我敢保證，這些檯面人物，這些<text:span text:style-name="T3"><text:s/>"</text:span>勇敢的台灣人<text:span text:style-name="T3">"</text:span>，會溜得比誰都快，立場將會轉彎得比誰都還迅速。<text:span text:style-name="T3"><text:line-break/><text:line-break/></text:span>將近三十年前，我公開主張台獨，為此付出家破人亡的慘痛代價。二十年前，來到海外之後，看見了世界，看清楚了很多事，我轉而支持統一，但我之所以不願鼓吹統獨是因為，我相信：任何一種信念或主張，最好是每個人都應該透過自己的大腦和眼睛去觀察，去深思熟慮，進而得出屬於自己的結論，而不是直接以他人的觀察與經驗做為結論。我一直盡力避免對任何一個人產生這樣一種所謂影響力。我想做的只是提出<text:span text:style-name="T3"><text:s/>"</text:span>或許<text:span text:style-name="T3">" </text:span>比較接近真實的描述，供各位判斷。<text:span text:style-name="T3"><text:line-break/><text:line-break/></text:span>就好比說，我知道哪些人是一心只想撈取個人權位、美名與私利的騙子、歹徒與人渣，因為我認識這些人或這一類人幾十年了。但是，大家卻把他們當成神，當成什麼民主人士、民族英雄，我還能說什麼呢？再比方說，我看到前方是個懸崖，至於你是否依然還是要往前走，以身試崖，基本上我是沒有意見的。雖然沒意見，但難免感到可悲，因為有些東西是如此顯而易見，它並不是什麼個人見解，而是鋼鐵般的事實，為何眾人卻看不見呢？<text:span text:style-name="T3"><text:line-break/><text:line-break/></text:span>我不是一個信口開河的人，我向來相信一件事：<text:span text:style-name="T3">"</text:span>知十說其一<text:span text:style-name="T3">"</text:span>。我也許知道十，但我僅說其一，這會使得我比較不容易讓一己偏見或獨斷資訊所誤導。我當然不是說我不會犯錯。在公眾事務上，我犯的錯可多了。比方說，我曾經和那個綠油油的勢力是所謂<text:span text:style-name="T3"><text:s/>"</text:span>同志<text:span text:style-name="T3">"</text:span>，跟他們一起做了很多我曾經以為是正確的事；我還參與創立了這個不惜危害台灣社會以謀取私人利益的綠油油政黨。但是，基本上，我已經盡一切可能和努力，讓自己盡量減少犯錯。也許知其十僅說其一還不夠嚴謹，應該知其百而僅說其一才對。<text:span text:style-name="T3"><text:line-break/><text:line-break/></text:span>自從歐巴馬上台以來，我平常細究外界各種訊息的主要觀察重點之一就是美國的所謂重返亞太政策。講這樣比較好聽，事實上就是準備在亞洲挑起戰爭；而我也的確觀察到這樣一種明顯跡象。如果你問我，何時會發生第三次世界大戰？如果你願意聽我一席真心話，我會跟你說，第三次世界大戰不是何時發生，而是已經發生，難道你真的一點都看不出來以中、美兩國為首的各國勢力，每天都在為戰爭柴火密集做準備，就只看誰開那第一槍而已，而烽火戰場離我們不遠，事實上它就在我們家門口。如果你覺得這是危言聳聽，我也沒辦法。但我至少在這過去十年來的無數觀察與閱讀，恰恰就是得到這樣一種結論。當然，我希望我錯得離譜，因為我們每個人恐怕都付不起戰爭的代價。<text:span text:style-name="T3"><text:line-break/><text:line-break/></text:span>台灣人談事情常有這樣一種邏輯就是：人們應依其主張而行事。比方說，反對死刑者，人們就會罵他說，如果歹徒來殺你全家，看你還反不反對死刑；或是乾脆呼籲大家趕緊來傷害反對死刑者，讓他們知道他們的想法有多荒謬。依照這樣一種台式思維邏輯，那麼，台海若有因台獨而起的戰事，我們是不是應該優先徵調那些支持綠營、支持台獨建國的人士上戰場才對。<text:span text:style-name="T3"><text:line-break/><text:line-break/></text:span>今天，如果你只是決定自己今天晚上要去哪吃飯，看是要吃魯肉飯還是義大利麵都行，那是你的自由；吃得好或壞，你得一己承擔，各人造業各人擔。但是，在公眾事務上卻非如此。任何一個荒唐主張與決定，因之所產生的一切重大後果，卻是由所有人來承擔。如果有人真的那麼勇敢，真的那麼願意為所謂神聖的台獨建國效命，那麼，這份為國捐軀的榮耀與神聖使命，理當優先由他們來享用才對。<text:span text:style-name="T3"><text:line-break/><text:line-break/></text:span>我並不是說我們應該屈服於武力威脅而放棄一切信念，我只是說，任何信念都得賦予它應有的真實血肉，而不是永遠都只是關起門來自欺欺人。世界與現實，並不會因為有人拒絕認知它而失去它應有的現實意義以及應有的血肉本質。三十年前，當我走上群眾講台喊出台獨，我就知道我將會有什麼可悲的下場。三十年前，當我決定參與<text:span text:style-name="T3"><text:s/>"</text:span>反戒嚴抗蔣家<text:span text:style-name="T3">" </text:span>的<text:span text:style-name="T3"><text:s/>"519</text:span>綠色行動<text:span text:style-name="T3">"</text:span>，我知道我得在出門抗爭前寫下遺書，因為我知道我很可能一去不回，我知道這一切都不是兒戲。我從來都不是一個會屈服於生命與暴力威脅的人，自然也不會希望人們輕易地在暴力面前低頭。重點是：你真的想清楚這一切了嗎？你真的知道自己在幹什麼嗎？你真的願意為某個信念付出慘烈代價嗎？如果這一切都是肯定的。那麼，暴力有什麼可怕的呢？<text:span text:style-name="T3"><text:line-break/><text:line-break/></text:span>今天，假若你的家人或你的小孩，面臨一種抉擇，事關重大，事關毀滅，難道你不會想提醒他：<text:span text:style-name="T3">"</text:span>你真的想清楚了嗎？這真的就是你要的嗎？你真的願意為它付出重大代價嗎？<text:span text:style-name="T3">" </text:span>還是你反而會跟他說：<text:span text:style-name="T3">"</text:span>免驚啦！衝啊！怕啥曉！咱攏係勇敢的台灣人啦！<text:span text:style-name="T3">" </text:span>鼓勵他不用深思熟慮就直接跟他拼了？然後卻攻擊那些提出示警或請他三思的人，說他們是台奸，為敵人說話，恐嚇咱台灣人。<text:span text:style-name="T3"><text:line-break/><text:line-break/></text:span>所羅門王剛當王時才二十歲，很擔心自己見識淺薄。有一天，上帝來到他的夢裏頭說：<text:span text:style-name="T3">"</text:span>你有什麼渴求嗎？<text:span text:style-name="T3">" </text:span>所羅門王說：<text:span text:style-name="T3">"</text:span>請賜給我智慧吧。<text:span text:style-name="T3">" </text:span>有一天，兩位婦女爭奪一名嬰兒，爭執了老半天，各有說法，難以判斷。所羅門王就說：<text:span text:style-name="T3">"</text:span>不用爭了啦。來人啊！西瓜刀拿來！把嬰兒切成兩半，一人一半最公平。<text:span text:style-name="T3">" </text:span>其中一位婦女一聽，嚇壞了，趕緊說：<text:span text:style-name="T3">"</text:span>大王且慢，嬰兒就送給對方好了，我不要了，大王您別切他。<text:span text:style-name="T3">" </text:span>另一位婦女卻說：<text:span text:style-name="T3">"</text:span>大王真是英明啊，一人一半確實最公平。<text:span text:style-name="T3">" </text:span>你想，哪一位會比較像是嬰兒真正的母親？<text:span text:style-name="T3"><text:line-break/><text:line-break/></text:span>為了方便大家閱讀，我把李先生的<text:span text:style-name="T3"><text:s/>"</text:span>荒謬<text:span text:style-name="T3">" </text:span>文章給編排了一下，全文一字不漏張貼如下。很多荒謬的想法，並不會因其荒謬而不去實行。就如同我覺得會去支持綠營的人，腦子應該是進水了，腦袋液化了吧，否則怎麼會有人去支持一個存心以欺騙謀取私人利益的詐騙集團？太荒謬了！但是，荒謬之事卻往往反而盛行於世。所以，不要輕視或小看任何一種在你看來也許很荒謬的想法或主張，特別是那些有可能形成主流的人事物，一旦成為主流，再怎麼荒謬都還是會發生。侵略伊拉克夠荒唐了吧？推翻利比亞夠惡劣了吧？以民主之名毀滅敘利亞夠卑鄙血腥了吧？但它們仍然一個接一個不斷發生。<text:span text:style-name="T3"><text:line-break/><text:line-break/></text:span>台灣人要獨要統，我沒意見。我有意見的是：不管統或獨，每個人最好對它嚴肅以待，深思熟慮，不要讓自己的生命與身家財產成為騙徒歹徒或好戰份子的祭品。這話並不必然隱含著<text:span text:style-name="T3"><text:s/>"</text:span>統一<text:span text:style-name="T3">" </text:span>的結論，而僅僅表明：一個嚴肅的事情，不會因為你把它娛樂化或低能化，進而就能使之成為一種低級娛樂而失去它應有的嚴肅性。<text:span text:style-name="T3"><text:line-break/><text:line-break/></text:span>很多台灣人常喜歡強調所謂<text:span text:style-name="T3"><text:s/>"</text:span>維持現狀<text:span text:style-name="T3">"</text:span>，問題是，天底下有哪一種國內外局勢是有所謂<text:span text:style-name="T3"><text:s/>"</text:span>現狀<text:span text:style-name="T3">" </text:span>可以永無止境地<text:span text:style-name="T3"><text:s/>"</text:span>維持<text:span text:style-name="T3">" </text:span>下去的？就連每一個人的今日容顏尚且老於昨日，何況千變萬化的複雜國際局勢，哪來現狀可以維持？事實上，時間的拖延，只會使台灣自身的籌碼與發言權越來越少，少到所剩無幾。現在談兩岸和平協議尚有籌碼可談，還能儘可能地保有兩岸之間往後各自深切發展與交流的更多時間與空間，一旦是被強迫統一，便只能宰割由人。但是，綠營及其一票同路人，為了權位，為了選舉，卻把這樣一種簽署兩岸和平協議的提議給妖魔化成所謂通敵之陰謀。<text:span text:style-name="T3"><text:line-break/><text:line-break/></text:span>事實上，我也不是真的主張統一。如果站在台灣人<text:span text:style-name="T3"><text:s/>"</text:span>自身<text:span text:style-name="T3">" </text:span>的利益上來看，那麼，遠離中美兩大國的角力與鬥爭，保持某種實質意義上的長遠中立，恐怕會是一個更好的選擇。問題是，這樣一個選項是否存在於現實之中？我想還是有的。一中架構下的兩岸和平協議就保有這樣的可能性。台灣人長年當美國人的狗，完全沒有尊嚴可言，遑論什麼主權，但台灣人卻當狗當得很開心，實在想不通一中架構下的各自發展與交流，為何卻成為洪水猛獸而不堪聞問？<text:span text:style-name="T3"><text:line-break/><text:line-break/></text:span>不過，這些都不是我想講的。這種一己之見無須多說，我想說的仍然只是一些問句：<text:span text:style-name="T3">"</text:span>這真的就是你所要的所謂理想？<text:span text:style-name="T3">" "</text:span>這真的是你深思熟慮的結果<text:span text:style-name="T3">?" "</text:span>你真的願意為它付出慘烈代價<text:span text:style-name="T3">?" </text:span>如果答案是肯定的，那麼，我將無話可說。我害怕的從來都不是武力與血腥，而是無知與愚昧所鑄下的長遠痛苦後果，這話當然得奉送給兩岸各自的所謂愛國人士。因義而死是美麗的，正直的，但是因為愚蠢與無知而死，不管是死自己或死別人，卻是如此荒唐而可悲。<text:span text:style-name="T3"><text:line-break/><text:line-break/><text:line-break/></text:span>陳真<text:span text:style-name="T3"><text:s/>2016. 05. 18.<text:line-break/><text:line-break/>================<text:line-break/></text:span>芝加哥<text:span text:style-name="T3">2016</text:span>年海峽兩岸關係發展座談會<text:span text:style-name="T3"><text:line-break/>2016</text:span>年<text:span text:style-name="T3">5</text:span>月<text:span text:style-name="T3">15</text:span>日中午<text:span text:style-name="T3">12</text:span>點<text:span text:style-name="T3"><text:line-break/>518 W Crossroads Pkwy <text:line-break/>Bolingbrook, IL 60440<text:line-break/><text:line-break/></text:span>李毅再論和平統一已無可能<text:span text:style-name="T3"><text:line-break/><text:line-break/></text:span>尊敬的多位前輩僑領，尊敬的李紅衛會長，尊敬的徐泰生前輩，尊敬的各位來賓，您好！<text:span text:style-name="T3"><text:line-break/><text:line-break/></text:span>再有五天，蔡英文就要在臺灣上臺執政了。感謝會議給我機會，分享一下我的研究成果。我的觀點只代表我個人，不代表大陸任何軍公教單位，與大陸任何軍公教單位完全無關。我的近十萬字的實地調查<text:span text:style-name="T3">field study </text:span>研究報告<text:span text:style-name="T3">research report</text:span>《李毅臺灣觀選記》，廣為流傳。海峽兩岸都有學者寫文章評論我這個研究報告。今天，在這裏，第一，簡要敍述一下<text:span text:style-name="T3">“</text:span>和平統一已無可能<text:span text:style-name="T3">”</text:span>的基本邏輯。第二，簡要回應一下兩岸學者評論我這個研究報告的文章。第三，根據會議的要求，<text:span text:style-name="T3">“</text:span>討論海峽兩岸關係發展<text:span text:style-name="T3">”</text:span>。第四，根據會議的要求，<text:span text:style-name="T3">“</text:span>提建議、獻計策<text:span text:style-name="T3">”</text:span>。為了便於閱讀，把第四部分提前放在卷首。<text:span text:style-name="T3"><text:line-break/><text:line-break/></text:span>一．提建議<text:span text:style-name="T3"><text:s/></text:span>獻計策<text:span text:style-name="T3"><text:line-break/><text:line-break/></text:span>我沒有新的建議。這裏簡單羅列一下，我在《李毅臺灣觀選總結：和平統一<text:span text:style-name="T3"><text:s/></text:span>已無可能》中，對戰爭與和平的戰略建議。台獨勢力在臺灣迅速坐大，統一勢力在臺灣迅速消亡，和平統一，已無可能。現在不解決臺灣問題，臺灣問題必將無限期拖延下去，且日益惡化。當斷不斷，貽害子孫，貽害無窮，長痛不如短痛。該出手時要出手，狹路相逢勇者勝。<text:span text:style-name="T3"><text:line-break/><text:line-break/></text:span>第一，儘快武力統一臺灣，按照王洪光《大陸如何在戰爭中統一臺灣》的描述，殺雞用牛刀，使用盡可能大的兵力與火力，速戰速決。<text:span text:style-name="T3"><text:line-break/><text:line-break/></text:span>第二，在動手之前，中央對台辦政黨局，儘快籌組臺灣三個新的愛國政黨：中國國民黨，中國民主進步黨，中國青年黨，準備在大軍上島後，適時恢復五級選舉，民主選舉臺灣省長、臺灣省議會，等五級官員。<text:span text:style-name="T3"><text:line-break/><text:line-break/></text:span>第三，中央對台辦研究局，儘快修改臺灣大中小學教材，撥亂反正，堅決刪除一切去中國化、兩國論、一邊一國論、仇中反中、鼓吹台獨、反對統一的內容，恢復臺灣省是中國的一個省、要做堂堂正正的中國人、台獨是漢奸的教材內容，準備在大軍上島後，立即頒行新教材。<text:span text:style-name="T3"><text:line-break/><text:line-break/></text:span>第四，中央對台辦法規局，儘快全面修訂臺灣現行所有法律，特別是經濟法規與行政法規，把中華民國某某法，改為中國臺灣省某某法，大軍上島後，立即頒行。<text:span text:style-name="T3"><text:line-break/><text:line-break/></text:span>第五，中央對台辦交流局，儘快擬定寫明大軍上島的《兩岸和平協定》，在開戰前要求臺灣當局簽署，大兵壓境，兵臨城下，以武力為後盾，爭取實現解放大軍和平登上臺灣島。<text:span text:style-name="T3"><text:line-break/><text:line-break/></text:span>第六，出於底線思維，準備最多移民臺灣<text:span text:style-name="T3">2500</text:span>萬人。大軍速戰速決上島後，如果經濟能夠迅速恢復，五級選舉能夠迅速恢復，社會能夠很快安定下來，可以不考慮大規模移民。如果台獨頑固分子，執迷不悟，繼續搗亂，破壞社會穩定，就立即大規模移民。臺灣<text:span text:style-name="T3">17</text:span>個縣市，哪里不安定，就往哪里移民，哪里越不安定，就往哪里多移民，如果全台不安定，就最多移民<text:span text:style-name="T3">2500</text:span>萬。<text:span text:style-name="T3"><text:line-break/><text:line-break/></text:span>如果出於某種難以理解的原因，近期不出兵，那麼，和平對台工作的總戰略就是：破壞台獨勢力，保護統一火種。<text:span text:style-name="T3"><text:line-break/><text:line-break/></text:span>第一，鑒於臺灣將由主張台獨的政黨和領袖長期執政，九二共識不復存在，大陸立即解散海協會，取消國台辦的名義，改用中共中央對台辦的名義，進行對台工作。用政黨關係大張旗鼓開展各項對台工作。政黨關係也屬於民間關係，不受任何法律規範，比如<text:span text:style-name="T3">WTO</text:span>的法律，等等。<text:span text:style-name="T3"><text:line-break/><text:line-break/></text:span>第二，中共中央對台辦，要求臺灣當局，立即恢復國統會，立即恢復《國統綱領》。鑒於大陸海協會已經解散，大陸海協會與臺灣海基會這兩個民間團體簽署的<text:span text:style-name="T3">23</text:span>項協定，就不存在了，為了挽救兩岸關係，中共中央對台辦要求立即與臺灣國統會重新簽署這<text:span text:style-name="T3">23</text:span>項協定。<text:span text:style-name="T3"><text:line-break/><text:line-break/></text:span>第三，鑒於臺灣當局拒絕恢復國統會，為了挽救兩岸關係，在臺灣當局恢復國統會之前，中共中央對台辦暫時與黃復興党部重新簽署這<text:span text:style-name="T3">23</text:span>項協定。由黃復興黨部的總部與其在全臺灣的分部，在全臺灣暫時代理現在臺灣海基會的工作。政黨對政黨，民間對民間。由黃復興黨部代行海基會的工作，將對臺灣朝野的台獨勢力，産生極大的破壞作用、分化作用、瓦解作用，將使全臺灣朝野台獨勢力寢食難安、如坐針氈、像熱鍋上的螞蟻、惶惶不可終日。同時極大地支援臺灣行將滅亡的統一火種。<text:span text:style-name="T3"><text:line-break/><text:line-break/></text:span>第四，大陸現有幾萬家台商。大陸和臺灣現在每年有<text:span text:style-name="T3">1200</text:span>億美元的生意，臺灣到大陸<text:span text:style-name="T3">800</text:span>億美元，大陸到臺灣<text:span text:style-name="T3">400</text:span>億美元。絕不允許台獨勢力、台獨分子再沾手一分錢。對大陸台商，抓大放小，從最大的五家台商、十家台商、五十家台商、一百家台商做起，要求它們在臺灣三大報紙之一刊登顯著廣告：<text:span text:style-name="T3">“</text:span>大陸與臺灣均是中國的領土，促成國家的統一，應是中國人共同的責任<text:span text:style-name="T3">”</text:span>。任何公司，任何台商，要想沾手這每年<text:span text:style-name="T3">1200</text:span>億美元的生意，都要查一查，中共對台辦自己查也行，委託黃復興党部查也行，看看與台獨勢力有沒有密切關係。如果本人是台獨分子，沒門。如果三族之內有台獨頭面人物，必須去給這個頭面人物做工作，要這個頭面人物公開支援統一，或宣佈與這個頭面人物脫離親屬關係。總之，在大陸賺人民幣，在臺灣支援台獨，這種事情，一分錢也不能再發生了。<text:span text:style-name="T3"><text:line-break/><text:line-break/></text:span>經過努力工作，五年之後，黃復興黨部，或許可以從<text:span text:style-name="T3">9</text:span>萬人恢復到<text:span text:style-name="T3">90</text:span>萬人，十年之後，或許可以恢復到<text:span text:style-name="T3">200</text:span>萬人。但是，上述這些工作，無論做得多麼好，無論做多少年，都不能導致和平統一。最後還是要武力統一。總之，從今往後，武力統一之外的和平對台工作，又難吃，又難看，浪費大量人力、物力、財力，費力不討好，事倍功半。還是不如現在就打過去算了。<text:span text:style-name="T3"><text:line-break/><text:line-break/></text:span>二．<text:span text:style-name="T3">“</text:span>和平統一已無可能<text:span text:style-name="T3">”</text:span>的基本邏輯<text:span text:style-name="T3"><text:line-break/><text:line-break/></text:span>我的實地調查<text:span text:style-name="T3">field study</text:span>研究報告<text:span text:style-name="T3">research report</text:span>《李毅臺灣觀選記》，近十萬字，分為<text:span text:style-name="T3">11</text:span>篇，大陸和全球很多中文網站全文轉發，查閱率動輒十數萬。略為遺憾的是，多數讀者，不看前<text:span text:style-name="T3">10</text:span>篇，直接看第<text:span text:style-name="T3">11</text:span>篇《李毅臺灣觀選總結：和平統一<text:span text:style-name="T3"><text:s/></text:span>已無可能》。其實，這個總結，是從前<text:span text:style-name="T3">10</text:span>篇研究報告中推導出來的，讀者如果看一下前<text:span text:style-name="T3">10</text:span>篇研究報告，或許自己也能從中推導出來<text:span text:style-name="T3">“</text:span>和平統一已無可能<text:span text:style-name="T3">”</text:span>這個結論。<text:span text:style-name="T3"><text:line-break/><text:line-break/>“</text:span>和平統一已無可能<text:span text:style-name="T3">”</text:span>這個結論，是用社會學方法推導出來的。主要變數<text:span text:style-name="T3">variable</text:span>，主要資料<text:span text:style-name="T3">data</text:span>，就是臺灣的大中小學教材。二十多年來，不論國際政經形勢如果變化，不論大陸經濟勢力、軍事實力如何壯大，不論島內是李登輝執政、陳水扁執政、還是馬英九執政，島內反對統一、支援台獨的比例穩步上升，支援統一的比例穩步下降，為什麼？因為，<text:span text:style-name="T3">1994</text:span>年以來，李登輝、陳水扁、蔡英文，成功修改了臺灣的大中小學教材。在新教材中強力灌輸去中國化、兩國論、一邊一國論、仇中反中、鼓吹台獨、反對統一。取得了圓滿的成功。現在，臺灣<text:span text:style-name="T3">40</text:span>歲以下的人，都是這種教材教育出來的。所以，現在臺灣<text:span text:style-name="T3">40</text:span>歲以下的人，反對統一、堅持台獨的程度，比民進黨更激烈、更堅定。所以，今天，臺灣擁護現在統一的人，不到<text:span text:style-name="T3">1%</text:span>。五年以後，<text:span text:style-name="T3">45</text:span>歲以下的人，都是這種教材教出來的。十年以後，<text:span text:style-name="T3">50</text:span>歲以下的人，都是這種教材教出來的。二十年以後，<text:span text:style-name="T3">60</text:span>歲以下的人，都是這種教材教出來的。反對統一的人，只會越來越多。擁護統一的人，只會越來越少。時間，在蔡英文一邊。台海形勢，十分險惡，和平統一，已無可能。<text:span text:style-name="T3"><text:line-break/><text:line-break/></text:span>這個險惡的台海形勢，我們大陸人在美國感受得非常直觀。<text:span text:style-name="T3">1996</text:span>年，二十年前，在美國遇到<text:span text:style-name="T3">40</text:span>歲以下的臺灣人，十個人裏面，有七個認為自己也是中國人。<text:span text:style-name="T3">2006</text:span>年，十年前，在美國遇到<text:span text:style-name="T3">40</text:span>歲以下的臺灣人，頂多有三個承認自己也是中國人。<text:span text:style-name="T3">2016</text:span>年，在美國遇到<text:span text:style-name="T3">40</text:span>歲以下的臺灣人，百分之百，自己首先聲明：我是臺灣人，我不是中國人。你如果多問一句：你是臺灣人，同時也算中國人吧？馬上就會吵起來，說不定會打起來。<text:span text:style-name="T3"><text:line-break/><text:line-break/></text:span>和平統一，已無可能，因為，修改教材，已無可能。未來和平統一的唯一可能性在於，很多年之後，在臺灣出現一個領袖，能夠全面修改臺灣的大中小學教科書，把去中國化、兩國論、一邊一國論、仇中反中、鼓吹台獨、反對統一的內容全部去掉，恢復臺灣省是中國的一個省、要做堂堂正正的中國人、台獨是漢奸的教材內容，然後保證這種教材在臺灣使用二、三十年，培養出來新一代反對台獨的有中國意識的中國人，然後實現兩岸和平統一。現在看來，這種可能性是白日做夢、癡人說夢、天方夜譚。台獨勢力絕不會允許出現這種前景，美日也絕不會允許出現這種前景。最重要的是，大陸根本沒有任何方式方法可以促成或導致這種前景的出現。<text:span text:style-name="T3"><text:line-break/><text:line-break/></text:span>上述研究能否成立，還請海內外台海問題專家指教。如果，<text:span text:style-name="T3">“</text:span>和平統一已無可能<text:span text:style-name="T3">”</text:span>這個研究結果是成立的，那麼，自然而然，大陸，要麼放棄中國統一，要麼就只能武力統一，或積極準備武力統一。早在一年前，大陸《環球時報》發表的王洪光《大陸如何在戰爭中統一臺灣》一文，就全面論述了，大陸現在完全有能力，隨時在戰爭中統一臺灣。既然在軍事上已經完全具備了統一臺灣的能力，那現在還等什麼？<text:span text:style-name="T3"><text:line-break/><text:line-break/></text:span>三．回應兩岸學者評論我的文章<text:span text:style-name="T3"><text:line-break/><text:line-break/></text:span>對於我這個研究報告，兩岸學者發表了一些評論文章，我對所有評論文章及其作者表示衷心的感謝。<text:span text:style-name="T3">2016</text:span>年<text:span text:style-name="T3">3</text:span>月<text:span text:style-name="T3">10</text:span>日，臺灣《中國時報》發表了邱文秀的文章《兩岸和平統一無望？陸學者文章引激辯》。邱文秀這篇文章在大陸和全球華人互聯網廣為流傳。邱文秀的文章，短小精悍，言簡意賅，全面介紹了《李毅臺灣觀選總結：和平統一<text:span text:style-name="T3"><text:s/></text:span>已無可能》的主幹觀點，並附上我這篇研究報告的全文。<text:span text:style-name="T3"><text:line-break/><text:line-break/>2016</text:span>年<text:span text:style-name="T3">3</text:span>月<text:span text:style-name="T3">11</text:span>日，臺灣《中國時報》發表了張亞中的文章《當大陸對和平統一絕望》。張亞中這篇文章在大陸和全球華人互聯網廣為流傳。大陸官方網站轉發了這篇文章。張亞中的文章，高屋建瓴，帶有德國哲學的思辨性。張亞中指出：這些日子，大陸的知識界廣泛在傳李毅的文章《和平統一已無可能》。從李登輝開始，到民進黨執政期間，<text:span text:style-name="T3">“</text:span>離者<text:span text:style-name="T3">”</text:span>的聲音愈來愈大，除了陳水扁在任內少數幾年因為要掩飾貪腐而選擇暴衝以外，他們絕大多數時間是主張<text:span text:style-name="T3">“</text:span>和<text:span text:style-name="T3">”</text:span>，但是在<text:span text:style-name="T3">“</text:span>離<text:span text:style-name="T3">”</text:span>的<text:span text:style-name="T3">“</text:span>去中國化<text:span text:style-name="T3">”</text:span>政治、社會、文化的動作上卻從來沒有停止。不僅是民進黨歷次的相關決議文都是以<text:span text:style-name="T3">“</text:span>臺灣主權獨立<text:span text:style-name="T3">”</text:span>為基礎，在歷史教科書上也是絕不放鬆，更惡劣者，不惜用親日本殖民行為來做為去中國化的工具。當大陸人看到兩岸認同快速斷裂，以及徹底看穿民進黨的<text:span text:style-name="T3">“</text:span>隱離揚和<text:span text:style-name="T3">”</text:span>策略時，<text:span text:style-name="T3">“</text:span>晚打不如早打<text:span text:style-name="T3">”</text:span>的<text:span text:style-name="T3">“</text:span>武統<text:span text:style-name="T3">”</text:span>言論必會慢慢上揚。李毅的文章只是一個起點，但對於大陸人民對和平統一的認知可能是一個拐點。<text:span text:style-name="T3"><text:line-break/><text:line-break/>2016</text:span>年<text:span text:style-name="T3">3</text:span>月<text:span text:style-name="T3">12</text:span>日，臺灣《東森新聞》發表了邱毅的文章《和平統一無望論？後遺症嚴重是下下策》。邱毅這篇文章在大陸和全球華人互聯網廣為流傳。邱毅指出：最近大陸學者李毅的<text:span text:style-name="T3">“</text:span>和平統一無望論<text:span text:style-name="T3">”</text:span>，在台灣很受到重視，聽説大陸兩會期間，與會者也高度關注此文。我不同意李毅的結論，因為我不認為習大會以武統下策來解決台灣問題。但我同意李毅的部分觀察，也就是台灣的獨派勢力越來越大，而且大陸給的讓利越多，獨派越視同理所當然，越是倡狂。李毅認定北京必將放棄和平統一，改採武力統一快速解決台灣問題。我認為習大是有智慧的人，他懂得孫子兵法中<text:span text:style-name="T3">“</text:span>上兵伐謀，其次伐交，再次伐兵，最下攻城<text:span text:style-name="T3">”</text:span>的道理，他也熟悉<text:span text:style-name="T3">“</text:span>圍點打援<text:span text:style-name="T3">”</text:span>的戰術操作，因此和平統一應該仍是他解決台灣問題的上策，要搞到武力統一，則是下下之策了。我判斷在和平統一戰略下，北京至少有六個戰術可能會運用：一是中斷兩岸官方與半官方的協商，但鼓勵民間協商與交流。二是禁絶台獨傾向人士在大陸賺錢牟利。三是大幅減少陸客來台觀光。四是限制台灣農產品銷往大陸，並停止大陸對台工業品採購。五是加速區域經濟整合，邊緣化台灣經濟。六是挖台灣外交邦交國，促成外交雪崩。北京有這麼多籌碼和戰術來達成和平統一的戰略目標，他又何須採取下下策的武力統一呢？何況武力統一的後遺症太嚴重了，我不相信智慧如習大者會如是為。<text:span text:style-name="T3"><text:line-break/><text:line-break/>2016</text:span>年<text:span text:style-name="T3">3</text:span>月<text:span text:style-name="T3">15</text:span>日，辜寬敏九十大壽，席開三十桌，臺灣朝野冠蓋雲集。辜寬敏發表了一些十分犀利的思想。大陸和全球華人媒體廣泛做了報道，全球華人網站紛紛轉發，包括大陸的官方網站。辜寬敏說他畢生為之奮鬥的有三大理想。第一個理想是臺灣獨立。第二理想是中國國民黨改名為臺灣國民黨。第三個理想是中國正式承認臺灣是一個獨立的國家，讓臺灣加入聯合國，中國與臺灣成為兄弟之邦。現在他九十歲了，第一個理想已經順利實現了，第二個理想、第三個理想正在順利實現之中。接著，辜寬敏說：大陸對臺灣已經毫無辦法。這句話，被很多媒體用作大標題。辜寬敏說：大陸對臺灣已經毫無辦法；<text:span text:style-name="T3">1</text:span>）辜振甫親口對辜寬敏說過根本就不存在九二共識，大陸如果再逼臺灣承認九二共識，臺灣人民只會更加討厭大陸；<text:span text:style-name="T3">2</text:span>）臺灣現在己經有一百多個國家免簽，就算幾個邦交國斷交，只要免簽沒動，便沒有人覺得有什麼影響；<text:span text:style-name="T3">3</text:span>）陸客方面，其實現在獲利的都是港資的旅行社與特産店，絕大多數的臺灣人根本沒有從陸客那裏賺到任何利益，所以即使撤回陸客，也沒有太大影響，臺灣民衆的反應反而會叫好；<text:span text:style-name="T3">4</text:span>）至於冷凍兩岸經貿，則是說易行難，何況兩岸經貿目前已經開始自然趨冷，因此也無須緊張。<text:span text:style-name="T3"><text:line-break/><text:line-break/></text:span>我完全同意邱毅的觀點：和平統一是上策，武力統一是下下策。但邱毅這六個戰術，無論怎麼搞，都無法實現和平統一，我在<text:span text:style-name="T3">11</text:span>篇研究報告中，都已經討論過了。辜寬敏的觀點，也再次論證了這六個戰術無法實現和平統一。毛澤東數次說過：我喜歡右派，因為右派說實話。我要說：我愛辜寬敏，因為辜寬敏說實話。辜寬敏的上述分析，事實求是。我在臺灣實地調查也發現，辜寬敏的這些說法，不是孤立的，是有廣泛代表性的，代表了目前臺灣領導集體和多數民衆的基本思想。辜寬敏的分析，再次說明，這六個戰術，即使全部實施，對台獨勢力也不會有什麼震懾作用。相反，只會有利於蔡英文藉以煽動和團結臺灣民衆，只會使臺灣離大陸更遠，離統一更遠。說句實話：李登輝、陳水扁、蔡英文，之所以敢堅持台獨，就是因為十分瞭解、根本不怕這六個戰術。李登輝、陳水扁、蔡英文，都明確反對臺灣經濟過度依賴大陸，都明確力主<text:span text:style-name="T3">“</text:span>南向政策<text:span text:style-name="T3">”</text:span>，根本就不怕兩岸經貿衰退，甚至對兩岸經貿衰退求之不得。更重要的是，這六個戰術，根本不能改變臺灣的大中小學教材，因而根本不能改變，今後臺灣擁護台獨的人越來越多、擁護統一的人越來越少，這樣一個大趨勢。如果和平統一確實無望，坐視臺灣問題無限期拖延下去，坐視臺灣問題日益惡化，當斷不斷，貽害子孫，貽害無窮，是下下下策。<text:span text:style-name="T3">1949</text:span>年<text:span text:style-name="T3">4</text:span>月，蔣介石拒絕在《和平協定》上簽字，毛澤東如果不立即過江，中國就會再現南北朝，後果不堪設想。渡江之後，如果不立即進軍新疆、進軍西藏，後果也不堪設想。今日台海，形勢何其相似，且更為惡劣。<text:span text:style-name="T3"><text:line-break/><text:line-break/>2016</text:span>年<text:span text:style-name="T3">3</text:span>月<text:span text:style-name="T3">17</text:span>日，臺灣《海峽評論》<text:span text:style-name="T3">303</text:span>期<text:span text:style-name="T3">-2016</text:span>年第<text:span text:style-name="T3">3</text:span>期，發表金人的文章《兩岸和平統一是否已經無望？》。金人的文章，切中要害，直指命門。金人這篇文章在大陸和全球華人互聯網廣為流傳。大陸官方網站也轉發了這篇文章。金人指出：台灣選後網路世界的相關論述格外熱鬧，近期間有幾篇文字頗受注意，引起很多討論交鋒，確實反映出主要是大陸一方的觀點轉變，其中又以原南京軍區副司令員王洪光發表的《大陸如何在戰爭中統一台灣》，以及旅美社會學家－－人大重陽研究員李毅發表的《台灣觀選總結－－和平統一已無可能》兩文最具代表性。李毅提出的諸多論點中尖銳的咬定，蔡英文執政後的兩岸關係說詞即使沒有出格，也不可能有助於兩岸真正和解結束分裂敵對，北京的和平統一路線事實上已走下不去，改弦更張乾坤一擊奠定千秋有何不可？而王洪光的論述便成為李毅主張可行的背書。<text:span text:style-name="T3"><text:line-break/><text:line-break/>2016</text:span>年<text:span text:style-name="T3">3</text:span>月<text:span text:style-name="T3">18</text:span>日，臺灣《中國時報》發表傅應川的文章《戰爭腳步逼近<text:span text:style-name="T3"><text:s/></text:span>臺灣置若罔聞》。傅應川這篇文章在大陸和全球華人互聯網廣為流傳。大陸官方網站轉發了這篇文章。傅應川的文章，充滿高級軍事專家的智慧韜略。傅應川指出：最近李毅的一篇《和平統一已無可能》的文章，從大陸的知識界傳遞到臺灣，並在網上熱議。不但兩岸有不同的回想，臺灣民衆的反應也是兩樣情。除了引起部分統獨論戰外，反對此論的民衆，更斥為崇尚武力，叫囂兩岸戰爭的負面評價，而無視于文章的理性探討與戰爭即將來臨的警示。李毅析論現階段兩岸的敵對狀況，特別以這次臺灣大選為觀察指標，不但解析兩岸為解決意識型態的衝突，已用盡了一切政治手段；大陸現行的兩岸政策，無法導引臺灣意識型態向其期望的方向發展；大選結果國民黨的潰敗，更象徵兩岸交流基礎的<text:span text:style-name="T3">“</text:span>九二共識<text:span text:style-name="T3">”</text:span>，恐遭破壞；亦印證了<text:span text:style-name="T3">“</text:span>寄希望於臺灣人民<text:span text:style-name="T3">”</text:span>政策主張的期待落空，確有在<text:span text:style-name="T3">“</text:span>政治手段<text:span text:style-name="T3">”</text:span>上走到盡頭的意味。和平統一無望，戰爭的陰影隨即而至。果真如此，則兩岸面臨和戰選擇，戰爭風險陡增，是否已趨近<text:span text:style-name="T3">“</text:span>臨界點<text:span text:style-name="T3">”</text:span>？頗值深省。<text:span text:style-name="T3"><text:line-break/><text:line-break/>2016</text:span>年<text:span text:style-name="T3">3</text:span>月<text:span text:style-name="T3">23</text:span>日，新加坡《聯合早報》發表了包淳亮的文章《臺灣會在一年後被統一嗎？》。包淳亮這篇文章，在大陸和全球華人互聯網爆傳。大陸官方網站轉發了這篇文章。知我者，包淳亮也。包淳亮指出：前幾日，曾任臺灣國家安全會議秘書長的蘇起，在訪問大陸回台後，指出大陸對台系統正傳閱一篇社會學者李毅的文章：《和平統一<text:span text:style-name="T3"><text:s/></text:span>已無可能》，這篇文章臺灣人大概很少能夠平心靜氣的看完，不過內容立足的事實與其對策，仍有幾點值得特別重視。事實方面，其一，美國與日本主導了臺灣的軍事與政治，臺灣不可能接受統一，任何和平統一的方法幾乎都不會有用；其二，大陸武力攻取臺灣在軍事準備上幾乎成熟，蘭德公司已經預期美國難以在此戰勝中國；如同臺灣前國防部副部長林中斌所稱，臺灣的應對之道只能是全民國防，但台獨不可能推動此種暴露台獨兇險的國防計劃，與此同時並將臺灣國防體系視為支援國民黨的堡壘，積極摧殘國軍士氣。這篇文章因此主張武力統一，並且接著闡述統一後的局勢，其一，預備初期的特首或省長人選，之後臺灣可繼續以民主選舉方式産生地區領導人，但必須迅速驅除文化上的台獨。其二，經濟上大陸不必擔心美歐的封鎖，其三，戰爭可用以推進大陸的進一步改革。李毅這篇文章雖然充滿激情，但其實非常冷靜。細節上我有一些不同意處，但主要幾個重要的論點並沒有邏輯與事實上的錯誤。按照李毅的說法，明年上半年就是攤牌的時刻；大陸近日另有學者稱兩年內就是朝鮮半島攤牌的時刻。按照許多國際政治學者的說法，未來幾年也是美國與中國關係的定義性時刻。中國大陸的對台鬥爭軍事準備正在加速，三月初才又有三艘坦克登陸艦入列，殲<text:span text:style-name="T3">20</text:span>正積極生産，到年底之前南海人工島礁就可完成軍事準備，讓美國援台更多一分忌憚。在外交上，人民幣將從<text:span text:style-name="T3">2016</text:span>年<text:span text:style-name="T3">10</text:span>月起被<text:span text:style-name="T3">IMF</text:span>納入特別提款權貨幣籃子，美國對中國更難以金融制裁；美國的跨太平洋夥伴關係協定，國會將在<text:span text:style-name="T3">2017</text:span>年初總統大選結束後才正式審查；此外，日本可能在<text:span text:style-name="T3">2019</text:span>年夏季修改<text:span text:style-name="T3">“</text:span>和平憲法<text:span text:style-name="T3">”</text:span>。在美國完成對中國的包圍之前，中國藉由對台用武撕裂這個包圍網，未必不能爭取到更<text:span text:style-name="T3">“</text:span>和平<text:span text:style-name="T3">”</text:span>的亞太政治局面。<text:span text:style-name="T3"><text:line-break/><text:line-break/>2016</text:span>年<text:span text:style-name="T3">4</text:span>月<text:span text:style-name="T3">5</text:span>日，大陸《中國工商時報》，發表了王義偉的文章《這一次，兩岸關係波瀾不驚》。王義偉的文章，耐人尋味。大陸很少有網站轉發王義偉的文章。官方網站，特別是所有涉台部門的網站，均不轉發。王義偉指出：<text:span text:style-name="T3">2016</text:span>年的臺灣大選，結局是沒有懸念的，蔡英文當選、臺灣實現第二次政黨輪替，是在預料之中的。在大選結束不久，<text:span text:style-name="T3">1</text:span>月<text:span text:style-name="T3">19</text:span>日，旅美社會學家李毅公開發表了他對臺灣大選的觀察總結，題目是《李毅臺灣觀選總結<text:span text:style-name="T3">:</text:span>和平統一已無可能》。李毅的主要觀點是：和平統一已無可能，現在不解決臺灣問題，臺灣問題必將無限期拖延下去，且日益惡化；目前大陸在軍事、經濟、政治、外交、黨心、士氣、民氣、台情等方面，武力統一臺灣的時機已完全成熟；蔡英文明確承認<text:span text:style-name="T3">“</text:span>九二共識<text:span text:style-name="T3">”</text:span>的可能性微乎其微；大陸發動解放臺灣戰役的時間，可以初步定在<text:span text:style-name="T3">2017</text:span>年元旦到<text:span text:style-name="T3">2017</text:span>年五一之間，時間已經不多，可以用倒計時的方式立即全面加緊準備。這篇<text:span text:style-name="T3">8600</text:span>多字的文章在<text:span text:style-name="T3">3</text:span>月份開始發酵，漸漸引起兩岸有關專家、學者、媒體的注意，並展開了討論。<text:span text:style-name="T3"><text:line-break/><text:line-break/></text:span>對李毅的文章進行回應的並不多，筆者搜索到了一篇臺灣學者撰寫的、算是正式回應的文章，題目是《臺灣會在一年後被統一嗎？》，作者包淳亮，是臺灣的一位助理教授。包淳亮認為，李毅的文章雖然充滿激情，但其實非常冷靜，幾個重要的論點並沒有邏輯與事實上的錯誤。李毅這篇文章的特別之處，是點出了<text:span text:style-name="T3">“</text:span>統一後怎麼辦<text:span text:style-name="T3">”</text:span>的問題，並進行長篇幅地討論，這點在過去幾乎未曾有人真的、以具有可行性的觀點分析過。這是學術探討。蔡英文會作怎樣的表述？到<text:span text:style-name="T3">5</text:span>月<text:span text:style-name="T3">20</text:span>日就職的時候就知道了，目前的狀況是大家都在猜。筆者估計，蔡英文的這篇作文，還沒寫完，所以，猜也是瞎猜。有一點是肯定的，蔡英文不會說出太出格的話，因為她也是一個比較成熟的政治人物。<text:span text:style-name="T3"><text:line-break/><text:line-break/></text:span>大陸留美學生陸巍戍，在大陸《知乎》網，也發表了一篇對《李毅臺灣觀選記》的評論，語無倫次，毫無邏輯，不知所云，恕難回應。<text:span text:style-name="T3"><text:line-break/><text:line-break/></text:span>四．討論海峽兩岸關係發展<text:span text:style-name="T3"><text:line-break/><text:line-break/></text:span>最近有三篇文章，對海峽兩岸關係發展，講的很清楚。<text:span text:style-name="T3">2016</text:span>年<text:span text:style-name="T3">3</text:span>月<text:span text:style-name="T3">22</text:span>日，王洪光在大陸《搜狐軍事頻道》發表文章《<text:span text:style-name="T3">“</text:span>統一臺灣<text:span text:style-name="T3">”</text:span>必須大聲說出來》，圖文並茂。大陸和全球華人互聯網紛紛轉發。王洪光指出：據兩岸學者邱毅、李毅判定，臺灣今天堅定贊成統一的只有<text:span text:style-name="T3">1%</text:span>。不用諱言，當今臺灣的主流民意就是<text:span text:style-name="T3">“</text:span>台獨<text:span text:style-name="T3">”</text:span>。我們必須正視這一嚴峻事實，不能再裝作不知道。要把這一事實作為制定對台政策的前提和主要考量。所以政黨輪替不是問題，問題是無論哪個黨上臺，都不談統一。<text:span text:style-name="T3">“</text:span>台獨<text:span text:style-name="T3">”</text:span>思潮在島內已成泛濫之勢，<text:span text:style-name="T3">“</text:span>台獨<text:span text:style-name="T3">”</text:span>勢力日益坐大，日益年輕化，而且愈演愈烈。長此以往，積重難返，不用一代人的時間，漸進的<text:span text:style-name="T3">“</text:span>和平臺獨<text:span text:style-name="T3">”</text:span>在島內會取得最終的勝利，臺灣將<text:span text:style-name="T3">“</text:span>和平<text:span text:style-name="T3">”</text:span>地分裂出去。留給中國的時間不多了！我們的對台政策要作重大調整，不能再硬的不硬，軟的更軟；不能再盲目讓利，滋養<text:span text:style-name="T3">“</text:span>台獨<text:span text:style-name="T3">”</text:span>。當前，必須下決心遏止和截斷<text:span text:style-name="T3">“</text:span>台獨<text:span text:style-name="T3">”</text:span>思潮泛濫和<text:span text:style-name="T3">“</text:span>台獨<text:span text:style-name="T3">”</text:span>勢力瘋長。一．必須重申<text:span text:style-name="T3">“</text:span>統一臺灣<text:span text:style-name="T3">”</text:span>大業。當下，必須大聲地把<text:span text:style-name="T3">“</text:span>統一臺灣<text:span text:style-name="T3">”</text:span>喊出來，解放軍要做好武力統一臺灣的準備。<text:span text:style-name="T3">“</text:span>統一<text:span text:style-name="T3">”</text:span>是島內政權和民衆繞不過的坎，接受也得接受，暫時不接受最終也得接受。在統一問題上，沒有談判的餘地。<text:span text:style-name="T3"><text:s/></text:span>二．大力宣傳並修改《反分裂國家法》。統一臺灣的時間表，要立即提上日程，不能任由臺灣延擱。要用統一臺灣的最終時間，倒逼統一的進程。三．必須旗幟鮮明地支援反<text:span text:style-name="T3">“</text:span>台獨<text:span text:style-name="T3">”</text:span>民意。政府、媒體和學者必須順應大陸的反獨民意，旗幟鮮明地予以支援和引導，並用各種方式讓大陸民意深入島內，讓<text:span text:style-name="T3">2300</text:span>萬民意知道<text:span text:style-name="T3">13</text:span>億民意，是<text:span text:style-name="T3">“</text:span>東風壓倒西風<text:span text:style-name="T3">”</text:span>！<text:span text:style-name="T3"><text:line-break/><text:line-break/>2016</text:span>年<text:span text:style-name="T3">4</text:span>月<text:span text:style-name="T3">7</text:span>日，蘇起發表題為《兩岸和平已成<text:span text:style-name="T3">“</text:span>台獨<text:span text:style-name="T3">”</text:span>養分》的談話。兩岸媒體紛紛報道，配以醒目的大幅資料圖示，全球華人互聯網紛紛轉發。大陸官方網站轉發了這篇文章。蘇起指出：<text:span text:style-name="T3">“</text:span>馬英九兩岸的成功，也是馬英九的失敗<text:span text:style-name="T3">”</text:span>，馬英九任內讓兩岸關係和平穩定發展，反而讓民衆認為<text:span text:style-name="T3">“</text:span>台獨<text:span text:style-name="T3">”</text:span>成了可行的選擇。蘇起引用美國杜克大學教授牛銘實委託臺灣政治大學執行的調查結果，指出兩岸在和平狀態下，讓人民有安全感後，反而對<text:span text:style-name="T3">“</text:span>台獨<text:span text:style-name="T3">”</text:span>覺得更加可行。根據調查顯示，在兩岸關係上，影響台獨支援率最大的兩個因素是<text:span text:style-name="T3">“</text:span>大陸會不會打<text:span text:style-name="T3">”</text:span>、<text:span text:style-name="T3">“</text:span>美國會不會救<text:span text:style-name="T3">”</text:span>；在大陸不會打、美國不會救的情況下，台獨支援率約是<text:span text:style-name="T3">60%</text:span>，而大陸不打、美國會救的情況下，支援率約是<text:span text:style-name="T3">80%</text:span>，但在大陸打、美國會來救的情況下，支援率直接腰斬剩下<text:span text:style-name="T3">40%</text:span>左右；如果大陸打、美國不救，台獨支援率更是只剩下<text:span text:style-name="T3">14%</text:span>。美國因素造成的影響約<text:span text:style-name="T3">20%</text:span>，大陸因素的影響是<text:span text:style-name="T3">40%</text:span>，顯示大陸因素影響比美國更大。<text:span text:style-name="T3"><text:line-break/><text:line-break/>2016</text:span>年<text:span text:style-name="T3">4</text:span>月<text:span text:style-name="T3">8</text:span>日，國民黨《中央日報》發表社評（社論）《對蔡英文期待其實是幻想》。全球華人互聯網，特別是大陸諸多官方網站，紛紛轉發。社論認為：蔡英文當選之後，已經過了近三個月，這一段期間，不少人都期待蔡英文在兩岸上能有讓人安心的表現，這些人失望了。現在，大家都在期待她能在五二０當天講出一些中共能接受做為兩岸協商交流基礎的言論。我們其實可以很明確的預告，這樣的期待根本是一種自我欺騙的幻想。蔡英文這一段時間的表現，已經很清楚的告訴各界，她不會接受九二共識，不會接受兩岸同屬一中。<text:span text:style-name="T3">2014</text:span>年的太陽花學運以及<text:span text:style-name="T3">2016</text:span>年國民黨的慘敗，已讓中共重新評估兩岸的情勢。習近平上臺沒多久，就在ＡＰＥＣ蕭習會上提到，兩岸問題不能一代一代傳下去，反映的是習近平對兩岸問題的態度。尤其台獨的勢力在馬英九執政期間依舊成長，讓大陸認為恐怕唯有促統才能反獨。一旦大陸以促統為主要政策主軸，蔡英文想要維持現狀，或者說維持兩岸之間的冷和，將有如緣木求魚。我們可以想像，一邊想要促統，另一邊就更大聲喊獨，結果就是走向更激烈的對抗。<text:span text:style-name="T3"><text:line-break/><text:line-break/></text:span>我完全同意王洪光的說法。大陸必須重申<text:span text:style-name="T3">“</text:span>統一臺灣<text:span text:style-name="T3">”</text:span>大業。當下必須大聲地把<text:span text:style-name="T3">“</text:span>統一臺灣<text:span text:style-name="T3">”</text:span>喊出來，解放軍要做好武力統一臺灣的準備。<text:span text:style-name="T3">“</text:span>統一<text:span text:style-name="T3">”</text:span>是島內政權和民衆繞不過的坎，接受也得接受，暫時不接受最終也得接受。在統一問題上，沒有談判的餘地。要大力宣傳並修改《反分裂國家法》。統一臺灣的時間表，要立即提上日程，不能任由臺灣延擱。要用統一臺灣的最終時間，倒逼統一的進程。必須旗幟鮮明地支援反<text:span text:style-name="T3">“</text:span>台獨<text:span text:style-name="T3">”</text:span>民意。<text:span text:style-name="T3"><text:line-break/><text:line-break/></text:span>我完全同意蘇起的說法。兩岸和平已成台獨養分。如果大陸打、美國不救，台獨支援率只剩下<text:span text:style-name="T3">14%</text:span>。這充分說明，只要大陸認真完成武力統一臺灣的戰爭準備，大兵壓境，兵臨城下，在開戰之前幾個小時、十幾個小時，臺灣當局完全有可能簽署大陸擬定的《兩岸和平協定》，解放大軍唱著歌渡過海峽登上臺灣島。<text:span text:style-name="T3"><text:line-break/><text:line-break/></text:span>我完全同意《中央日報》這篇社論的說法。期待蔡英文接受九二共識，接受兩岸同屬一中，根本是一種自我欺騙的幻想。蔡英文不僅是一個成熟的政治家，更是一個大智大勇的政治家，是兩國論、一邊一國論的創始人，是台獨教母。本來，四年前，只要承認兩岸同屬一中，只要承認九二共識，蔡英文就可以勝選，就可以上臺執政，但她寧願輸掉選舉，寧願可能永遠上不了台，也堅決不承認兩岸同屬一中，堅決否認九二共識。現在，蔡英文高票當選，立法院拿下三分之二，綠營將至少執政二十年。藍營已經不復存在，洪秀柱高風亮節，但根本指揮不動藍皮綠骨的國民黨本土派，國民黨行將分裂萎縮。在這樣的台獨大好形勢下，蔡英文怎麼可能掉過頭來，承認兩岸同屬一中，否定兩國論，否定一邊一國論，承認九二共識？<text:span text:style-name="T3"><text:line-break/><text:line-break/></text:span>再有五天，蔡英文就要上臺了。蔡英文不會承認兩岸同屬一中，不會否定兩國論，不會否定一邊一國論，不會承認九二共識。台獨勢力在臺灣迅速坐大，統一勢力在臺灣迅速消亡。臺灣問題將要無限期拖延下去，且日益惡化。和平統一，已無可能。大陸對台政策，究竟怎麼辦？是按照辜寬敏、王義偉說的，大陸已經毫無辦法、兩岸兩國兄弟之邦、兩岸關係波瀾不驚？還是按照王洪光說的，大聲說出<text:span text:style-name="T3">“</text:span>統一臺灣<text:span text:style-name="T3">”</text:span>？五二零之後，大陸領導人審時度勢，可能做出明確的抉擇。民心不可欺，士氣不可辱。狹路相逢勇者勝。台海鹿死誰手，留待歷史評說。<text:span text:style-name="T3"><text:line-break/><text:line-break/>Most sincerely,<text:line-break/>Li Yi Ph.D.<text:line-break/><text:line-break/>http://www.socioweb.com/sociology-books/book/0761833315<text:line-break/>http://www.univpress.com/ISBN/0761833315<text:line-break/>http://www.worldcat.org/oclc/62470986<text:line-break/>http://www.worldcat.org/oclc/71438053<text:line-break/><text:line-break/></text:span>祺安<text:span text:style-name="T3"><text:line-break/></text:span>李<text:span text:style-name="T3"><text:s/></text:span>毅</text:p>
      <text:p text:style-name="P1"><text:span text:style-name="T1">陳真</text:span><text:s/>  |  2016.05.16 18:07   |   <text:a xlink:type="simple" xlink:href="http://palinfo.habago.org/Entry?Command=Information_PrintForum&amp;iPage=257#FORUM34578"><text:span text:style-name="T2">#</text:span></text:a></text:p>
      <text:p text:style-name="P3">謝謝軻明提供這篇研究。<text:span text:style-name="T3"><text:line-break/><text:line-break/>Lancet </text:span>是英國一本著名醫學期刊。我怕有些人可能看不懂英文或看不習慣英文或是看不懂其中一些專業概念，本想做個簡單摘要，不過想想還是算了，算我怕了。我就把它剪下來，想看的自己看。只能剪文字，表格或圖片無法顯現。<text:span text:style-name="T3"><text:line-break/><text:line-break/></text:span>這研究的暴露劑量是很低的，差不多只是所謂<text:span text:style-name="T3"><text:s/>"</text:span>安全<text:span text:style-name="T3">" </text:span>標準的十分之一。它的結論是這樣寫的：<text:span text:style-name="T3"><text:line-break/><text:line-break/>"</text:span>血癌和低劑量輻射之間的正相關性，本研究提供了一個強烈證據。本研究再次確認一個有關輻射防護的重要原則，亦即應儘可能減少輻射暴露<text:span text:style-name="T3">--</text:span>特別是在病患方面，輻射之接觸，須確保利應大於弊之原則。<text:span text:style-name="T3">"<text:line-break/><text:line-break/></text:span>其實巴勒網這版面上的討論根本都還沒有到這個層級來，我們只是在講一些再淺顯也不過的常識。常識自然是根本無須多說的，我們之所以說它，只是因為怎麼會有人做出違反常識的絕對宣稱。<text:span text:style-name="T3"><text:line-break/><text:line-break/></text:span>在台灣，特別是近幾年來，反核成為一種政治正確，一種流行，一種根本不必用到大腦的立場，甚至變成一種思想忠貞檢查。每次看到市面上一些人或一些團體，充滿驕傲地張貼或懸掛一些反核標語，我就覺得很想吐，低級又低能，因為時下流行的反核人士們經常發神經胡說八道，把核能給妖魔化得一文不值。<text:span text:style-name="T3"><text:line-break/><text:line-break/></text:span>但是，即便是擁核的一方，也不用擁到同樣胡說八道的地步來。當然，如果硬要那樣瞎掰，我也不知道還能說什麼，只能建議那就買一台<text:span text:style-name="T3">x</text:span>光機回家給全家人玩；因為，依照其所謂<text:span text:style-name="T3"><text:s/>"</text:span>安全<text:span text:style-name="T3">" </text:span>標準，每天照<text:span text:style-name="T3">x</text:span>光連續照<text:span text:style-name="T3">50</text:span>年也不會超標。<text:span text:style-name="T3"><text:line-break/><text:line-break/></text:span>這事就這樣了，拜託各位<text:span text:style-name="T3"><text:s/>"</text:span>安全輻射<text:span text:style-name="T3">" </text:span>人士別再來這裏講一些傻話。你應該要聽懂人家究竟是在說什麼，而不是當成一種什麼立場在捍衛似的。<text:span text:style-name="T3"><text:line-break/><text:line-break/></text:span>陳真<text:span text:style-name="T3"><text:line-break/>=====================<text:line-break/>The Lancet Haematology<text:line-break/><text:line-break/>Volume 2, No. 7, e276–e281, July 2015<text:line-break/><text:line-break/>Ionising radiation and risk of death from leukaemia and lymphoma in radiation-monitored workers (INWORKS): an international cohort study<text:line-break/><text:line-break/>Dr Klervi Leuraud, PhDcorrespondenceemail, David B Richardson, PhD, Prof Elisabeth Cardis, PhD, Robert D Daniels, PhD, Michael Gillies, MSc, Jacqueline A O'Hagan, HNC, Ghassan B Hamra, PhD, Richard Haylock, PhD, Dominique Laurier, PhD, Monika Moissonnier, BSc, Mary K Schubauer-Berigan, PhD, Isabelle Thierry-Chef, PhD, Ausrele Kesminiene, MD<text:line-break/><text:line-break/>Published Online: 21 June 2015<text:line-break/><text:line-break/>Open AccessArticle has an altmetric score of 653<text:line-break/><text:line-break/>DOI: http://dx.doi.org/10.1016/S2352-3026(15)00094-0 | <text:line-break/><text:line-break/>Open access funded by Cancer Research UK<text:line-break/><text:line-break/>Klervi Leuraud discusses a study reporting on the risk of developing leukaemia and lymphoma in workers monitored for radiation exposure.<text:line-break/><text:line-break/>There is much uncertainty about the risks of leukaemia and lymphoma after repeated or protracted low-dose radiation exposure typical of occupational, environmental, and diagnostic medical settings. We quantified associations between protracted low-dose radiation exposures and leukaemia, lymphoma, and multiple myeloma mortality among radiation-monitored adults employed in France, the UK, and the USA.<text:line-break/><text:line-break/>Methods<text:line-break/><text:line-break/>We assembled a cohort of 308</text:span><text:span text:style-name="T4"> </text:span><text:span text:style-name="T3">297 radiation-monitored workers employed for at least 1 year by the Atomic Energy Commission, AREVA Nuclear Cycle, or the National Electricity Company in France, the Departments of Energy and Defence in the USA, and nuclear industry employers included in the National Registry for Radiation Workers in the UK. The cohort was followed up for a total of 8·22 million person-years. We ascertained deaths caused by leukaemia, lymphoma, and multiple myeloma. We used Poisson regression to quantify associations between estimated red bone marrow absorbed dose and leukaemia and lymphoma mortality.<text:line-break/><text:line-break/>Findings<text:line-break/><text:line-break/>Doses were accrued at very low rates (mean 1·1 mGy per year, SD 2·6). The excess relative risk of leukaemia mortality (excluding chronic lymphocytic leukaemia) was 2·96 per Gy (90% CI 1·17–5·21; lagged 2 years), most notably because of an association between radiation dose and mortality from chronic myeloid leukaemia (excess relative risk per Gy 10·45, 90% CI 4·48–19·65).<text:line-break/><text:line-break/>Interpretation<text:line-break/><text:line-break/>This study provides strong evidence of positive associations between protracted low-dose radiation exposure and leukaemia.<text:line-break/><text:line-break/>Funding<text:line-break/><text:line-break/>Centers for Disease Control and Prevention, Ministry of Health, Labour and Welfare of Japan, Institut de Radioprotection et de Sûreté Nucléaire, AREVA, Electricité de France, National Institute for Occupational Safety and Health, US Department of Energy, US Department of Health and Human Services, University of North Carolina, Public Health England.<text:line-break/><text:line-break/>Introduction<text:line-break/><text:line-break/>Although exposure to high-dose ionising radiation is rare outside of radiotherapy, repeated or protracted low-dose exposure has become increasingly common over the past 25 years.1 Occupational and environmental sources of radiation exposure are important; however, the largest contributor to this trend is medical radiation exposure. In 1982, the average yearly dose of ionising radiation from medical exposures was about 0·5 mGy per person in the USA; by 2006, it had increased to 3·0 mGy.2 A similar pattern exists in other high-income countries: use of diagnostic procedures involving radiation in the UK more than doubled over that period3 and more than tripled in Australia.4 Because ionising radiation is a carcinogen,5 its use in medical practice must be balanced against the risks associated with patient exposure.6<text:line-break/><text:line-break/>The primary basis for estimating cancer risks from ionising radiation exposures are epidemiological studies of Japanese survivors of the atomic bombings of Hiroshima and Nagasaki in August, 1945.7 Within a few years of the bombings there was evidence of an excess of leukaemia, predominantly myeloid subtypes, among the survivors.8, 9, 10, 11, 12 These findings helped to establish that ionising radiation causes leukaemia.13 However, this evidence mostly relates to acute high-dose exposure. The risks associated with protracted or repeated low-dose exposures are more relevant to the public and health practitioners.<text:line-break/><text:line-break/>The International Nuclear WORKers Study (INWORKS) was done to strengthen the scientific basis for protecting people from low-dose protracted or intermittent radiation exposure. It included workers from France,14 the UK,15 and the USA16 who have been monitored for external exposure to radiation with personal dosimeters and followed up for up to 60 years after exposure. Here, we report data for leukaemia, lymphoma, and multiple myeloma mortality among participants of INWORKS.<text:line-break/><text:line-break/>Evidence before this study<text:line-break/><text:line-break/>Ionising radiation causes leukaemia. The primary quantitative basis for radiation protection standards comes from studies of populations exposed to acute, high doses of ionising radiation. Although previous studies of nuclear workers addressed leukaemia radiogenicity, questions remain about the size of the risk from protracted radiation exposure in occupational settings.<text:line-break/><text:line-break/>Added value of this study<text:line-break/><text:line-break/>We report a positive dose–response relationship between cumulative, external, protracted, low-dose exposure to ionising radiation, and subsequent death caused by leukeamia (excluding chronic lymphocytic leukaemia). The risk coefficient per unit dose was consistent with those derived from analyses of other populations exposed to higher radiation doses and dose rates.<text:line-break/><text:line-break/>Implications of all the available evidence<text:line-break/><text:line-break/>The present study provides strong evidence of a positive association between radiation exposure and leukaemia even for low-dose exposure. This finding shows the importance of adherence to the basic principles of radiation protection—to optimise protection to reduce exposures as much as reasonably achievable and—in the case of patient exposure—to justify that the exposure does more good than harm.<text:line-break/><text:line-break/>Methods<text:line-break/><text:line-break/>Study design and participants<text:line-break/><text:line-break/>The INWORKS cohort consists of nuclear workers from three of the major partners included in the previously published 15-country study of cancer among workers in the nuclear industry:17 France,14 the UK,15 and the USA.16 Less than 20% of deaths from leukaemia were contributed by the other 12 countries.18 These cohorts have been updated since the 15-country study. INWORKS includes fewer partners than the earlier 15-country study because of the limited resources and the consequent need for efficiency in project coordination.<text:line-break/><text:line-break/>The study includes workers employed by the French Atomic Energy Commission, AREVA Nuclear Cycle, and Electricité de France, workers employed by the British Atomic Weapons Establishment, British Nuclear Fuels, the UK Atomic Energy Authority, British Energy Generation, the UK Ministry of Defence, and other organisations providing data to the National Registry for Radiation Workers, and workers employed by the US Department of Energy's Hanford Site, Savannah River Site, Oak Ridge National Laboratory, Idaho National Laboratory, and the Portsmouth Naval Shipyard. Workers who were employed in the nuclear industry for less than 1 year were excluded. In France, workers were given the opportunity to refuse participation, which is required by the French Data Protection Authority; however, none did. In the USA, worker information was taken from existing records, with no direct contact with any participants; because there is minimal risk to participants, the National Institute for Occupational Safety and Health institutional review board waived requirements for informed consent. UK workers can refuse to participate in the National Registry for Radiation Workers and associated studies; less than 1% did.<text:line-break/><text:line-break/>Procedures<text:line-break/><text:line-break/>Participants were followed up for a total of 8·22 million person-years to ascertain vital status up to 2004 in France, 2001 in the UK, and 2005 in the USA. Underlying cause of death was abstracted from death certificates and generally coded according to the revision of the International Classification of Diseases (ICD) in effect at the time of death. We assessed leukaemia other than chronic lymphocytic leukaemia (CLL; ICD9 codes 204–208 excluding 204.1 and 204.9), acute myeloid leukaemia (ICD9 codes 205.0, 206.0, 207.0, and 207.2), chronic myeloid leukaemia (ICD9 code 205.1), acute lymphoblastic leukaemia (ICD9 code 204.0), and CLL (ICD9 code 204.1). We assessed lymphoma deaths separately for non-Hodgkin lymphoma (ICD9 codes 200, 202, 273.3), Hodgkin's lymphoma (ICD9 code 201), and multiple myeloma (ICD9 code 203). The appendix (p 2)) shows an exhaustive list of ICD codes.<text:line-break/><text:line-break/>Data for monitoring exposure to ionising radiation were available from dose registry, government, and company records, providing individual yearly estimates of whole-body exposure to external penetrating radiation (primarily γ rays). Red bone marrow absorbed doses expressed in Gy were derived by dividing recorded external penetrating radiation dose estimates by the appropriate organ dose conversion factor.19, 20 In this report, dose indicates absorbed dose to red bone marrow expressed in Gy. Because most external exposures were to high-energy photons, with a radiation weighting factor of 1·0, absorbed dose in Gy could be expressed in terms of equivalent dose in Sieverts.<text:line-break/><text:line-break/>Statistical analysis<text:line-break/><text:line-break/>Participants entered the study either 1 year after the date of first employment or on the date of first dosimetric monitoring, whichever was later. In France, the national death registry recorded information on individual causes of death only since 1968; therefore, French workers entered follow-up on Jan 1, 1968, or later. Participants remained in the study until the earliest of date of death, date lost to follow-up, or end of follow-up. We estimated relative risk (RR) by a model of the form RR=1</text:span><text:span text:style-name="T4"> </text:span><text:span text:style-name="T3">+</text:span><text:span text:style-name="T4"> </text:span><text:span text:style-name="T3">βd, generally used in studies of radiation effects,21 where d is the dose and β is an estimate of the excess relative risk (ERR; RR</text:span><text:span text:style-name="T4"> </text:span><text:span text:style-name="T3">–</text:span><text:span text:style-name="T4"> </text:span><text:span text:style-name="T3">1) per unit dose; we derived likelihood-based CIs. All models were stratified by country, sex, calendar period (&lt;1946, 1946–50…1996–2000, ≥2001), and age (&lt;35, 35–39…70–74, ≥75); these potential confounders were selected a priori from a set of measured covariates. We also fitted linear-quadratic and pure-quadratic functions of dose and selected a model with Akaike information criterion.22<text:line-break/><text:line-break/>To allow for an induction and latency period between exposure to radiation and death, cumulative doses were lagged by 2 years for analyses of leukaemia mortality and by 10 years for analyses of lymphoma and multiple myeloma. These lag assumptions were chosen a priori. In sensitivity analyses we assessed a 10-year lag for analyses of leukaemia mortality and a 2-year lag for analyses of lymphoma and multiple myeloma, fitted models to restricted ranges of dose, and excluded workers with substantial doses from neutrons (ie, workers with recorded cumulative neutron doses exceeding 10% of the total equivalent dose for external radiation). To provide empirical support for the absence of confounding by socioeconomic status, we report supplementary analyses adjusted for socioeconomic status (based on job title: managers and engineers, administrative staff, skilled workers, unskilled workers, uncertain); and, to address concern about potential confounding by internal contamination, we report analyses adjusted for known or suspected internal radiation exposure. We did the analyses excluding one country at a time to assess the effect of a single country on overall results. Because the objective of most contemporary radiation epidemiological studies is to investigate the potential for an increased cancer risk in relation to radiation exposure, one-sided p values and corresponding 90% CIs are usually presented; we follow that convention here by reporting 90% CIs. All models were fitted with EPICURE software.23<text:line-break/>Role of the funding source<text:line-break/>The funders had no role in study design, data analysis, data interpretation, or writing of the report. AREVA and Électricité de France provided historical occupational data and individual monitoring data for part of the French cohort. KL, DBR, and MM had full access to all the data in the study. KL and DBR had final responsibility for the decision to submit for publication.<text:line-break/><text:line-break/>Results<text:line-break/><text:line-break/>We assembled a cohort of 308</text:span><text:span text:style-name="T4"> </text:span><text:span text:style-name="T3">297 radiation-monitored workers. Table 1 shows the characteristics of the study population. Mean follow-up was 27 years (SD 12) and nearly 22% of the workers were deceased at the end of follow-up. Mean cumulative dose was 16 mGy. The median was 2·1 mGy (IQR 0·3–11·7), with a tenth percentile of 0·0 mGy and a 90th percentile of 40·8 mGy (appendix p 1). The mean yearly dose was 1·1 mGy (SD 2·6).<text:line-break/><text:line-break/>Table 1 <text:line-break/><text:line-break/>Characteristics of individuals included in INWORKS<text:line-break/><text:line-break/>Table Thumbnail. Opens Table in new tab.<text:line-break/><text:line-break/>Data are n (%) unless stated otherwise.<text:line-break/><text:line-break/>We recorded 531 deaths caused by leukaemia excluding CLL, 814 caused by lymphoma, and 293 caused by multiple myeloma. 281 (53%) of 531 deaths caused by leukaemia excluding CLL occurred in people who had accrued less than 5 mGy (appendix p 3). The RR of death caused by leukaemia excluding CLL by categories of cumulative dose showed a substantial risk for cumulative dose above 200 mGy (appendix p 3). The estimated ERR of mortality caused by leukaemia excluding CLL was 2·96 per Gy (90% CI 1·17–5·21; table 2). The trend in the ERR of leukaemia excluding CLL with dose was well described by a simple linear function of cumulative dose; inclusion of a higher order polynomial function (ie, a linear-quadratic or pure-quadratic function of dose) did not substantially improve the model fit (the Akaike information criterion was lowest for the pure-quadratic model but only differed by 0·3 from that of the linear model; data not shown). The ERR of leukaemia excluding CLL was not attenuated when restricted to doses of less than 300 mGy or less than 100 mGy (figure); however, 90% CIs were much wider when based on data for the restricted dose range.<text:line-break/><text:line-break/>Table 2 <text:line-break/>ERR per Gy of cumulative red bone marrow dose for causes of death<text:line-break/><text:line-break/>Table Thumbnail. Opens Table in new tab.<text:line-break/><text:line-break/>ERR estimated with a linear model stratified by country, calendar period, sex, and age. NE lower CI bound could not be estimated because it was on the boundary of the parameter space (−1/maximum dose). 14 deaths were assigned ICD9 code 204.9 (lymphoid leukaemia, unspecified) and one death was assigned ICD9 code 202.9 (other and unspecified malignant neoplasms of lymphoid, haemopoietic, and related tissue) were excluded from the cause-specific analyses.<text:line-break/><text:line-break/>*2-year lagged cumulative dose.<text:line-break/>†10-year lagged cumulative dose. ERR=excess relative risk. CLL=chronic lymphocytic leukaemia. NE=not estimable.<text:line-break/>Thumbnail image of Figure. Opens large image<text:line-break/>Figure<text:line-break/><text:line-break/>Relative risk of leukaemia excluding chronic lymphocytic leukaemia associated with 2-year lagged cumulative red bone marrow dose<text:line-break/><text:line-break/>The lines are the fitted linear dose–response model and the shading represents the 90% CIs.<text:line-break/><text:line-break/>We assessed the associations between cumulative dose and subtypes of leukaemia. We detected positive associations for chronic myeloid leukaemia, acute myeloid leukaemia, and acute lymphoblastic leukaemia; the association was largest for chronic myeloid leukaemia (table 2). Associations also were positive but highly imprecise for Hodgkin's lymphoma, non-Hodgkin lymphoma, and multiple myeloma with CIs that spanned zero (table 2). The association between radiation dose and CLL mortality was negative (table 2).<text:line-break/><text:line-break/>Alternative lag assumptions resulted in little change in the ERR per Gy (appendix p 4). When adjusting the ERR model for socioeconomic status, the ERR per Gy was practically unchanged for leukaemia excluding CLL and for chronic myeloid leukaemia (appendix p 5). <text:line-break/><text:line-break/>Similarly, adjustment for internal radiation contamination had little effect (appendix p 5). We assessed the effect of excluding people who had recorded neutron exposures; we showed a positive association for leukaemia excluding CLL (ERR per Gy 4·19, 90% CI 1·42–7·80, 453 deaths) and chronic myeloid leukaemia (ERR per Gy 9·55, 90% CI 2·39–21·7, 79 deaths). To assess whether any single country substantially affected the results, we assessed radiation-mortality associations excluding one country at a time (appendix p 6). The estimated ERR per Gy for leukaemia excluding CLL was 2·95 (90% CI 1·13–5·24) when excluding France, 2·32 (0·03–5·33) when excluding the UK, and 3·68 (1·09–7·29) when excluding the USA (appendix p 6). For multiple myeloma and Hodgkin's lymphoma, the associations could not be estimated when excluding the USA, but the multiple myeloma was positive when excluding the UK (ERR per Gy 3·32 [90% CI 0·27–7·64]).<text:line-break/><text:line-break/>Discussion<text:line-break/><text:line-break/>We showed a positive association between cumulative dose of ionising radiation and death caused by leukaemia (excluding CLL) among adults who were typically exposed to low doses. The association was greatest for chronic myeloid leukaemia, with positive but imprecise dose–response for deaths caused by acute myeloid leukaemia, acute lymphoblastic leukaemia, Hodgkin's lymphoma, non-Hodgkin lymphoma, and multiple myeloma.<text:line-break/><text:line-break/>The estimated association between cumulative radiation dose with a 2-year exposure lag assumption and death caused by leukaemia excluding CLL was similar in size and precision to the linear dose–response estimate for male atomic bomb survivors exposed between the ages of 20 and 60 years (ERR at 1 Sv 2·63, 90% CI 1·50–4·27).14 Although based on a substantially lower dose distribution than in analyses of atomic bomb survivors, typically with very low doses accrued over a long period, the similar size of the associations supports contemporary estimates of risk of leukaemia after adult exposure to radiation. This is notable because our estimates were not extrapolated from data for acute exposures.<text:line-break/><text:line-break/>In previous analyses of cancer among workers in 15 countries,18 the association between mortality for leukaemia excluding CLL and cumulative radiation dose with a 2-year exposure lag assumption (ERR per Sv 1·93, 90% CI &lt;0–7·14) was smaller and much less precise than the estimate we obtained in our pooled analysis of three countries. The gain in precision is a result of the larger number of deaths from leukaemia excluding CLL in INWORKS (n=531) compared to the earlier study (n=196), because of longer follow-up (mean follow-up in INWORKS was 27 years vs 13 years in the 15-country study17) and the enlargement of the French, UK, and US cohorts compared with previous analyses.14, 15, 16 Moreover, the 15-country study excluded people with potential exposures from neutron and internal contamination. In our study, we included 127 deaths caused by leukaemia excluding CLL for workers with potential exposure to neutron and internal contamination. Similarly, the risk estimate for non-Hodgkin lymphoma in the INWORKS study was more precise than the estimate reported in the 15-country study,24 again because the present study included more deaths (248 in the 15-country study, 710 in the present study). The CIs do not overlap for estimated associations between radiation dose and death caused by acute and chronic myeloid leukaemia; a formal test of heterogeneity in associations by leukaemia subtype would require a joint modelling approach and was not used here.<text:line-break/><text:line-break/>We did not find any effect of a single country on the estimated association for leukaemia excluding CLL. For multiple myeloma, the association was significantly positive when only the UK data were excluded, suggesting a possible heterogeneity in the risk pattern between the three cohorts. Schubauer-Berigan and colleagues16 reported a significant increased risk of multiple myeloma mortality associated with dose in their analysis of the USA cohort (ERR per 10 mSv 3·9, 90% CI 0·6–9·6), whereas no significant dose-related excess was detected in the third analysis of the UK National Registry for Radiation Workers (although a significant excess risk was recorded in an analysis of incidence).15 Multiple myeloma has a potentially long period of development of up to 20 years. The older age at the end of follow-up in the USA cohort might explain the heterogeneity.<text:line-break/><text:line-break/>We tried to reduce uncertainties in dose estimates that could bias dose–response analyses.20 Nevertheless, occupational radiation dose estimates are prone to measurement error; consequently, exposure misclassification is an unavoidable study limitation. Outcome misclassification is also a potential concern in studies that rely on death certificates for classification of leukaemia and lymphoma by subtype. This concern is well known for CLL, for which incidence studies seem more appropriate.25, 26, 27, 28 Poor sensitivity and imperfect specificity of death certificates might reduce statistical precision and induce bias in analyses of subtypes. However, death certificate information remains a valuable resource for this type of cohort investigation.<text:line-break/><text:line-break/>There are few potential confounders of the associations under study. For example, smoking causes myeloid leukaemia;29, 30 however, the size of this association is relatively small31 and therefore would require large differences in smoking across levels of cumulative dose to cause substantial confounding of the radiation–leukaemia association. Moreover, adjusting risk analyses by socioeconomic status would reduce substantial confounding by smoking.32 Adjustment for socioeconomic status resulted in little change in the risk estimate for leukaemia excluding CLL. Exposure of nuclear workers to other causes of leukaemia such as benzene29, 30 cannot be excluded as a potential source of bias, even though benzene was not widely used in the nuclear industry. In a previous analysis of US nuclear workers, Schubauer-Berigan and coworkers33 reported weak evidence of confounding by benzene exposure when analysing leukaemia risk associated with external radiation exposure. Benzene exposure could not be assessed for the INWORKS study. Internal exposures to radionuclides—notably uranium and plutonium—occurred at the study sites, and we did not evaluate doses from these intakes. However, our sensitivity analyses showed that internal contamination might have little effect on the relation between external radiation exposure and leukaemia risk. These results are consistent with the conclusions of Shilnikova and colleagues,34 who reported no indication of any effect of internal contamination on leukaemia mortality among nuclear workers, whereas the risk of leukaemia was positively associated with external γ-ray exposure.<text:line-break/><text:line-break/>Medical workers are also exposed to low doses of external γ-rays or x-rays. No study has provided estimates of leukaemia risk for medical workers because accurate historical dosimetry data are not available for these populations.35 Liu and colleagues36 estimated mortality in a cohort of 90</text:span><text:span text:style-name="T4"> </text:span><text:span text:style-name="T3">268 USA radiological technologists. They reported that the leukaemia risk was doubled for technologists who had worked for more than 30 years compared with those who had worked for less than 10 years, but the cohort did not provide any information about doses received by the workers.<text:line-break/><text:line-break/>In summary, this study provides strong evidence of an association between protracted low dose radiation exposure and leukaemia mortality. At present, radiation protection systems are based on a model derived from acute exposures, and assumes that the risk of leukaemia per unit dose progressively diminishes at lower doses and dose rates.37 Our results provide direct estimates of risk per unit of protracted dose in ranges typical of environmental, diagnostic medical, and occupational exposure.<text:line-break/><text:line-break/>Contributors<text:line-break/><text:line-break/>DBR and AK had the idea for the study. DBR, AK, EC, RDD, MG, JAO'H, GBH, RH, KL, DL, MKS-B, and IT-C designed the study. KL and DL worked on provision of the French data, MKS-B and RDD worked on provision of the US data, MG, JAO'H, and RH worked on provision of the UK data. MM managed, processed, and analysed the data. IT-C analysed and assessed dosimetry data. KL did the statistical analysis. KL and DBR wrote the initial draft of the report, which was revised and approved by all authors.<text:line-break/><text:line-break/>Declaration of interests<text:line-break/><text:line-break/>We declare no competing interests.<text:line-break/><text:line-break/>Acknowledgments<text:line-break/><text:line-break/>This work was partly funded by the Centers for Disease Control and Prevention ( 5R03 0H010056-02 ) and the Ministry of Health, Labour and Welfare of Japan (GA No 2012-02-21-01 ). The construction of the French cohort was realised by the Institut de Radioprotection et de Sûreté Nucléaire, with partial funding from AREVA and Electricité de France. The Institut de Radioprotection et de Sûreté Nucléaire thanks all people from the French Atomic Energy Commission, AREVA, and Electricité de France who cooperated in the elaboration of the French cohort. For the US contribution, funding was provided by the National Institute for Occupational Safety and Health, by the US Department of Energy through an agreement with the US Department of Health and Human Services, and through a grant received by the University of North Carolina from the National Institute for Occupational Safety and Health ( R03 OH-010056 ). The construction of the UK cohort was undertaken by Public Health England who operate the UK's National Registry for Radiation Workers. Public Health England thank all of the organisations and individuals participating in the National Registry for Radiation Workers for their cooperation, and the National Registry for Radiation Workers steering group for their continued support. The findings and conclusions in this report are those of the authors and do not necessarily represent the views of the National Institute for Occupational Safety and Health.<text:line-break/><text:line-break/>Klervi Leuraud discusses a study reporting on the risk of developing leukaemia and lymphoma in workers monitored for radiation exposure.<text:line-break/><text:line-break/>References<text:line-break/><text:line-break/>United Nations Scientific Committee on the Effects of Atomic Radiation. UNSCEAR 2008 Report to the General Assembly. Sources and effects of ionizing radiation. Vol I. Annex A: Medical radiation exposures. United Nations, New York; 2010<text:line-break/><text:line-break/>Mettler, FA Jr, Thomadsen, BR, Bhargavan, M et al. Medical radiation exposure in the U.S. in 2006: preliminary results. Health Phys. 2008; 95: 502–507<text:line-break/><text:line-break/>Committee on Medical Aspects of Radiation in the Environment. COMARE's 16th report: review of radiation dose issues from the use of CT in the UK. London, 2014.<text:line-break/>Brady, Z, Cain, TM, and Johnston, PN. Paediatric CT imaging trends in Australia. J Med Imaging Radiat Oncol. 2011; 55: 132–142<text:line-break/>View in Article | CrossRef | PubMed | Scopus (23)<text:line-break/>IARC. in: A review of human carcinogens. Vol 100D. International Agency for Research on Cancer Press, Lyon; 2012<text:line-break/>View in Article <text:line-break/>Pearce, MS, Salotti, JA, Little, MP et al. Radiation exposure from CT scans in childhood and subsequent risk of leukaemia and brain tumours: a retrospective cohort study. Lancet. 2012; 380: 499–505<text:line-break/>View in Article | Summary | Full Text | Full Text PDF | PubMed | Scopus (814)<text:line-break/>United Nations Scientific Committee on the Effects of Atomic Radiation. UNSCEAR 2010 Report to the General Assembly. Summary of low-dose radiation effects on health. United Nations, New York; 2011<text:line-break/>View in Article <text:line-break/>Folley, JH, Borges, W, and Yamawaki, T. Incidence of leukemia in survivors of the atomic bomb in Hiroshima and Nagasaki, Japan. Am J Med. 1952; 13: 311–321<text:line-break/>View in Article | Summary | Full Text PDF | PubMed<text:line-break/>Preston, DL, Shimizu, Y, Pierce, DA, Suyama, A, and Mabuchi, K. Studies of mortality of atomic bomb survivors. Report 13: Solid cancer and noncancer disease mortality: 1950–1997. Radiat Res. 2003; 160: 381–407<text:line-break/>View in Article | CrossRef | PubMed | Scopus (180)<text:line-break/>Richardson, D, Sugiyama, H, Nishi, N et al. Ionizing radiation and leukemia mortality among Japanese atomic bomb survivors, 1950-2000. Radiat Res. 2009; 172: 368–382<text:line-break/>View in Article | CrossRef | PubMed | Scopus (49)<text:line-break/>Hsu, WL, Preston, DL, Soda, M et al. The incidence of leukemia, lymphoma and multiple myeloma among atomic bomb survivors: 1950-2001. Radiat Res. 2013; 179: 361–382<text:line-break/>View in Article | CrossRef | PubMed | Scopus (58)<text:line-break/>Ozasa, K, Shimizu, Y, Suyama, A et al. Studies of the mortality of atomic bomb survivors, report 14, 1950–2003: an overview of cancer and noncancer diseases. Radiat Res. 2012; 177: 229–243<text:line-break/>View in Article | CrossRef | PubMed | Scopus (43)<text:line-break/>IARC. in: Ionizing radiation, part 1: x- and gamma-radiation, and neutrons. Vol 75. International Agency for Research on Cancer Press, Lyon; 2000<text:line-break/>View in Article <text:line-break/>Metz-Flamant, C, Laurent, O, Samson, E et al. Mortality associated with chronic external radiation exposure in the French combined cohort of nuclear workers. Occup Environ Med. 2013; 70: 630–638<text:line-break/>View in Article | CrossRef | PubMed | Scopus (17)<text:line-break/>Muirhead, CR, O'Hagan, JA, Haylock, RGE et al. Mortality and cancer incidence following occupational radiation exposure: third analysis of the National Registry for Radiation Workers. Br J Cancer. 2009; 100: 206–212<text:line-break/>View in Article | CrossRef | PubMed | Scopus (179)<text:line-break/>Schubauer-Berigan, MK, Daniels, RD, Bertke, SJ, Tseng, C-Y, and Richardson, DB. Cancer mortality through 2005 among a pooled cohort of U.S. nuclear workers exposed to external ionizing radiation. Radiat Res. 2015; (published online May 26. DOI:10.1667.RR13988.1)<text:line-break/>View in Article <text:line-break/>Vrijheid, M, Cardis, E, Blettner, M et al. The 15-country collaborative study of cancer risk among radiation workers in the nuclear industry: design, epidemiological methods and descriptive results. Radiat Res. 2007; 167: 361–379<text:line-break/>View in Article | CrossRef | PubMed | Scopus (67)<text:line-break/>Cardis, E, Vrijheid, M, Blettner, M et al. Risk of cancer after low doses of ionising radiation - retrospective cohort study in 15 countries. BMJ. 2005; 331: 77–80<text:line-break/>View in Article | CrossRef | PubMed | Scopus (307)<text:line-break/>International Commission on Radiological Protection. Conversion coefficients for radiological protection quantities for external radiation exposures. ICRP Publication 116. Ann ICRP. 2010; 40: 1–257<text:line-break/>View in Article <text:line-break/>Thierry-Chef, I, Richardson, DB, Daniels, RD et al. Dose estimation for a study of nuclear workers in France, the United Kingdom and the United States of America: methods for the International Nuclear Workers Study (INWORKS). Radiat Res. 2015;<text:line-break/>DOI: http://dx.doi.org/10.1667/RR14006.1<text:line-break/>(published online May 26.)<text:line-break/>View in Article | CrossRef | PubMed | Scopus (4)<text:line-break/>National Research Council Committee to Assess Health Risks from Exposure to Low Levels of Ionizing Radiation. Health risks from exposure to low levels of ionizing radiation. BEIR VII Phase 2. National Academies Press, Washington, DC; 2007<text:line-break/>View in Article <text:line-break/>Burnham, KP and Anderson, DR. Multimodel inference: understanding AIC and BIC in model selection. Sociol Methods Res. 2004; 33: 261–304<text:line-break/>View in Article | CrossRef | Scopus (2040)<text:line-break/>Preston, DL, Lubin, JH, Pierce, DA, and McConney, ME. Epicure user's guide. Hirosoft International, Seattle; 1993<text:line-break/>View in Article <text:line-break/>Cardis, E, Vrijheid, M, Blettner, M et al. The 15-country collaborative study of cancer risk among radiation workers in the nuclear industry: estimates of radiation-related cancer risks. Radiat Res. 2007; 167: 396–416<text:line-break/>View in Article | CrossRef | PubMed | Scopus (347)<text:line-break/>Richardson, DB, Wing, S, Schroeder, J, Schmitz-Feuerhake, I, and Hoffmann, W. Ionizing radiation and chronic lymphocytic leukemia. Environ Health Perspect. 2005; 113: 1–5<text:line-break/>View in Article | CrossRef | PubMed | Scopus (44)<text:line-break/>Linet, MS, Schubauer-Berigan, MK, Weisenburger, DD et al. Chronic lymphocytic leukaemia: An overview of aetiology in light of recent developments in classification and pathogenesis. Br J Haematol. 2007; 139: 672–686<text:line-break/>View in Article | CrossRef | PubMed | Scopus (43)<text:line-break/>Silver, SR, Hiratzka, SL, Schubauer-Berigan, MK, and Daniels, RD. Chronic lymphocytic leukemia radiogenicity: a systematic review. Cancer Causes Control. 2007; 18: 1077–1093<text:line-break/>View in Article | CrossRef | PubMed | Scopus (10)<text:line-break/>Vrijheid, M, Cardis, E, Ashmore, P et al. Ionizing radiation and risk of chronic lymphocytic leukemia in the 15-country study of nuclear industry workers. Radiat Res. 2008; 170: 661–665<text:line-break/>View in Article | CrossRef | PubMed | Scopus (23)<text:line-break/>Cogliano, VJ, Baan, R, Straif, K et al. Preventable exposures associated with human cancers. J Natl Cancer Inst. 2011; 103: 1827–1839<text:line-break/>View in Article | CrossRef | PubMed | Scopus (107)<text:line-break/>Eastmond, DA, Keshava, N, and Sonawane, B. Lymphohematopoietic cancers induced by chemicals and other agents and their implications for risk evaluation: an overview. Mutat Res Rev Mutat Res. 2014; 761: 40–64<text:line-break/>View in Article | CrossRef | Scopus (3)<text:line-break/>Vineis, P, Alavanja, M, Buffler, P et al. Tobacco and cancer: recent epidemiological evidence. J Natl Cancer Inst. 2004; 96: 99–106<text:line-break/>View in Article | CrossRef | PubMed<text:line-break/>Richardson, DB, Laurier, D, Schubauer-Berigan, MK, Tchetgen, ET, and Cole, SR. Assessment and indirect adjustment for confounding by smoking in cohort studies using relative hazards models. Am J Epidemiol. 2014; 180: 933–940<text:line-break/>View in Article | CrossRef | PubMed | Scopus (4)<text:line-break/>Schubauer-Berigan, MK, Daniels, RD, Fleming, DA et al. Risk of chronic myeloid and acute leukemia mortality after exposure to ionizing radiation among workers at four U.S. nuclear weapons facilities and a nuclear Naval Shipyard. Radiat Res. 2007; 167: 222–232<text:line-break/>View in Article | CrossRef | PubMed | Scopus (30)<text:line-break/>Shilnikova, NS, Preston, DL, Ron, E et al. Cancer mortality risk among workers at the Mayak nuclear complex. Radiat Res. 2003; 159: 787–798<text:line-break/>View in Article | CrossRef | PubMed | Scopus (93)<text:line-break/>Linet, MS, Kim, KP, Miller, DL, Kleinerman, RA, Simon, SL, and De Gonzalez, AB. Historical review of occupational exposures and cancer risks in medical radiation workers. Radiat Res. 2010; 174: 793–808<text:line-break/>View in Article | CrossRef | PubMed | Scopus (48)<text:line-break/>Liu, JJ, Freedman, DM, Little, MP et al. Work history and mortality risks in 90</text:span><text:span text:style-name="T4"> </text:span><text:span text:style-name="T3">268 US radiological technologists. Occup Environ Med. 2014; 71: 819–835<text:line-break/>View in Article | CrossRef | PubMed | Scopus (4)<text:line-break/>International Commission on Radiological Protection. The 2007 Recommendations of the International Commission on Radiological Protection. ICRP publication 103. Ann ICRP. 2007; 37: 1–332<text:line-break/>View in Article</text:span></text:p>
      <text:p text:style-name="P1"><text:span text:style-name="T1">杨阳</text:span><text:s/>  |  2016.05.16 13:55   |   <text:a xlink:type="simple" xlink:href="http://palinfo.habago.org/Entry?Command=Information_PrintForum&amp;iPage=257#FORUM34577"><text:span text:style-name="T2">#</text:span></text:a></text:p>
      <text:p text:style-name="P2">佛教讲究慈悲，也有因果轮回之说，据说罪大恶极者会进入阿鼻地狱永受苦难，我不知道阿鼻地狱是什么，我想应该是一种比死更严重的惩罚吧！<text:span text:style-name="T3"><text:line-break/><text:line-break/></text:span>求生是人作为生物的一种基本意识本领，剥夺人的生存权利就成了一种最严厉的惩罚。<text:span text:style-name="T3"><text:line-break/><text:line-break/></text:span>鄭捷的死，我是没有意见的，因为他确实罪大恶极！<text:span text:style-name="T3"><text:line-break/><text:line-break/><text:line-break/></text:span>憐憫与同意鄭捷的死并不矛盾；鄭捷还有那海盜，他们的成长经历或是值得同情的，从这个角度来看，憐憫比恨要重要，同意鄭捷的死并不是因为恨他，是为了维护一种社会规则：<text:span text:style-name="T3">“</text:span>做恶是要受到惩罚的<text:span text:style-name="T3">”</text:span>，现代社会很少有人相信阿鼻地狱，那就用死替代吧。</text:p>
      <text:p text:style-name="P1"><text:span text:style-name="T1">幾軻明</text:span><text:s/>  |  2016.05.16 11:58   |   <text:a xlink:type="simple" xlink:href="http://palinfo.habago.org/Entry?Command=Information_PrintForum&amp;iPage=257#FORUM34576"><text:span text:style-name="T2">#</text:span></text:a></text:p>
      <text:p text:style-name="P6"><text:span text:style-name="T1">這個低量輻射國際研究</text:span><text:s/><text:span text:style-name="T1">樣本超過</text:span>30<text:span text:style-name="T1">萬人，歷時數十年，實驗每人暴露量在平均</text:span>1<text:span text:style-name="T1">毫格雷</text:span>/<text:span text:style-name="T1">年</text:span>, <text:span text:style-name="T1">用輻射權重因子加權後</text:span>, <text:span text:style-name="T1">數值是在</text:span>1~20<text:span text:style-name="T1">毫西弗</text:span>/<text:span text:style-name="T1">年之間</text:span>,(<text:span text:style-name="T1">平均起來每人暴露量在平均</text:span>10<text:span text:style-name="T1">毫西弗</text:span>/<text:span text:style-name="T1">年</text:span>, <text:span text:style-name="T1">是低量輻射</text:span>), <text:span text:style-name="T1">結果共約</text:span>1000<text:span text:style-name="T1">人生病，</text:span>500<text:span text:style-name="T1">多人死亡。</text:span><text:line-break/><text:line-break/>Ionising radiation and risk of death from leukaemia and lymphoma in radiation-monitored workers (INWORKS): an international cohort study<text:line-break/><text:line-break/>http://www.thelancet.com/journals/lanhae/article/PIIS2352-3026(15)00094-0/fulltext</text:p>
      <text:p text:style-name="P1"><text:span text:style-name="T1">陳真</text:span><text:s/>  |  2016.05.15 23:58   |   <text:a xlink:type="simple" xlink:href="http://palinfo.habago.org/Entry?Command=Information_PrintForum&amp;iPage=257#FORUM34575"><text:span text:style-name="T2">#</text:span></text:a></text:p>
      <text:p text:style-name="P2">兩、三天前，我給劉教授寫了兩封信，把它剪成一篇文字如下。我還把它貼在了首頁。<text:span text:style-name="T3"><text:line-break/><text:line-break/></text:span>我的文字零散單薄，乏善可陳，一般沒什麼必要張貼首頁。這回之所以貼它，只是做個時代的見證，見證一個可悲的年代。<text:span text:style-name="T3"><text:line-break/><text:line-break/></text:span>陳真<text:span text:style-name="T3"><text:line-break/><text:line-break/>===============<text:line-break/></text:span>劉宏恩教授您好，很冒昧寫信給您。我叫陳真，因為沒有臉書，所以用<text:span text:style-name="T3">email </text:span>寫，希望不會有所打擾。若有打擾，則請略過此信無妨。<text:span text:style-name="T3"><text:line-break/><text:line-break/></text:span>我是在報上看到您批評應曉薇及張柏舟這兩位所謂<text:span text:style-name="T3"><text:s/>"</text:span>輔導師<text:span text:style-name="T3">"</text:span>，頗有同感；特別是這位應姓民代，我對其部份言行尤其反感。如果我沒記錯，她曾以台北市議員身份，要求市府冬天以冷水噴灑遊民驅趕，甚至還說「誰往遊民身上灑水，誰就領獎金」。<text:span text:style-name="T3"><text:line-break/><text:line-break/></text:span>我已經十幾二十年不再參加任何連署，但這回願意為鄭捷破個例。如果您有發起相關連署，可否幫我填上，就寫<text:span text:style-name="T3"><text:s/>“</text:span>陳真<text:span text:style-name="T3">”</text:span>。若須註明頭銜，就寫<text:span text:style-name="T3"><text:s/>"</text:span>醫師、巴勒網編輯<text:span text:style-name="T3">‘’ </text:span>即可。謝謝。若無連署則作罷。我其實倒也不是真心想與應曉薇小姐為難，只是聊表一點與之不同的心意。<text:span text:style-name="T3"><text:line-break/><text:line-break/></text:span>在法律上，鄭捷殺人毫無疑問犯了重法，法律上應如何處置，我沒意見，但基本上我個人是渴望他能活下來的，並且希望他有朝一日能以一種新生命重返社會。法律是法律，道德是道德，容或有所交錯，內在本質卻截然有別；法律從來都不是也不該是所謂「道德的最低形式」。法律上應如何評價與處置是一回事，但是道德評價卻又是另一回事。法律根據特定條文及其但書做出裁決，基本上是一種相當行為主義式的思維。但是，善惡美醜的評價，卻只能依據每一個各自具有不同生命史之無窮生命細節的獨特個體，在某一種複雜情境下的表現。<text:span text:style-name="T3"><text:line-break/><text:line-break/></text:span>人們<text:span text:style-name="T3"><text:s/>‘’</text:span>或許<text:span text:style-name="T3">‘’ </text:span>可以說鄭捷在法律上罪行重大（即便是這一點我也存疑），但若要說他邪惡，我不知從何評價起。除非我們能進入他真實的生命中，進入其生命深處無窮的細節，或許才有可能各自做出一番因人而異的道德評價。如果生命不是這麼一回事，如果善惡美醜只是一種條文式的行為主義概念，甚至只是一種極其簡化的主張例如「殺人者死」，<text:span text:style-name="T3"><text:s/></text:span>如果生命如此單調、獨斷而蒼白，我不知道世上哪還需要什麼文學、藝術乃至哲學？哪還有文史、藝術存在的空間？我們幾乎可以用人工智慧的機器人來統治整個世界了，由之型塑一切文化與價值，論斷一切是非善惡，從而再也無須思索，無須惆悵，無須為生命之難處灑下熱淚。<text:span text:style-name="T3"><text:line-break/><text:line-break/></text:span>越南一行禪師（<text:span text:style-name="T3">Thich Nhat Hanh</text:span>）在其詩集《<text:span text:style-name="T3">Please Call Me by My True Names</text:span>》（請以真名喚我）中，有這麼一段前言：<text:span text:style-name="T3"><text:line-break/><text:line-break/></text:span>「我想給你寫首詩。這詩是關於我們三人。一個是十二歲女孩，在橫渡暹邏灣的船上被海盜強暴後投海自盡。第二個人是那海盜，他出生在泰國一個偏遠鄉村。第三個人是我。當然，我很憤怒，但我無法恨他。恨他很容易，可我卻做不到。因為我明白，如果我也出生在他的鄉村，跟他有著類似的生活<text:span text:style-name="T3">—</text:span>類似的經濟狀況和教育等等，那麼，很可能現在的我就是那海盜。因此，我很難說我站在誰那一邊。我滿懷痛苦地寫下這首詩，叫做《請以真名喚我》，因為我有許多名字，當你用其中任何一個名字呼喚我時，我都會應答。」<text:span text:style-name="T3"><text:line-break/><text:line-break/></text:span>本來只是想寫幾句話，不料才一會兒就寫出一堆話來，希望您別介意。我最喜歡的詩人<text:span text:style-name="T3">R.M.Rilke </text:span>如此說道：「每一樣可怕的東西都需要你的愛。」在這個難以理解的巨大悲劇中，數條無辜人命，與其說我為鄭捷說話，不如說是為了我自己，同時也為了每一個人，每一種生命。毫無疑問，我就是鄭捷，難道有誰能如此肯定地說他不是？<text:span text:style-name="T3"><text:line-break/><text:line-break/></text:span>莎士比亞的《威尼斯商人》中，法官對原告有這麼一段話：「你口口聲聲要求正義，但我跟你說，如果凡事一切都只是講什麼正義正義正義，我們之中將沒有任何一個人可以豁免。我們平常總是祈求獲得人們的慈悲與寬容，這份祈求，難道不也同樣教導我們應該以同樣的慈悲和寬容待人？」<text:span text:style-name="T3"><text:line-break/><text:line-break/></text:span>憐憫比正義更重要，因為我們每個人一生中隨時都會需要它。一個動輒暴民奮起、自以為正義喊打喊殺的社會，假若有一天，你或你的親人一時行差踏錯，或是假若某種厄運或不測風雲或任何一種難以掌控的疾病降臨在你或你親人身上，難道你不會渴望一絲憐憫與理解？難道你此生宛若嬰兒般全身上下找不到一塊污點？<text:span text:style-name="T3"><text:line-break/><text:line-break/></text:span>你我都是鄭捷，難道有誰不是？並不是說我們每個人都有可能鑄下大錯或做出傷天害理之事，而是說歷史宛若長河，萬物生命亦如同一片汪洋，你很難說這滴是我的眼淚，而那一滴才是你的，你我互不相屬；你也很難說，這純粹是我個人的希望與榮耀，與你無絲毫關聯。在某個極其重要的意義上，聖徒與惡棍並無差別，善惡亦非單純來自其自身的成就與墮落。如果生命只是一座座互不相干的孤島，如果我們不是同屬於一片汪洋，一塊大陸，生命將何其可悲而孤獨。<text:span text:style-name="T3"><text:line-break/><text:line-break/></text:span>曾經有一天，我來到西班牙某個靠海的古城小鎮，海邊矗立一座古羅馬競技場，盛極一時，如今千年已過，早已杳無人煙。我漫步海邊，心中驀然有一種感動；原來，這段輝煌燦爛卻又極其可悲的千年歷史，不僅僅屬於歐洲人，事實上它也屬於你和我。這就是我的歷史，當然也是你的。<text:span text:style-name="T3"><text:line-break/><text:line-break/></text:span>沈從文常說：「人生可憫」。就像一隻鳥一樣，只要有機會，我常仰望天空，尋找天上繁星明月的蹤跡，記住它們曾經閃亮的位置，彷彿能從中找到有關生命的一種理解與安慰。今晚是個陰天，看不見月亮。這封信是在深夜下班回家的長途客運上利用窗外一點昏暗的燈光寫的；匆匆寫就，詞不達意，除非我有桂冠詩人般的才華，難以寫出萬分之一的心意。一盞盞路燈，就像一個個消逝的、老去的青春與生命一樣，迅速往後飛奔。那些死去的，還有活著的，所有生命，總有一天會在某個時空重逢；除了祈求理解與憐憫，祈求愛，生命說到底，還能有何渴求？<text:span text:style-name="T3"><text:line-break/><text:line-break/></text:span>尼采說：「當千夫所指，惡棍便成為代罪羔羊。」即便是一個十惡不赦的歹徒，當人們把所有罪責全數歸咎於他時，他就很難再稱為惡了，反倒成為一種彷彿替代眾人承受一切罪孽的獻祭羔羊。惡棍尚且如此，何況鄭捷；在我看來，他只是一個謎一般的絕望少年。雙十年華，難道不是應該像一朵盛開的花那樣燦爛熱情與充滿希望嗎？難道他不曾渴望愛情？不曾感動於人與人之間無私的善意？不曾嚮往藍天般的青春與自由？他不知從何而來對於生命的絕望，讓我不免悲從中來。<text:span text:style-name="T3"><text:line-break/><text:line-break/></text:span>陳真<text:span text:style-name="T3"><text:s/>2016. 05. 13.</text:span></text:p>
      <text:p text:style-name="P1"><text:span text:style-name="T1">陳真</text:span><text:s/>  |  2016.05.15 23:53   |   <text:a xlink:type="simple" xlink:href="http://palinfo.habago.org/Entry?Command=Information_PrintForum&amp;iPage=257#FORUM34574"><text:span text:style-name="T2">#</text:span></text:a></text:p>
      <text:p text:style-name="P3">假若我能開個法院，假若嚴刑重罰確實是這個敗德社會所必需，那麼，光憑蔡正元這樣一些話，根據我個人的法院，恐怕就足以判上二十年有期徒刑，外加十年道德思想改造。一個黨的主管，竟然會口無遮攔到這種地步，竟然會如此指涉與誣衊一個難以為自己辯駁的個人。如果這不是一種敗德惡行，什麼叫做敗德惡行？難道只有殺人掠奪才叫惡行？<text:span text:style-name="T3"><text:line-break/><text:line-break/></text:span>這個留言板，讓我覺得很痛苦。痛苦根源自然是來自於台灣這樣一種敗德與反智的社會。我自忖無能與之言語，更遑論對抗與改造，只求盡量遠離。<text:span text:style-name="T3"><text:line-break/><text:line-break/></text:span>我把留言板打開了，拜託別再扯到我身上來，也不要再問我任何問題，最好也不要跟我討論什麼，我實在沒力氣老是在一種極其低能反智的無聊口水上做回應。另一方面，我總是不好意思、也不太敢刪人們的留言，特別是當對方自以為是出於所謂善意時，更是刪不得。因為我知道，在台灣社會的文化裏，刪文通常就會得罪人，甚至變成一種深仇大恨似的；可若我不刪，卻又難以忍受各種扭曲與抹黑，以及更嚴重的，就像蔡正元這樣一種針對非公眾人物進行攻擊<text:span text:style-name="T3"><text:s/>(</text:span>或所謂善意的期許與批評指教<text:span text:style-name="T3">) </text:span>的惡行。<text:span text:style-name="T3"><text:line-break/><text:line-break/></text:span>難道你曾參加過任何研討會，竟然不是專注在問題與觀念或思想的議論與辯駁上，而總是停留在一種極其低能到爆的口水仗，甚至針對特非公眾人物的心靈與什麼碗糕智慧修養做起文章來，天底下有那樣的研討會嗎？同樣的話，幾十年來一講再講，實在很煩，沒有人會樂意如此做賤自己。<text:span text:style-name="T3"><text:line-break/><text:line-break/></text:span>陳真<text:span text:style-name="T3"><text:line-break/>=====================<text:line-break/></text:span>鄭捷伏法<text:span text:style-name="T3"><text:s/></text:span>小燈泡母不認同火速槍決<text:span text:style-name="T3"><text:s/></text:span>蔡正元批：她才是值得研究的心理疾病案例<text:span text:style-name="T3"><text:line-break/><text:line-break/></text:span>作者林彥呈<text:span text:style-name="T3"><text:line-break/><text:line-break/></text:span>風傳媒<text:span text:style-name="T3"><text:s/>– 2016</text:span>年<text:span text:style-name="T3">5</text:span>月<text:span text:style-name="T3">13</text:span>日<text:span text:style-name="T3"><text:line-break/><text:line-break/></text:span>鄭捷<text:span text:style-name="T3">10</text:span>日伏法，同樣因為隨機殺人案痛失愛女的「小燈泡」母親聞訊後感嘆「心情非常糟糕」，認為政府還未剖析犯罪成因，給社會一個理解的機會，就這樣失去一個研究與了解的對象。此話一出，不僅遭法務部長羅瑩雪反駁「她不了解才這麼說」，甚至引來國民黨政策會執行長蔡正元的批評，直指小燈泡母親「才是值得研究的心理疾病案例」。<text:span text:style-name="T3"><text:line-break/><text:line-break/></text:span>蔡正元<text:span text:style-name="T3">12</text:span>日在臉書上抒發己見，對於所謂「讓死刑犯活著，才可以研究為什麼犯下滔天大罪」的說法不以為然，因為包括台灣在內，世界各國對於死刑犯犯罪行為的相關研究報告早已汗牛充棟，「請廢死教徒更新一下說詞和論述吧！」<text:span text:style-name="T3"><text:line-break/><text:line-break/></text:span>話鋒一轉，蔡正元認為真正應該研究的是「受害者家屬也是廢死教徒」的特殊心理狀態、心理疾病，以及如何輔導和治療。他以「最近有個幼童遭割頸，身首異處的被害案例，其母親受過相當教育」影射小燈泡母親，認為她支持廢死，對於鄭捷死刑和殺害女兒兇手的認知，才是值得研究的心理疾病案例。<text:span text:style-name="T3"><text:line-break/><text:line-break/></text:span>然而，小燈泡母親先前就已表示，在小燈泡遇害之後，許多人期待、迫使家屬清楚表態支持死刑與否，但她不是不願意表態，而是真的沒有想透；如今，她不但沒有想得更清楚，反而想得更多，更難輕易選邊站。</text:p>
      <text:p text:style-name="P1"><text:span text:style-name="T1">陳真</text:span><text:s/>  |  2016.05.11 23:11   |   <text:a xlink:type="simple" xlink:href="http://palinfo.habago.org/Entry?Command=Information_PrintForum&amp;iPage=257#FORUM34572"><text:span text:style-name="T2">#</text:span></text:a></text:p>
      <text:p text:style-name="P2">不好意思，哈巴狗科學與真理促進委員會忘了頒給黃士修任何獎項。理論上，他那篇參賽文章，獲獎實力十分雄厚，理應獲得金狗獎，但有委員指出，黃先生平時講蠢話的表現並不佳，光憑一時的超水準演出就想獲獎，實有不公，所以決定只頒給他最佳潛力新人獎。但願他一秉初衷，下一屆比賽千萬不要發揮潛力，寧可把得獎機會讓給那些吃多了重金屬，腦袋可能有點硬化的人。<text:span text:style-name="T3"><text:line-break/><text:line-break/></text:span>空氣中有二氧化碳<text:span text:style-name="T3">(</text:span>烙一下英文，<text:span text:style-name="T3">CO2)</text:span>，會讓人血液酸中毒，但我們每天都還是敢呼吸，而且也沒聽說有人呼吸呼到自行中毒身亡的，為什麼就不敢吃輻射食物？太沒理性！太沒有內涵了！<text:span text:style-name="T3"><text:line-break/><text:line-break/></text:span>參賽踴躍，參賽者不知道是不是福島蔬菜吃太多了，個個頭殼硬硬，其介如石。這麼多的人才之下，光憑上述這樣一些傻話就想獲獎，有那麼容易嗎？下屆比賽，大家再來吧。夜深了，第<text:span text:style-name="T3"><text:s/>N </text:span>屆哈巴狗杯蠢話大賽到此圓滿結束。<text:span text:style-name="T3"><text:line-break/><text:line-break/>P.S.: <text:line-break/><text:line-break/>1. </text:span>底下<text:span text:style-name="T3"><text:s/>(</text:span>前一則留言<text:span text:style-name="T3">) </text:span>有關於蜘蛛人與綠巨人的重要更正。<text:span text:style-name="T3"><text:line-break/><text:line-break/>2. </text:span>有些不知道算不算幫腔的，還是幫倒忙的，其實也統統都幫錯了，我怎麼可能會笨到去主張說什麼低劑量輻射<text:span text:style-name="T3"><text:s/>"</text:span>一定<text:span text:style-name="T3">" </text:span>會有危險呢？那我不就跟對方一樣的<text:span text:style-name="T3"><text:s/>"</text:span>科學理性<text:span text:style-name="T3">" </text:span>了。我沒有這麼蠢哦。如果有人願意去吃福島食物，不管他將來有病或沒病，都沒法證實什麼或否定什麼，天底下不會有這麼幼稚的科學。我也沒有什麼堅定不移的科學信念哦，我又不是白癡，怎麼可能對很不可靠的自然科學堅定不移？我特別堵爛的不就是什麼多麼可靠的科學這種蠢想法嗎？<text:span text:style-name="T3"><text:line-break/><text:line-break/></text:span>我忍耐再說第<text:span text:style-name="T3"><text:s/>n </text:span>遍我已經說了<text:span text:style-name="T3">n</text:span>遍的事好了。我始終只說這幾件事，簡單說：<text:span text:style-name="T3"><text:line-break/><text:line-break/>2.1. </text:span>歐盟並沒有<text:span text:style-name="T3"><text:s/>"</text:span>很早<text:span text:style-name="T3">" </text:span>就開放福島食物，它是去年底至今年初才局部放鬆管制。它其實稱不上開放。<text:span text:style-name="T3"><text:line-break/><text:line-break/>2.2. </text:span>歐盟的管制範圍包括福島等<text:span text:style-name="T3">15</text:span>縣市，台灣卻只管制<text:span text:style-name="T3">5</text:span>縣市。<text:span text:style-name="T3"><text:line-break/><text:line-break/>2.3. </text:span>當日本人在核災發生後，修改法令，以極其嚴苛的輻射檢測標準保護其國人時，台灣政府卻反而以一種比別人寬鬆七倍甚至十幾倍的幅度降低輻射檢測標準，把台灣人當蟑螂看待，彷彿我們身上有抗輻射表皮似的。<text:span text:style-name="T3"><text:line-break/><text:line-break/>2. 4. </text:span>日本人長期以來管制台灣食品的進口，比我們管制他們的食物要嚴苛許多。<text:span text:style-name="T3"><text:line-break/><text:line-break/>2.5. </text:span>日本人一再偷偷更改產地標籤，朦混輻射進口，包括一些嬰兒食品。台灣政府無法把這些日本人給繩之以法，而日本政府竟也網開一面，任其亂搞。<text:span text:style-name="T3"><text:line-break/><text:line-break/>2.6. </text:span>台灣之所謂限制福島等五縣市食品進口，指的是要求提供產地證明及輻射檢測，這樣一種管制並不過份，而只是一般常態；一些國家最近幾個月才逐漸鬆綁，但也只是逐漸部份鬆綁而已，不要講得好像全世界只有台灣在抵制日本輻射食物。<text:span text:style-name="T3"><text:line-break/><text:line-break/>2.7. </text:span>台灣或世界各國管制福島輻射食品進口，<text:span text:style-name="T3"><text:s/></text:span>跟什麼有沒有國際觀扯不上關係，這當然也絲毫扯不上什麼侵害了日本農民的人權。<text:span text:style-name="T3"><text:line-break/><text:line-break/>2.8. </text:span>如果有人不敢吃福島食物<text:span text:style-name="T3">(</text:span>像我是絕對不敢<text:span text:style-name="T3">)</text:span>，那並不表示他不科學、不理性、沒知識。我想正常人應該都不敢，如果他有其它更安全的食物選擇，何必自討<text:span text:style-name="T3"><text:s/>"</text:span>輻射<text:span text:style-name="T3">" </text:span>吃呢？一種風險的評估是需要時間去觀察的，就如同一種重大安全疑慮的消散也同樣需要很長時間。<text:span text:style-name="T3"><text:line-break/><text:line-break/>2.9. </text:span>上述那樣一些什麼維護日本農民人權的說法是荒唐的，那樣一種主張，跟科學理性扯得上啥關係呢？<text:span text:style-name="T3"><text:line-break/><text:line-break/>2.10. </text:span>台灣人的健康向來是被賤賣於政治底下的，最終往往都會成為一種強國施壓下的犧牲品。我們對此不憤慨，卻反倒是倒過來指控台灣人，說他不敢吃有健康疑慮的食物就是什麼沒知識、非理性的恐慌，就是什麼侵害美、日等國人民的人權。這樣講實在太荒唐。<text:span text:style-name="T3"><text:line-break/><text:line-break/>2.11. </text:span>我們總是被迫成為這類國家例如美日的垃圾桶和撈錢市場，對方經常性地老是要強壓我們就範，接受其垃圾食物或輻射食物或具有高度健康疑慮的食物，一如美牛美豬之大軍壓境一樣。<text:span text:style-name="T3"><text:line-break/><text:line-break/>2.12. </text:span>國民黨幾年來或許也很想放寬福島輻射食物<text:span text:style-name="T3"><text:s/>(</text:span>卻沒法做到<text:span text:style-name="T3">)</text:span>，但民進黨說這是喪權辱國，出賣國人健康。講得真好，一點也沒錯，但這個滿口謊言的唬爛黨現在都還沒掌權，卻一如美豬一般，竟然馬上改口準備喪權辱國，準備犧牲國人健康。<text:span text:style-name="T3"><text:line-break/><text:line-break/>2.13. </text:span>如果有人反對開放這些有疑慮的食物，這並不就意味著他沒理性、不科學、沒知識、搞民粹，傷害日本人或美國人的人權。一個人就算沒念過書也該知道這樣一種指控既無聊又荒唐，更不用說一個念過一點書的人了。<text:span text:style-name="T3"><text:line-break/><text:line-break/>2.14. </text:span>如果有人不敢吃輻射食物或瘦肉精美豬，或是反對開放，那是很合理很理性很科學的，這跟侵害什麼日本或美國人的農民扯不上任何關係。<text:span text:style-name="T3"><text:line-break/><text:line-break/>2.15. </text:span>如果有人覺得開放就開放無所謂，反正人生漫長，而且他也許認為沒那麼危險，我也不會因此說這個人瘋了，他依然可能是理性的，科學的。<text:span text:style-name="T3"><text:line-break/><text:line-break/>2.16. </text:span>如果有人說，他依據這樣那樣的某種<text:span text:style-name="T3">(</text:span>必然是<text:span text:style-name="T3"><text:s/>"</text:span>非定論式<text:span text:style-name="T3">" </text:span>的<text:span text:style-name="T3">)</text:span>見解，覺得開放也無妨。那我對他也不會有意見，那是他的一個<text:span text:style-name="T3"><text:s/>(</text:span>他所認為<text:span text:style-name="T3">) </text:span>合理的判斷。<text:span text:style-name="T3"><text:line-break/><text:line-break/>2. 17. </text:span>但是，假若他把這樣那樣的所謂科學依據給當成聖經，當成絕對真理，甚至認為若不膜拜這樣那樣的某種<text:span text:style-name="T3">(</text:span>必然是<text:span text:style-name="T3"><text:s/>"</text:span>非定論式<text:span text:style-name="T3">" </text:span>的<text:span text:style-name="T3">) </text:span>科學依據就是非理性、沒知識、搞民粹，那我聽了會嚇一跳，因為只有蠢到爆的蠢蛋才會有這麼幼稚的想法，他到底有沒有上過學堂念過書啊？怎麼可能會這麼蠢？這是在進行講蠢話比賽的現場嗎？<text:span text:style-name="T3"><text:line-break/><text:line-break/>2.18. </text:span>至於幾位蠢蛋，特別是那個匿名的黃什麼黑什麼，其言論智商之低，真是讓我很無言。我幾乎沒法想像怎麼可能會有人蠢到這種地步，卻好像還以為自己很聰明。真是很不可思議。<text:span text:style-name="T3"><text:line-break/><text:line-break/>2.19. </text:span>後續還有一些參賽蠢話比賽的高手，我亦同樣無言。雖然念書是不需要什麼智商，但是總該還是要有一點基本智能吧。這些人我一個也不認識，很納悶會不會是鴻海剛開發還沒開發得很好的智能機器人來亂的。<text:span text:style-name="T3"><text:line-break/><text:line-break/>2.20. </text:span>最後，我還大方地以哈巴狗科學與真理促進會委員長身份，提供給各位參賽選手許多好康優惠，比方說陳醫師可以親自為您開單做<text:span text:style-name="T3">X</text:span>光或電腦斷層檢查，全身上上下下每寸肌膚每個器官為您照一遍，保證癌症腫瘤無所遁形。就算一星期照一次，連續照五十年也絕對不會超過<text:span text:style-name="T3"><text:s/>100mSv</text:span>的輻射安全標準，很安全的。凡是想要藉著低量輻射以提升免疫力的，也可以來找我，掛號費會打折的。<text:span text:style-name="T3"><text:line-break/><text:line-break/>2.21. </text:span>另外，概念想法上的對或錯，跟什麼實踐不實踐有啥關係呢？一加一是不是等於二，需要實際跑到菜市場實踐一下才能驗證或否定嗎？<text:span text:style-name="T3"><text:line-break/><text:line-break/>2.22. </text:span>感謝一些哈巴狗之友的仗義執言，但是你們無須仗義，只須說理就行。若是啞口無言，仍然還是有啞口無言的表達方式。你們的仗義，我發現，大多全仗錯了一個理字，似乎也同樣錯得離譜，或是胡亂闡釋我的說法，但我從未那樣說過，我也從未有過那樣一些<text:span text:style-name="T3"><text:s/>(</text:span>往往很低能很卑鄙的<text:span text:style-name="T3">) </text:span>想法；有些甚至還扯到人生智慧的教誨上去了，或是直接對<text:span text:style-name="T3"><text:s/>"</text:span>我<text:span text:style-name="T3">" </text:span>指指點點起來，把留言板當成<text:span text:style-name="T3"><text:s/>email</text:span>在寫。我於是迅速刪了一些觸犯天條的留言。頗感挫折。<text:span text:style-name="T3"><text:line-break/><text:line-break/>2.23. </text:span>絕對不要對任何一個非公眾人物指指點點。究竟我是要怎麼寫，然後才能把一個如此簡單的事讓各位意識到並且願意尊重它之絕對不可侵犯？喜歡寫<text:span text:style-name="T3">email </text:span>的，請私下去寫給特定的收件人，而不是把留言板當成聊天室。<text:span text:style-name="T3"><text:line-break/><text:line-break/>2.23.1 </text:span>絕對不要去討論那些無法討論的東西。如果你有什麼美妙偉大的唯心的道德情操或智慧，拜託就留著給你自己用就好，絕對不要拿來勉勵<text:span text:style-name="T3"><text:s/>‘’</text:span>某個人<text:span text:style-name="T3">"</text:span>；<text:span text:style-name="T3">"</text:span>人<text:span text:style-name="T3">" </text:span>不是東西，不是畜牲，不是一種可以讓你任意揪出來批評指教、闡釋有加、訓勉鼓勵或分析討論的東西。<text:span text:style-name="T3"><text:line-break/><text:line-break/>2.23.2. </text:span>我刪的<text:span text:style-name="T3">, </text:span>除了一些無恥的綠色生物來亂的，或是浮濫轉貼沒頭沒腦的之外，主要都是一些針對個別人事物的指指點點，比方說，討論<text:span text:style-name="T3"><text:s/>"</text:span>誰<text:span text:style-name="T3">" </text:span>的心境如何，討論<text:span text:style-name="T3"><text:s/>"</text:span>誰<text:span text:style-name="T3">" </text:span>的情操，討論<text:span text:style-name="T3"><text:s/>“</text:span>誰<text:span text:style-name="T3">” </text:span>的什麼堅定不移的偉大信念，討論<text:span text:style-name="T3"><text:s/>"</text:span>誰<text:span text:style-name="T3">" </text:span>的這個那個，討論<text:span text:style-name="T3"><text:s/>"</text:span>誰<text:span text:style-name="T3">" </text:span>的心靈有沒有我執，討論<text:span text:style-name="T3"><text:s/>"</text:span>誰<text:span text:style-name="T3">" </text:span>的心靈夠不夠開闊，討論<text:span text:style-name="T3"><text:s/>"</text:span>誰<text:span text:style-name="T3">" </text:span>是否具有某種智慧，或是乾脆直接指導<text:span text:style-name="T3"><text:s/>‘’</text:span>他<text:span text:style-name="T3">‘’ </text:span>應該要有的情操以及<text:span text:style-name="T3"><text:s/>‘’</text:span>他<text:span text:style-name="T3">‘’ </text:span>應該要有的反應，指導<text:span text:style-name="T3"><text:s/>"</text:span>他<text:span text:style-name="T3">" </text:span>應該不要有情緒，應該它媽的放寬心胸不要執著在一加一等於多少<text:span text:style-name="T3">, </text:span>說這樣才是<text:span text:style-name="T3"><text:s/>‘’</text:span>他<text:span text:style-name="T3">‘’ </text:span>應該追求的美妙智慧，甚至還討論起<text:span text:style-name="T3"><text:s/>"</text:span>誰<text:span text:style-name="T3">" </text:span>和他的家人是不是同類<text:span text:style-name="T3">....</text:span>等等等等等，完全不把人當人看，而是當成一種物品在研究，或是當成畜牲那樣在指導與評價。<text:span text:style-name="T3"><text:line-break/><text:line-break/>2.23.3. </text:span>我刪的都是這樣一些嚴重違反天條的東西。任何人跟他的家人會有同類或不同類的問題嗎？你會樂意讓自己變成這樣一種討論話題嗎？難道人不是人？難道對方是死人或歷史古人？難道是在討論畜牲配種的問題，所以才有所謂同類或異類。誰會在自己和自己家人之間做這樣一種區分？這是一種可以討論的話題嗎？<text:span text:style-name="T3"><text:line-break/><text:line-break/>2.23.4. </text:span>我知道我講這些一點用處也沒有<text:span text:style-name="T3">, </text:span>因為，能懂的根本不用人家講就會懂，頂多講一次就懂；至於不懂的，你就算聲明一萬次也還是一樣整天對著你的心靈、人格、你的一切批評指教或研究得很有興趣似的，好像人不是人，而只是一個不值得一絲尊重的東西似的。<text:span text:style-name="T3"><text:line-break/><text:line-break/>2.23.5. </text:span>我知道我講這些一點用處也沒有，如果有的話，我就不需要講幾百萬次了。人真是很可怕的一種生物，很無情。這些東西並不是具有任何理解上的困難，而是人們根本不在乎，但他們卻很在乎自己，把自己保護得很好，絕不會讓自己成為無情口舌的受害者。<text:span text:style-name="T3"><text:line-break/><text:line-break/>2.24. </text:span>至於所謂<text:span text:style-name="T3"><text:s/>‘’</text:span>討論<text:span text:style-name="T3">‘’ </text:span>本身，若是在一種適當的狀況下是令人愉悅的，就像長了翅膀會飛一樣，非常愉快。我最喜歡天馬行空或極致抽象複雜的哲學討論了。但是，特別是在台灣，絕大多數情況並非如此愉悅，而是令人痛苦不堪，簡直就是自我做賤到極點。不但低能到難以想像，而且人與人的關係變得非常荒謬，天才和白癡甚至可以整個倒過來。<text:span text:style-name="T3"><text:line-break/><text:line-break/>2.24.1. </text:span>智能程度或知識水平當然是個問題，雙方完全不對稱是不可能討論什麼的，只能教導。但是，真正的問題不是在於智能與知識的極度不對稱，而是在於在網路上這樣一種情境，人的姿態就變了，變得大無畏了，特別是當他匿名時更是不可思議的低能與荒唐；低能智障蠢到爆，但他卻儼然好像可以跟你對話甚至能指導你教訓你似的。基本的理性或知識本身，沒有絲毫的客觀裁判力量，往往只是一些完全沒有任何營養的口水。<text:span text:style-name="T3"><text:line-break/><text:line-break/>2.24.2 </text:span>這樣一種狀況有可能出現在正常的實體生活中嗎？平常生活中你會遇到這樣一種低能到極點卻又一副好像我可以跟你對話甚至可以指導你的荒唐狀況嗎？應該很罕見，但是一旦來到網路上，卻幾乎變成了一種常態，不但沒有任何稍微有點智能的討論，全是在一種很愚蠢荒唐可笑的低能層次上灑口水耍嘴皮，而且姿態更是不可思議地膨脹，若是匿名，那就更是為所欲為了。<text:span text:style-name="T3"><text:line-break/><text:line-break/>2.25 </text:span>我寫東西比講話速度快，一分鐘可以打上一百多字，通常都是利用零零星星的時間寫，當做提神。寫起來雖不礙事，但常感懷疑，究竟這樣一種自我做賤的作為，除了憑添惆悵與個人污名，有何意義可言？對我有百害無一利，對於他人，除了像小丑一樣，供人取樂，讓人糟蹋，難道有何益處可言？<text:span text:style-name="T3"><text:line-break/><text:line-break/>2.26. </text:span>當然，毫無疑問，網路其實只是更加貼近人性與人品的真實樣貌。平常面對面，大家各懷鬼胎，各有盤算，但他知道不能輕易把內心的真實念頭表現出來，所以會壓抑，會偽裝隱藏，會心口不一。但即便是這樣，你還是輕易就能看出對方心裡的真實想法。<text:span text:style-name="T3"><text:line-break/><text:line-break/>2.26.1. </text:span>我總覺得，跟人講話，大多時候真是很痛苦很挫折的一件事，講完幾句往往感覺就像萬箭穿心，遍體鱗傷；你好像永遠只能不斷一直否認一直澄清，一直說那固定的三句話而永遠說不上第四句，永遠只能反覆不斷地說：<text:span text:style-name="T3"><text:line-break/><text:line-break/></text:span>不是不是不是，我完全不是那種人；<text:span text:style-name="T3"><text:line-break/><text:line-break/></text:span>沒有沒有沒有，我從來沒有那樣一些想法；<text:span text:style-name="T3"><text:line-break/><text:line-break/></text:span>不是不是不是，我完全不是那個意思。<text:span text:style-name="T3"><text:line-break/><text:line-break/>3. </text:span>整修內部，暫停營業。</text:p>
      <text:p text:style-name="P1"><text:span text:style-name="T1">陳真</text:span><text:s/>  |  2016.05.11 22:06   |   <text:a xlink:type="simple" xlink:href="http://palinfo.habago.org/Entry?Command=Information_PrintForum&amp;iPage=257#FORUM34571"><text:span text:style-name="T2">#</text:span></text:a></text:p>
      <text:p text:style-name="P3">現在是在進行講蠢話比賽嗎？連汞也變成人體必需養份了？人體內可驗出汞，但是人竟然沒死，歸仙好好，而且還會呼吸，所以汞是無害的？真是很睿智的邏輯推論。<text:span text:style-name="T3"><text:line-break/><text:line-break/></text:span>我相信鋼鐵人體內一定也有很多汞，難怪那麼厲害，又會飛天又會鑽地，不過我只看過第一集，看五分鐘就睡著了，一直醒醒睡睡到散場，精神才整個恢復過來，不知道在演什麼，所以，其實我也不確定他的超能力是不是和汞有關。<text:span text:style-name="T3"><text:line-break/><text:line-break/></text:span>不過，如果王先生需要補充汞元素，這東西很便宜的，你只要去藥房買一支傳統的溫度計，裏面就有了。建議不妨每天拿吸管吸一點，或是滴入牛奶一起喝，口味應該會更好。我猜的啦，我沒喝過，因為我腦袋沒進汞。<text:span text:style-name="T3"><text:line-break/><text:line-break/></text:span>世界上曾經有個人，拿可憐的老鼠或小白兔做實驗，硬是給人家吃輻射食物，然後說他的抵抗力變好了耶，所以，結論是低量輻射有助於改善人體免疫力。真是很英明的思考邏輯。有興趣的可以來找我掛號啊，我可以幫大家安排看是要<text:span text:style-name="T3">X</text:span>光還是電腦斷層都可以，幫大家提高免疫力。萬一健保不給付，我願意掏腰包幫各位出這筆錢。<text:span text:style-name="T3"><text:line-break/><text:line-break/></text:span>而且，好康到相報喔，只要掛號時對掛號小姐說是哈巴狗之友協會會員，掛號費可以減一百塊哦。王先生掛號費全免啦。電話是：控八控控，控控控，控控控。別打錯了哦。<text:span text:style-name="T3"><text:line-break/><text:line-break/></text:span>我還知道，輻射有可能讓我們變成蜘蛛人呢，飛簷走壁，口吐白絲，都不用搭電梯，一下就到頂樓了；而且偶而還能行俠仗義，女生看了簡直都要愛死了。<text:span text:style-name="T3">(</text:span>不好意思，我記錯了，蜘蛛人是被蜘蛛咬到，綠巨人才是輻射產品。<text:span text:style-name="T3">)<text:line-break/><text:line-break/></text:span>至於這位元同學，謝謝你的調解，不過老師在講什麼你有沒有在聽？我沒力氣再講一遍兩遍三遍四遍了，難道要我把才剛寫過的統統剪下來再全部貼一遍？我所指正<text:span text:style-name="T3">(</text:span>而非討論<text:span text:style-name="T3">)</text:span>的東西是沒有一絲爭議空間的，跟什麼專業知識背景一點關係也沒有，跟某種<text:span text:style-name="T3"><text:s/>"</text:span>品性<text:span text:style-name="T3">" </text:span>比較有關吧我覺得。即便是一個小朋友，只要識字，智商差不多<text:span text:style-name="T3">80</text:span>以上，應該就能講出我所要講的那些東西。<text:span text:style-name="T3"><text:line-break/><text:line-break/></text:span>我們跟人講話，第一，要先知道對方在講什麼，要確切抓住對方話裏頭的<text:span text:style-name="T3"><text:s/>"</text:span>那個<text:span text:style-name="T3">" </text:span>往往僅如原子般大小的<text:span text:style-name="T3"><text:s/>"</text:span>那個<text:span text:style-name="T3">" </text:span>意思，而不是以為對方講什麼，或認為對方在推論什麼，然後硬塞給他一大堆根本不相干的東西。第二，要知道自己在講什麼，會不會人家是在談馮京，你卻一直在講馬涼。第三，要思索一下自己所講的是否搭調，是否具有你所企圖它所應具有的功能，最好是要能具有宛如原子般大小的針對性，而不是一下朦朦朧朧地扯到這邊，一下又朦朦朧朧地扯到那邊，到底是要針對對方的什麼來說些什麼，自己得先搞清楚才行。<text:span text:style-name="T3"><text:line-break/><text:line-break/></text:span>以上這三點，基本上與你無關。<text:span text:style-name="T3"><text:line-break/><text:line-break/></text:span>我不回了，散場了，大家回家吧，明天還要上班呢。蠢話比賽就這樣了，謝謝大家的參賽，經過哈巴狗委員會投票，一致認定，冠軍得主自然是一會兒黃八一會兒黑八的那位同學，非他<text:span text:style-name="T3"><text:s/>(</text:span>或她<text:span text:style-name="T3">) </text:span>莫屬。亞軍則是王清煬同學。至於元同學，很不幸，這回沒有入圍，下回請繼續加油，要多練習才行。<text:span text:style-name="T3">:)</text:span></text:p>
      <text:p text:style-name="P1"><text:span text:style-name="T1">張景棠</text:span><text:s/>  |  2016.05.11 21:47   |   <text:a xlink:type="simple" xlink:href="http://palinfo.habago.org/Entry?Command=Information_PrintForum&amp;iPage=257#FORUM34570"><text:span text:style-name="T2">#</text:span></text:a></text:p>
      <text:p text:style-name="P2">自己的主張自己救！身體力行，絕對勝過千言萬語！<text:span text:style-name="T3"><text:line-break/></text:span>就從明天開始，拒絕購買含菸草輻射問題之菸品，每天關心重視宣傳並並且大聲疾呼<text:span text:style-name="T3">10</text:span>年，為此長期的行動，設計一個決心機制，每日將宣傳反對菸草輻射問題行為實境上傳到<text:span text:style-name="T3"><text:s/>youtube </text:span>或<text:span text:style-name="T3"><text:s/>FB </text:span>留下記錄，表明絕無造假童叟不欺，<text:span text:style-name="T3"><text:s/></text:span>然後天天狠狠實踐反對輻射危害吧！而且可以證明反對輻射危害的決心<text:span text:style-name="T3">20</text:span>年！證明反對輻射危害的決心！而且好處不僅這樣。<text:span text:style-name="T3"><text:line-break/></text:span>因為，如此不但可把理論化為實際，這種自願為人民福祉設想親身行動與人性的實驗，願意放棄自己想使用菸品的選擇，不僅言行一致的證明自己內心相信輻射危害的信念，還可以嘉惠一般民眾，消彌非理性的堅持。同時，我想<text:span text:style-name="T3">20</text:span>年後絕對會拿到傑出青年獎，因為你不僅是為了台灣人的未來，還造福了世界許多國家，這是對全人類的貢獻，屆時我們必光榮的又誕生了ㄧ位台灣之光。<text:span text:style-name="T3"><text:line-break/></text:span>理論貴在實踐，有時真的不用說太多，更重要的是你知行合一的去做就對了。<text:span text:style-name="T3"><text:line-break/></text:span>參考<text:span text:style-name="T3"><text:line-break/></text:span>新聞追追追／菸草中放射核種　易導致細胞癌變？！<text:span text:style-name="T3"><text:line-break/></text:span>釙<text:span text:style-name="T3">-210</text:span>是鈾<text:span text:style-name="T3">-238</text:span>衰變後的產物，釙<text:span text:style-name="T3">-210</text:span>放射的阿伐粒子，其能量為<text:span text:style-name="T3">5.3</text:span>百萬電子伏，具有很高的放射毒性，在體內極易傷害生物組織細胞。依據行政院原子能委員會公佈的資料顯示，釙<text:span text:style-name="T3">-210</text:span>在人體中的最大積存量限值為<text:span text:style-name="T3">0.03</text:span>微居里。<text:span text:style-name="T3"><text:line-break/></text:span>釙<text:span text:style-name="T3">-210</text:span>進入人體後，多累積於脾臟、淋巴結、骨髓組織、肝、腎臟內，極易傷害組織細胞。估計人體攝入<text:span text:style-name="T3">50</text:span>奈克<text:span text:style-name="T3">(</text:span>約<text:span text:style-name="T3">200</text:span>微居里<text:span text:style-name="T3">)</text:span>或吸入<text:span text:style-name="T3">10</text:span>奈克<text:span text:style-name="T3">(</text:span>約<text:span text:style-name="T3">40</text:span>微居里<text:span text:style-name="T3">)</text:span>的釙<text:span text:style-name="T3">-210</text:span>，大約會造成<text:span text:style-name="T3">4</text:span>西弗的高輻射劑量，可能致人於死。在老鼠實驗中，施予<text:span text:style-name="T3">8.7</text:span>奈克<text:span text:style-name="T3">/</text:span>公斤的釙<text:span text:style-name="T3">-210</text:span>劑量，<text:span text:style-name="T3">30</text:span>天內老鼠就會死亡。<text:span text:style-name="T3"><text:line-break/></text:span>原能會輻射偵測中心主任黃景鐘表示，人體內皆含有天然的釙<text:span text:style-name="T3">-210</text:span>，但因非常微量而無安全顧慮，但抽菸吸入過量的釙<text:span text:style-name="T3">-210</text:span>則可能導致肺癌，提醒癮君子遠離菸害。<text:span text:style-name="T3"><text:line-break/></text:span>吸菸<text:span text:style-name="T3"><text:s/></text:span>恐削弱人體抗輻射力<text:span text:style-name="T3"><text:line-break/></text:span>研究結果發現，吸菸者做放射線治療後，引發放射性腸炎風險較高，即吸菸者的腸道比不吸菸者更易受到輻射線傷害，嚴重者甚至需要手術治療。<text:span text:style-name="T3"><text:line-break/></text:span>有學者認為，可能與吸菸會引起人體內發炎反應，削弱了器官抵禦放射線的能力有關。</text:p>
      <text:p text:style-name="P4"/>
      <text:p text:style-name="P1"><text:span text:style-name="T1">蘇秀慧</text:span><text:s/>  |  2016.05.11 21:39   |   <text:a xlink:type="simple" xlink:href="http://palinfo.habago.org/Entry?Command=Information_PrintForum&amp;iPage=258#FORUM34569"><text:span text:style-name="T2">#</text:span></text:a></text:p>
      <text:p text:style-name="P2">自己的主張自己救！身體力行，絕對勝過千言萬語！<text:span text:style-name="T3"><text:line-break/><text:line-break/></text:span>就從明天開始，購買福島含輻射食品（當然輻射值在標準上限安全範圍內），每天吃每天吃並且吃<text:span text:style-name="T3">20</text:span>年，為此長期的行動，設計一個認證機制，每日將食用實境上傳到<text:span text:style-name="T3"><text:s/>youtube </text:span>或<text:span text:style-name="T3"><text:s/>FB </text:span>留下記錄，表明絕無造假童叟不欺，<text:span text:style-name="T3"><text:s/></text:span>然後天天狠狠打臉陳真先生吧！而且可以證明他有多無知<text:span text:style-name="T3">20</text:span>年！證明陳真先生錯得有多離譜！而且好處不僅這樣。<text:span text:style-name="T3"><text:line-break/><text:line-break/></text:span>因為，如此不但可把理論化為實際，這種自願為人民福祉設想親身以證的人體實驗，願意放棄自己可以吃其他所謂更好食物的選擇，不僅言行一致的證明自己內心相信安心無虞的信念，還可以得到媒體長期的免費新聞報導，推廣正確知識，嘉惠一般民眾，消彌非理性的疑慮。同時，我想<text:span text:style-name="T3">20</text:span>年後絕對會拿到諾貝爾獎，因為你不僅是為了台灣人的未來，還造福了世界許多國家，這是對全人類的貢獻，屆時我們必光榮的又誕生了ㄧ位台灣之光。<text:span text:style-name="T3"><text:line-break/><text:line-break/></text:span>理論貴在實踐，有時真的不用說太多，更重要的是你知行合一的去做就對了。</text:p>
      <text:p text:style-name="P1"><text:span text:style-name="T1">元符小道</text:span><text:s/>  |  2016.05.11 20:14   |   <text:a xlink:type="simple" xlink:href="http://palinfo.habago.org/Entry?Command=Information_PrintForum&amp;iPage=258#FORUM34568"><text:span text:style-name="T2">#</text:span></text:a></text:p>
      <text:p text:style-name="P3">陳真前輩、核終核友們，你們好<text:span text:style-name="T3"><text:line-break/><text:line-break/>1.<text:line-break/></text:span>核終核友們應該對我不陌生，我就不對你們自介了。前輩您好，今天稍早我考完試，在臉書上的河道中看見了您和核友的爭議，於是我稍微爬梳了整個爭議的過程，個人認為兩方可以先靜一靜看一下對方的論點。<text:span text:style-name="T3"><text:line-break/><text:line-break/>2.<text:line-break/></text:span>陳真前輩：<text:span text:style-name="T3"><text:line-break/><text:line-break/></text:span>我想可能因為核友大多是學習理工知識的，對他們來說物質進出系統看的量值就是單純的一個數字，對他們來說系統中不影響功能的進出就是正常的進出。我個人認為並不能算是嚴重的謬誤，單純只是一個非醫學角度下，針對人體這個系統的物質觀點罷了，其實無可厚非。<text:span text:style-name="T3"><text:line-break/><text:line-break/>3.<text:line-break/></text:span>核友：<text:span text:style-name="T3"><text:line-break/><text:line-break/></text:span>我想陳真醫師的意見相當明確。人體會主動去攝取一些物質，這些物質參與人體各種代謝機轉、生理調控等等機能，而你們所列的這些物質卻並不參與這些功能，相對來說，他們算是意外獲得，且超過一定量即有害的。而這種「非基於人體正常所需」的內攝，常常其實依然會引起不良反應<text:span text:style-name="T3">(</text:span>例如免疫反應、身體需要消耗在調節上面<text:span text:style-name="T3">)</text:span>，在他看來是攝入毒物，這樣說並沒有錯。<text:span text:style-name="T3"><text:line-break/><text:line-break/>4.<text:line-break/></text:span>致兩造：<text:span text:style-name="T3"><text:line-break/><text:line-break/></text:span>我認為兩造的觀念差異源自於所學的差異，來自於知識背景的差異，陳醫師畢竟醫者仁心，也是我尊敬的醫界前輩，而核友們也是我共同學習成長的夥伴，希望你們不要再吵架，祝安好<text:span text:style-name="T3">^^</text:span></text:p>
      <text:p text:style-name="P1"><text:span text:style-name="T1">王清煬</text:span><text:s/>  |  2016.05.11 20:06   |   <text:a xlink:type="simple" xlink:href="http://palinfo.habago.org/Entry?Command=Information_PrintForum&amp;iPage=258#FORUM34565"><text:span text:style-name="T2">#</text:span></text:a></text:p>
      <text:p text:style-name="P2">拿汞當例子？<text:span text:style-name="T3"><text:line-break/><text:line-break/></text:span>你不知道每個人體內都有微量的汞嗎？<text:span text:style-name="T3"><text:line-break/></text:span>為什麼人還能活著？<text:span text:style-name="T3"><text:line-break/><text:line-break/></text:span>順帶一提<text:span text:style-name="T3"><text:line-break/>2012</text:span>年<text:span text:style-name="T3">MIT</text:span>美國麻省理工的研究證實<text:span text:style-name="T3"><text:line-break/></text:span>長期低劑量輻射照射能提高動物免疫系統對自由基的應變能力<text:span text:style-name="T3"><text:line-break/><text:line-break/></text:span>一切都是劑量問題<text:span text:style-name="T3"><text:line-break/></text:span>過多就是毒</text:p>
      <text:p text:style-name="P1"><text:span text:style-name="T1">陳真</text:span><text:s/>  |  2016.05.11 18:18   |   <text:a xlink:type="simple" xlink:href="http://palinfo.habago.org/Entry?Command=Information_PrintForum&amp;iPage=258#FORUM34564"><text:span text:style-name="T2">#</text:span></text:a></text:p>
      <text:p text:style-name="P3">這個智障又出現了，誰能教我怎麼跟這樣一種人溝通呢？<text:span text:style-name="T3"><text:line-break/><text:line-break/></text:span>在台灣，拋頭露面哪怕只是講兩句話其實都很做賤自己。</text:p>
      <text:p text:style-name="P1"><text:span text:style-name="T1">陳真</text:span><text:s/>  |  2016.05.11 18:12   |   <text:a xlink:type="simple" xlink:href="http://palinfo.habago.org/Entry?Command=Information_PrintForum&amp;iPage=258#FORUM34562"><text:span text:style-name="T2">#</text:span></text:a></text:p>
      <text:p text:style-name="P2">我的名字叫麥田，我的診所叫麥田，我的帳號也叫麥田，我就住在麥田裏，我在麥田裏終日無聲地思索，我的一切都跟麥田有關，我常想起<text:span text:style-name="T3"><text:s/>"</text:span>麥田捕手<text:span text:style-name="T3">" </text:span>裏那個同樣也屬於我的渴望：<text:span text:style-name="T3"><text:line-break/><text:line-break/>"</text:span>最後，我打定主意遠走高飛，我不再回家了，我也不會再去任何學校。我決定<text:span text:style-name="T3">...</text:span>攔一輛車，一輛接著一輛，幾天後我就會來到西部某個地方。那裏陽光明媚，十分美麗；那地方不會有人認識我，我可以隨便找個工作做。我並不在乎找到什麼樣的工作，反正只要沒有人認識我而我也不認識任何人就行。我打算到了那兒之後就假裝又聾又啞，這樣我就不需要再跟人們講一些毫無意義的蠢話了。久而久之，人們就會覺得無聊而對我失去興趣，心想，這只是一個又聾又啞的可憐蟲。這樣的話，我的下半輩子就不需要再跟人講話了。我會用自己賺來的錢，在靠近森林的地方蓋一棟小屋，終生就住在裏面<text:span text:style-name="T3">...</text:span>假若將來有了孩子，我們會把他藏起來，然後買很多書給他看，教他自己怎麼讀，怎麼寫<text:span text:style-name="T3">..."<text:line-break/><text:line-break/>--J.D. Salinger<text:line-break/><text:line-break/>http://goo.gl/TH3LV5<text:line-break/><text:line-break/>https://www.youtube.com/watch?v=Cd9HlOnOqMs<text:line-break/><text:line-break/></text:span>死刑執行檢察官：鄭捷最後眼神<text:span text:style-name="T3">…</text:span>很柔和<text:span text:style-name="T3"><text:line-break/><text:line-break/></text:span>聯合新聞網作者記者張宏業、賴佩璇╱台北報導<text:span text:style-name="T3"><text:s/>| </text:span>聯合新聞網<text:span text:style-name="T3"><text:s/>– 2016</text:span>年<text:span text:style-name="T3">5</text:span>月<text:span text:style-name="T3">12</text:span>日<text:span text:style-name="T3"><text:line-break/><text:line-break/></text:span>「我看著他問話，他也一直看著我，眼神不像以前那樣凶殘，反而看起來很柔和。」負責執行鄭捷死刑的台灣高檢署檢察官錢漢良昨天說，鄭捷得知自己生命將走到盡頭卻很平靜，完全沒有害怕緊張感覺，如此平靜的死刑犯，是他執行八名死囚來所首見。<text:span text:style-name="T3"><text:line-break/><text:line-break/></text:span>錢漢良說，他對鄭捷進行八分鐘人別訊問，這段期間他都直視鄭問話，鄭不僅有問必答，雙眼也直視他，一點沒有死刑犯不敢正視檢察官的模樣。鄭捷在槍決前沒要向任何人道歉，也沒提出諸如和母親擁抱等要求，只要求要喝水。<text:span text:style-name="T3"><text:line-break/><text:line-break/></text:span>他舉例，他問鄭捷「你有沒有收到通知書？」鄭回答「收到了」，他再問「有沒有什麼話想說？」鄭答「沒有」，他又問「知不知道要被槍決？」鄭回答「知道」，最後問「有什麼特別需要嗎？」鄭回答「我很口渴。」<text:span text:style-name="T3"><text:line-break/><text:line-break/></text:span>錢漢良指出，法警開第一槍後，鄭還在動，打第二槍後，鄭的肺部冒泡、沒立即死亡，所以才再補開第三槍；負責槍決的法警有三到四年資歷。<text:span text:style-name="T3"><text:line-break/><text:line-break/></text:span>「發生在自己身上的是事故，發生的在別人身上的是故事，因為發生在別人身上，所以就會冷漠。」年近七旬的錢漢良前年直腸癌復發，住院開刀又併發中風，最後憑著意志戰勝病魔，讓他對生命有特別的感觸。</text:p>
      <text:p text:style-name="P1"><text:span text:style-name="T1">黑泥</text:span><text:s/>  |  2016.05.11 17:29   |   <text:a xlink:type="simple" xlink:href="http://palinfo.habago.org/Entry?Command=Information_PrintForum&amp;iPage=258#FORUM34561"><text:span text:style-name="T2">#</text:span></text:a></text:p>
      <text:p text:style-name="P6">"The dose makes the poison" (Latin: ''sola dosis facit venenum'') is an adage intended to indicate a basic principle of toxicology. It is credited to Paracelsus who expressed the classic toxicology maxim "All things are poison and nothing is without poison; only the dose makes a thing not a poison."<text:line-break/><text:line-break/><text:span text:style-name="T1">「都是胡扯」，四百年以來的毒物學發展，只怕陳醫師是不同意的了。陳醫師的心中，似乎有著明確的「毒物／輻射」清單，恐怖程度跟劑量無關，那怕是一點點都不能出現的。</text:span><text:line-break/><text:line-break/><text:span text:style-name="T1">那麼空氣中含有放射性二氧化碳，也別呼吸了吧！</text:span></text:p>
      <text:p text:style-name="P1"><text:span text:style-name="T1">黃泥</text:span><text:s/>  |  2016.05.11 17:26   |   <text:a xlink:type="simple" xlink:href="http://palinfo.habago.org/Entry?Command=Information_PrintForum&amp;iPage=258#FORUM34560"><text:span text:style-name="T2">#</text:span></text:a></text:p>
      <text:p text:style-name="P5">"The dose makes the poison" (Latin: ''sola dosis facit venenum'') is an adage intended to indicate a basic principle of toxicology. It is credited to Paracelsus who expressed the classic toxicology maxim "All things are poison and nothing is without poison; only the dose makes a thing not a poison."<text:line-break/><text:line-break/><text:span text:style-name="T1">「都是胡扯」，四百年以來的毒物學發展，只怕陳醫師是不同意的了。陳醫師的心中，似乎有著明確的「毒物／輻射」清單，恐怖程度跟劑量無關，那怕是一點點都不能出現的。</text:span><text:line-break/><text:line-break/><text:span text:style-name="T1">那麼空氣中含有放射性二氧化碳，也別呼吸了吧！</text:span></text:p>
      <text:p text:style-name="P1"><text:span text:style-name="T1">陳真</text:span><text:s/>  |  2016.05.11 16:18   |   <text:a xlink:type="simple" xlink:href="http://palinfo.habago.org/Entry?Command=Information_PrintForum&amp;iPage=258#FORUM34558"><text:span text:style-name="T2">#</text:span></text:a></text:p>
      <text:p text:style-name="P3">一些學界的人常感嘆，現在台灣的學生普遍智能程度都很差，很難教。但我倒覺得，智能雖然對於學習知識很重要，但是，它要求的智能層次其實很低；笨不是什麼問題，畢竟你又不是要當維根斯坦或愛因斯坦，大概也當不了<text:span text:style-name="T3"><text:s/>Chomsky</text:span>；再說，你所要學的東西，一般來講，大概也不會有多難，所以我好像也還沒見過因為笨而學不了東西的人。可怕的不是笨，可怕的是他很笨，但卻又以為自己很聰明。這時候，即便是誨人不倦的孔子恐怕也幫不上忙了。<text:span text:style-name="T3"><text:line-break/><text:line-break/></text:span>我常納悶，要怎麼樣才能不假思索地說出一連串蠢話，這恐怕也可以說是一種<text:span text:style-name="T3"><text:s/>"</text:span>天賦<text:span text:style-name="T3">"</text:span>。國中時，班上幾個跟我很要好的同學，我們常玩一種遊戲就是比賽說蠢話。還挺有趣的，但我表現得不是很好，只贏過幾次。<text:span text:style-name="T3"><text:line-break/><text:line-break/></text:span>比賽方式是請其它一些同學當裁判，每天下課前決勝負，能夠講出最蠢的蠢話的人獲勝，賭注通常是一碗冰或一枝冰棒，我因為國二開始就窮得沒飯吃，沒法請人吃冰，往往以彈耳朵處罰來抵賭帳。<text:span text:style-name="T3"><text:line-break/><text:line-break/></text:span>長這麼大了，將近四十年過去了，我還是常常會想起國中這個很好玩的說蠢話遊戲，究竟要怎麼樣才能講出蠢話？而且還能迅速講出一大串，讓對方啞口無言。是要透過思索嗎？還是放空腦袋？還是要怎麼做才能讓腦袋進水？<text:span text:style-name="T3"><text:line-break/><text:line-break/></text:span>我看這位黃泥八如果來參加說蠢話比賽，應該會輕易奪冠才對。水喝多了才會中毒，所以<text:span text:style-name="T3">DDT</text:span>、多氯聯苯、鉛、汞、塑化劑、各種輻射食品、漂白劑以及硼砂等等等各種毒物也是要吃多了才會中毒身亡；你都敢喝水了，為什麼不敢吃<text:span text:style-name="T3">DDT</text:span>、多氯聯苯、鉛、汞、塑化劑、各種輻射食品、漂白劑以及硼砂等等等各種毒物？懂嗎？這就是邏輯！<text:span text:style-name="T3">(</text:span>後面要不要加個英文<text:span text:style-name="T3">logic</text:span>？<text:span text:style-name="T3">)</text:span>這樣的邏輯你不懂嗎？嘿嘿嘿，我偷笑了，真是太沒理性<text:span text:style-name="T3">(irrational)</text:span>，太沒內涵<text:span text:style-name="T3">(neihan)</text:span>了！</text:p>
      <text:p text:style-name="P1"><text:span text:style-name="T1">鄭豐遠</text:span><text:s/>  |  2016.05.11 15:23   |   <text:a xlink:type="simple" xlink:href="http://palinfo.habago.org/Entry?Command=Information_PrintForum&amp;iPage=258#FORUM34557"><text:span text:style-name="T2">#</text:span></text:a></text:p>
      <text:p text:style-name="P2">我的天哪，請問這位黃泥到底在說什麼<text:span text:style-name="T3">? </text:span>人為的輻射劑量竟然也能拿脂肪醣類蛋白質的攝取來當作類比，這未免也炫了一點，我們是<text:span text:style-name="T3"><text:s/>X </text:span>戰警還是蜘蛛人嗎<text:span text:style-name="T3">? </text:span>巴勒網的發言水平真是已經突變進化到了人類難以想像的境界。還是我數十年來對科學常識的認知真的錯了，營養學以後應該把輻射列入營養素裡<text:span text:style-name="T3">?<text:line-break/><text:line-break/></text:span>只有一張圖片能形容我現在的感覺<text:span text:style-name="T3">:<text:line-break/>http://goo.gl/ZQ12xm<text:line-break/><text:line-break/>(OH MY GOD </text:span>已經不夠了，要叫衪媽媽才行<text:span text:style-name="T3">)</text:span></text:p>
      <text:p text:style-name="P1"><text:span text:style-name="T1">陳真</text:span><text:s/>  |  2016.05.11 15:23   |   <text:a xlink:type="simple" xlink:href="http://palinfo.habago.org/Entry?Command=Information_PrintForum&amp;iPage=258#FORUM34556"><text:span text:style-name="T2">#</text:span></text:a></text:p>
      <text:p text:style-name="P3">我把這位什麼黃泥八的匿名智障的再度留言給刪了，真是不可思議，人竟然能蠢到這種地步卻還以為自己好像很有思想。<text:span text:style-name="T3"><text:line-break/><text:line-break/></text:span>這位黃泥八先生或小姐或太太或小朋友，如果你要寫一些蠢話，請到別的地方去吧；要不然，就請你公開告知真實身份，大家也才能知道你是誰，或許有人會佩服你的高見也說不定。<text:span text:style-name="T3"><text:line-break/><text:line-break/></text:span>這個匿名的智障，我剛刪掉他的留言，其實應該不要刪，留下來做個低能的樣本也好，可惜已經刪了，方便的話，麻煩再貼一次<text:span text:style-name="T3">(</text:span>按：這白痴動作還真快，我才剛刪，他馬上又貼了<text:span text:style-name="T3">)</text:span>，讓大家欣賞一下你的智慧。<text:span text:style-name="T3"><text:line-break/><text:line-break/></text:span>黃泥八被刪的留言是說，如果<text:span text:style-name="T3"><text:s/>"</text:span>輻射過量才有危險<text:span text:style-name="T3">" </text:span>是不對的，為什麼<text:span text:style-name="T3"><text:s/>"</text:span>營養成份過量才有危險<text:span text:style-name="T3">" </text:span>就是對的？進而引用什麼名言，說什麼誰在偷笑，說我沒理性等等。這真的是在考驗我的耐心。<text:span text:style-name="T3"><text:line-break/><text:line-break/></text:span>不喝水會死，但是喝水喝太多，會造成<text:span text:style-name="T3"><text:s/>"</text:span>水中毒<text:span text:style-name="T3">"</text:span>，這樣一種過量的概念，能夠等同於<text:span text:style-name="T3">DDT</text:span>、多氯聯苯、鉛、汞、塑化劑、各種輻射、漂白劑以及硼砂等等各種毒物的過量概念？因為喝水過量也會中毒，所以水也不能喝？水如果可以喝，為什麼毒物不能吃？因為膽固醇過量有害，所以毒物也是過量才有害？有人會蠢到這種地步？這樣的智商以及缺乏病識感，也能上學堂唸書？真是不可思議。<text:span text:style-name="T3"><text:line-break/><text:line-break/></text:span>我對人文或社會科學的人並無鄙視之意，但我發現，在台灣<text:span text:style-name="T3">(</text:span>在國外沒見過<text:span text:style-name="T3">)</text:span>，很多<text:span text:style-name="T3">(</text:span>我不是說每一個<text:span text:style-name="T3">)</text:span>唸人文或社會科學的人，腦筋似乎就是長這樣。很蠢，但是又很喜歡裝模作樣地<text:span text:style-name="T3"><text:s/>"</text:span>思索<text:span text:style-name="T3">"</text:span>、<text:span text:style-name="T3">"</text:span>論述<text:span text:style-name="T3">"</text:span>、<text:span text:style-name="T3">"</text:span>分析<text:span text:style-name="T3">"</text:span>。</text:p>
      <text:p text:style-name="P1"><text:span text:style-name="T1">黃泥</text:span><text:s/>  |  2016.05.11 15:03   |   <text:a xlink:type="simple" xlink:href="http://palinfo.habago.org/Entry?Command=Information_PrintForum&amp;iPage=258#FORUM34555"><text:span text:style-name="T2">#</text:span></text:a></text:p>
      <text:p text:style-name="P2">陳醫師：<text:span text:style-name="T3"><text:line-break/><text:line-break/></text:span>「各種輻射，這些東西是人體的必需品嗎」<text:span text:style-name="T3"><text:line-break/></text:span>陳醫師也許不清楚，你我的體內都有放射性碳<text:span text:style-name="T3">14</text:span>，鉀<text:span text:style-name="T3">40</text:span>，人體本身就是一個<text:span text:style-name="T3">beta+gamma</text:span>射線源。<text:span text:style-name="T3"><text:line-break/><text:line-break/></text:span>不管你是不是需要，站在別人旁邊就在輻射的暴露之下，別人也在你所產生的輻射範圍之中。就像不管你喜不喜歡，你一定會吸到二氧化碳一樣。<text:span text:style-name="T3"><text:line-break/><text:line-break/></text:span>而且，陳醫師可能更沒聽過「輻射激效<text:span text:style-name="T3">(Radiation hormesis)</text:span>」吧！這正是您所說「高級迷信」研究出來的成果，一如您提到的「過量才會造成傷害」一樣。<text:span text:style-name="T3"><text:line-break/><text:line-break/></text:span>如果基於「高級迷信」研究否定了「健康風險跟輻射曝照量始終呈現某種正相關，當後者越是累積多一些，各種罹病、罹癌及畸胎和免疫破壞等等等的風險便也隨著增高一些」這個論述（換言之支持「過量才會造成傷害」），那麼「某個什麼安全數值底下就很安全」仍然是是胡扯嗎？<text:span text:style-name="T3"><text:line-break/><text:line-break/></text:span>如同您說：絕對不可能會有一種研究能證明某個輻射安全數值底下的輻射劑量對人體無害，因為科學可以<text:span text:style-name="T3"><text:s/>"</text:span>否定<text:span text:style-name="T3">" </text:span>某種假設，但它如何可能<text:span text:style-name="T3"><text:s/>"</text:span>驗證<text:span text:style-name="T3">" </text:span>呢，那麼同樣的邏輯，「絕對不可能會有一種研究能證明某個安全數值底下的膽固醇對人體無害」「絕對不可能會有一種研究能證明某個安全數值底下的醣類對人體無害」「絕對不可能會有一種研究能證明某個安全數值底下的鈉鉀離子對人體無害」，恐怕按照陳醫師你的說法，提倡飲食要攝取膽固醇鈉鉀離子的人，「都是胡扯」。<text:span text:style-name="T3"><text:line-break/><text:line-break/></text:span>同樣基於「高級迷信」，陳醫師您能支持某些物質「過量才會造成傷害」，卻否定輻射「過量才會造成傷害」，其中的邏輯矛盾，才是最讓人費解之處。<text:span text:style-name="T3"><text:line-break/><text:line-break/></text:span>其實您的論述邏輯矛盾，正是「知識論」所亟欲探討的問題－－「什麼是知識」。不過與我的期望相反的，我卻看到「理性是熱情的奴隸」這句話的主人在遠處偷笑了。</text:p>
      <text:p text:style-name="P4"/>
      <text:p text:style-name="P1"><text:span text:style-name="T1">陳真</text:span><text:s/>  |  2016.05.11 14:54   |   <text:a xlink:type="simple" xlink:href="http://palinfo.habago.org/Entry?Command=Information_PrintForum&amp;iPage=259#FORUM34553"><text:span text:style-name="T2">#</text:span></text:a></text:p>
      <text:p text:style-name="P2">除了新聞及特定幾個人的文字之外，二十年來我是不看繁體中文的，因為繁體中文通常是台灣人寫的；不管藍綠，台灣人非常喜歡在網路上四處活動、灑口水、發表高見、吊書袋、做社會分析、裝模作樣談哲學以及搞政治抹黑等等等，虛榮做作，但你看過幾個講話還有一點點大腦以及正常人格的嗎？少之又少，趨近於零。<text:span text:style-name="T3"><text:line-break/><text:line-break/></text:span>相較於對岸，在智能與理性能力及見識上，真是天壤之別，簡直不像是同文同種的華人。台灣人幾乎快要演化成另一種族群了，而且是往猴子的方向演化。為什麼一整個社會的智能會普遍弱化到這種地步，我真不明白。<text:span text:style-name="T3"><text:line-break/><text:line-break/></text:span>高達的<text:span text:style-name="T3"><text:s/>"</text:span>告別語言<text:span text:style-name="T3">" </text:span>上映時，我湊巧看到一些大陸的網站，很多人寫了觀後感。我一連讀了十幾篇，發現全是不同的人寫的，讀完覺得真是非常訝異，這些名不見經傳的所謂<text:span text:style-name="T3"><text:s/>"</text:span>網友<text:span text:style-name="T3">"</text:span>，怎麼會寫出這麼有深度的文字？而且不是一篇，而是很多篇。<text:span text:style-name="T3"><text:line-break/><text:line-break/></text:span>這在台灣是不可能見到的。台灣人寫文章只有兩種類型，一種就是謾罵、抹黑、胡扯、灑口水，一種就是裝模作樣地做一些很低能的什麼社會分析、文本分析，就好像一個從沒上過學堂的人正在依樣畫葫蘆地學什麼<text:span text:style-name="T3"><text:s/>"</text:span>論述<text:span text:style-name="T3">" </text:span>似的；只不過是要講一個簡單到爆的想法，他也能吊滿書袋講得好像很艱澀奧妙似的，故意要讓人連看都看不懂，相對論也沒這麼<text:span text:style-name="T3"><text:s/>"</text:span>難<text:span text:style-name="T3">"</text:span>。你很少能看到幾個講話寫字還具有一點基本水平與正常心態的台灣人。<text:span text:style-name="T3"><text:line-break/><text:line-break/></text:span>我們寫字講話應該是盡量要用語意通順淺顯的表達方式，來表達任何一種或許艱澀深刻難以言喻的思維；而不是倒過來，故意裝神弄鬼或裝模作樣地用一些非常不通順、非常矯揉造作、希望別人最好看不懂而心生佩服的語言文字，表達一個事實上簡單幼稚到爆的想法。<text:span text:style-name="T3"><text:line-break/><text:line-break/>2003</text:span>年，我在英國的宿舍裝了在那之前我從未聽聞的鳳凰衛視，原因是，就在<text:span text:style-name="T3">2003</text:span>年美國侵略伊拉克的當下，我看到一篇記者的戰地報導，看了很感動，只不過是一篇報導，怎麼會有這麼深刻動人的情感與見解？實在太讓人驚訝了。於是我就看這是什麼媒體，上頭寫著鳳凰衛視；如果我沒記錯，那篇報導好像就是<text:span text:style-name="T3"><text:s/>"</text:span>冷暖人生<text:span text:style-name="T3">" </text:span>的主持人陳曉楠寫的，我看差不多是沈從文等級的文字了。於是我隔天就去裝了鳳凰衛視。<text:span text:style-name="T3"><text:line-break/><text:line-break/></text:span>台灣人看我寫這些，恐怕充滿自卑與極端自大心理的義和團症狀又要發作，但我並不是為了貶而貶，而只是指陳這樣一種極其明顯的兩岸落差的普遍現象與基本事實，進而感到非常不可思議。難道是我的個人經驗有誤？不足以代表一種普遍現象？<text:span text:style-name="T3"><text:line-break/><text:line-break/></text:span>總之，我實在很不解，為什麼好好一群人，腦袋和心靈以及基本人格可以普遍扭曲糟蹋成這般低能甚至邪惡的地步，令人既不屑又恐懼，因為人品普遍實在太差，非常陰，稍有得罪或稍對你不順眼，只要四下無人，不管什麼事都幹得出來，很陰，很窩囊，讓人很不可信任。<text:span text:style-name="T3"><text:line-break/><text:line-break/></text:span>大陸人也許又是另一種極端，非常陽剛，極端務實，能言善辯，好鬥，昂揚跋扈，有一種大無畏的神氣。</text:p>
      <text:p text:style-name="P1"><text:span text:style-name="T1">陳真</text:span><text:s/>  |  2016.05.11 12:45   |   <text:a xlink:type="simple" xlink:href="http://palinfo.habago.org/Entry?Command=Information_PrintForum&amp;iPage=259#FORUM34552"><text:span text:style-name="T2">#</text:span></text:a></text:p>
      <text:p text:style-name="P3">膽固醇是細胞膜的主要成份，沒有膽固醇能活嗎？沒有醣類能活嗎？沒有鈉鉀離子，心臟會跳嗎？所有這些都是人體的必需養份，過量才會造成傷害。但是，<text:span text:style-name="T3">DDT, </text:span>多氯聯苯，鉛、汞、塑化劑、各種輻射，漂白劑，硼砂<text:span text:style-name="T3">...</text:span>等等等，這些東西是人體的必需品嗎？<text:span text:style-name="T3"><text:line-break/><text:line-break/></text:span>而且，<text:span text:style-name="T3">X</text:span>它媽的我有說過連一點點的任何風險都不可以有嗎？媽的。我不知道台灣人是腦袋液化還是怎樣？為什麼永遠都只是會講一些蠢話，然後還以為自己很聰明。實在受不了，真是低能到爆。而且，連這樣一種話題也要匿名，真是很沒出息。你爹娘如果知道你這麼沒出息，不會難過嗎？</text:p>
      <text:p text:style-name="P1"><text:span text:style-name="T1">黃泥</text:span><text:s/>  |  2016.05.11 12:14   |   <text:a xlink:type="simple" xlink:href="http://palinfo.habago.org/Entry?Command=Information_PrintForum&amp;iPage=259#FORUM34551"><text:span text:style-name="T2">#</text:span></text:a></text:p>
      <text:p text:style-name="P2">陳醫師：<text:span text:style-name="T3"><text:line-break/><text:line-break/></text:span>我們知道吃鹽會提高高血壓的風險，吃醣類會增加糖尿病的風險，吃脂肪會增加肥胖的風險，吃蛋白質會增加腎臟病的風險。<text:span text:style-name="T3"><text:line-break/><text:line-break/></text:span>問題是，當我們有更好的食物選擇時，為什麼一定要去選擇一個具有高度風險疑慮的東西呢？為什麼要讓身體累積更多的鹽、醣類、脂肪或蛋白質呢？任何有理性的人，如果他有得選擇的話，何必跟自己過不去，何必非得去承受某種高血壓、糖尿病風險？這才是理性不是嗎？<text:span text:style-name="T3"><text:line-break/><text:line-break/></text:span>所謂<text:span text:style-name="T3"><text:s/>"</text:span>安全<text:span text:style-name="T3">" </text:span>一詞純粹是一種語意上的刻意誤導，它會讓人誤以為彷彿只要低於這個數值以下就是安全的。但實際上完全不是這樣，各種健康風險跟攝取量始終呈現某種正相關，當後者越是累積多一些，各種罹病、高血壓、糖尿病等等等的風險便也隨著增高一些，而不是說在某個什麼安全數值底下就很安全，那是胡扯。（這邊的論述使用了一點高級迷信，切勿見怪）<text:span text:style-name="T3"><text:line-break/><text:line-break/></text:span>因為「一點點的風險都不應該有」，所以我們完全不應該吃任何一點點的鹽、醣類、脂肪、蛋白質。食物中含有任何以上成分的都可以直接排除。我相信這不僅對陳醫師，對全體民眾的健康都將會是一個非常好的選擇。<text:span text:style-name="T3"><text:line-break/><text:line-break/></text:span>如果人可以依靠純水過活的話。</text:p>
      <text:p text:style-name="P1"><text:span text:style-name="T1">陳真</text:span><text:s/>  |  2016.05.11 04:26   |   <text:a xlink:type="simple" xlink:href="http://palinfo.habago.org/Entry?Command=Information_PrintForum&amp;iPage=259#FORUM34550"><text:span text:style-name="T2">#</text:span></text:a></text:p>
      <text:p text:style-name="P3">我很不喜歡談枝枝節節的現實問題，因為往往寫來滿紙污穢，歸卵泡火。關於黃、廖兩位先生的說法，其實就算完全撇開什麼科學啦、理性啦等等概念上的荒謬與可笑不談，就光談現實上的問題，同樣是荒謬可笑的。比方說什麼管制日本福島等地的農產品進口，就是侵害日本農民的人權，就是不識大體，缺乏國際觀，不懂得禮尚往來，就是搞民粹，必須道歉認錯等等等，這些都完全說不通。如果這事硬要扯上人權，那麼，被侵害的是台灣人的人權，而非日本農民。<text:span text:style-name="T3"><text:line-break/><text:line-break/></text:span>台灣對日本不但客氣到爆，而且簡直就是自我做賤。所謂什麼歐盟早都已經開放了，為什麼我們還不開放？說若不開放就是太沒有國際觀了。這也是高度簡化且扭曲事實的說法，歐盟直到去年<text:span text:style-name="T3">(2015</text:span>年<text:span text:style-name="T3">)</text:span>年底至今年一月之間，對於福島鄰近各縣市的所謂開放，只是其中一部份的有限度開放，但是，主要糧食例如大豆、大米、水產海鮮及部份蔬菜與水果等等等，仍然還是嚴格管制的。而且，歐盟是針對福島災區鄰近<text:span text:style-name="T3">15</text:span>個縣市採取糧食禁令，但台灣卻只針對福島附近一共<text:span text:style-name="T3">5</text:span>個縣市進行管制而已。<text:span text:style-name="T3"><text:line-break/><text:line-break/></text:span>再說，台灣的所謂管制，其實也只是要求日方應附產地證明以及輻射檢測證明，這樣的管制很過份嗎？非得完全門戶大開、隨便讓你進口才可以嗎？各位應該還記得，去年差不多這個時候，日本方面竟然跟賊一樣，偷偷更換產地標籤，矇混輻射食品進口。但是，台灣方面卻沒法制裁這些違法亂紀的日本人；他們日本人自己都不敢吃的東西，竟然還以偷天換日的假標籤，騙別人吃。<text:span text:style-name="T3"><text:line-break/><text:line-break/></text:span>日本人的惡行不用說了，台灣政府對自己人卻更加惡劣。福島核災發生於<text:span text:style-name="T3">2011</text:span>年，事情發生後半年，因為駭人聽聞的輻射污染事件在日本各地頻傳，日本政府迅即大幅下調輻射安全值，亦即採取更嚴格的標準，比方說肉類和蔬菜的銫<text:span text:style-name="T3">134</text:span>和銫<text:span text:style-name="T3">137</text:span>的總和不得高於<text:span text:style-name="T3">500 bq/kg</text:span>，牛奶和水則更進一步下調為<text:span text:style-name="T3">200</text:span>，以確實保障安全。不到幾個月，日本政府又再度修改法令，規定牛乳製品及嬰兒食品從<text:span text:style-name="T3">200 bq/kg </text:span>下調為<text:span text:style-name="T3"><text:s/>50</text:span>，至於其它食品則從<text:span text:style-name="T3">500</text:span>下調為<text:span text:style-name="T3">100</text:span>。管制得相當嚴格。相關數據，輕易就能查到，比方說：<text:span text:style-name="T3"><text:line-break/><text:line-break/>http://pubs.acs.org/doi/pdf/10.1021/es5057648<text:line-break/><text:line-break/></text:span>但是台灣呢？我們的所謂安全標準卻是這樣：不管是大人或嬰兒食品，銫<text:span text:style-name="T3">134</text:span>和銫<text:span text:style-name="T3">137</text:span>的總和一概是<text:span text:style-name="T3"><text:s/>370 bq/kg</text:span>。人家日本人的嬰兒食品或牛奶及水等等，<text:span text:style-name="T3">50</text:span>以上就算輻射超標，而我們竟然是<text:span text:style-name="T3">370</text:span>！台灣人是蟑螂嗎？有抗輻射表皮嗎？為什麼我們的輻射安全標準是日本人<text:span text:style-name="T3"><text:s/>7</text:span>倍以上的寬鬆？不信請看：<text:span text:style-name="T3"> <text:line-break/><text:line-break/>https://consumer.fda.gov.tw/Law/Detail.aspx?nodeID=518&amp;lawid=126<text:line-break/><text:line-break/></text:span>這樣還不夠荒唐哦，就在日本人面對核災，趕緊大幅提高安全標準以保障國民健康的同時，台灣的衛福部<text:span text:style-name="T3"><text:s/>(</text:span>當時應該還叫做衛生署<text:span text:style-name="T3">) </text:span>卻反而打算修法，從<text:span text:style-name="T3">370</text:span>調高為<text:span text:style-name="T3">600</text:span>。人家是往嚴格的方向調，台灣卻竟然在當時一片輻射危害的恐怖氣氛下，打算大幅放寬標準。人家日本人規定<text:span text:style-name="T3">50</text:span>就輻射超標，台灣卻要從<text:span text:style-name="T3">370</text:span>再進一步放寬為<text:span text:style-name="T3">600</text:span>！真是很不可思議。這個荒謬修法，後來因為消基會的抗議以及藍綠立委的阻擋而沒通過，但仍維持<text:span text:style-name="T3">370</text:span>的極度寬鬆標準。關於這事，這裏都還能找到相關報導：<text:span text:style-name="T3"><text:line-break/><text:line-break/>http://www.consumers.org.tw/unit412.aspx?id=1611<text:line-break/><text:line-break/></text:span>當時在野的民進黨對此大張旗鼓抗議，還叫大家要小心國民黨會出賣台灣人的健康，切勿讓福島等各縣市核災區的食品進口，應嚴格把關；並且還要求馬英九政府應比照歐盟，應該把管制區從福島、千葉等<text:span text:style-name="T3">5</text:span>縣市，大幅擴大為<text:span text:style-name="T3">15</text:span>縣市，同時進一步禁止水產海鮮進口。<text:span text:style-name="T3"><text:line-break/><text:line-break/></text:span>這些做法我都認同，但是，如果這個黨都還沒上台，如今就已經在放話說要對日本輻射食品解除管制，那不是很荒唐嗎？台灣人不去抗議這種出賣行為，反倒還說一些不三不四的幼稚理由，說什麼管制輻射食品就是侵犯日本農民的人權，就是搞民粹什麼的。難道連這樣的荒唐言論，也能硬ㄠ成什麼科學理性，什麼高深的知識，什麼國際觀與保障日本人的人權？<text:span text:style-name="T3"><text:line-break/><text:line-break/></text:span>做為一個人，在一種公眾陳述中，我想有一點很重要，那就是最基本的誠信與理性。很多事各有觀點，沒有絕對定論。基本上，我對現實問題的容忍度非常高，盡量讓自己沒意見就是沒意見，但有些事卻沒有爭議空間。<text:span text:style-name="T3"><text:line-break/><text:line-break/></text:span>你當然還是可以以一種非常低標的超低安全標準開放日本輻射食品任意進口，但你不能說若不這麼做就是侵犯日本人的人權。這太荒唐了。人家日本人保護自己的國民可周密了，但台灣藍綠各級政府卻把台灣人當成蟑螂似的，連抗輻射能力都比日本人強十幾倍。人家日本人認為不合格不敢吃的東西，我們卻敢吃，而且還說若不吃真是對不起日本人，對不起科學與理性。</text:p>
      <text:p text:style-name="P1"><text:span text:style-name="T1">陳真</text:span><text:s/>  |  2016.05.11 00:40   |   <text:a xlink:type="simple" xlink:href="http://palinfo.habago.org/Entry?Command=Information_PrintForum&amp;iPage=259#FORUM34549"><text:span text:style-name="T2">#</text:span></text:a></text:p>
      <text:p text:style-name="P2">昱帆，<text:span text:style-name="T3"><text:line-break/><text:line-break/></text:span>我跟士修或彥朋應該都不構成任何爭議，那只是一種指正，就好像指正一個人小便之後石門水庫忘了關一樣。所謂<text:span text:style-name="T3"><text:s/>"</text:span>爭議<text:span text:style-name="T3">"</text:span>，指的是針對某種觀點的不同見解，而且這些見解之間的確存在著異己之見的概念空間。但我和他們兩位當然不存在這樣一種空間，他們甚至沒有提出任何觀點。我只是藉著他們的說法，做為一種<text:span text:style-name="T3"><text:s/>"</text:span>思想有問題<text:span text:style-name="T3">" </text:span>的錯誤例子或類型。至於我和他們之間的<text:span text:style-name="T3"><text:s/>"</text:span>對話<text:span text:style-name="T3">"</text:span>，基本上是雞同鴨講。<text:span text:style-name="T3"><text:line-break/><text:line-break/></text:span>一個人講了一些傻話或蠢話，並不意味著他正主張一種<text:span text:style-name="T3"><text:s/>"</text:span>非理性<text:span text:style-name="T3">" </text:span>的觀點；就如同一個窮光蛋歹徒，綁架一個富人勒贖，但這並不意味著他提出一種比方說劫富濟貧的觀點。我也常舉個例，比方說有人來跟我討債，我很煩，但債主拉住我的手，不讓我走，於是我就罵說，<text:span text:style-name="T3">"</text:span>哭爸啊，叢啥曉啦，閃啦，別拉啦，別擋路啦。<text:span text:style-name="T3">" </text:span>這並不意味著我是一個自由主義者，雖然我正吶喊著自由。<text:span text:style-name="T3"><text:line-break/><text:line-break/></text:span>至於你的問題，差不多就像問說，何謂自由，何謂愛，何謂仁愛為接物之本，何謂忠勇為愛國之本<text:span text:style-name="T3">...</text:span>等等等，有問等於沒問。這像在發派令人根本無從作答的作文題目，而不是在發問。你應該先自己提出某種很詳細的觀點，然後別人才有可能知道你究竟是在問什麼。<text:span text:style-name="T3"><text:line-break/><text:line-break/></text:span>曾經有個學生，臨時深夜跟我喊救命，說他們學校指派一個作業，要他們回答神經學與人生的關係，他認為我懂腦神經學，所以問我，但誰能回答這種問題呢？<text:span text:style-name="T3"><text:line-break/><text:line-break/></text:span>我甚至還看過台灣某個哲學研究所的考題，十題之中我沒有一題會寫，我想就算請維根斯坦來也不會作答。比方說，其中有一題是這麼問的：<text:span text:style-name="T3">"</text:span>請依重要性列舉出哲學的十大任務<text:span text:style-name="T3">"</text:span>。這樣的問題應該是出題者自己才會答吧。<text:span text:style-name="T3"><text:line-break/><text:line-break/></text:span>劍橋有個女哲學家叫做<text:span text:style-name="T3">Jane Heal</text:span>，我對她的想法向來非常不認同，但她有句話也許還有一點點道理在裏頭，雖然我還是不太認同。她是這麼說的：<text:span text:style-name="T3">"</text:span>如果你沒法把你的意思講情楚，事實上你也很難說你真的持有某種信念。<text:span text:style-name="T3">"<text:line-break/><text:line-break/></text:span>我有本<text:span text:style-name="T3"><text:s/>"</text:span>巨著<text:span text:style-name="T3">"</text:span>，寫了快<text:span text:style-name="T3">20</text:span>年，不知道民國幾年能寫完，書名叫：<text:span text:style-name="T3">"</text:span>我思想有問題<text:span text:style-name="T3">"</text:span>，應該可以媲美殷海光的<text:span text:style-name="T3"><text:s/>"</text:span>邏輯新引<text:span text:style-name="T3">"</text:span>。我在這<text:span text:style-name="T3"><text:s/>"</text:span>書<text:span text:style-name="T3">" </text:span>裏頭找到了幾百種思想有問題的形式與類型<text:span text:style-name="T3">(</text:span>就算是胡扯本身也會產生出類型來的<text:span text:style-name="T3">)</text:span>，應該頗適合小學生閱讀，因為小朋友的腦袋也許還沒被教育給完全破壞。<text:span text:style-name="T3"><text:line-break/><text:line-break/></text:span>很多東西簡單到爆，但我常納悶，為什麼如此簡單的一些東西，卻反而似乎非常困難讓人們意識到它的存在。總之，在層層障礙之下，人與人之間的溝通，往往是一種不可能的任務。你大概只能隨時準備著那三句話來回應一切：<text:span text:style-name="T3">"</text:span>我不是那樣的人<text:span text:style-name="T3">"</text:span>、<text:span text:style-name="T3">"</text:span>我不曾有過那樣的念頭<text:span text:style-name="T3">"</text:span>、<text:span text:style-name="T3">"</text:span>我不是那個意思<text:span text:style-name="T3">"</text:span>。</text:p>
      <text:p text:style-name="P1"><text:span text:style-name="T1">陳真</text:span><text:s/>  |  2016.05.11 00:07   |   <text:a xlink:type="simple" xlink:href="http://palinfo.habago.org/Entry?Command=Information_PrintForum&amp;iPage=259#FORUM34548"><text:span text:style-name="T2">#</text:span></text:a></text:p>
      <text:p text:style-name="P3">秉叡，<text:span text:style-name="T3"><text:line-break/><text:line-break/></text:span>我刪了你的一篇很長的轉貼文章，因為作者不詳，刊登之媒體亦表明不負責其言論，所以我就刪了。如果你覺得那文章很重要，就請你再重新張貼一次，而且最好能做點說明你自己的看法及文章用意，要不然有時候大家轉貼一堆，但我常不知道為什麼我們需要花時間自己去摸索一篇不知從何而來或根本不知其重點或有何重要性的文章或報導。當然，這不是一種絕對性的要求，有些時候不用說明也能馬上很清楚知道該文含意。<text:span text:style-name="T3"><text:line-break/><text:line-break/></text:span>轉貼本身沒有什麼不對，不過，比例原則還是很重要。我總覺得大家好像大多只會轉貼轉寄或用力轉貼轉寄或所謂瘋傳等等，好像都只是習慣讓別人來替你說話，替你打仗，替你當砲灰，而自己卻好像一點想法也沒有似的，在一種無謂的蒼白的大量資訊中，沖淡一切成身外事。</text:p>
      <text:p text:style-name="P1"><text:span text:style-name="T1">林昱帆</text:span><text:s/>  |  2016.05.11 00:02   |   <text:a xlink:type="simple" xlink:href="http://palinfo.habago.org/Entry?Command=Information_PrintForum&amp;iPage=259#FORUM34547"><text:span text:style-name="T2">#</text:span></text:a></text:p>
      <text:p text:style-name="P2">陳真先生與彥朋先生您們好：<text:span text:style-name="T3"><text:line-break/><text:line-break/></text:span>觀看兩位的文章，覺得您們兩個人的爭議似乎是在對於「理性」的認知不同。而我的理解能力不太好，從兩位的文章，我還不太清楚您們兩位是怎麼理解理性的「內涵」的。<text:span text:style-name="T3"><text:line-break/><text:line-break/></text:span>因此我想請教兩位對於「理性」的解釋為何。也許這樣有助於解決爭端。</text:p>
      <text:p text:style-name="P1"><text:span text:style-name="T1">何恩凱</text:span><text:s/>  |  2016.05.10 17:21   |   <text:a xlink:type="simple" xlink:href="http://palinfo.habago.org/Entry?Command=Information_PrintForum&amp;iPage=259#FORUM34545"><text:span text:style-name="T2">#</text:span></text:a></text:p>
      <text:p text:style-name="P3">插個嘴<text:span text:style-name="T3">...<text:line-break/><text:line-break/></text:span>我不信上帝<text:span text:style-name="T3"><text:line-break/></text:span>科學無法證明上帝的存在<text:span text:style-name="T3"><text:line-break/></text:span>科學也無法證明上帝百分百不存在<text:span text:style-name="T3"><text:line-break/></text:span>因此我雖然選擇不信上帝，但也尊重他人選擇信上帝，且不指控他人為無知<text:span text:style-name="T3">/</text:span>理盲<text:span text:style-name="T3">/</text:span>民粹。<text:span text:style-name="T3"><text:line-break/><text:line-break/></text:span>（上帝也可替換成<text:span text:style-name="T3"><text:s/></text:span>鬼神、輪迴、中醫的療效、輻射食品的危害<text:span text:style-name="T3">...</text:span>。）<text:span text:style-name="T3"><text:line-break/><text:line-break/><text:line-break/></text:span></text:p>
      <text:p text:style-name="P1"><text:span text:style-name="T1">陳真</text:span><text:s/>  |  2016.05.10 12:05   |   <text:a xlink:type="simple" xlink:href="http://palinfo.habago.org/Entry?Command=Information_PrintForum&amp;iPage=259#FORUM34543"><text:span text:style-name="T2">#</text:span></text:a></text:p>
      <text:p text:style-name="P2">十多年前，我好像在中時晚報的<text:span text:style-name="T3"><text:s/>"Global View" </text:span>專欄寫過一篇文章叫<text:span text:style-name="T3"><text:s/>"</text:span>證據不說話<text:span text:style-name="T3">"</text:span>。常言道，證據會說話。可我倒是從未見過會說話的證據，即便是數學與邏輯等式也不說話，而是沉默地達成必然的結論。至於其它證據，大多時候，連其自身要成為一種<text:span text:style-name="T3"><text:s/>"</text:span>證據<text:span text:style-name="T3">" </text:span>都大有問題，更不用說自己會說話了。證據不說話，會說話的是人。日蝕了，月蝕了，天昏地暗好可怕，那ㄟ安ㄋㄟ？一定是天狗餓了，想把太陽當太陽餅吃了，於是大家敲鑼打鼓，製造噪音，把這隻瘋狗趕走，畢竟沒有太陽要怎麼活呢？透過大家的同心協力敲鑼打鼓，終於把天狗趕走了。還好。太陽沒怎樣，整顆好好的，沒被吃掉。<text:span text:style-name="T3"><text:line-break/><text:line-break/></text:span>這就是證據！證明敲鑼打鼓有用！只要一敲鑼打鼓，天狗就跑了。它企圖做為一種證據並沒有問題，問題是，你的所謂證據如何導向某個結論？證據是啞巴，你得幫它說話，謂之推論<text:span text:style-name="T3"><text:s/>(inference)</text:span>、闡釋<text:span text:style-name="T3"><text:s/>(interpretation)</text:span>、解釋<text:span text:style-name="T3"><text:s/>(explanation)</text:span>與詮釋<text:span text:style-name="T3"><text:s/>(hermeneutic)</text:span>等等等等等，意義各不同；做為一種推論，有<text:span text:style-name="T3">deductive Reasoning</text:span>，有<text:span text:style-name="T3">inductive Reasoning</text:span>，有<text:span text:style-name="T3">abductive Reasoning</text:span>，方法各不同。即便是同一組證據，你的推論和我的推論很可能得出南轅北轍的結論。證據和結論之間具有這樣一種極其曖昧而難以跨越的鴻溝，你得在兩者之間建立無數的理論與推論，解釋、詮釋與闡釋，做為一座座橋樑，通往很可能各自不同的彼岸。那麼，究竟哪一個才是真正的目的地？還是說根本就沒有所謂真正的目的地可言？構成一個個各自不同的理性形式。更可能發生的狀況是：證據根本不是證據，它哪兒也去不了。就如同你不管是敲鑼或打鼓，恐怕都無助於理解日蝕為何物。<text:span text:style-name="T3"><text:line-break/><text:line-break/></text:span>同理，假若今天福島<text:span text:style-name="T3"><text:s/>(</text:span>我是不是應該換別的例子？我很怕又有些笨蛋來講些蠢話，會很累<text:span text:style-name="T3">) </text:span>的農產品在幾次的檢驗中沒發現任何輻射，我還是不會買來吃，因為當我有其它更好的選擇時，我何必非買它來吃不可呢？我何必讓自己的家人冒這種險？我三天兩頭就得到處去不同的菜市場買菜，為的就是買一些比較乾淨安全的食物。再說，幾次抽樣檢驗合格，就能代表每個東西都合格嗎？往後是否還是合格呢？說不定過一陣子又會傳出輻射問題。我家人居住的世田谷區就是這樣，莫名其妙突然在福島核災兩三年後又傳出大量輻射事件。總之，我有一百個不吃福島食物的理由<text:span text:style-name="T3"><text:s/>(</text:span>或者說證據<text:span text:style-name="T3">)</text:span>，更何況目前都還是有一定的百分比輻射超標。我買樂透好幾年了，從未中大獎，連小獎也沒有，搞不好倒霉的事都剛好輪到我，我何必去冒險呢？這樣很非理性嗎？當然不會。<text:span text:style-name="T3"><text:line-break/><text:line-break/></text:span>同理，我也不會氣急敗壞地反過來說若有誰敢吃就是不科學、沒知識、非理性，簡直是自殺行為，是腦袋液化了嗎？為什麼？因為理性形式不會只有一種，達成理性的途徑更不會只有一種。至於官方決策上應該怎麼做，那當然更不僅僅是一種科學問題，而是政治問題。原本說應該禁止進口的黨，就有義務說明這樣一種大轉彎究竟是憑的什麼理由。反之亦然，原本說沒問題的，就得說明為什麼現在卻有了問題。</text:p>
      <text:p text:style-name="P1"><text:span text:style-name="T1">陳真</text:span><text:s/>  |  2016.05.10 11:04   |   <text:a xlink:type="simple" xlink:href="http://palinfo.habago.org/Entry?Command=Information_PrintForum&amp;iPage=259#FORUM34542"><text:span text:style-name="T2">#</text:span></text:a></text:p>
      <text:p text:style-name="P3">哲學的第一課叫知識論<text:span text:style-name="T3"><text:s/>(epistemology)</text:span>，知識論不是探討你知道什麼，而是你是怎麼知道的？<text:span text:style-name="T3">"</text:span>一加一等於二？<text:span text:style-name="T3">" </text:span>你是怎麼知道的？<text:span text:style-name="T3">"</text:span>這是紅色？<text:span text:style-name="T3">" </text:span>你是怎麼知道的？這時候，你一直覆述答案是沒有任何意義的，因為我們在乎的不是答案，而是你是怎麼得到這個信念。<text:span text:style-name="T3"><text:line-break/><text:line-break/></text:span>一個人，根據自己的某種判斷方式，形成某種信念，進而做出某種決定。這是人事物的常態，不足為奇。奇怪的是，如果你對於自己的這套決策流程賦予某種崇高的知識論地位、乃至獨一無二的真理形式，那你就已經不是在原來的實證或現實層次上談問題，而是來到一種概念層次了。這時候，光是一直重述你所謂證據是沒有任何意義的，因為重點是，你為什麼會認為這樣一些所謂證據具有一種絕對的真理形式。或者簡單說，你已經不是在談知識談科學談理性談證據，而是在談我們應該如何評價這一切的可能性。任何人都可以有不同的評價方式，從而在不同觀點之間形成一種競爭關係，這時候，一直反覆拍胸脯說什麼<text:span text:style-name="T3"><text:s/>"</text:span>這就是獨一無二的真理！錯不了！錯不了！有一篇研究已經證實了！就是要這樣那樣把某個數字背起來，然後用它來決定一切！<text:span text:style-name="T3">" </text:span>這樣的回應是不是很智障呢？　<text:span text:style-name="T3"><text:line-break/><text:line-break/></text:span>好比說，十九世紀末之前，女生不但不許上大學念研究所，也不許投票，因為她們心智水平較差，念書有害無益，投票更是亂投一通。很多研究<text:span text:style-name="T3"><text:s/>"</text:span>證實<text:span text:style-name="T3">" </text:span>了這一點。這時候，我們不禁想問，憑什麼說這樣那樣的一些證據就能得出那樣的結論呢？這時候，對方就有義務在概念上去做說明，為何這樣一些研究足以成為一種<text:span text:style-name="T3"><text:s/>"</text:span>證據<text:span text:style-name="T3">"</text:span>，為何這樣那樣的一些研究，足以進一步推論出現實決策上的那樣一些結論與作法。這時候，如果有人卻一直拍胸脯說，<text:span text:style-name="T3">"</text:span>錯不了，錯不了，科學絕對錯不了，哪篇研究已經證實了！<text:span text:style-name="T3">" </text:span>你覺得，這樣一種回應是不是很智障？他到底知不知道自己在講什麼？他到底聽懂不懂別人在講什麼？有沒有可能讓這樣一些讀過一點書、志得意滿的高功能智障認知到這樣一些顯而易見的基本問題形式？還是他永遠就只是會拍胸脯不斷保證說：<text:span text:style-name="T3">"</text:span>錯不了，錯不了，科學絕對錯不了，哪篇研究已經證實了！<text:span text:style-name="T3">" </text:span>然後繼續自我滿意度非常高地認為凡是觀點與之牴觸者就是非理性、沒知識、不科學等等等。<text:span text:style-name="T3"><text:line-break/><text:line-break/></text:span>這些不是什麼哲學，這些當然也不是什麼哲學的第一課，我們根本連課本都還沒翻開呢。它只是一種再淺顯也不過的普通思維不是嗎。一個人，打從六歲上了學堂的第一天開始，理應就能逐漸理解這樣一些普通到不能再普通的道理，但我在醫學院或醫院裏頭曾經教過好一陣子的哲學，教得很挫折，後來決定在台灣從此不再踏上講台。羅素說得沒錯，<text:span text:style-name="T3">"</text:span>原本我們只是無知，經過一番教育後，卻變成愚蠢。<text:span text:style-name="T3">" </text:span>這話用在台灣恐怕更貼切。比方說，你看柯大帥，那種蠢到爆的腦筋，是不是會嚇死人，簡直蠢到了一種不可思議的地步，怎麼會有這麼無知又愚蠢卻自我滿意度破表的人？但你有可能讓他理解自身的愚蠢嗎？當然不可能。柯大帥不是特例，而是常態，很多醫師、學者、教授就是這樣，只是愚蠢荒唐程度很少到達柯大帥這個地步來。<text:span text:style-name="T3"><text:line-break/><text:line-break/></text:span>這樣一些所謂讀書人，你會覺得他們讀過書受過教育嗎？他也許很會開飛機，流程背得很熟，考試都考一百分，全機乘客的生命都掌握在他手裏，空姐看到他都要鞠躬，久而久之，他就會以為自己無所不能，無所不知，天下最厲害；特別是，<text:span text:style-name="T3">"</text:span>我是台大醫科<text:span text:style-name="T3">"</text:span>，就幾乎等同於<text:span text:style-name="T3"><text:s/>"</text:span>我是全宇宙最聰明的人<text:span text:style-name="T3">"</text:span>。但事實上，其理性程度與思維水平，卻往往令人難以恭維。蠢不是問題，畢竟除了兩個斯坦<text:span text:style-name="T3">--</text:span>愛因斯坦和維根斯坦之外，我看世上其實也沒有幾個人說有多聰明。重點不是無知或愚蠢，重點是缺乏病識感。就跟精神病人一樣，精神病不是什麼大問題，好好吃藥就會改善個至少七、八成，重點不是有病，重點是沒有病識感，他會說：<text:span text:style-name="T3">"</text:span>醫生，你才有病，要吃藥你自己吃。<text:span text:style-name="T3">"</text:span></text:p>
      <text:p text:style-name="P1"><text:span text:style-name="T1">陳真</text:span><text:s/>  |  2016.05.10 02:31   |   <text:a xlink:type="simple" xlink:href="http://palinfo.habago.org/Entry?Command=Information_PrintForum&amp;iPage=259#FORUM34541"><text:span text:style-name="T2">#</text:span></text:a></text:p>
      <text:p text:style-name="P2">彥朋，<text:span text:style-name="T3"><text:line-break/><text:line-break/></text:span>我覺得有點過意不去，所以說聲抱歉。我講話直接，並無任何惡意或針對個人之貶意，純粹針對說法，希望你不會介意。同時也謝謝你至少在態度上願意企圖以<text:span text:style-name="T3"><text:s/>"</text:span>理<text:span text:style-name="T3">" </text:span>相待。你如果還有話說，儘管說，但我確實感到詞窮而難以再多說什麼，畢竟我要說的只是那麼簡單的一些想法。這些想法，在我看來理應只要受過一點基礎教育，大約小學階段，就能充份理解並視為理所當然的一種基本觀念才對。<text:span text:style-name="T3"><text:line-break/><text:line-break/></text:span>我可以再講得更困難一百倍一千倍，但我覺得，如果連最簡單、理應不可能有任何爭議的想法都無法溝通或表達時，如何可能再講得更深刻一些？在台灣，我經常對自己的表達能力感到很挫折。我發現，許多時候，不管多麼簡單的一個想法，你就是不可能讓對方理解；不管你用什麼樣的方式盡力去表達，對方不可能理解就是不可能理解。<text:span text:style-name="T3"><text:line-break/><text:line-break/></text:span>講這些，基本上與你無關了，我只是在講自己的一種常態經驗。當然，你也屬於我這無數經驗中的一個例子。所謂溝通或討論，似乎仍然還是那三句老話：我不是那樣的人，我不曾有過那樣的想法，我不是那個意思。<text:span text:style-name="T3"><text:line-break/><text:line-break/></text:span>其實，黃士修先生的那些留言，十足就是缺乏理性內涵的流言，根本不值得一駁。一般人難道真的一點都看不出來？難道真的會覺得那樣一種陳述好有理性好科學？我之所以反駁一個不值得一駁的無聊流言，只是因為我約略聽過黃先生大名，佩服其勇氣。就憑著這樣一種佩服，所以才提出反駁。其實，流言就是流言，你怎麼可能去反駁一個沒有認知意義的言論？你只能<text:span text:style-name="T3"><text:s/>"</text:span>根據<text:span text:style-name="T3">" </text:span>那樣一種言論，說點科學內涵與知識本質之為物，只是說一些理應三歲小孩也能聽懂的一種基本到不能再基本的觀念。<text:span text:style-name="T3"><text:line-break/><text:line-break/></text:span>今天假若有人說他認為：福島食品輻射問題在各方努力監控下，已經大幅下降其風險，並不如大家原先所想像的那麼危險，而且有一些國家最近也陸續有限度開放了，或許台灣也可以考慮跟進，並且切實監測相關指標，降低大眾疑慮。如果有人這樣講，雖然我個人並不十分認同，但我不覺得這樣一種想法或說法有什麼離譜荒唐之處。<text:span text:style-name="T3"><text:line-break/><text:line-break/></text:span>但是，假若有人氣急敗壞地說什麼擔心輻射不敢吃就是沒知識啦，不科學啦，非理性啦；反對開放福島食品進口就是搞民粹啦，就是散播流言啦，必須道歉悔改啦等等等。那我就會覺得很納悶了，這個人是怎麼了？怎麼講一堆很幼稚可笑的傻話，但卻又以一種什麼科學、知識與理性的高姿態出現？他講的那些全是政治語言啊，什麼要有國際觀，什麼國際互助合作，什麼不要傷害日本農民的人權等等等。我要批評的就只是這樣而已。<text:span text:style-name="T3"><text:line-break/><text:line-break/></text:span>至於你的問題，顯然又比黃先生更嚴重了。因為我相信黃先生那些流言，他如果自己再讀一遍，應該也會覺得不好意思才對，因為錯得太明顯了。但你不是，我從你的回應中發現，你似乎完全沒有病識感，你顯然不知道我在講什麼，同時也不知道自己的問題在哪。<text:span text:style-name="T3"><text:line-break/><text:line-break/></text:span>思考或認知上犯錯難免，犯錯並不會讓人感到訝異，但是犯下一些離譜到爆的錯卻又得意非凡時，那就很嚇人了。這意味著，溝通已到盡頭，不可能再溝通下去了，因為所牽涉的問題點已經簡單到不知道要怎麼更簡單了，如果連這樣簡單到爆的觀念都無法理解，我已經不知道還能如何講得更簡單。<text:span text:style-name="T3"><text:line-break/><text:line-break/></text:span>我有時會舉一些類似的例子，比方說幾年前在成大的一場座談，與談人是一位中研院的科學家，我不懷疑他開飛機的能力，但我發現他完全無法理解有關飛行的原理。整個所謂對談，他從頭到尾其實就是一直重覆講這幾句話：<text:span text:style-name="T3">"</text:span>科學錯不了！科學錯不了！科學一定是對的！標準答案都已經出來了！<text:span text:style-name="T3">" </text:span>我之所以答應參加那場座談會是因為，我以為是真的要討論科學知識的本質、知識論、人如何理解世界、如何形成信念以及知識如何可能存在等等等的問題，結果想不到卻是一直在說什麼哪篇報告已經證實了什麼，科學錯不了，錯不了。於是我就啞口無言了。<text:span text:style-name="T3"><text:line-break/><text:line-break/></text:span>類似經驗層出不窮，其離譜程度往往非常不可思議。更不可思議的是一個台大醫學院的教授，有一次，他在院內的<text:span text:style-name="T3"><text:s/>mailing list </text:span>上很得意地講一堆有關科學知識與科學方法的蠢話，我實在受不了，於是就爆炸了，我就公開回應說，我若是老師，像這樣一種學生報告，我一定打零分。然後我就寫了一堆有關他的想法為何幼稚可笑的原因。<text:span text:style-name="T3"><text:line-break/><text:line-break/></text:span>我很驚訝地發現他完全聽不懂，但他還是很得意地說他是這方面的權威，說他在台大醫學院就是專門在教科學方法。其實，我當然不會懷疑他做研究寫報告的基本能力，但那個就像開飛機需要懂很多方法與技術一樣，至於講到有關飛行的原理，跟你開飛機卻是完全兩碼子事，完全是兩套不同的語言與概念，但他顯然完全無法意識到這一點。<text:span text:style-name="T3"><text:line-break/><text:line-break/></text:span>我並不想給人一種驕傲的誤解或感覺，因為我不是那種人，我還不至於笨到會以知識或思想為榮或為傲。但我實在很想說，台灣的教育，從小學到大學，缺乏一種有關理解知識之相關思考能力的訓練。<text:span text:style-name="T3"><text:line-break/><text:line-break/></text:span>這樣一種感覺，非常強烈，特別是當我來到西方世界，接觸歐洲一些國家的人，特別是法國學生或學者時，幾次讓我很驚訝，怎麼一個大學生，而且又不一定是念文史哲相關科系，但他的理解事物與理解知識的思考能力，怎麼會那麼好？跟台灣人真是天壤之別。當然，拜託不要跟我說你認識哪個法國人是蠢蛋，我當然不是說每一個法國學者都很有思考能力，而只是說一種常態。<text:span text:style-name="T3"><text:line-break/><text:line-break/></text:span>我還曾舉過一個例，<text:span text:style-name="T3">20</text:span>幾年前，差不多是<text:span text:style-name="T3">1994</text:span>年左右吧，我在某本醫藥雜誌上應邀寫了篇文章，寫些有關精神疾病以及相關精神醫學知識的概念發展與本質之類，寫得很通俗，沒有什麼個人觀點，只是一種帶有入門介紹性質的雜文，裏頭講到精神醫學知識的社會性，也就是一般所謂的<text:span text:style-name="T3"><text:s/>SSK (Sociology of scientific knowledge</text:span>，科學知識的社會學<text:span text:style-name="T3">) </text:span>及<text:span text:style-name="T3"><text:s/>Social Epistemology (</text:span>社會知識論<text:span text:style-name="T3">)</text:span>，講到一種傅科式的所謂<text:span text:style-name="T3"><text:s/>"</text:span>社會控制<text:span text:style-name="T3">" </text:span>的說法。<text:span text:style-name="T3"><text:line-break/><text:line-break/></text:span>後來聽雜誌編輯說，有個精神醫學界大老說我胡說八道，他說精神醫學的知識怎麼會是什麼社會控制？我聽了覺得很好笑，但我知道，你是不可能讓這位大老理解你在說什麼的。<text:span text:style-name="T3"><text:line-break/><text:line-break/></text:span>台灣的教育很強調依樣畫葫蘆，很強調<text:span text:style-name="T3">SOP</text:span>，很強調怎麼操作，很強調大量記憶與背誦所謂標準答案，但卻完全不注重如何思考，受教育者往往不知道如何看待這一整張知識版圖究係何物，不知道自己做為知識版圖上的一員，究竟身在何處，更不用說什麼原創，創造知識上一種新的可能性了。<text:span text:style-name="T3"><text:line-break/><text:line-break/></text:span>當然，我自己也是這個不良教育的受害者，記得剛去英國參加入學口試，我原本還打算把我知道且牢記在心的什麼羅素啦、<text:span text:style-name="T3">Karl Popper</text:span>啦、康德啦，全背給考官聽，結果每個老師都說，不用管康德啦，康德想什麼我們沒興趣，我們對你想什麼倒是很有興趣。於是我才知道，我來到天堂了，我終於解放了，能飛多遠就能飛多遠，再也沒有限制。<text:span text:style-name="T3"><text:line-break/><text:line-break/></text:span>那是我第一次有一種<text:span text:style-name="T3"><text:s/>"</text:span>受教育<text:span text:style-name="T3">" </text:span>的感覺。我方才發現，我過去三十五年的生命所自以為是的<text:span text:style-name="T3"><text:s/>"</text:span>獨立思考<text:span text:style-name="T3">"</text:span>，原來都只是在腦子裏塞進一些別人的東西而已，我從來不曾使用過自己的大腦，就好像一隻鳥到了三十幾歲，才終於意識到自己身上的翅膀，終於能自由飛翔。</text:p>
      <text:p text:style-name="P4"/>
      <text:p text:style-name="P1"><text:span text:style-name="T1">王修亮</text:span><text:s/>  |  2016.05.10 02:08   |   <text:a xlink:type="simple" xlink:href="http://palinfo.habago.org/Entry?Command=Information_PrintForum&amp;iPage=260#FORUM34540"><text:span text:style-name="T2">#</text:span></text:a></text:p>
      <text:p text:style-name="P2">我很不擅長說明文，寫著寫著就變成抒情文，不過總覺得文章總歸都是人在寫，人情本來就夾雜在所有的理法之中，也就不甚在意。<text:span text:style-name="T3"><text:line-break/></text:span>不過今日發現如果用編碼方式寫，似乎可以清晰說明，見獵心喜，試著練習寫看看自己近日學習到的一些心得。<text:span text:style-name="T3"><text:line-break/></text:span>以下是專在巴勒網貼的文，外人就當我自言自語。<text:span text:style-name="T3"><text:line-break/><text:line-break/>1.</text:span>理性是一種絕對狀態，也就是說，若不能將「所有的狀況完整呈現」，即使是科學數據所歸納出來的結論也並非理性的。因為科學數據無法統計古往來今的每一種狀況的每一個面向的每一個個體，意即數據不可能達到百分之百。最大的科學理性也只能述說「從某年到某年在某環境之中的某種族群有某種現象」。不論其過程時間是七十年還是七百年，都無法定論為真理。<text:span text:style-name="T3"><text:line-break/>2.</text:span>所以，真理其實是無法確實存在的，科學與知識都不是真理，都只是永恆時間與遼闊空間中學習的過程。沒有科學知識確實缺乏某些事物的判斷力，但具有豐沛的科學知識也並不能斬鐵嚼釘的判斷某些事物。所以科學幾乎只能證明「有」，通常很難證明「無」。<text:span text:style-name="T3"><text:line-break/>3.</text:span>科學並不是一種迷信，迷信只是一種態度。當堅定相信七十年前的「絕對真理」並非真理，七十年後的數據則是「絕對真理」時，這是迷信的態度。我們容易在每個當下認定現在的科學終於已經「證明」了甚麼，但是我們永遠不能確定，是不是還有比濾過性病毒更微小的病毒，癌細胞的本質到底是害人還是救人，當下的儀器真的已經能看到所有的物質？偵測到所有的過程？我們不知道，科學還在時間中繼續，知識當然也是。<text:span text:style-name="T3"><text:line-break/>4.</text:span>科學和知識如此不定，所以從科學知識的角度很難判斷真理。但是這不代表科學與知識無用，而是我們需要謹慎小心的用，這樣比較能達到更高的理性。<text:span text:style-name="T3"><text:line-break/><text:line-break/></text:span>好像還是不知不覺寫了許多抒情，人的習慣實在難以扭轉，習慣久了就成為本性，我的本性就這麼了吧！</text:p>
      <text:p text:style-name="P1"><text:span text:style-name="T1">陳真</text:span><text:s/>  |  2016.05.09 22:14   |   <text:a xlink:type="simple" xlink:href="http://palinfo.habago.org/Entry?Command=Information_PrintForum&amp;iPage=260#FORUM34539"><text:span text:style-name="T2">#</text:span></text:a></text:p>
      <text:p text:style-name="P3">彥朋，<text:span text:style-name="T3"><text:line-break/><text:line-break/></text:span>我沒仔細看你第二次寫的了，因為我瀏覽了一下發現，似乎都是一些很瑣碎而且缺乏基本理性內涵的回應，有點像小朋友在鬥嘴。一個人看事情，怎麼會只是抓住一個單一數據就要論定一切，然後說這就是唯一的絕對真理呢？<text:span text:style-name="T3"><text:line-break/><text:line-break/></text:span>至於引用數據或報告，你應該知道，若有這樣的研究報告，就必然會有那樣的研究報告，與之牴觸；把其中某一種說法或甚至僅僅是某一篇文章的說法<text:span text:style-name="T3">(</text:span>比方說什麼有人說輻射有下限安全值<text:span text:style-name="T3">)</text:span>給說成不容質疑的絕對真理，那真是有夠荒唐幼稚的不是嗎？難道我是在跟一個小學生講話？要不然怎麼會這麼幼稚？難道你真的以為如果能找到某一篇研究報告，就能構成一種學術上顛撲不破的真理或定論，從此不容置疑？<text:span text:style-name="T3"><text:line-break/><text:line-break/></text:span>我要說的，已盡力表達清楚，它理應不會有任何理性上的破綻，因為它所做出的宣稱只是如此簡易而微不足道的一種與常識或基本邏輯根本沒兩樣的東西。</text:p>
      <text:p text:style-name="P1"><text:span text:style-name="T1">陳真</text:span><text:s/>  |  2016.05.09 21:53   |   <text:a xlink:type="simple" xlink:href="http://palinfo.habago.org/Entry?Command=Information_PrintForum&amp;iPage=260#FORUM34538"><text:span text:style-name="T2">#</text:span></text:a></text:p>
      <text:p text:style-name="P2"><text:span text:style-name="T3">(</text:span>續<text:span text:style-name="T3">)<text:line-break/><text:line-break/>13. </text:span>依你的<text:span text:style-name="T3"><text:s/>“</text:span>科學<text:span text:style-name="T3">” </text:span>邏輯，<text:span text:style-name="T3">100mSv </text:span>以下都很安全，信者得永生，那麼，照一張胸部<text:span text:style-name="T3">X</text:span>光是<text:span text:style-name="T3"><text:s/>0·02mSv, </text:span>也就是說照五千次以下都是絕對安全的，等於如果一年就算照<text:span text:style-name="T3">100</text:span>次，都能安全地照個<text:span text:style-name="T3">50</text:span>年。這樣的話，<text:span text:style-name="T3">X</text:span>光機哪需要管制？哪需要醫生開單才能檢查？畢竟不太可能有人會去照<text:span text:style-name="T3">X</text:span>光照五千次，不如就叫大家每個家裡買一台，沒事無聊就照一照，搞不好可以提前找到許多癌腫瘤，進一步發展全民防治癌症計劃。若有人反對，就罵他<text:span text:style-name="T3"><text:s/>"</text:span>民粹，沒知識，不科學，非理性恐慌！<text:span text:style-name="T3">" </text:span>請問，這樣一種科學、知識與理性，像話嗎？<text:span text:style-name="T3"><text:line-break/><text:line-break/>14. </text:span>記得前一陣子，不是有一些飲料店比方說<text:span text:style-name="T3"><text:s/>"</text:span>英國藍<text:span text:style-name="T3">" </text:span>被發現茶葉裏頭檢測出好幾種殺蟲劑嗎？其中竟然包括致癌劇毒<text:span text:style-name="T3">DDT</text:span>。我家附近就有一家英國藍飲料店。它的總公司好像就在台南<text:span text:style-name="T3"><text:s/>(</text:span>不確定<text:span text:style-name="T3">)</text:span>。我原本心裏想，這麼嚴重的事大概難逃刑責，想不到竟然沒罪，不起訴。法律上可能涉及上下游供應商的責任問題，誰該有罪，誰該無罪，我沒意見；我有意見的是，法官竟然也是拿起筆來計算，說必須每天以<text:span text:style-name="T3">260</text:span>公克的茶葉泡茶喝，喝一輩子，才會死人。法官認為，應該沒有人會喝這麼大量的花果茶，所以判英國藍無罪。聽起來，顯然是民眾想太多了，太不科學，太過於非理性恐慌了。可是，真的是這樣嗎？<text:span text:style-name="T3"><text:line-break/><text:line-break/>15. </text:span>我倒也不是說，非得應該怎麼評估才是<text:span text:style-name="T3"><text:s/>"</text:span>唯一<text:span text:style-name="T3">" </text:span>正確的理性形式，我的心思沒有那麼<text:span text:style-name="T3"><text:s/>"</text:span>單純<text:span text:style-name="T3">"</text:span>，我不是那種頭腦硬硬的所謂<text:span text:style-name="T3"><text:s/>"</text:span>真科學<text:span text:style-name="T3">" </text:span>派。我只是說，我知道哪一些評估方式它的理性與知識程度也許較為缺乏說服力；於是，當這樣一些明顯缺乏理性與知識內涵的看法，如果它甚至還以一種彷彿先知般的姿態教訓其它看法非理性或不科學時，我們也許就能說<text:span text:style-name="T3"><text:s/>"</text:span>不會吧，你的這樣一些看法，聽起來好像更幼稚更不理性啊<text:span text:style-name="T3">"</text:span>。我要說的僅僅就只是這樣而已。<text:span text:style-name="T3"><text:line-break/><text:line-break/>16. </text:span>我念國中時，曾經參加科學展覽比賽，好像有得到名次，我不太記得了，但我記得當時的研究主題就是有關空氣與水源污染的監測與評估方式。雖是外行，但我對這些問題始終仍有一定程度的關心。這些年，空污粒子例如<text:span text:style-name="T3"><text:s/>PM 2.5</text:span>被世界衛生組織列為一級致癌物，非常毒，每年估計奪走全球數百萬條人命。特別是台灣，肺癌居高不下，恐怕跟這個有關。自由人渣報很喜歡說，這些骯髒的空氣全是骯髒的中國飄過來的；骯髒的中國人，害死我們乾淨的台灣人，事實上這是胡扯。台灣空污七成以上是島內造成。<text:span text:style-name="T3"><text:line-break/><text:line-break/></text:span>我要說的還是一樣，當各大國際組織或世界各國給<text:span text:style-name="T3">PM 2.5 </text:span>訂定各種安全管控指標時，並不是說指標以下就是安全的，完全沒有這個意思。以健康危害來講，它根本沒有所謂安全值可言，就跟<text:span text:style-name="T3">DDT</text:span>殺蟲劑一樣，這種非常恐怖的壞東西最好是零。萬一現實上做不到，就只好根據各國不同的經濟與環境發展現況，訂定不同安全管控數值，但這並不是說在某個數值以下就是安全的。<text:span text:style-name="T3"><text:line-break/><text:line-break/>16.1. </text:span>同理，你當然也不需要因為害怕也不敢呼吸，不敢出門運動。好像是英國做的一個研究吧，是我最近讀到的一篇報告，報告分析指出，出門運動基本上還是利大於弊。<text:span text:style-name="T3"><text:line-break/></text:span>　<text:span text:style-name="T3"><text:line-break/>17. </text:span>當我們反駁某種論調時，並不是說我們就得歸類到另一個極端陣營。比方說，當我們說沒有證據能證明<text:span text:style-name="T3"><text:s/>"</text:span>低度輻射是無害<text:span text:style-name="T3">" </text:span>的時，並不能推論出我們主張低度輻射必然有害或非常有害。我們只能說，前者那樣一種論斷是極其武斷的，歸納的，缺乏有力證據的；你觀察了一百隻天鵝全是白的，但你就是沒法保證會不會第一百零一隻冒出一隻黑天鵝；特別是事關健康安全的事，最好還是小心一點。科學所能做的就只是這樣，剩下的，其實全屬政治。<text:span text:style-name="T3"><text:line-break/><text:line-break/>17.1. </text:span>至於政治上應該怎麼做，我沒意見。我有意見的是那些操弄科學或前言不照後語的人，比方說民進唬爛黨過去搞抗爭搞得那麼激烈，揚言如果含瘦肉精的美豬進口就要革命推翻馬政府似的。可是，現在卻整個完全改口。政客無恥還不夠，連學者也無恥，比方說民進唬爛黨排名第一的不分區立委吳焜裕，是一位大學教師，以所謂<text:span text:style-name="T3"><text:s/>"</text:span>食安立委<text:span text:style-name="T3">" </text:span>的光環上台。但他過去反對瘦肉精反對成那樣，又是引經，又是據典；現在竟然說沒有證據證明瘦肉精對人體有害。這樣一種科學操弄，這樣一種睜眼說瞎話，真是讓人它媽的啞口無言。<text:span text:style-name="T3"><text:line-break/><text:line-break/></text:span>另外還有一個是所謂社運團體<text:span text:style-name="T3"><text:s/>"</text:span>主婦聯盟<text:span text:style-name="T3">"</text:span>，它的董事長陳麗曼也是被民進黨提拔當立委，她過去反對瘦肉精也是反對得真是會嚇死人，非常憤慨，非常激烈，與瘦肉精誓不兩立似的，現在我倒要看看她是不是還會對民進唬爛黨這個所謂新政府揪眾抗議，激烈憤慨，或最好是起來革命推翻，那才叫做言行一致。<text:span text:style-name="T3"><text:line-break/><text:line-break/></text:span>至於其它一大票無恥無良綠委就更不用說了。比方說一位叫林什麼芬的民進唬爛黨立委，過去因為美牛開放問題痛罵馬政府的衛福部長是<text:span text:style-name="T3"><text:s/>"</text:span>王八蛋<text:span text:style-name="T3">"</text:span>、<text:span text:style-name="T3">"</text:span>混蛋部長<text:span text:style-name="T3">"</text:span>，說馬英九<text:span text:style-name="T3"><text:s/>"</text:span>喪權辱國<text:span text:style-name="T3">"</text:span>，言行非常激烈，好像她為了國民健康多麼憤慨似的，但是現在呢，她卻變得很理性，很溫和，說美豬瘦肉精的問題，<text:span text:style-name="T3">"</text:span>在政策形成前，應該要好好想一想<text:span text:style-name="T3">"</text:span>。不信請看，隨便找都有一堆：<text:span text:style-name="T3"><text:line-break/><text:line-break/>https://www.youtube.com/watch?v=s8g6vVgD-88<text:line-break/><text:line-break/>https://www.youtube.com/watch?v=guE8O9wyleY<text:line-break/><text:line-break/></text:span>我從來都不是想主張或反對什麼，我只是覺得，理性儘管可以有無數種內涵<text:span text:style-name="T3"><text:s/>(CONTENT)</text:span>，但它依然必須具有一定的形式<text:span text:style-name="T3"><text:s/>(FORM)</text:span>，而不能根據特定立場來任意調整說法；它也不該是一種可以讓你根據某種既定信念而客製化的東西。</text:p>
      <text:p text:style-name="P1"><text:span text:style-name="T1">廖彥朋</text:span><text:s/>  |  2016.05.09 21:46   |   <text:a xlink:type="simple" xlink:href="http://palinfo.habago.org/Entry?Command=Information_PrintForum&amp;iPage=260#FORUM34537"><text:span text:style-name="T2">#</text:span></text:a></text:p>
      <text:p text:style-name="P3">致<text:span text:style-name="T3"><text:s/></text:span>陳真前輩<text:span text:style-name="T3"><text:line-break/><text:line-break/></text:span>您的問題，晚輩一一回覆如下：<text:span text:style-name="T3"><text:line-break/><text:line-break/>1. </text:span>你說我批評黃先生<text:span text:style-name="T3"><text:s/>"</text:span>假科學<text:span text:style-name="T3">"</text:span>，但我從來都沒有這種真假科學的想法啊，我的心思沒有那麼<text:span text:style-name="T3"><text:s/>"</text:span>單純<text:span text:style-name="T3">" </text:span>啦，我怎麼可能會笨到去區分什麼真科學或假科學呢？當然更不可能用這樣的幼稚區分去批評別人是什麼<text:span text:style-name="T3"><text:s/>"</text:span>假科學<text:span text:style-name="T3">"</text:span>。我又怎麼會去推崇什麼<text:span text:style-name="T3"><text:s/>"</text:span>真科學<text:span text:style-name="T3">" </text:span>呢？我不會在科學之間區分真假。我那幾篇文章不是說得很清楚了嗎？我說，在<text:span text:style-name="T3"><text:s/>"</text:span>知識論<text:span text:style-name="T3">" (epistemological) </text:span>的地位上，所謂自然科學比卜卦唸咒恐怕好不了多少，因為它背後建立在許多假設與推論上<text:span text:style-name="T3"><text:s/>(</text:span>例如歸納<text:span text:style-name="T3">)</text:span>，而這些假設與推論的基礎之確定性是很低的，近乎迷信。所以才會有人說科學家是一種現代巫師，推廣一種高級迷信。<text:span text:style-name="T3"><text:line-break/><text:line-break/>[</text:span>廖彥朋的回應<text:span text:style-name="T3">]<text:line-break/></text:span>如果我們的前提是「科學也是一種迷信」，那麼就請別再往下看了，因為我是基於這種「迷信」在談的。<text:span text:style-name="T3"><text:line-break/><text:line-break/><text:line-break/>2. </text:span>我不知道你的知識背景。<text:span text:style-name="T3">"</text:span>古時候<text:span text:style-name="T3">"</text:span>，至少幾十年有了吧，至少比我三十幾年前念醫學院還更早之前，所謂輻射安全劑量的說法已經不再具有任何說服力。就跟重金屬一樣，依據不同狀況，它之所以設定出某種所謂安全值，並不是因為真的安全，而只是一種現實上的妥協。比方說，除非我們完全不吃魚，否則難免會吃進重金屬，於是我們制定各種所謂安全指標，但這並不是說只要在指標以下就安全。它不是一種健康概念下的設定，而是一種現實上的操作定義。<text:span text:style-name="T3"><text:line-break/><text:line-break/>[</text:span>廖彥朋的回應<text:span text:style-name="T3">]<text:line-break/></text:span>我的知識背景是醫學物理，我的工作在放射科。陳醫師的「古時候」很顯然是落伍了。那個「古時候」數十年後的<text:span text:style-name="T3">2007</text:span>年，由國際輻射防護委員會（<text:span text:style-name="T3">ICRP</text:span>）的第<text:span text:style-name="T3">103</text:span>號報告書已經告訴大家，依據廣島長崎倖存者研究，「低於<text:span text:style-name="T3">100</text:span>毫西弗的輻射劑量看不到生物效應」。此外，伊朗拉姆薩爾年劑量<text:span text:style-name="T3">260</text:span>毫西弗，居民相較於其他地區亦無特殊之生物效應，這是我從國際組織的「巫師們」那得到的「迷信」。<text:span text:style-name="T3"><text:line-break/><text:line-break/><text:line-break/>3. </text:span>問題是，當我們有更好的食物選擇時，為什麼一定要去選擇一個具有高度輻射風險疑慮的東西呢？為什麼要讓身體累積更多的輻射劑量呢？又不是除了福島之外沒有其它蔬菜或豬肉可吃。為什麼不吃福島食物就是什麼<text:span text:style-name="T3"><text:s/>"</text:span>不科學<text:span text:style-name="T3">"</text:span>、<text:span text:style-name="T3">"</text:span>沒知識<text:span text:style-name="T3">" </text:span>或什麼<text:span text:style-name="T3"><text:s/>"</text:span>非理性的恐慌<text:span text:style-name="T3">" </text:span>呢？我倒覺得，任何有理性的人，如果他有得選擇的話，何必跟自己過不去，何必非得去承受某種輻射風險？這才是理性不是嗎？就好像男生沒事幹嘛去做乳房攝影一樣。<text:span text:style-name="T3"><text:line-break/><text:line-break/>[</text:span>廖彥朋的回應<text:span text:style-name="T3">]<text:line-break/></text:span>您當然可以不要選擇那些東西，因為那叫做「選擇」，但是您認為有疑慮的原因是，我在上一篇文章講過了，叫做「知識的落差」。不吃福島食物並不代表沒知識，有知識也可以不吃，但是知識不足的人就會以為那東西不能吃。重複一次，直到今天為止，我們無法測量到低於<text:span text:style-name="T3">100</text:span>毫西弗以下的輻射曝露風險。男生沒事幹嘛去做乳房攝影？因為男性罹患乳癌的機率很低，政府付錢讓男性做乳房攝影的成本效益不足。<text:span text:style-name="T3"><text:line-break/><text:line-break/><text:line-break/>4. </text:span>在知識上早已失去說服力的古時候之所謂輻射安全值，所謂<text:span text:style-name="T3"><text:s/>"</text:span>安全<text:span text:style-name="T3">" </text:span>一詞純粹是一種語意上的刻意誤導，它會讓人誤以為彷彿只要低於這個數值以下就是安全的。但實際上完全不是這樣，各種健康風險跟輻射曝照量始終呈現某種正相關，當後者越是累積多一些，各種罹病、罹癌及畸胎和免疫破壞等等等的風險便也隨著增高一些，而不是說在某個什麼安全數值底下就很安全，那是胡扯。<text:span text:style-name="T3"><text:line-break/><text:line-break/>[</text:span>廖彥朋的回應<text:span text:style-name="T3">]<text:line-break/></text:span>「安全」一詞不僅僅不是誤導，還是非常保守的說出來的，再強調一次，陳醫師的「古時候」確實過時了，請補充知識。輻射效應基本上分為「確定效應」與「機率效應」。確定效應的低線劑量是存在的，這上網搜尋一下就知道了，並非陳醫師所述「各種健康風險跟輻射曝照量始終呈現某種正相關」。而機率效應開始發生顯著性的點介於<text:span text:style-name="T3">100-200</text:span>毫西弗之間，依據<text:span text:style-name="T3">2003</text:span>年廣島長崎追蹤報告書所述，至少要<text:span text:style-name="T3">125</text:span>毫西弗才開始顯著<text:span text:style-name="T3">(p&lt;0.05)</text:span>。<text:span text:style-name="T3"><text:line-break/><text:line-break/><text:line-break/>5. </text:span>邏輯上，絕對不可能會有一種研究能證明某個輻射安全數值底下的輻射劑量對人體無害，因為科學可以<text:span text:style-name="T3"><text:s/>"</text:span>否定<text:span text:style-name="T3">" </text:span>某種假設，但它如何可能<text:span text:style-name="T3"><text:s/>"</text:span>驗證<text:span text:style-name="T3">" </text:span>呢？這應該連三歲小孩也能聽懂。我去海釣，釣半天，一條魚也沒釣到，我沒法確切地因此推論出這個海裏頭沒有魚，我頂多只能推論出<text:span text:style-name="T3"><text:s/>"</text:span>也許<text:span text:style-name="T3">" </text:span>我運氣不好或釣技太差或剛好魚兒就是不上鉤或誘餌不合當地魚類的胃口等等。但是，反過來說，假若我終於釣到了一條魚，不用多，一條就夠，我便能充份否定<text:span text:style-name="T3"><text:s/>"</text:span>這個海裏頭沒有魚<text:span text:style-name="T3">" </text:span>的命題。<text:span text:style-name="T3"><text:line-break/><text:line-break/>[</text:span>廖彥朋的回應<text:span text:style-name="T3">]<text:line-break/></text:span>的確沒有一種研究能證明無害，因為『科學只能證偽不能證實』是常識。但是，如果長達七十餘年的研究都顯示不出「有害」的話，您認為這種恐懼不算是杞人憂天嗎？<text:span text:style-name="T3"><text:line-break/><text:line-break/><text:line-break/>6. </text:span>藉此我只是要說，<text:span text:style-name="T3"><text:s/></text:span>當任何人以一種所謂科學理性的高姿態批評別人不科學不理性沒知識時，他這高姿態卻是建立在這樣一種非常沒有常識<text:span text:style-name="T3"><text:s/>(</text:span>更不用說知識了<text:span text:style-name="T3">)</text:span>、簡直不講理的基礎上，那不是很荒唐嗎？<text:span text:style-name="T3"><text:line-break/></text:span>當然，如果有人說他覺得反正風險也不高啦，林北不會那麼倒霉剛好被我吃到輻射超標的那百分之幾啦，反正其它國家都已經有人不怕死了，我們何必怕？因此而支持福島農產品與豬肉的開放進口，那我就沒意見了，因為其所言與其主張是相稱的。但是，如果有人以一種所謂科學與知識理性的高姿態，反倒指責反對開放進口者或不敢吃福島食物的人是什麼非理性、不科學、民粹、沒知識等等等，那我就有意見了，因為你所展現出來的所謂科學、知識與理性的程度，完全支撐不起那樣一種高姿態，而且恰恰是一種非常可笑的科學、知識與理性的反例。我這樣講大白話，你能明白我所批評的重點嗎？<text:span text:style-name="T3"><text:line-break/><text:line-break/>[</text:span>廖彥朋的回應<text:span text:style-name="T3">]<text:line-break/></text:span>不是風險不高，再次強調，那個「理論上」的風險測量不到。<text:span text:style-name="T3"><text:line-break/><text:line-break/><text:line-break/>7. </text:span>我住在台南永康<text:span text:style-name="T3"><text:s/>(</text:span>還好即將搬離這民主聖地<text:span text:style-name="T3">)</text:span>，從我家走到大橋火車站是<text:span text:style-name="T3">2.1</text:span>公里，差不多要走半個多小時，過去五年來，我家方圓兩公里內，就我所知的死亡車禍至少兩起，傷殘人數就算它<text:span text:style-name="T3">6</text:span>人好了，至於行人，被撞傷或撞死的倒是沒見過半個，因為除了我和學姐，根本沒有人敢走在這條路上，因為它根本沒有路可以走。這地方車流量極大，每分鐘從眼前經過至少超過<text:span text:style-name="T3">300</text:span>輛汽機車。好吧，這樣整個計算下來，從我家裏走到大橋車站被車子撞傷或撞死的機率是零，但我若開車或騎機車，受傷或死掉的機率卻是零點零零幾。這樣算起來，好像很安全嘛，完全符合交通安全統計數值，但事實是這樣嗎？任何人只要自己去走一趟，馬上就知道什麼叫做命在旦夕；每走一次，我就很慶幸我終於活著回到家。<text:span text:style-name="T3"><text:line-break/><text:line-break/>[</text:span>廖彥朋的回應<text:span text:style-name="T3">]<text:line-break/></text:span>您所說的「車禍風險」是測量得到的，再次強調，低於<text:span text:style-name="T3">100</text:span>毫西弗的風險測量不到，很抱歉不能相提並論。<text:span text:style-name="T3"><text:line-break/><text:line-break/><text:line-break/>8.1. </text:span>我這例子只是想說，生命不是機器，生活也不是一種純粹數字量化或概念化的東西，而是充滿無數<text:span text:style-name="T3"><text:s/>(</text:span>往往不可測<text:span text:style-name="T3">) </text:span>的變數，各自有極大差異，並且和理論之間具有一種所謂範疇上的<text:span text:style-name="T3"><text:s/>(categorical) </text:span>的落差，也就是說，生命是生命，生活或生命跟數字與理論卻是兩個本質上不同的概念世界，也許彼此之間可以做為一種類比式的參考，但兩者之間無法等同，更不可能直接套用。<text:span text:style-name="T3"><text:line-break/><text:line-break/>[</text:span>廖彥朋的回應<text:span text:style-name="T3">]<text:line-break/></text:span>您會這麼反駁我，是因為您以為那個風險存在，前面強調很多次了，不贅述了。<text:span text:style-name="T3"><text:line-break/><text:line-break/><text:line-break/>8.2. </text:span>我不相信會有一個爸爸媽媽會以這樣一種方式來理解健康與安全，我不相信會有人因為計算出這條大橋幾街的死傷機率幾乎是零點零零幾，然後就很放心地叫他的家人或小孩放心走路或騎車出門。萬一他的小孩說，<text:span text:style-name="T3">"</text:span>馬麻，這條大橋幾街很危險ㄋㄟ，台南人騎車開車是不會管行人死活的<text:span text:style-name="T3">"</text:span>，他的媽媽聽了她的小孩的這番憂慮，我不相信她會罵小孩說<text:span text:style-name="T3"><text:s/>"</text:span>笨蛋！沒理性！不科學！沒知識！你讀書是讀到屁股上頭去了嗎？<text:span text:style-name="T3">"<text:line-break/><text:line-break/>[</text:span>廖彥朋的回應<text:span text:style-name="T3">]<text:line-break/></text:span>死傷機率是可以量化而且存在的，但是低於<text:span text:style-name="T3">100</text:span>毫西弗的風險測量不到，又再贅述一次，抱歉。<text:span text:style-name="T3"><text:line-break/><text:line-break/><text:line-break/>9. </text:span>即便是同樣一條命，各自大不同。比方說，小孩、老人、孕婦或身體具有各種先天後天慢性病的人，乃至不同的體質與基因形式，必然就會使得他們對於外來的輻射與重金屬或藥物等等等的敏感度與排出或代謝效率產生極大的不同。同時你還得考慮不同變數之間的複雜交互反應。就算是醫生開藥這麼平常的一件事，同樣也還是應該充份考慮這一切因素以及因素與因素之間的複雜交互作用。對甲來說是良藥，對乙來說卻很可能是毒藥；對今天的丙來說也許是很安全的藥，當明天的丙之身心狀況改變，很可能就不再安全了；乃至於也許他只是不小心吃了一顆葡萄柚，很可能腎臟就壞了，因為葡萄柚跟很多藥物起了不良反應。總之，一個稍有理性與知識的醫生，肯定不會簡化一切變數與因素，進而笨到拿一個<text:span text:style-name="T3"><text:s/>(</text:span>事實上早已沒有任何說服力的<text:span text:style-name="T3">) </text:span>所謂安全劑量來應用到<text:span text:style-name="T3"><text:s/>"</text:span>所有人<text:span text:style-name="T3">" </text:span>身上，甚至應用到所有生活層面的所有狀況上。<text:span text:style-name="T3"><text:line-break/><text:line-break/>[</text:span>廖彥朋的回應<text:span text:style-name="T3">]<text:line-break/></text:span>您說得對，每個人的狀況都不一樣，輻射曝露在每個人身上的結果也不盡相同，但是輻射上的風險評估有其基礎在，我真的很難一言一語跟你解釋清楚，畢竟這東西是我所學超過十年的知識，建議您有機會到書店找一本叫做《怕輻射，不如先補腦》的書，小弟在裡面有詳細的敘述。另外，再補充一次，陳醫師的「古時候」已經落伍了，請補充知識。<text:span text:style-name="T3"><text:line-break/><text:line-break/><text:line-break/><text:line-break/><text:line-break/>10. </text:span>我不知道你那個<text:span text:style-name="T3"><text:s/>"100mSv</text:span>相當於要吃<text:span text:style-name="T3">4717</text:span>公斤福島食物<text:span text:style-name="T3">" </text:span>的說法是怎麼算出來的，究竟是以哪一種食物類型、哪一批食物來計算，因為如前所說，不同食物的輻射污染程度大不同，怎麼可能能用一組數字，簡化簡化再簡化到不能更簡化的方式來理解事情？所謂科學如果是這樣理解事情的話，那不是很幼稚嗎？<text:span text:style-name="T3"><text:line-break/><text:line-break/>[</text:span>廖彥朋的回應<text:span text:style-name="T3">]<text:line-break/></text:span>您問我是怎麼算出來了，竊以為算是都列在上面了。算法就是『如果今天吃到一公斤的某食物，剛好達到<text:span text:style-name="T3">CODEX</text:span>規定的上限（包括碘<text:span text:style-name="T3">-131</text:span>每公斤一百貝克與銫<text:span text:style-name="T3">-134</text:span>每公斤一千貝克），我們預期五十年後累積的劑量』。重點不是哪一批食物，而是那批食物裡面含有放射性碘與銫，我假設這批食物的劑量高到法規上限，因為如果超過的話就不能上架了，討論也沒意義，我只討論可以上架情況下會發生什麼事。<text:span text:style-name="T3"><text:line-break/><text:line-break/></text:span>好吧，就算都不用考慮每個人不同的身心狀況，都不用考慮一個人自身隨著年歲的生理變化，就算你這個<text:span text:style-name="T3"><text:s/>"</text:span>一輩子吃<text:span text:style-name="T3">4717</text:span>公斤以上才會超過輻射累積劑量<text:span text:style-name="T3">100mSv" </text:span>的計算是對的，那也就是說，每吃一公斤福島食物，如你所說會增加輻射<text:span text:style-name="T3">0.022mSv</text:span>。我跟你說，即便是你淡化淡化再淡化、簡化簡化再簡化到不能更淡化簡化所得到的這個數字，都還是會嚇死人。舉個例來說：<text:span text:style-name="T3"><text:line-break/><text:line-break/>[</text:span>廖彥朋的回應<text:span text:style-name="T3">]<text:line-break/></text:span>我不知道這個數字會嚇死誰，因為我們一年接受背景輻射曝露就高達<text:span text:style-name="T3">2.4</text:span>毫西弗，<text:span text:style-name="T3">0.022</text:span>毫西弗（事實上我計算的結果是<text:span text:style-name="T3">0.0212</text:span>毫西弗）僅僅是零頭而已，這可是<text:span text:style-name="T3">50</text:span>年的累積劑量。此外，這數字遠低於<text:span text:style-name="T3">100</text:span>毫西弗外，也遠低於年劑量<text:span text:style-name="T3">260</text:span>毫西弗的拉姆薩爾，當然您可以宣稱伊朗人比亞洲人防輻射，只是我目前沒看過這方面的研究沒辦法為您答覆。<text:span text:style-name="T3"><text:line-break/><text:line-break/><text:line-break/></text:span>醫療上，有良心的醫師都很害怕輕易讓病人接受不必要的電腦斷層檢查，為什麼？因為它的輻射劑量很高，許多研究與統計指出，每年光是因為接受電腦斷層檢查而罹患癌症的人數至少就有好幾萬；每做幾百次檢查，就會害死其中一個病人罹患癌症。而且不光是罹癌，它還會破壞身體許多組織、腺體與細胞，造成醫學上至今無法掌握其機轉的各種可測與不可測的病變，比方說白內障，比方說造成各種免疫功能的傷害，以及造成幾乎是全身性的各種健康危害，特別是小孩，乃至危害到婦女日後懷孕的胎兒健康等等等等等等。<text:span text:style-name="T3"><text:line-break/><text:line-break/>[</text:span>廖彥朋的回應<text:span text:style-name="T3">]<text:line-break/></text:span>陳醫師這段論述錯誤百出，恕晚輩必須加以指正。首先，「不必要」的電腦斷層意味做了對診斷也沒有幫助，因此選擇不做只是因為沒有診斷價值可言，跟良心毫無關聯，我們不會要肚子痛的病人去做視力檢查，這是一樣的道理。您說『每做幾百次檢查，就會害死其中一個病人罹患癌症』這是錯誤的，再強調一次，截至今日為止，低於<text:span text:style-name="T3">100</text:span>毫西弗的輻射曝露風險無法被測量到，這些「良心醫師」需要的是知識以及醫學倫理。我在文中已經說了，<text:span text:style-name="T3">100</text:span>毫西弗這條線包括成人、小孩、胎兒都適用，若不清楚，請參閱國際輻射防護委員會第<text:span text:style-name="T3">84</text:span>號報告書，或本人之著作《怕輻射，不如先補腦》。<text:span text:style-name="T3"><text:line-break/><text:line-break/><text:line-break/></text:span>醫療上有一派的人反對接受定期<text:span text:style-name="T3">X</text:span>光檢查乳癌，因為他們認為，原本根本沒有癌病變，卻因為<text:span text:style-name="T3">X</text:span>光的輻射劑量讓你反而製造出癌病變來，救了一批人的同時，卻反而也害死了另一批人，這樣的一種健康政策划算嗎？當然，我並沒有說划算或不划算，基本上，我是認為，應該根據不同的人的身體狀況與疾病症狀來做一個綜合考量，據此判斷應該接受多少檢查，而不是光以某個什麼安全數字來衡量所有人的所有狀況。<text:span text:style-name="T3"><text:line-break/><text:line-break/>[</text:span>廖彥朋的回應<text:span text:style-name="T3">]<text:line-break/></text:span>單次乳房篩檢僅有<text:span text:style-name="T3">0.7 </text:span>毫西弗的劑量貢獻，「理論上」的風險僅有十萬分之四，再強調一次，這十萬分之四的風險是測量不到的，只能用紙筆計算。<text:span text:style-name="T3"><text:line-break/><text:line-break/><text:line-break/>10.1. </text:span>那麼，究竟醫療檢查的輻射劑量有多高呢？以電腦斷層為例，各種牌子的機器不太一樣，目前的機種一般應該在<text:span text:style-name="T3">0.3-0.8 mSv</text:span>之間。至於照一張<text:span text:style-name="T3">X</text:span>光的輻射劑量差不多<text:span text:style-name="T3">0.02</text:span>。也就是說，你淡化淡化再淡化、簡化簡化再簡化到不能更淡化簡化所得到的這個每公斤<text:span text:style-name="T3">0.022mSv </text:span>的數字，意味著每吃一公斤福島食物，其輻射劑量竟然高於照一張胸部<text:span text:style-name="T3">X</text:span>光。如果吃<text:span text:style-name="T3">15</text:span>公斤後，不就等於做了一次電腦斷層？如果這就是你理解知識與科學的方式，那麼，這樣的結論還不夠嚇人嗎？<text:span text:style-name="T3"><text:line-break/><text:line-break/>[</text:span>廖彥朋的回應<text:span text:style-name="T3">]<text:line-break/></text:span>首先，電腦斷層的劑量跟照射部位、使用技術有關，並不是<text:span text:style-name="T3">0.3-0.8</text:span>毫西弗之間。以胸腔為例，常規掃描大約<text:span text:style-name="T3">7</text:span>毫西弗，低劑量掃描約<text:span text:style-name="T3">1.4</text:span>毫西弗。不管是哪個，都低於<text:span text:style-name="T3">100</text:span>毫西弗，不會有急性傷害，從七十年的經驗而言，也看不到晚期傷害。<text:span text:style-name="T3"><text:line-break/><text:line-break/>10.2 </text:span>這並不是我所主張的理解問題方式，我不至於這麼幼稚。我是說，如果你要用這樣一種什麼安全數字或什麼平均要吃五千公斤才會有健康問題的方式來理解問題，那麼你將只會得出一個更為嚇人的結論。我們平常一年照一張<text:span text:style-name="T3">X</text:span>光就覺得心裏毛毛的，想不到依你的演算，原來吃福島食物一公斤比你每年照一張<text:span text:style-name="T3">X</text:span>光都還更危險，更多輻射。<text:span text:style-name="T3"><text:line-break/><text:line-break/>[</text:span>廖彥朋的回應<text:span text:style-name="T3">]<text:line-break/></text:span>答案是，都不危險，不再重複了。<text:span text:style-name="T3"><text:line-break/><text:line-break/><text:line-break/>11. </text:span>事實上，我並不是要贊成或反對福島食品進口<text:span text:style-name="T3"><text:s/>(</text:span>我並不是純粹根據<text:span text:style-name="T3"><text:s/>"</text:span>科學<text:span text:style-name="T3">" </text:span>辦事的那類型蠢蛋<text:span text:style-name="T3">)</text:span>，我只是說，黃士修先生講的那些理由全是政治語言，而非科學語言。我只是說，如果你或他要以科學、知識與理性之高姿態對他人進行譴責或批判，那你或他就應該要有相對應的科學內涵、知識高度以及理性深度。<text:span text:style-name="T3"><text:line-break/><text:line-break/>[</text:span>廖彥朋的回應<text:span text:style-name="T3">]<text:line-break/></text:span>我認同要回答科學的問題必須要有科學內涵、知識高度以及理性深度，但請容許我加一項：「資訊要更新」。<text:span text:style-name="T3"><text:line-break/><text:line-break/>12. </text:span>我對兩位的批評，並不意味著我贊成或反對福島食物的進口與否。我對於現實問題究竟應該怎麼做，基本上沒意見。但是，一個假設或一個命題，是否足以支撐起某個結論或姿態，我僅僅只是對此有意見。<text:span text:style-name="T3"><text:line-break/><text:line-break/>[</text:span>廖彥朋的回應<text:span text:style-name="T3">]<text:line-break/></text:span>晚輩對陳醫師一向尊敬，撰文也並非反駁您的觀點，我同樣認同「解說科學事實必須懷著人的心」，這是科學倫理，也是醫學倫理。只是在專業領域上我無法因為您是尊敬的前輩就漠視彼此知識的落差，故花了點時間讓您瞭解放射科學的真實狀況，「沒有安全劑量」是個理論，但是從來沒被證實過，七十多年來都沒被證實過。近幾年各大國際組織紛紛呼籲「切勿誤用無低限理論」，因為那非科學事實，有機會的話，晚輩也願親自為前輩解說。<text:span text:style-name="T3"><text:line-break/><text:line-break/></text:span>彥朋<text:span text:style-name="T3"><text:s/></text:span>敬筆</text:p>
      <text:p text:style-name="P1"><text:span text:style-name="T1">廖彥朋</text:span><text:s/>  |  2016.05.09 21:44   |   <text:a xlink:type="simple" xlink:href="http://palinfo.habago.org/Entry?Command=Information_PrintForum&amp;iPage=260#FORUM34536"><text:span text:style-name="T2">#</text:span></text:a></text:p>
      <text:p text:style-name="P2"><text:span text:style-name="T3">1. </text:span>你說我批評黃先生<text:span text:style-name="T3"><text:s/>"</text:span>假科學<text:span text:style-name="T3">"</text:span>，但我從來都沒有這種真假科學的想法啊，我的心思沒有那麼<text:span text:style-name="T3"><text:s/>"</text:span>單純<text:span text:style-name="T3">" </text:span>啦，我怎麼可能會笨到去區分什麼真科學或假科學呢？當然更不可能用這樣的幼稚區分去批評別人是什麼<text:span text:style-name="T3"><text:s/>"</text:span>假科學<text:span text:style-name="T3">"</text:span>。我又怎麼會去推崇什麼<text:span text:style-name="T3"><text:s/>"</text:span>真科學<text:span text:style-name="T3">" </text:span>呢？我不會在科學之間區分真假。我那幾篇文章不是說得很清楚了嗎？我說，在<text:span text:style-name="T3"><text:s/>"</text:span>知識論<text:span text:style-name="T3">" (epistemological) </text:span>的地位上，所謂自然科學比卜卦唸咒恐怕好不了多少，因為它背後建立在許多假設與推論上<text:span text:style-name="T3"><text:s/>(</text:span>例如歸納<text:span text:style-name="T3">)</text:span>，而這些假設與推論的基礎之確定性是很低的，近乎迷信。所以才會有人說科學家是一種現代巫師，推廣一種高級迷信。<text:span text:style-name="T3"><text:line-break/><text:line-break/>[</text:span>廖彥朋的回應<text:span text:style-name="T3">]<text:line-break/></text:span>如果我們的前提是「科學也是一種迷信」，那麼就請別再往下看了，因為我是基於這種「迷信」在談的。<text:span text:style-name="T3"><text:line-break/><text:line-break/><text:line-break/>2. </text:span>我不知道你的知識背景。<text:span text:style-name="T3">"</text:span>古時候<text:span text:style-name="T3">"</text:span>，至少幾十年有了吧，至少比我三十幾年前念醫學院還更早之前，所謂輻射安全劑量的說法已經不再具有任何說服力。就跟重金屬一樣，依據不同狀況，它之所以設定出某種所謂安全值，並不是因為真的安全，而只是一種現實上的妥協。比方說，除非我們完全不吃魚，否則難免會吃進重金屬，於是我們制定各種所謂安全指標，但這並不是說只要在指標以下就安全。它不是一種健康概念下的設定，而是一種現實上的操作定義。<text:span text:style-name="T3"><text:line-break/><text:line-break/>[</text:span>廖彥朋的回應<text:span text:style-name="T3">]<text:line-break/></text:span>我的知識背景是醫學物理，我的工作在放射科。陳醫師的「古時候」很顯然是落伍了。那個「古時候」數十年後的<text:span text:style-name="T3">2007</text:span>年，由國際輻射防護委員會（<text:span text:style-name="T3">ICRP</text:span>）的第<text:span text:style-name="T3">103</text:span>號報告書已經告訴大家，依據廣島長崎倖存者研究，「低於<text:span text:style-name="T3">100</text:span>毫西弗的輻射劑量看不到生物效應」。此外，伊朗拉姆薩爾年劑量<text:span text:style-name="T3">260</text:span>毫西弗，居民相較於其他地區亦無特殊之生物效應，這是我從國際組織的「巫師們」那得到的「迷信」。<text:span text:style-name="T3"><text:line-break/><text:line-break/><text:line-break/>3. </text:span>問題是，當我們有更好的食物選擇時，為什麼一定要去選擇一個具有高度輻射風險疑慮的東西呢？為什麼要讓身體累積更多的輻射劑量呢？又不是除了福島之外沒有其它蔬菜或豬肉可吃。為什麼不吃福島食物就是什麼<text:span text:style-name="T3"><text:s/>"</text:span>不科學<text:span text:style-name="T3">"</text:span>、<text:span text:style-name="T3">"</text:span>沒知識<text:span text:style-name="T3">" </text:span>或什麼<text:span text:style-name="T3"><text:s/>"</text:span>非理性的恐慌<text:span text:style-name="T3">" </text:span>呢？我倒覺得，任何有理性的人，如果他有得選擇的話，何必跟自己過不去，何必非得去承受某種輻射風險？這才是理性不是嗎？就好像男生沒事幹嘛去做乳房攝影一樣。<text:span text:style-name="T3"><text:line-break/><text:line-break/>[</text:span>廖彥朋的回應<text:span text:style-name="T3">]<text:line-break/></text:span>您當然可以不要選擇那些東西，因為那叫做「選擇」，但是您認為有疑慮的原因是，我在上一篇文章講過了，叫做「知識的落差」。不吃福島食物並不代表沒知識，有知識也可以不吃，但是知識不足的人就會以為那東西不能吃。重複一次，直到今天為止，我們無法測量到低於<text:span text:style-name="T3">100</text:span>毫西弗以下的輻射曝露風險。男生沒事幹嘛去做乳房攝影？因為男性罹患乳癌的機率很低，政府付錢讓男性做乳房攝影的成本效益不足。<text:span text:style-name="T3"><text:line-break/><text:line-break/><text:line-break/>4. </text:span>在知識上早已失去說服力的古時候之所謂輻射安全值，所謂<text:span text:style-name="T3"><text:s/>"</text:span>安全<text:span text:style-name="T3">" </text:span>一詞純粹是一種語意上的刻意誤導，它會讓人誤以為彷彿只要低於這個數值以下就是安全的。但實際上完全不是這樣，各種健康風險跟輻射曝照量始終呈現某種正相關，當後者越是累積多一些，各種罹病、罹癌及畸胎和免疫破壞等等等的風險便也隨著增高一些，而不是說在某個什麼安全數值底下就很安全，那是胡扯。<text:span text:style-name="T3"><text:line-break/><text:line-break/>[</text:span>廖彥朋的回應<text:span text:style-name="T3">]<text:line-break/></text:span>「安全」一詞不僅僅不是誤導，還是非常保守的說出來的，再強調一次，陳醫師的「古時候」確實過時了，請補充知識。輻射效應基本上分為「確定效應」與「機率效應」。確定效應的低線劑量是存在的，這上網搜尋一下就知道了，並非陳醫師所述「各種健康風險跟輻射曝照量始終呈現某種正相關」。而機率效應開始發生顯著性的點介於<text:span text:style-name="T3">100-200</text:span>毫西弗之間，依據<text:span text:style-name="T3">2003</text:span>年廣島長崎追蹤報告書所述，至少要<text:span text:style-name="T3">125</text:span>毫西弗才開始顯著<text:span text:style-name="T3">(p&lt;0.05)</text:span>。<text:span text:style-name="T3"><text:line-break/><text:line-break/><text:line-break/>5. </text:span>邏輯上，絕對不可能會有一種研究能證明某個輻射安全數值底下的輻射劑量對人體無害，因為科學可以<text:span text:style-name="T3"><text:s/>"</text:span>否定<text:span text:style-name="T3">" </text:span>某種假設，但它如何可能<text:span text:style-name="T3"><text:s/>"</text:span>驗證<text:span text:style-name="T3">" </text:span>呢？這應該連三歲小孩也能聽懂。我去海釣，釣半天，一條魚也沒釣到，我沒法確切地因此推論出這個海裏頭沒有魚，我頂多只能推論出<text:span text:style-name="T3"><text:s/>"</text:span>也許<text:span text:style-name="T3">" </text:span>我運氣不好或釣技太差或剛好魚兒就是不上鉤或誘餌不合當地魚類的胃口等等。但是，反過來說，假若我終於釣到了一條魚，不用多，一條就夠，我便能充份否定<text:span text:style-name="T3"><text:s/>"</text:span>這個海裏頭沒有魚<text:span text:style-name="T3">" </text:span>的命題。<text:span text:style-name="T3"><text:line-break/><text:line-break/>[</text:span>廖彥朋的回應<text:span text:style-name="T3">]<text:line-break/></text:span>的確沒有一種研究能證明無害，因為『科學只能證偽不能證實』是常識。但是，如果長達七十餘年的研究都顯示不出「有害」的話，您認為這種恐懼不算是杞人憂天嗎？<text:span text:style-name="T3"><text:line-break/><text:line-break/><text:line-break/>6. </text:span>藉此我只是要說，<text:span text:style-name="T3"><text:s/></text:span>當任何人以一種所謂科學理性的高姿態批評別人不科學不理性沒知識時，他這高姿態卻是建立在這樣一種非常沒有常識<text:span text:style-name="T3"><text:s/>(</text:span>更不用說知識了<text:span text:style-name="T3">)</text:span>、簡直不講理的基礎上，那不是很荒唐嗎？<text:span text:style-name="T3"><text:line-break/></text:span>當然，如果有人說他覺得反正風險也不高啦，林北不會那麼倒霉剛好被我吃到輻射超標的那百分之幾啦，反正其它國家都已經有人不怕死了，我們何必怕？因此而支持福島農產品與豬肉的開放進口，那我就沒意見了，因為其所言與其主張是相稱的。但是，如果有人以一種所謂科學與知識理性的高姿態，反倒指責反對開放進口者或不敢吃福島食物的人是什麼非理性、不科學、民粹、沒知識等等等，那我就有意見了，因為你所展現出來的所謂科學、知識與理性的程度，完全支撐不起那樣一種高姿態，而且恰恰是一種非常可笑的科學、知識與理性的反例。我這樣講大白話，你能明白我所批評的重點嗎？<text:span text:style-name="T3"><text:line-break/><text:line-break/>[</text:span>廖彥朋的回應<text:span text:style-name="T3">]<text:line-break/></text:span>不是風險不高，再次強調，那個「理論上」的風險測量不到。<text:span text:style-name="T3"><text:line-break/><text:line-break/><text:line-break/>7. </text:span>我住在台南永康<text:span text:style-name="T3"><text:s/>(</text:span>還好即將搬離這民主聖地<text:span text:style-name="T3">)</text:span>，從我家走到大橋火車站是<text:span text:style-name="T3">2.1</text:span>公里，差不多要走半個多小時，過去五年來，我家方圓兩公里內，就我所知的死亡車禍至少兩起，傷殘人數就算它<text:span text:style-name="T3">6</text:span>人好了，至於行人，被撞傷或撞死的倒是沒見過半個，因為除了我和學姐，根本沒有人敢走在這條路上，因為它根本沒有路可以走。這地方車流量極大，每分鐘從眼前經過至少超過<text:span text:style-name="T3">300</text:span>輛汽機車。好吧，這樣整個計算下來，從我家裏走到大橋車站被車子撞傷或撞死的機率是零，但我若開車或騎機車，受傷或死掉的機率卻是零點零零幾。這樣算起來，好像很安全嘛，完全符合交通安全統計數值，但事實是這樣嗎？任何人只要自己去走一趟，馬上就知道什麼叫做命在旦夕；每走一次，我就很慶幸我終於活著回到家。<text:span text:style-name="T3"><text:line-break/><text:line-break/>[</text:span>廖彥朋的回應<text:span text:style-name="T3">]<text:line-break/></text:span>您所說的「車禍風險」是測量得到的，再次強調，低於<text:span text:style-name="T3">100</text:span>毫西弗的風險測量不到，很抱歉不能相提並論。<text:span text:style-name="T3"><text:line-break/><text:line-break/><text:line-break/>8.1. </text:span>我這例子只是想說，生命不是機器，生活也不是一種純粹數字量化或概念化的東西，而是充滿無數<text:span text:style-name="T3"><text:s/>(</text:span>往往不可測<text:span text:style-name="T3">) </text:span>的變數，各自有極大差異，並且和理論之間具有一種所謂範疇上的<text:span text:style-name="T3"><text:s/>(categorical) </text:span>的落差，也就是說，生命是生命，生活或生命跟數字與理論卻是兩個本質上不同的概念世界，也許彼此之間可以做為一種類比式的參考，但兩者之間無法等同，更不可能直接套用。<text:span text:style-name="T3"><text:line-break/><text:line-break/>[</text:span>廖彥朋的回應<text:span text:style-name="T3">]<text:line-break/></text:span>您會這麼反駁我，是因為您以為那個風險存在，前面強調很多次了，不贅述了。<text:span text:style-name="T3"><text:line-break/><text:line-break/><text:line-break/>8.2. </text:span>我不相信會有一個爸爸媽媽會以這樣一種方式來理解健康與安全，我不相信會有人因為計算出這條大橋幾街的死傷機率幾乎是零點零零幾，然後就很放心地叫他的家人或小孩放心走路或騎車出門。萬一他的小孩說，<text:span text:style-name="T3">"</text:span>馬麻，這條大橋幾街很危險ㄋㄟ，台南人騎車開車是不會管行人死活的<text:span text:style-name="T3">"</text:span>，他的媽媽聽了她的小孩的這番憂慮，我不相信她會罵小孩說<text:span text:style-name="T3"><text:s/>"</text:span>笨蛋！沒理性！不科學！沒知識！你讀書是讀到屁股上頭去了嗎？<text:span text:style-name="T3">"<text:line-break/><text:line-break/>[</text:span>廖彥朋的回應<text:span text:style-name="T3">]<text:line-break/></text:span>死傷機率是可以量化而且存在的，但是低於<text:span text:style-name="T3">100</text:span>毫西弗的風險測量不到，又再贅述一次，抱歉。<text:span text:style-name="T3"><text:line-break/><text:line-break/><text:line-break/>9. </text:span>即便是同樣一條命，各自大不同。比方說，小孩、老人、孕婦或身體具有各種先天後天慢性病的人，乃至不同的體質與基因形式，必然就會使得他們對於外來的輻射與重金屬或藥物等等等的敏感度與排出或代謝效率產生極大的不同。同時你還得考慮不同變數之間的複雜交互反應。就算是醫生開藥這麼平常的一件事，同樣也還是應該充份考慮這一切因素以及因素與因素之間的複雜交互作用。對甲來說是良藥，對乙來說卻很可能是毒藥；對今天的丙來說也許是很安全的藥，當明天的丙之身心狀況改變，很可能就不再安全了；乃至於也許他只是不小心吃了一顆葡萄柚，很可能腎臟就壞了，因為葡萄柚跟很多藥物起了不良反應。總之，一個稍有理性與知識的醫生，肯定不會簡化一切變數與因素，進而笨到拿一個<text:span text:style-name="T3"><text:s/>(</text:span>事實上早已沒有任何說服力的<text:span text:style-name="T3">) </text:span>所謂安全劑量來應用到<text:span text:style-name="T3"><text:s/>"</text:span>所有人<text:span text:style-name="T3">" </text:span>身上，甚至應用到所有生活層面的所有狀況上。<text:span text:style-name="T3"><text:line-break/><text:line-break/>[</text:span>廖彥朋的回應<text:span text:style-name="T3">]<text:line-break/></text:span>您說得對，每個人的狀況都不一樣，輻射曝露在每個人身上的結果也不盡相同，但是輻射上的風險評估有其基礎在，我真的很難一言一語跟你解釋清楚，畢竟這東西是我所學超過十年的知識，建議您有機會到書店找一本叫做《怕輻射，不如先補腦》的書，小弟在裡面有詳細的敘述。另外，再補充一次，陳醫師的「古時候」已經落伍了，請補充知識。<text:span text:style-name="T3"><text:line-break/><text:line-break/><text:line-break/><text:line-break/><text:line-break/>10. </text:span>我不知道你那個<text:span text:style-name="T3"><text:s/>"100mSv</text:span>相當於要吃<text:span text:style-name="T3">4717</text:span>公斤福島食物<text:span text:style-name="T3">" </text:span>的說法是怎麼算出來的，究竟是以哪一種食物類型、哪一批食物來計算，因為如前所說，不同食物的輻射污染程度大不同，怎麼可能能用一組數字，簡化簡化再簡化到不能更簡化的方式來理解事情？所謂科學如果是這樣理解事情的話，那不是很幼稚嗎？<text:span text:style-name="T3"><text:line-break/><text:line-break/>[</text:span>廖彥朋的回應<text:span text:style-name="T3">]<text:line-break/></text:span>您問我是怎麼算出來了，竊以為算是都列在上面了。算法就是『如果今天吃到一公斤的某食物，剛好達到<text:span text:style-name="T3">CODEX</text:span>規定的上限（包括碘<text:span text:style-name="T3">-131</text:span>每公斤一百貝克與銫<text:span text:style-name="T3">-134</text:span>每公斤一千貝克），我們預期五十年後累積的劑量』。重點不是哪一批食物，而是那批食物裡面含有放射性碘與銫，我假設這批食物的劑量高到法規上限，因為如果超過的話就不能上架了，討論也沒意義，我只討論可以上架情況下會發生什麼事。<text:span text:style-name="T3"><text:line-break/><text:line-break/></text:span>好吧，就算都不用考慮每個人不同的身心狀況，都不用考慮一個人自身隨著年歲的生理變化，就算你這個<text:span text:style-name="T3"><text:s/>"</text:span>一輩子吃<text:span text:style-name="T3">4717</text:span>公斤以上才會超過輻射累積劑量<text:span text:style-name="T3">100mSv" </text:span>的計算是對的，那也就是說，每吃一公斤福島食物，如你所說會增加輻射<text:span text:style-name="T3">0.022mSv</text:span>。我跟你說，即便是你淡化淡化再淡化、簡化簡化再簡化到不能更淡化簡化所得到的這個數字，都還是會嚇死人。舉個例來說：<text:span text:style-name="T3"><text:line-break/><text:line-break/>[</text:span>廖彥朋的回應<text:span text:style-name="T3">]<text:line-break/></text:span>我不知道這個數字會嚇死誰，因為我們一年接受背景輻射曝露就高達<text:span text:style-name="T3">2.4</text:span>毫西弗，<text:span text:style-name="T3">0.022</text:span>毫西弗（事實上我計算的結果是<text:span text:style-name="T3">0.0212</text:span>毫西弗）僅僅是零頭而已，這可是<text:span text:style-name="T3">50</text:span>年的累積劑量。此外，這數字遠低於<text:span text:style-name="T3">100</text:span>毫西弗外，也遠低於年劑量<text:span text:style-name="T3">260</text:span>毫西弗的拉姆薩爾，當然您可以宣稱伊朗人比亞洲人防輻射，只是我目前沒看過這方面的研究沒辦法為您答覆。<text:span text:style-name="T3"><text:line-break/><text:line-break/><text:line-break/></text:span>醫療上，有良心的醫師都很害怕輕易讓病人接受不必要的電腦斷層檢查，為什麼？因為它的輻射劑量很高，許多研究與統計指出，每年光是因為接受電腦斷層檢查而罹患癌症的人數至少就有好幾萬；每做幾百次檢查，就會害死其中一個病人罹患癌症。而且不光是罹癌，它還會破壞身體許多組織、腺體與細胞，造成醫學上至今無法掌握其機轉的各種可測與不可測的病變，比方說白內障，比方說造成各種免疫功能的傷害，以及造成幾乎是全身性的各種健康危害，特別是小孩，乃至危害到婦女日後懷孕的胎兒健康等等等等等等。<text:span text:style-name="T3"><text:line-break/><text:line-break/>[</text:span>廖彥朋的回應<text:span text:style-name="T3">]<text:line-break/></text:span>陳醫師這段論述錯誤百出，恕晚輩必須加以指正。首先，「不必要」的電腦斷層意味做了對診斷也沒有幫助，因此選擇不做只是因為沒有診斷價值可言，跟良心毫無關聯，我們不會要肚子痛的病人去做視力檢查，這是一樣的道理。您說『每做幾百次檢查，就會害死其中一個病人罹患癌症』這是錯誤的，再強調一次，截至今日為止，低於<text:span text:style-name="T3">100</text:span>毫西弗的輻射曝露風險無法被測量到，這些「良心醫師」需要的是知識以及醫學倫理。我在文中已經說了，<text:span text:style-name="T3">100</text:span>毫西弗這條線包括成人、小孩、胎兒都適用，若不清楚，請參閱國際輻射防護委員會第<text:span text:style-name="T3">84</text:span>號報告書，或本人之著作《怕輻射，不如先補腦》。<text:span text:style-name="T3"><text:line-break/><text:line-break/><text:line-break/></text:span>醫療上有一派的人反對接受定期<text:span text:style-name="T3">X</text:span>光檢查乳癌，因為他們認為，原本根本沒有癌病變，卻因為<text:span text:style-name="T3">X</text:span>光的輻射劑量讓你反而製造出癌病變來，救了一批人的同時，卻反而也害死了另一批人，這樣的一種健康政策划算嗎？當然，我並沒有說划算或不划算，基本上，我是認為，應該根據不同的人的身體狀況與疾病症狀來做一個綜合考量，據此判斷應該接受多少檢查，而不是光以某個什麼安全數字來衡量所有人的所有狀況。<text:span text:style-name="T3"><text:line-break/><text:line-break/>[</text:span>廖彥朋的回應<text:span text:style-name="T3">]<text:line-break/></text:span>單次乳房篩檢僅有<text:span text:style-name="T3">0.7 </text:span>毫西弗的劑量貢獻，「理論上」的風險僅有十萬分之四，再強調一次，這十萬分之四的風險是測量不到的，只能用紙筆計算。<text:span text:style-name="T3"><text:line-break/><text:line-break/><text:line-break/>10.1. </text:span>那麼，究竟醫療檢查的輻射劑量有多高呢？以電腦斷層為例，各種牌子的機器不太一樣，目前的機種一般應該在<text:span text:style-name="T3">0.3-0.8 mSv</text:span>之間。至於照一張<text:span text:style-name="T3">X</text:span>光的輻射劑量差不多<text:span text:style-name="T3">0.02</text:span>。也就是說，你淡化淡化再淡化、簡化簡化再簡化到不能更淡化簡化所得到的這個每公斤<text:span text:style-name="T3">0.022mSv </text:span>的數字，意味著每吃一公斤福島食物，其輻射劑量竟然高於照一張胸部<text:span text:style-name="T3">X</text:span>光。如果吃<text:span text:style-name="T3">15</text:span>公斤後，不就等於做了一次電腦斷層？如果這就是你理解知識與科學的方式，那麼，這樣的結論還不夠嚇人嗎？<text:span text:style-name="T3"><text:line-break/><text:line-break/>[</text:span>廖彥朋的回應<text:span text:style-name="T3">]<text:line-break/></text:span>首先，電腦斷層的劑量跟照射部位、使用技術有關，並不是<text:span text:style-name="T3">0.3-0.8</text:span>毫西弗之間。以胸腔為例，常規掃描大約<text:span text:style-name="T3">7</text:span>毫西弗，低劑量掃描約<text:span text:style-name="T3">1.4</text:span>毫西弗。不管是哪個，都低於<text:span text:style-name="T3">100</text:span>毫西弗，不會有急性傷害，從七十年的經驗而言，也看不到晚期傷害。<text:span text:style-name="T3"><text:line-break/><text:line-break/>10.2 </text:span>這並不是我所主張的理解問題方式，我不至於這麼幼稚。我是說，如果你要用這樣一種什麼安全數字或什麼平均要吃五千公斤才會有健康問題的方式來理解問題，那麼你將只會得出一個更為嚇人的結論。我們平常一年照一張<text:span text:style-name="T3">X</text:span>光就覺得心裏毛毛的，想不到依你的演算，原來吃福島食物一公斤比你每年照一張<text:span text:style-name="T3">X</text:span>光都還更危險，更多輻射。<text:span text:style-name="T3"><text:line-break/><text:line-break/>[</text:span>廖彥朋的回應<text:span text:style-name="T3">]<text:line-break/></text:span>答案是，都不危險，不再重複了。<text:span text:style-name="T3"><text:line-break/><text:line-break/><text:line-break/>11. </text:span>事實上，我並不是要贊成或反對福島食品進口<text:span text:style-name="T3"><text:s/>(</text:span>我並不是純粹根據<text:span text:style-name="T3"><text:s/>"</text:span>科學<text:span text:style-name="T3">" </text:span>辦事的那類型蠢蛋<text:span text:style-name="T3">)</text:span>，我只是說，黃士修先生講的那些理由全是政治語言，而非科學語言。我只是說，如果你或他要以科學、知識與理性之高姿態對他人進行譴責或批判，那你或他就應該要有相對應的科學內涵、知識高度以及理性深度。<text:span text:style-name="T3"><text:line-break/><text:line-break/>[</text:span>廖彥朋的回應<text:span text:style-name="T3">]<text:line-break/></text:span>我認同要回答科學的問題必須要有科學內涵、知識高度以及理性深度，但請容許我加一項：「資訊要更新」。<text:span text:style-name="T3"><text:line-break/><text:line-break/>12. </text:span>我對兩位的批評，並不意味著我贊成或反對福島食物的進口與否。我對於現實問題究竟應該怎麼做，基本上沒意見。但是，一個假設或一個命題，是否足以支撐起某個結論或姿態，我僅僅只是對此有意見。<text:span text:style-name="T3"><text:line-break/><text:line-break/>[</text:span>廖彥朋的回應<text:span text:style-name="T3">]<text:line-break/></text:span>晚輩對陳醫師一向尊敬，撰文也並非反駁您的觀點，我同樣認同「解說科學事實必須懷著人的心」，這是科學倫理，也是醫學倫理。只是在專業領域上我無法因為您是尊敬的前輩就漠視彼此知識的落差，故花了點時間讓您瞭解放射科學的真實狀況，「沒有安全劑量」是個理論，但是從來沒被證實過，七十多年來都沒被證實過。近幾年各大國際組織紛紛呼籲「切勿誤用無低限理論」，因為那非科學事實，有機會的話，晚輩也願親自為前輩解說。<text:span text:style-name="T3"><text:line-break/><text:line-break/></text:span>彥朋<text:span text:style-name="T3"><text:s/></text:span>敬筆</text:p>
      <text:p text:style-name="P1"><text:span text:style-name="T1">陳真</text:span><text:s/>  |  2016.05.09 15:22   |   <text:a xlink:type="simple" xlink:href="http://palinfo.habago.org/Entry?Command=Information_PrintForum&amp;iPage=260#FORUM34535"><text:span text:style-name="T2">#</text:span></text:a></text:p>
      <text:p text:style-name="P3">謝謝彥朋的回應，很難得看到有人不是用謾罵抹黑的方式回應我。<text:span text:style-name="T3"><text:line-break/><text:line-break/></text:span>我不想長篇大論，簡單列舉幾點回應。不過還沒寫我就已經覺得很累了，因為我所講的，根本不是什麼高超艱難的思想或知識，而僅僅只是一些普通到不能再普通的東西。對於在公眾場合裏，例如在這留言板上，我總是只能寫這樣一些沒什麼營養的東西，難免覺得很痛苦。<text:span text:style-name="T3"><text:line-break/><text:line-break/>1. </text:span>你說我批評黃先生<text:span text:style-name="T3"><text:s/>"</text:span>假科學<text:span text:style-name="T3">"</text:span>，但我從來都沒有這種真假科學的想法啊，我的心思沒有那麼<text:span text:style-name="T3"><text:s/>"</text:span>單純<text:span text:style-name="T3">" </text:span>啦，我怎麼可能會笨到去區分什麼真科學或假科學呢？當然更不可能用這樣的幼稚區分去批評別人是什麼<text:span text:style-name="T3"><text:s/>"</text:span>假科學<text:span text:style-name="T3">"</text:span>。我又怎麼會去推崇什麼<text:span text:style-name="T3"><text:s/>"</text:span>真科學<text:span text:style-name="T3">" </text:span>呢？我不會在科學之間區分真假。我那幾篇文章不是說得很清楚了嗎？我說，在<text:span text:style-name="T3"><text:s/>"</text:span>知識論<text:span text:style-name="T3">" (epistemological) </text:span>的地位上，所謂自然科學比卜卦唸咒恐怕好不了多少，因為它背後建立在許多假設與推論上<text:span text:style-name="T3"><text:s/>(</text:span>例如歸納<text:span text:style-name="T3">)</text:span>，而這些假設與推論的基礎之確定性是很低的，近乎迷信。所以才會有人說科學家是一種現代巫師，推廣一種高級迷信。<text:span text:style-name="T3"><text:line-break/><text:line-break/>2. </text:span>我不知道你的知識背景。<text:span text:style-name="T3">"</text:span>古時候<text:span text:style-name="T3">"</text:span>，至少幾十年有了吧，至少比我三十幾年前念醫學院還更早之前，所謂輻射安全劑量的說法已經不再具有任何說服力。就跟重金屬一樣，依據不同狀況，它之所以設定出某種所謂安全值，並不是因為真的安全，而只是一種現實上的妥協。比方說，除非我們完全不吃魚，否則難免會吃進重金屬，於是我們制定各種所謂安全指標，但這並不是說只要在指標以下就安全。它不是一種健康概念下的設定，而是一種現實上的操作定義。<text:span text:style-name="T3"><text:line-break/><text:line-break/>3. </text:span>問題是，當我們有更好的食物選擇時，為什麼一定要去選擇一個具有高度輻射風險疑慮的東西呢？為什麼要讓身體累積更多的輻射劑量呢？又不是除了福島之外沒有其它蔬菜或豬肉可吃。為什麼不吃福島食物就是什麼<text:span text:style-name="T3"><text:s/>"</text:span>不科學<text:span text:style-name="T3">"</text:span>、<text:span text:style-name="T3">"</text:span>沒知識<text:span text:style-name="T3">" </text:span>或什麼<text:span text:style-name="T3"><text:s/>"</text:span>非理性的恐慌<text:span text:style-name="T3">" </text:span>呢？我倒覺得，任何有理性的人，如果他有得選擇的話，何必跟自己過不去，何必非得去承受某種輻射風險？這才是理性不是嗎？就好像男生沒事幹嘛去做乳房攝影一樣。<text:span text:style-name="T3"><text:line-break/><text:line-break/>4. </text:span>在知識上早已失去說服力的古時候之所謂輻射安全值，所謂<text:span text:style-name="T3"><text:s/>"</text:span>安全<text:span text:style-name="T3">" </text:span>一詞純粹是一種語意上的刻意誤導，它會讓人誤以為彷彿只要低於這個數值以下就是安全的。但實際上完全不是這樣，各種健康風險跟輻射曝照量始終呈現某種正相關，當後者越是累積多一些，各種罹病、罹癌及畸胎和免疫破壞等等等的風險便也隨著增高一些，而不是說在某個什麼安全數值底下就很安全，那是胡扯。<text:span text:style-name="T3"><text:line-break/><text:line-break/>5. </text:span>邏輯上，絕對不可能會有一種研究能證明某個輻射安全數值底下的輻射劑量對人體無害，因為科學可以<text:span text:style-name="T3"><text:s/>"</text:span>否定<text:span text:style-name="T3">" </text:span>某種假設，但它如何可能<text:span text:style-name="T3"><text:s/>"</text:span>驗證<text:span text:style-name="T3">" </text:span>呢？這應該連三歲小孩也能聽懂。我去海釣，釣半天，一條魚也沒釣到，我沒法確切地因此推論出這個海裏頭沒有魚，我頂多只能推論出<text:span text:style-name="T3"><text:s/>"</text:span>也許<text:span text:style-name="T3">" </text:span>我運氣不好或釣技太差或剛好魚兒就是不上鉤或誘餌不合當地魚類的胃口等等。但是，反過來說，假若我終於釣到了一條魚，不用多，一條就夠，我便能充份否定<text:span text:style-name="T3"><text:s/>"</text:span>這個海裏頭沒有魚<text:span text:style-name="T3">" </text:span>的命題。<text:span text:style-name="T3"><text:line-break/><text:line-break/>6. </text:span>藉此我只是要說，<text:span text:style-name="T3"><text:s/></text:span>當任何人以一種所謂科學理性的高姿態批評別人不科學不理性沒知識時，他這高姿態卻是建立在這樣一種非常沒有常識<text:span text:style-name="T3"><text:s/>(</text:span>更不用說知識了<text:span text:style-name="T3">)</text:span>、簡直不講理的基礎上，那不是很荒唐嗎？<text:span text:style-name="T3"><text:line-break/><text:line-break/></text:span>當然，如果有人說他覺得反正風險也不高啦，林北不會那麼倒霉剛好被我吃到輻射超標的那百分之幾啦，反正其它國家都已經有人不怕死了，我們何必怕？因此而支持福島農產品與豬肉的開放進口，那我就沒意見了，因為其所言與其主張是相稱的。但是，如果有人以一種所謂科學與知識理性的高姿態，反倒指責反對開放進口者或不敢吃福島食物的人是什麼非理性、不科學、民粹、沒知識等等等，那我就有意見了，因為你所展現出來的所謂科學、知識與理性的程度，完全支撐不起那樣一種高姿態，而且恰恰是一種非常可笑的科學、知識與理性的反例。我這樣講大白話，你能明白我所批評的重點嗎？<text:span text:style-name="T3"><text:line-break/><text:line-break/>7. </text:span>我住在台南永康<text:span text:style-name="T3"><text:s/>(</text:span>還好即將搬離這民主聖地<text:span text:style-name="T3">)</text:span>，從我家走到大橋火車站是<text:span text:style-name="T3">2.1</text:span>公里，差不多要走半個多小時，過去五年來，我家方圓兩公里內，就我所知的死亡車禍至少兩起，傷殘人數就算它<text:span text:style-name="T3">6</text:span>人好了，至於行人，被撞傷或撞死的倒是沒見過半個，因為除了我和學姐，根本沒有人敢走在這條路上，因為它根本沒有路可以走。這地方車流量極大，每分鐘從眼前經過至少超過<text:span text:style-name="T3">300</text:span>輛汽機車。好吧，這樣整個計算下來，從我家裏走到大橋車站被車子撞傷或撞死的機率是零，但我若開車或騎機車，受傷或死掉的機率卻是零點零零幾。這樣算起來，好像很安全嘛，完全符合交通安全統計數值，但事實是這樣嗎？任何人只要自己去走一趟，馬上就知道什麼叫做命在旦夕；每走一次，我就很慶幸我終於活著回到家。<text:span text:style-name="T3"><text:line-break/><text:line-break/>8.1. </text:span>我這例子只是想說，生命不是機器，生活也不是一種純粹數字量化或概念化的東西，而是充滿無數<text:span text:style-name="T3"><text:s/>(</text:span>往往不可測<text:span text:style-name="T3">) </text:span>的變數，各自有極大差異，並且和理論之間具有一種所謂範疇上的<text:span text:style-name="T3"><text:s/>(categorical) </text:span>的落差，也就是說，生命是生命，生活或生命跟數字與理論卻是兩個本質上不同的概念世界，也許彼此之間可以做為一種類比式的參考，但兩者之間無法等同，更不可能直接套用。<text:span text:style-name="T3"><text:line-break/><text:line-break/>8.2. </text:span>我不相信會有一個爸爸媽媽會以這樣一種方式來理解健康與安全，我不相信會有人因為計算出這條大橋幾街的死傷機率幾乎是零點零零幾，然後就很放心地叫他的家人或小孩放心走路或騎車出門。萬一他的小孩說，<text:span text:style-name="T3">"</text:span>馬麻，這條大橋幾街很危險ㄋㄟ，台南人騎車開車是不會管行人死活的<text:span text:style-name="T3">"</text:span>，他的媽媽聽了她的小孩的這番憂慮，我不相信她會罵小孩說<text:span text:style-name="T3"><text:s/>"</text:span>笨蛋！沒理性！不科學！沒知識！你讀書是讀到屁股上頭去了嗎？<text:span text:style-name="T3">"<text:line-break/><text:line-break/>9. </text:span>即便是同樣一條命，各自大不同。比方說，小孩、老人、孕婦或身體具有各種先天後天慢性病的人，乃至不同的體質與基因形式，必然就會使得他們對於外來的輻射與重金屬或藥物等等等的敏感度與排出或代謝效率產生極大的不同。同時你還得考慮不同變數之間的複雜交互反應。就算是醫生開藥這麼平常的一件事，同樣也還是應該充份考慮這一切因素以及因素與因素之間的複雜交互作用。對甲來說是良藥，對乙來說卻很可能是毒藥；對今天的丙來說也許是很安全的藥，當明天的丙之身心狀況改變，很可能就不再安全了；乃至於也許他只是不小心吃了一顆葡萄柚，很可能腎臟就壞了，因為葡萄柚跟很多藥物起了不良反應。總之，一個稍有理性與知識的醫生，肯定不會簡化一切變數與因素，進而笨到拿一個<text:span text:style-name="T3"><text:s/>(</text:span>事實上早已沒有任何說服力的<text:span text:style-name="T3">) </text:span>所謂安全劑量來應用到<text:span text:style-name="T3"><text:s/>"</text:span>所有人<text:span text:style-name="T3">" </text:span>身上，甚至應用到所有生活層面的所有狀況上。<text:span text:style-name="T3"><text:line-break/><text:line-break/>10. </text:span>我不知道你那個<text:span text:style-name="T3"><text:s/>"100mSv</text:span>相當於要吃<text:span text:style-name="T3">4717</text:span>公斤福島食物<text:span text:style-name="T3">" </text:span>的說法是怎麼算出來的，究竟是以哪一種食物類型、哪一批食物來計算，因為如前所說，不同食物的輻射污染程度大不同，怎麼可能能用一組數字，簡化簡化再簡化到不能更簡化的方式來理解事情？所謂科學如果是這樣理解事情的話，那不是很幼稚嗎？<text:span text:style-name="T3"><text:line-break/><text:line-break/></text:span>好吧，就算都不用考慮每個人不同的身心狀況，都不用考慮一個人自身隨著年歲的生理變化，就算你這個<text:span text:style-name="T3"><text:s/>"</text:span>一輩子吃<text:span text:style-name="T3">4717</text:span>公斤以上才會超過輻射累積劑量<text:span text:style-name="T3">100mSv" </text:span>的計算是對的，那也就是說，每吃一公斤福島食物，如你所說會增加輻射<text:span text:style-name="T3">0.022mSv</text:span>。我跟你說，即便是你淡化淡化再淡化、簡化簡化再簡化到不能更淡化簡化所得到的這個數字，都還是會嚇死人。舉個例來說：<text:span text:style-name="T3"><text:line-break/><text:line-break/></text:span>醫療上，有良心的醫師都很害怕輕易讓病人接受不必要的電腦斷層檢查，為什麼？因為它的輻射劑量很高，許多研究與統計指出，每年光是因為接受電腦斷層檢查而罹患癌症的人數至少就有好幾萬；每做幾百次檢查，就會害死其中一個病人罹患癌症。而且不光是罹癌，它還會破壞身體許多組織、腺體與細胞，造成醫學上至今無法掌握其機轉的各種可測與不可測的病變，比方說白內障，比方說造成各種免疫功能的傷害，以及造成幾乎是全身性的各種健康危害，特別是小孩，乃至危害到婦女日後懷孕的胎兒健康等等等等等等。<text:span text:style-name="T3"><text:line-break/><text:line-break/></text:span>醫療上有一派的人反對接受定期<text:span text:style-name="T3">X</text:span>光檢查乳癌，因為他們認為，原本根本沒有癌病變，卻因為<text:span text:style-name="T3">X</text:span>光的輻射劑量讓你反而製造出癌病變來，救了一批人的同時，卻反而也害死了另一批人，這樣的一種健康政策划算嗎？當然，我並沒有說划算或不划算，基本上，我是認為，應該根據不同的人的身體狀況與疾病症狀來做一個綜合考量，據此判斷應該接受多少檢查，而不是光以某個什麼安全數字來衡量所有人的所有狀況。<text:span text:style-name="T3"><text:line-break/><text:line-break/>10.1. </text:span>那麼，究竟醫療檢查的輻射劑量有多高呢？以電腦斷層為例，各種牌子的機器不太一樣，目前的機種一般應該在<text:span text:style-name="T3">0.3-0.8 mSv</text:span>之間。至於照一張<text:span text:style-name="T3">X</text:span>光的輻射劑量差不多<text:span text:style-name="T3">0.02</text:span>。也就是說，你淡化淡化再淡化、簡化簡化再簡化到不能更淡化簡化所得到的這個每公斤<text:span text:style-name="T3">0.022mSv </text:span>的數字，意味著每吃一公斤福島食物，其輻射劑量竟然高於照一張胸部<text:span text:style-name="T3">X</text:span>光。如果吃<text:span text:style-name="T3">15</text:span>公斤後，不就等於做了一次電腦斷層？如果這就是你理解知識與科學的方式，那麼，這樣的結論還不夠嚇人嗎？<text:span text:style-name="T3"><text:line-break/><text:line-break/>10.2 </text:span>這並不是我所主張的理解問題方式，我不至於這麼幼稚。我是說，如果你要用這樣一種什麼安全數字或什麼平均要吃五千公斤才會有健康問題的方式來理解問題，那麼你將只會得出一個更為嚇人的結論。我們平常一年照一張<text:span text:style-name="T3">X</text:span>光就覺得心裏毛毛的，想不到依你的演算，原來吃福島食物一公斤比你每年照一張<text:span text:style-name="T3">X</text:span>光都還更危險，更多輻射。<text:span text:style-name="T3"><text:line-break/><text:line-break/>11. </text:span>事實上，我並不是要贊成或反對福島食品進口<text:span text:style-name="T3"><text:s/>(</text:span>我並不是純粹根據<text:span text:style-name="T3"><text:s/>"</text:span>科學<text:span text:style-name="T3">" </text:span>辦事的那類型蠢蛋<text:span text:style-name="T3">)</text:span>，我只是說，黃士修先生講的那些理由全是政治語言，而非科學語言。我只是說，如果你或他要以科學、知識與理性之高姿態對他人進行譴責或批判，那你或他就應該要有相對應的科學內涵、知識高度以及理性深度。<text:span text:style-name="T3"><text:line-break/><text:line-break/>12. </text:span>我對兩位的批評，並不意味著我贊成或反對福島食物的進口與否。我對於現實問題究竟應該怎麼做，基本上沒意見。但是，一個假設或一個命題，是否足以支撐起某個結論或姿態，我僅僅只是對此有意見。</text:p>
      <text:p text:style-name="P1"><text:span text:style-name="T1">蘇秀慧</text:span><text:s/>  |  2016.05.09 15:10   |   <text:a xlink:type="simple" xlink:href="http://palinfo.habago.org/Entry?Command=Information_PrintForum&amp;iPage=260#FORUM34534"><text:span text:style-name="T2">#</text:span></text:a></text:p>
      <text:p text:style-name="P2">「<text:span text:style-name="T5">⋯</text:span>重點在於，不單是福島縣產，我們要關心所有的食物在各個關口的檢驗是否確實，使各項產品上架時都符合法定標準，事實上，只要符合國際上任何一種現行標準，我們都能安心無虞的享用，因為我們有知識。」<text:span text:style-name="T3"><text:line-break/><text:line-break/></text:span>我想，知識不是信仰。信仰對相信者而言，確信可以讓你上天堂或下地獄，信者得永生，這種<text:span text:style-name="T3">"</text:span>百分之百可以安心無虞<text:span text:style-name="T3">"</text:span>的承諾，我個人認為，只有在信仰裡可以追尋，可以得到慰藉。<text:span text:style-name="T3"><text:line-break/><text:line-break/></text:span>至於國際上任何一種現行標準，不知道我也看得懂英文報告的能力夠不夠講一些我的心得，但我知道許多標準名為<text:span text:style-name="T3"><text:s/></text:span>「建議值」，在一定期間或數量內，不宜超過多少，或最多容許多少，但，從不保證或承諾什麼事會發生，什麼事不會發生。因為<text:span text:style-name="T3">"</text:span>最科學<text:span text:style-name="T3">"</text:span>的一件事，我的愚見就是「不確定性」！<text:span text:style-name="T3"><text:line-break/><text:line-break/></text:span>說這些，我都是在囈語，其實我只在乎：我不想吃任何有人為輻射污染疑慮的食品。請看清楚，不要心急，這是我自己的事。只有我不想吃，別人想，你想，你不想，請便，因為這是你的自由，我絕對尊重你。所以，我喜歡看什麼核能流言終結者的文章講核能其實是安全的，太好了，我也支持核能是安全的，我熱愛甚至信仰。我不相信用愛發電，而且我希望有生之年繼續吹冷氣，我口袋空空也付不起高電費，雖然我也喜歡我也有愛地球、全球暖化排碳減量的知識。但我也認為福島食品有輻射不安全，美國、歐盟都通過又怎樣呢？我知道美牛瘦肉精在一定的劑量下，也相當地安全是吧？我不喜歡吃就不喜歡吃。重點是，對我來講，國民黨製造輿論風向帶大家高潮？沒關係啊！我很<text:span text:style-name="T3">OK</text:span>！因為我天天也看民進黨精彩的演出高潮啊！憑什麼來你來當起知識法官，說這不好說那不宜，決定我該聽到、知道什麼知識？什麼是謠言？什麼是真理？我認為可以通通都擺上來由選民自由選擇，不用擔心我沒知識，被誤導，會道德沈淪，我聰明的很。<text:span text:style-name="T3"><text:line-break/><text:line-break/></text:span>昨日，還在看王修亮君的文章，心想，願巴勒網的她、陳真先生、還有無數沈默的讀者：歲月靜好。因為不可得，所以才祈願。覺得巴勒網竟是那麼文學了，帶著濃濃母親節的氣息。<text:span text:style-name="T3"><text:line-break/><text:line-break/></text:span>「政論圈活躍的黨外運動元老陳真醫師」，這個稱謂真拗口，我在巴勒網讀留言發現，只要是寫這種美譽有加的稱謂、並說是讀過陳真先生某某言論想表達意見的人，拜讀其留言之後，都讓我不禁懷疑<text:span text:style-name="T3">"</text:span>讀過<text:span text:style-name="T3">"</text:span>其實是天底下最不要輕易說出的兩個字。我只有一種感覺，這種稱謂書寫這種文字，讀來不但不會高潮，就只是臭不可聞。</text:p>
      <text:p text:style-name="P1"><text:span text:style-name="T1">王修亮</text:span><text:s/>  |  2016.05.09 14:17   |   <text:a xlink:type="simple" xlink:href="http://palinfo.habago.org/Entry?Command=Information_PrintForum&amp;iPage=260#FORUM34533"><text:span text:style-name="T2">#</text:span></text:a></text:p>
      <text:p text:style-name="P3">「哲學言論其實只是廢話」這句話同樣只是相對，相對於我「一直畏懼自卑推崇嚮往的哲學」。<text:span text:style-name="T3"><text:line-break/></text:span>溝通從來無法面面俱到，真正的溝通並不僅僅是語言文字，而是以心以誠以諒，而不是單純的科學與理性。<text:span text:style-name="T3"><text:line-break/><text:line-break/></text:span>我也忽然間有一點明白「唯在書桌做學問極為認真。」認真的涵義。<text:span text:style-name="T3"><text:line-break/></text:span>學問是學與汶的無限過程，有許多語言的真實，但並不是黑白截然的定論。最終總要深入內心探視「人」的本質。<text:span text:style-name="T3"><text:line-break/></text:span>寫一篇文章，但看有沒有人的本質存在，而不是推敲鑿挫，讓整篇文辭鋼鑄鐵澆，以不讓人駁倒為前提。不符合這個條件，便是對某人的反批。<text:span text:style-name="T3"><text:line-break/><text:line-break/></text:span>同樣我這段話說給朋友聽的，外人請勿引用，朋友不會誤解我這個人，所以不會誤解我的意思，不會認為我是在反批誰，而只會和我討論我對「學問」「認真」「人的本質」各種看法是否過於狹隘。<text:span text:style-name="T3"><text:line-break/><text:line-break/></text:span>強烈感覺這真是浪費時間<text:span text:style-name="T3">........</text:span>我怎樣才能安安靜靜的學習，而不必浪費時間<text:span text:style-name="T3">?</text:span></text:p>
      <text:p text:style-name="P1"><text:span text:style-name="T1">王修亮</text:span><text:s/>  |  2016.05.09 12:35   |   <text:a xlink:type="simple" xlink:href="http://palinfo.habago.org/Entry?Command=Information_PrintForum&amp;iPage=260#FORUM34528"><text:span text:style-name="T2">#</text:span></text:a></text:p>
      <text:p text:style-name="P2">很抱歉我引用了流言終結者黃士修先生的文章，公開在巴勒網和陳真討論民主與科學理性。<text:span text:style-name="T3"><text:line-break/></text:span>公開轉貼他人的文章作為學習，在無能預期學習過程與結果的狀態下，是非常不負責任的行為。這是我的錯，在此致歉，我會記得自己的失禮，以後不會再犯。<text:span text:style-name="T3"><text:line-break/><text:line-break/></text:span>但是請你不要從連續性對話文章中，以自我的想法不談前因後果的擷取文意，並扭曲該文章的針對對象與撰文目的好嗎？<text:span text:style-name="T3"><text:line-break/></text:span>「我之所以講這些，只是一個開場白，只是想說說所謂科學理性是怎麼一回事。之所以講這一段，主要是因為看到修亮姐所引用的這位黃士修所推崇的所謂科學理性，實在非常不科學，非常不理性。」<text:span text:style-name="T3"><text:line-break/></text:span>在不同的場合對不同的人因為不同的目的討論一段文字，意義是不同的。陳真如果把這篇文章貼在核能流言終結者臉書版上，或是直接貼在黃士修的臉書上，那是「撰文反批黃士修」沒錯。<text:span text:style-name="T3"><text:line-break/></text:span>而且這篇文章並非「反批黃士修是假科學、假理性。」，陳真在文章裡何處有這幾個字眼？假科學和假理性並不等同於非常不科學非常不理性。假仁假義和非常不仁非常不義在心靈與實踐上都有「非常」的差別。「假」是不但不存在且刻意偽造！「非常」是相對性的，有，但相對比較是不夠的！<text:span text:style-name="T3"><text:line-break/><text:line-break/></text:span>文字溝通，尤其是指針對某一人單一面向的文字溝通，很容易被他人誤解。我們很難面面俱到的說明自己這篇文章是寫給誰、在哪種情況下寫、在說明哪個觀念等等。但是看看前問後答。正常人不也能看得出來嗎？還是每個地方的留言板都必然是具有潛在敵意的戰場？<text:span text:style-name="T3"><text:line-break/><text:line-break/></text:span>我僅以引文者說明場境背景，至於「科學理性」這個觀念，你想和陳真就科學證據辯論，我無權多嘴。<text:span text:style-name="T3"><text:line-break/><text:line-break/></text:span>以下是針對巴勒網諸友的心得抒發，外人請勿引用或與我討論，我不想說：「不是不是，我不是這個意思。不是不是，我不是這種人。」<text:span text:style-name="T3"><text:line-break/></text:span>我在這個學習過程中，經由陳真對這篇文的指教，明白科學理性其實只是個暫存影像，是個在心靈與現實生活都不停變動的過程，是個相對而不是絕對。人其實無法絕對主觀或客觀，一樣只能相對。<text:span text:style-name="T3"><text:line-break/></text:span>所有的科學資料與證據的理性判斷都必須經由人類感性的生活經驗而存在，不論人類自知或不自知。純粹的科學理性或許只存在於電腦之中，不會存在於人類的腦海裡。<text:span text:style-name="T3"><text:line-break/></text:span>我也因此終於明白，自己一直畏懼自卑推崇嚮往的哲學，其實只是無色的虛像，悄無聲息的滲在活生生的血肉萬物中，無可凝聚。因此人的哲學言論其實只是廢話。<text:span text:style-name="T3"><text:line-break/><text:line-break/></text:span>這只是過程，或許有一天我經過學習，會有再度改變的能力。</text:p>
      <text:p text:style-name="P1"><text:span text:style-name="T1">廖彥朋</text:span><text:s/>  |  2016.05.09 10:33   |   <text:a xlink:type="simple" xlink:href="http://palinfo.habago.org/Entry?Command=Information_PrintForum&amp;iPage=260#FORUM34527"><text:span text:style-name="T2">#</text:span></text:a></text:p>
      <text:p text:style-name="P3">《回應陳真前輩：福島產品的問題不在輻射，而是在知識的落差。》<text:span text:style-name="T3"><text:line-break/></text:span>原文網址：<text:span text:style-name="T3"><text:line-break/>http://citizentai.blogspot.jp/2016/05/food-radioactive-contamination.html<text:line-break/><text:line-break/></text:span>前陣子，某黨文傳會在官方臉書貼了一張用來政治鬥爭的圖文，大意就是說新政府可能會轉彎開放福島等五縣農產是皇民跪主的行為，沒多久核能流言終結者創辦人黃士修就出面抨擊該黨是民粹反智，接著在政論圈活躍的黨外運動元老陳真醫師就撰文反批黃士修是假科學、假理性。我想大家都別吵了，既然我們要談科學、要談理性，那麼我們來讀點資料如何？<text:span text:style-name="T3"><text:line-break/><text:line-break/><text:line-break/>Q1: </text:span>輻射劑量累積到多高會對人體有影響？<text:span text:style-name="T3"><text:line-break/><text:line-break/></text:span>瞬間曝露的問題從廣島長崎原爆資料中我們已經得到了充分的理解，但是累積到多高會才會開始對人體有影響這問題目前眾說紛紜，因為所謂的「累積」，跟「間歇性還是連續性曝露」以及「每單次的劑量高低」有關。<text:span text:style-name="T3"><text:line-break/><text:line-break/></text:span>不過，根據<text:span text:style-name="T3">2015</text:span>年發表的核電廠工人研究，我們知道累積到「多低」會看不出來有什麼影響，就是那條線，講過無數次的：「<text:span text:style-name="T3">100</text:span>毫西弗（<text:span text:style-name="T3">= 0.1</text:span>西弗）」，這個數字不是我發明的，是放射線科學發展一百多年以來，由科學家們研究出來的結論。簡單的說，至少我們知道，只要我們終生不超過<text:span text:style-name="T3">100</text:span>毫西弗，有被曝露跟沒被曝露是毫無差異的，這是一條超級安全的線。依據科學界至少七十年的研究，這條線不論對成人、兒童、胎兒都適用，自二戰結束到福島事故為止，這道科學之壁尚未被打破。<text:span text:style-name="T3"><text:line-break/><text:line-break/><text:line-break/>Q2. </text:span>輻射產品檢驗標準合理嗎？<text:span text:style-name="T3"><text:line-break/><text:line-break/></text:span>我們先來看看各國是怎麼規範的，根據「國際食品法典委員會（<text:span text:style-name="T3">CODEX</text:span>）」的建議，每公斤的食物中，碘<text:span text:style-name="T3">-131</text:span>活度要低於<text:span text:style-name="T3">100</text:span>貝克、銫<text:span text:style-name="T3">-134</text:span>與銫<text:span text:style-name="T3">-137</text:span>總和活度要低於<text:span text:style-name="T3">1000</text:span>貝克（參考<text:span text:style-name="T3">1</text:span>），這是一個什麼樣的概念呢？我們要知道放射性核種經攝取進入體內後，這些核種會藉由核分裂持續對人體產生劑量，若要由放射性活度轉換為我們熟悉的有效劑量，一般而言我們會假設核種在體內五十年來計算，各核種的劑量轉換因子為（參考<text:span text:style-name="T3">2</text:span>）：<text:span text:style-name="T3"><text:line-break/></text:span>（<text:span text:style-name="T3">1</text:span>）碘<text:span text:style-name="T3">-131</text:span>：<text:span text:style-name="T3">2.2 × 10-8 </text:span>西弗<text:span text:style-name="T3">/</text:span>貝克；<text:span text:style-name="T3"><text:line-break/></text:span>（<text:span text:style-name="T3">2</text:span>）銫<text:span text:style-name="T3">-134</text:span>：<text:span text:style-name="T3">1.9 × 10-8 </text:span>西弗<text:span text:style-name="T3">/</text:span>貝克；<text:span text:style-name="T3"><text:line-break/></text:span>（<text:span text:style-name="T3">3</text:span>）銫<text:span text:style-name="T3">-137</text:span>：<text:span text:style-name="T3">1.3 × 10-8 </text:span>西弗<text:span text:style-name="T3">/</text:span>貝克。<text:span text:style-name="T3"><text:line-break/><text:line-break/></text:span>如果今天吃到一公斤的某食物，剛好達到<text:span text:style-name="T3">CODEX</text:span>規定的上限，那麼我們預期五十年後累積的劑量為多少？（註：銫以銫<text:span text:style-name="T3">-134</text:span>計算）：<text:span text:style-name="T3"><text:line-break/><text:line-break/>100</text:span>貝克<text:span text:style-name="T3"><text:s/>× 2.2 × 10-8 </text:span>西弗<text:span text:style-name="T3">/</text:span>貝克<text:span text:style-name="T3"><text:s/>+ 1000</text:span>貝克<text:span text:style-name="T3"><text:s/>× 1.9 × 10-8 </text:span>西弗<text:span text:style-name="T3">/</text:span>貝克<text:span text:style-name="T3"><text:s/>= 2.12 × 10-5 </text:span>西弗<text:span text:style-name="T3"><text:line-break/><text:line-break/></text:span>若這樣的食物要吃到<text:span text:style-name="T3">100</text:span>毫西弗（<text:span text:style-name="T3">= 0.1</text:span>西弗）那條線，要吃多少呢？<text:span text:style-name="T3"><text:line-break/><text:line-break/>0.1 </text:span>西弗<text:span text:style-name="T3"><text:s/>÷ (2.12 × 10-5 </text:span>西弗<text:span text:style-name="T3">/</text:span>公斤<text:span text:style-name="T3">) = 4717</text:span>公斤<text:span text:style-name="T3"><text:line-break/><text:line-break/>4717</text:span>公斤是一個什麼樣的概念？就是說，如果你從剛出生當嬰兒的時候就開始吃這樣東西，連續吃到<text:span text:style-name="T3">84</text:span>歲為止，平均每個禮拜要吃一公斤這種食物才能達到<text:span text:style-name="T3">100</text:span>毫西弗這條傳說中的超級安全線。就算是我們今天不相信科學家說低於<text:span text:style-name="T3">100</text:span>毫西弗不顯著，硬要評估劑量風險，總共也只能增加原本的<text:span text:style-name="T3">0.5%</text:span>左右，所謂的「原本」是多少？人類活到<text:span text:style-name="T3">84</text:span>歲的癌症風險是<text:span text:style-name="T3">50%</text:span>（參考<text:span text:style-name="T3">3</text:span>）。<text:span text:style-name="T3"><text:line-break/><text:line-break/></text:span>你現在知道為什麼國際組織可以如此心安理得的訂出這個容許值了吧！我想剩下那些比<text:span text:style-name="T3">CODEX</text:span>還嚴苛的標準就不需要我多做解釋了，因為那些數字是拿來安撫民眾用的（因為政府也沒那個能力跟普羅大眾解釋那麼多），可以說完全沒有任何科學依據可言，否則為何容許值是<text:span text:style-name="T3">50</text:span>不是<text:span text:style-name="T3">5</text:span>？如果降到<text:span text:style-name="T3">5</text:span>你又會問為什麼是<text:span text:style-name="T3">5</text:span>不是<text:span text:style-name="T3">0.5</text:span>？要拉高門檻當然很容易，但是這種拉高是在科學上是毫無意義的。<text:span text:style-name="T3"><text:line-break/><text:line-break/>Q3. </text:span>你講那麼多理論，你捫心自問，你看到福島產品你敢買嗎？<text:span text:style-name="T3"><text:line-break/><text:line-break/></text:span>可能是我住在京都的關係，說實在我真的很少看到福島產的東西，如果有看到而且有選擇的時候我通常會選擇福島產的。前幾年日本的牛丼連鎖店「吉野家」為了節省資本與振興福島縣，他們在災區開了農場生產蔬菜，供全日本餐廳使用，我有機會經過的時候也會特別因為這個理由選擇吉野家，否則我過去更常去的是優惠比較多的「鋤家（すき家）」。事實上不只我這樣，像是先前出版《福島第一核電廠工作實紀》的漫畫家竜田先生也是為了想支援福島並且破除流言，向工作介紹所指定要到福島電廠擔任臨時工。<text:span text:style-name="T3"><text:line-break/><text:line-break/></text:span>我常說：「知識才是真正的防護罩。」福島農產進口的問題的確必須是個政治問題，但既然是個在科學上有答案的東西，就不該因為知識的落差而放任政客扭曲為意識形態的問題。有些人提到「福島農產中還有一定比例輻射超標」，那又如何？台灣人也有一定比例是殺人犯，所以我們要把兩千三百萬人通通叫出來排隊槍斃嗎？整件事情的重點在於，不單是福島縣產，我們要關心所有的食物在各個關口的檢驗是否確實，使各項產品上架時都符合法定標準，事實上，只要符合國際上任何一種現行標準，我們都能安心無虞的享用，因為我們有知識。<text:span text:style-name="T3"><text:line-break/><text:line-break/></text:span>要跟著輿論風向高潮很容易，但是高潮也無法改變低劑量輻射對人體無害的事實，至於盲目跟風高潮所相應的代價，很可能是你我都不樂見的。<text:span text:style-name="T3"><text:line-break/><text:line-break/>&lt;</text:span>參考資料<text:span text:style-name="T3">&gt;<text:line-break/>1. </text:span>日本食品輻射管制措施檢附證明公告相關問答集<text:span text:style-name="T3">(Q&amp;A)</text:span>，食藥署，民國<text:span text:style-name="T3">104</text:span>年五月。<text:span text:style-name="T3"><text:line-break/>2. Summary of Guidelines for Canadian Drinking Water Quality, 1998<text:line-break/>3. Ahmad AS, Ormiston-Smith N, Sasieni PD. Trends in the lifetime risk of developing cancer in Great Britain: comparison of risk for those born from 1930 to 1960. Br J Cancer. 2015 Mar 3;112(5):943-7.</text:span></text:p>
      <text:p text:style-name="P1"><text:span text:style-name="T1">王修亮</text:span><text:s/>  |  2016.05.08 20:34   |   <text:a xlink:type="simple" xlink:href="http://palinfo.habago.org/Entry?Command=Information_PrintForum&amp;iPage=260#FORUM34526"><text:span text:style-name="T2">#</text:span></text:a></text:p>
      <text:p text:style-name="P2">薪盡火傳<text:span text:style-name="T3">--------</text:span>母親的故事（二）<text:span text:style-name="T3"><text:line-break/></text:span>寫於母親節<text:span text:style-name="T3"><text:line-break/><text:line-break/></text:span>幼年跟隨著母親讀書，也喜歡問她小時候怎麼讀書：「媽，我跟著你學，你是跟誰學的啊？」<text:span text:style-name="T3"><text:line-break/></text:span>「我跟著一位老老爺學的啊！他是前清的翰林，告老還鄉之後，在家裡開家塾，因為是家塾，所以男孩女孩都教。上課時孩子們到得早，都要先誦書。小孩子啊！愛耍嘛！大家就盡著力氣唱誦著，有多少聲音就用多少聲音，吵的呀！」<text:span text:style-name="T3"><text:line-break/></text:span>母親說到這些時都微笑著，母女眼中有同樣的光芒。<text:span text:style-name="T3"><text:line-break/></text:span>「你唱誦給我聽，我也要唱誦。」<text:span text:style-name="T3"><text:line-break/></text:span>母親後來便不再用唸讀，而是用唱誦教我讀詩讀文。我受國民教育，說得一口標準國語，完全不會講山東腔，但唯有唱誦詩詞文章時，總帶著濃厚的魯音。<text:span text:style-name="T3"><text:line-break/></text:span>閒暇時隨口唱誦，女兒覺得有趣，也就跟著頌兩句，他唱得少，難免怪腔怪調，但也總是喜歡聽我唱：「媽你錄音下來，我將來要聽。」<text:span text:style-name="T3"><text:line-break/><text:line-break/></text:span>長大了點兒開始愛神怪筆記：「媽！為甚麼我會和這些寫書的人一樣，看到、夢到奇怪的東西？你也會嗎？我跟同學說，他們都笑我，說我是迷信不科學，說都是心理作用是假的，可是我確確實實知道是真的呀！我心裡有個地方知道是真的呀！」<text:span text:style-name="T3"><text:line-break/></text:span>「這是我們家裡的血脈，不同的血脈當然不了解，你也別怪別人。」<text:span text:style-name="T3"><text:line-break/></text:span>「真的我們家都這樣嗎？我不是怪人嗎？」<text:span text:style-name="T3"><text:line-break/></text:span>「家族有位老老爺是白蓮教的道士，他有本萬寶全，全都是符咒法術，小時候和同伴會鬧著他要看法術，他就用四個木樁在地上釘個方圍，用繩子圈起來，念了咒語，全家的老鼠踢趴踢趴都從四面八方跑出來了，自動跑到繩圈裡蹲著，動都不敢動。有時擠得上層疊下層，可就不敢跳出繩子外面。」<text:span text:style-name="T3"><text:line-break/></text:span>「哇！那不是一下就可以把老鼠清除光了。」<text:span text:style-name="T3"><text:line-break/></text:span>「這樣抓來的老鼠不能傷害他，傷害了會有事的，這不是人正常能做的事，所以不能干擾老鼠。要抓老鼠，還是要憑自己的辛苦勞動。」<text:span text:style-name="T3"><text:line-break/></text:span>「那你怎麼都沒有學呀！我也好想學喔，好好玩。」<text:span text:style-name="T3"><text:line-break/></text:span>「法術不是玩的。你得放棄一些自己，增添一些不是你自己，如果要過人的日子，就不需要法術。」<text:span text:style-name="T3"><text:line-break/><text:line-break/></text:span>當時太年幼了，其實不太懂也不太記得母親完整的語詞，只記得那意思。但那意思深刻的印在心上，我知道自己在靈魂上某些地方雖然異於常人，卻也屬於大自然的一部分，並非不正常。我也知道即使我擁有大自然某些特殊的能力，但我需要做個人，我得依賴人的力量做自己。<text:span text:style-name="T3"><text:line-break/><text:line-break/></text:span>聽先父說我<text:span text:style-name="T3">1</text:span>歲時，在東勢經過一個大竹林後開始無故哭鬧，哭到聲嘶力竭，奄奄一息，眼見就沒氣了。父母跑到豐原給我打了強心針，仍然是進氣少出氣多，醫生束手無策。<text:span text:style-name="T3"><text:line-break/></text:span>母親在半夜獨自去了一趟竹林招魂，回來後我就睜開了眼。<text:span text:style-name="T3"><text:line-break/>25</text:span>歲遇到過同樣的狀況，和妹妹坐公車回家，妹妹前腳下車，我後腳跟著下，才踩了半步，一陣刺骨寒氣刷的一下掠過我半個身體，當場跌站在車門外，全身抖得說不出話來，妹妹扶著我上計程車直奔老家。先是冷的徹骨，半小時後熱得火煎，反覆兩三次就陷入昏迷。<text:span text:style-name="T3"><text:line-break/></text:span>聽妹妹說，母親拿著紙錢和一碗水，喃喃自語燒了紙錢，拈了些灰放進碗中，叫我漱漱口別喝下，我迷迷糊糊漱了口，水才離口，倒頭沉睡，第二天醒來天光日明，了無痕跡。<text:span text:style-name="T3"><text:line-break/></text:span>當夜回到永和租屋處準備上班，那一晚在寂靜中，樓下忽然傳來輕快的流水聲，逐漸帶出風琴愉悅的彈奏，伴隨著越來越熱鬧的兒語笑鬧，房間內的拉門、抽屜，隨著音樂節奏開始自動開開合合，我靜靜看了一會，想著：「別鬧我，我有我媽呢！」<text:span text:style-name="T3"><text:line-break/></text:span>然後倒頭沉睡，一樣第二天醒來天光日明，了無痕跡。<text:span text:style-name="T3"><text:line-break/></text:span>回家告訴了母親這件事：「你得教教我法術，要不然我以後碰到這些事情怎麼辦？」<text:span text:style-name="T3"><text:line-break/></text:span>母親想了想：「你得要學會跟他們說話，那不是法術，那是看你怎麼跟他們說話。法術治得了一時，治不了永遠。」<text:span text:style-name="T3"><text:line-break/></text:span>我從那時開始學習與萬物對話，十幾年前搬到永和的新家，先站在房子裡與空間對話，介紹自己，請教他們，相互約定，堅定界線。<text:span text:style-name="T3"><text:line-break/></text:span>我知道自己如何在大自然裡，做個本分而又有力量溝通的人。女兒當然也總是看到、夢到些奇奇怪怪，我也總是把母親的教導，轉換成與女兒的家教身教，使他學會與萬物對話。<text:span text:style-name="T3"><text:line-break/><text:line-break/>30</text:span>歲以後，偶而會帶著某些傷痛又氣怒的心情，向母親詢問她的少年厄運。母親倒總是一概的溫柔緬懷，彷彿那些往事只是一場輕飄的夢。<text:span text:style-name="T3"><text:line-break/></text:span>「有一次是流血鬥爭，我們一共有十六個地主反綁著手，鄉里圍著打，每個人都拿著棒子。」<text:span text:style-name="T3"><text:line-break/></text:span>「你疼嗎？你怎麼熬過來的？怎麼熬過來的？」<text:span text:style-name="T3"><text:line-break/></text:span>「也沒感覺到怎麼疼啊！我只覺得一陣風把我舉了起來，駕著我的兩個膀子在我腳底下旋著，那棒子落在身上彷彿就只是雨點，轉著轉著事情也就過去了。那場鬥爭只有我和另一個地主活下來，我頭腫得有兩倍大，整個月沒能下床。」<text:span text:style-name="T3"><text:line-break/></text:span>「我恨那些打你的人！」<text:span text:style-name="T3"><text:line-break/></text:span>「他們也沒辦法啊！那時候就那個樣了，你也非得那樣做不可。沒人注意的時候，鄉親還是會有人偷偷幫著。像是被吊飛機啦！盤磚頭啦！有人會偷偷幫我綁鬆一點，有人會偷偷幫我多墊一塊磚頭，那就好過些。」<text:span text:style-name="T3"><text:line-break/></text:span>「媽！我好痛，我沒辦法那樣活著！」<text:span text:style-name="T3"><text:line-break/></text:span>「人哪！沒有享不了的福，也沒有吃不了的苦，你心裡想著一個希望，總能活得下去。我就想著有天能再看到我爸媽啊！我想活著再見到他們啊！」<text:span text:style-name="T3"><text:line-break/></text:span>母親終究找到機會逃出淪陷區，和兩位自小一起長大的玩伴，三人趁著黑夜潛行山路。<text:span text:style-name="T3"><text:line-break/></text:span>「我們在山坳下走，月亮在前方，當頭亮得慌啊！四周就黑壓壓一片。看到遠處兩山夾谷的地方，知道那裏有一道關卡，過了關卡就是國民黨的地方，就安全了。可是我們一定過不去，就只有那一條路。我心裡想著、盤算著、走著走著。怎麼忽然一抬頭，月亮轉到後面去了，那關卡在我們身後了，就這麼過來了。」<text:span text:style-name="T3"><text:line-break/><text:line-break/></text:span>結婚後，我經歷了幾乎承受不起的艱辛。我想，我能在灰暗中總還能抓著希望，能幫著女兒在血腥中找回生命正常的色彩，也就是這一點希望。<text:span text:style-name="T3"><text:line-break/></text:span>沒有吃不了的苦，只要還懷著某種希望。<text:span text:style-name="T3"><text:line-break/><text:line-break/></text:span>到了重慶，母親和姨媽一起讀了中學，但輕鬆不到兩年又得逃亡，外祖父殷切的告訴母親：「我知道你媽對你不好，只疼妳妹。但是你也只有妹妹這個親人，你吃的苦多，她享的福多，跑在路上，享福的總不如吃苦的懂事機靈，你要好好帶著妹妹往南方逃，好好照顧她，我和你媽不想走了，妹妹只能依賴你了。」<text:span text:style-name="T3"><text:line-break/></text:span>某次和姨媽聊天，善良溫柔的姨媽很感慨的說：「其實離開家的時候我很怕姊，她不看我也不和我說話，我好怕她丟下我，我沒出過門，不知道該怎麼跑。但是不論是找路還是爬火車頂，姊都一路拉著我，從來沒把我丟下。」<text:span text:style-name="T3"><text:line-break/><text:line-break/></text:span>兩人最後跟上了聯中，成了流亡學生，一路下澎湖。<text:span text:style-name="T3"><text:line-break/></text:span>母親當時十八歲，是學生裡年紀最大的。有位老師很喜歡她，在畢業紀念冊裡畫了兩朵玫瑰，寫著「今日辛苦於澎湖馬公，他日幸福於家鄉山東」。我童年時指著這兩句話問意思，父親帶著點兒酸意回答：「他想娶你娘呢！將來回去山東成親啊！」<text:span text:style-name="T3"><text:line-break/></text:span>我偷偷問母親：「怎不嫁學校老師啊！怎嫁了爸爸？」<text:span text:style-name="T3"><text:line-break/></text:span>「我一位族伯是個將軍，你爸保了他的命，就把我許給你爸了。」<text:span text:style-name="T3"><text:line-break/></text:span>父親善於帶兵，但行伍出身，之無不識。到台灣之後，再大的軍功都不如一紙學歷，一直卡在連長的職位。<text:span text:style-name="T3"><text:line-break/></text:span>一個月一百多元的薪餉，大哥已出生，生活其實是相當辛苦的。母親除了維持家計，每星期還儘量省些，做些點心給仍在讀書的姨媽帶去，怕姨媽吃得不好身體不健康。<text:span text:style-name="T3"><text:line-break/></text:span>姨媽畢業後成為小學老師，哥哥寄養在姨媽家，我和妹妹每個學期的學費，都是姨媽接濟的。有一次姨媽買了制服以外的漂亮衣服送給我和妹妹，年幼無知的我穿在身上，笑得合不攏口。父親的自慚被我的笑容累積成憤怒，逼著母親將學費與衣服退還給姨媽。姨媽急急趕到中壢，哭著求著父親，只為了不讓姊姊增添更多辛苦。<text:span text:style-name="T3"><text:line-break/><text:line-break/></text:span>我一直認為天下的兄弟姊妹都和我家一樣天生就這麼親密，像母親與他的妹妹一樣親密，認為家人就是無私無想的照顧與付出。<text:span text:style-name="T3"><text:line-break/></text:span>我選擇了夢幻理想的婚姻與生活，理當富足的教師生涯，卻因為外子與我為理想的堅持，以及我倆的的單純、固執、不知變通、無能隨俗，使我五十歲以前即使日夜兼職，仍然一貧如洗。<text:span text:style-name="T3"><text:line-break/></text:span>在我無屋可居，四顧茫然，又不願向任何人開口時，妹妹替我付清房貸，當我終於存到足以清償的錢要還給她時，兩人吵了起來，一起哭了。<text:span text:style-name="T3"><text:line-break/></text:span>「小時候我身體不好你背著我上學，家裡每年每個孩子只能吃到兩個肉粽子，每年那兩個粽子你總是給了我吃。過年時你花了一天時間磕了一疊瓜子仁，就全給了我，因為我愛吃。你一直照顧我，長大了我有能力賺得比你多，我當然要幫你，你是我姊啊！你辛苦我就心疼，我不要妳那麼累，有多的錢你要自己用，你累了我心疼啊！」<text:span text:style-name="T3"><text:line-break/><text:line-break/></text:span>媽，你把我們教得很好，不是有學問有知識的那種好，你讓我們看到兄弟姊妹是甚麼，家人是甚麼，讓家人不只是一種習慣，一種法則，而是一種血脈。我們也都做到了，我也這麼教我的孩子，即使她沒有兄弟姊妹，她有家人。<text:span text:style-name="T3"><text:line-break/><text:line-break/></text:span>眷村裡的日子是辛苦的，在計較中度日的母親，因為哥哥寄養在姨媽家，每月會剩下幾張糧票，但從不曾拿去市上賣掉換錢，總是送給幾位連糧票都沒有的媽媽們。<text:span text:style-name="T3"><text:line-break/></text:span>妹妹好奇的追問，母親告訴她：「這幾張糧票我們賣不了幾個錢，他們卻能吃上幾頓飽飯，比較起來，自然是送了他們划算。」<text:span text:style-name="T3"><text:line-break/></text:span>妹妹也追問過母親，當鄰居來借錢時，明知他不可能還，因為永遠沒還過，為何總還是要湊個一塊、五毛借給他？<text:span text:style-name="T3"><text:line-break/></text:span>「人家都拉下臉來借了，尊嚴就拉到最底了，若不借給他，連那一點尊嚴都沒了。我沒有五塊錢能借給她，但至少借個一塊、五毛，讓他能帶這點尊嚴回去。」<text:span text:style-name="T3"><text:line-break/></text:span>我講陶淵明《乞食》這首詩給女兒聽時，一起講了母親這兩段話。<text:span text:style-name="T3"><text:line-break/><text:line-break/></text:span>母親，你是燃燒的柴薪，一生以黑暗為材料，卻燃燒出如此的光明燦爛。<text:span text:style-name="T3"><text:line-break/></text:span>兒女們沒有辜負你的教養，在人群中盡己之責，行己之力。真實明白「一個人不是為自己而活」的意義，真實明白「慎終追遠，民德歸厚」在家族、歷史、文化上的深刻。<text:span text:style-name="T3"><text:line-break/></text:span>「指窮於為薪，火傳也，不知其盡也。」我自知不是一把旺盛的火，我的女兒可能也不再結婚、不會有後。但這火苗依然會從我們倆延傳向人間。<text:span text:style-name="T3"><text:line-break/></text:span>薪盡，火傳，不負所出。<text:span text:style-name="T3"><text:line-break/><text:line-break/></text:span>家族女性一向高壽，平均皆九十餘歲。母親少時橫受暴虐，身體毀壞，中年後屢多病痛，於七十九歲壽終正寢於小妹家中，兒孫在室，盡其哀慟。<text:span text:style-name="T3"><text:line-break/>2016/5/8</text:span>思母於明月書房窗下</text:p>
      <text:p text:style-name="P4"/>
      <text:p text:style-name="P1"><text:span text:style-name="T1">陳真</text:span><text:s/>  |  2016.05.08 19:25   |   <text:a xlink:type="simple" xlink:href="http://palinfo.habago.org/Entry?Command=Information_PrintForum&amp;iPage=261#FORUM34525"><text:span text:style-name="T2">#</text:span></text:a></text:p>
      <text:p text:style-name="P2">最近有些綠色生物一直來這邊哭爸哭母，連後台的哈巴狗都擋不住。我對綠的沒什麼期待，但藍的一方其實也好不了多少，他們不為惡，似乎只是因為他們是少數，甚至是極少數，使不了壞，但老實說，就我所看到的言論品質，兩邊基本上差不多，都很像選舉造勢那類語言，藉著修辭、造句，打壓或抹黑敵勢，營造我勢。<text:span text:style-name="T3"><text:line-break/><text:line-break/></text:span>假若有一天，藍的又再度佔上風，成為壓倒性主流，你應該能想像什麼樣的一種糟蹋異己的言論恐怕仍然還是會一如往昔。國民黨時代，連講個<text:span text:style-name="T3"><text:s/>"</text:span>台灣<text:span text:style-name="T3">" </text:span>二字都是犯忌，一扯到台灣就是連結到沒水準、沒文化、智障、醜陋、低俗等等概念上。<text:span text:style-name="T3"><text:line-break/><text:line-break/></text:span>我很討厭綠的這些混蛋人渣<text:span text:style-name="T3"><text:s/>(</text:span>就如同我過去很討厭國民黨一樣<text:span text:style-name="T3">)</text:span>，由衷厭惡鄙視，但我之所以鄙視厭惡他們並不是因為他們是統或獨，而是因為他們行事卑劣齷齪貪婪無法無天。同理，我這二十年來支持藍的，並不是因為他們支持統一（<text:span text:style-name="T3"><text:s/></text:span>事實上藍營支持統一的很少），而只是因為他們<text:span text:style-name="T3"><text:s/>"</text:span>相較之下<text:span text:style-name="T3">" </text:span>行事較為正派清廉。<text:span text:style-name="T3"><text:line-break/><text:line-break/></text:span>立場很重要，目的很重要，但是手段更重要。令人髮指的是卑劣手段，而不是任何一種立場。重要的是是非善惡的考量，而不是顏色與立場。我毫無疑問會支持中國，對抗美國，並不是因為中國是我的祖國，而是因為兩者之間，善惡如此明顯；我又不是頭殼進水或腦子液化，怎麼可能會去支持諸如像美國那樣一種極端邪惡到難以想像的恐怖主義國家，卻去傷害一個在舉世所有國家之中相對良善許多並且對於世界和平具有重大貢獻的中國。<text:span text:style-name="T3"><text:line-break/><text:line-break/></text:span>我知道上面最後一句大家一定不認同，但我也沒辦法，我只能說，也許一百年或五十年或也許幾百年後，各位的小孩的小孩，當他們看到這樣一句話時，很可能心裏會想說：這不是廢話嗎？只要是人，只要他腦袋沒有液化，不是應該都會認同嗎？<text:span text:style-name="T3"><text:line-break/><text:line-break/></text:span>當然，未來的事很難說，我所謂善惡指的不是一種對於遙遠未來的保證，而僅僅指的是截至目前為止以及可預見的將來的所有狀況。遙遠未來的中國，要是成為世界第一強，再無人可與之匹敵時，誰知道他會變成什麼樣的恐怖德性？就如同過去支持黨外是對的，但如果你現在還在支持綠的，在我看來那若不是腦袋進水，極端無知，便是無恥透頂了，要不就是用某種意識形態來定義一切是非善惡。</text:p>
      <text:p text:style-name="P1"><text:span text:style-name="T1">陳真</text:span><text:s/>  |  2016.05.08 13:03   |   <text:a xlink:type="simple" xlink:href="http://palinfo.habago.org/Entry?Command=Information_PrintForum&amp;iPage=261#FORUM34524"><text:span text:style-name="T2">#</text:span></text:a></text:p>
      <text:p text:style-name="P3">一個人，假若他寫東西是以第一人稱寫的，<text:span text:style-name="T3">"</text:span>我昨天遇到什麼<text:span text:style-name="T3">"</text:span>、<text:span text:style-name="T3">"</text:span>我前天在哪看見什麼<text:span text:style-name="T3">"</text:span>、<text:span text:style-name="T3">"</text:span>我認為<text:span text:style-name="T3">"</text:span>、<text:span text:style-name="T3">"</text:span>我覺得<text:span text:style-name="T3">"</text:span>、<text:span text:style-name="T3">"</text:span>我好愛禮義廉恥喔<text:span text:style-name="T3">" </text:span>等等等，可是，你一方面又不想讓別人知道你是誰，那不是很奇怪嗎？你不說這個<text:span text:style-name="T3"><text:s/>"</text:span>我<text:span text:style-name="T3">" </text:span>究竟是誰，別人如何可能判斷你的言論真實性？不說<text:span text:style-name="T3"><text:s/>"</text:span>我<text:span text:style-name="T3">" </text:span>是誰，是怕什麼？還是顧慮什麼？台灣人怎麼心思這麼複雜而膽小？如果講幾句話就怕、就擔心後果，那何必非講不可呢？像我若擔心，我就會自我大幅限制言論自由，以策安全。關於政治，我知道的事可多了，但我知道哪些事不能說，我若一說，我及我的家人百分之百會有人身安全上的危險，輕則頭破血流，挑斷腳筋，重則我不敢想像。<text:span text:style-name="T3"><text:line-break/><text:line-break/></text:span>你一定以為我所知道卻不敢講的事一定是什麼驚人內幕，有些確實是，但是絕大部份不是；事實上，它往往只是一種許多人都知道的<text:span text:style-name="T3"><text:s/>"</text:span>普通常識<text:span text:style-name="T3">"</text:span>，甚至連普通常識也根本稱不上，而僅僅只是一種絲毫平淡無奇的原則性想法，比方說<text:span text:style-name="T3"><text:s/>"</text:span>想大便就去大，不想大就不要大<text:span text:style-name="T3">"</text:span>，這不是廢話嗎？但是，即便是像這樣一種原則性的廢話，當它在某種情境或議題或在某個城市<text:span text:style-name="T3"><text:s/>(</text:span>通常是民主聖地<text:span text:style-name="T3">) </text:span>裏頭說出時，你很可能就會有人身安全上的危險，黑白兩道就會找上你，說你很囂張哦，不怕死是不是？說你講話很敢哦，不怕家人出事是不是？<text:span text:style-name="T3"><text:line-break/><text:line-break/></text:span>老實說，幾年前，我還曾接受過中央與地方警力的暗中聯手保護呢，而我究竟招惹了黑白兩道什麼呢？我只是說了一句<text:span text:style-name="T3"><text:s/>"</text:span>大便是一種自由，想大的人就去大，不想大的人就不要強迫他非大不可<text:span text:style-name="T3">"</text:span>，沒想到就這麼一句基本到不能更基本的原則性廢話，竟然招來黑白兩道的揚言追殺。<text:span text:style-name="T3"><text:line-break/><text:line-break/></text:span>我的意思是說，不敢講話就不要講，不敢說的事就不要說，而不是以匿名的方式去說，因為你一旦匿名，你的話事實上也就失去了它應有的價值與說服力，甚至根本無從查證其真實性了。<text:span text:style-name="T3"><text:line-break/><text:line-break/></text:span>台灣沒有言論自由，而且這樣一種缺乏言論自由的環境竟然不是由國家來管轄，而是交由暴民。暴民有兩種，一種是網路上造謠抹黑毀人聲譽，一種是生活四周的滿天神佛，所謂黑白兩道。有些白道，他的白天，恐怕都比黑道的半夜都還要黑。不管是網路上或實質生活中的暴民，制裁方式都很直接，對之稍有不敬，或是對其所依賴的顏色立場略有微詞，各種傷害便會鋪天蓋地而來。<text:span text:style-name="T3"><text:line-break/><text:line-break/></text:span>這跟過去的舊黨國時代很不一樣，過去是國家管控言論尺度，採積分制，你每犯一次錯，每說錯一句話，國家就會給你記點算積分。假若有一天，你的積分夠了，他就會來要你付出代價；就跟收帳的一樣，他不會天天來，也許你這一輩子他就只收你兩次帳。當我唸大學的最後一年被以涉嫌煽惑內亂罪移送法辦時，有些政治上的前輩就開玩笑說，<text:span text:style-name="T3">"</text:span>哇，陳真，你的積分怎麼累計得這麼快！我搞了一輩子，都還不到叛亂的等級來。<text:span text:style-name="T3">"<text:line-break/><text:line-break/></text:span>但是，舊黨國二十年前就已逐漸改邪歸正，取而代之的是綠油油一片。它是一種民主升級版，不需要由國家出面收帳，而是交由暴民就地解決，暴力討債；它不是採積分制，而是領時薪，馬上就會有報應；誰若膽敢對綠油油的黨國及其一票神明神棍有所不敬，隨便一個阿貓阿狗就能用各種不可思議的方法讓你痛不欲生。我的好朋友阿樺<text:span text:style-name="T3"><text:s/>(</text:span>詹益樺<text:span text:style-name="T3">) </text:span>和鄭南榕一前一後自焚了，他們兩個都有點哲學癖，對於一些抽象的價值很嚮往，特別是詹益樺，更是誇張，非常喜歡找人討論一些有關精神上的價值與自由，有時一看到他我就有點怕，怕他又要跟我很冗長地討論宗教與政治哲學問題。<text:span text:style-name="T3"><text:line-break/><text:line-break/></text:span>我常想，阿樺如果還活著，面對這樣一種以民主之名的瘋狂敗德社會，他該如何自處？再自焚一次嗎？阿樺如果還沒投胎轉世，他的一縷幽魂風中有知，會不會覺得人生可悲而荒謬？會不會後悔點燃身上那一把熊熊烈火？會不會後悔沒有好好去追求他所暗戀的那個女生，建立起一個純粹屬於自己的家園？難道這就是一把熊熊烈火、呼喊上帝憐憫世人的青春血淚代價？</text:p>
      <text:p text:style-name="P1"><text:span text:style-name="T1">陳真</text:span><text:s/>  |  2016.05.08 02:38   |   <text:a xlink:type="simple" xlink:href="http://palinfo.habago.org/Entry?Command=Information_PrintForum&amp;iPage=261#FORUM34523"><text:span text:style-name="T2">#</text:span></text:a></text:p>
      <text:p text:style-name="P2">台南永福國小，和它之前的校址所在地亦即現今的建興國中裏頭有好多樹，我唸的就是這兩所學校，但我始終不知道哪一棵才是胡適種的。直到去年<text:span text:style-name="T3"><text:s/>(2015</text:span>年<text:span text:style-name="T3">) </text:span>三月，永福國小百年校慶，才公開了這棵樹，從胡適的故居移植到目前的位置。<text:span text:style-name="T3"><text:line-break/><text:line-break/>http://goo.gl/sbTE3a<text:line-break/><text:line-break/></text:span>胡適去世的隔年，我出生了；我們就這樣一前一後擦身而過，很遺憾，我不曾和他一同生活在這個世界上，但我仍然經常感到一種欣慰，透過他，我彷彿跟祖國建立了一種連結。青春已去，來日無多，可我總還渴望此生仍有機會在某個實質的意義上能和祖國有所連結。這樣一種祖國情懷，在這綠油油的島上是招忌惹厭不討喜的，不過那是他家的事，我心裏有著什麼樣的感情，至死不渝，就算天打雷劈槍斃一百次也不會改變。<text:span text:style-name="T3"><text:line-break/><text:line-break/></text:span>清朝時期，胡適的爸爸胡鐵花被朝廷派來台灣工作，胡適一同來台，那時他應該頂多七、八歲吧，就住在現在的永福國小裏頭。如今舊宅已全拆除，沒留下一磚一瓦，我估計其正確位置應該就在當時的福利社後方和曾經養了一隻鱷魚的<text:span text:style-name="T3"><text:s/>"</text:span>假山<text:span text:style-name="T3">" </text:span>中間那一帶。那裏地勢有點高，巷弄狹窄，彎彎曲曲好幾條<text:span text:style-name="T3"><text:s/>"</text:span>密道<text:span text:style-name="T3">"</text:span>。後來曾經有些很窮的人，自行就地搭建了幾塊木頭、鐵片，就住在裏頭。學生常去那裡給那些貧窮的拾荒老人搗蛋，謂之鬼屋探險。說不定這幾間<text:span text:style-name="T3"><text:s/>"</text:span>鬼屋<text:span text:style-name="T3">" </text:span>裏頭有一間就是胡適的家。<text:span text:style-name="T3"><text:line-break/><text:line-break/></text:span>我念小學一、二年級時，班上一些同學胡鬧之餘，打破了那地區一個老阿婆的<text:span text:style-name="T3"><text:s/>"</text:span>鬼屋<text:span text:style-name="T3">" </text:span>窗戶，還推倒人家的一塊木頭門。我當時也在場，但我沒動手砸門窗，而是勸阻不成。後來老師追究起責任時，我看那幾位同我很要好的同學嚇得要死，於是就自告奮勇一個人扛了黑鍋，其實根本不是我打破的。老師看我平時文靜，馬上幫我開脫罪責說我應該不是故意的，免罰，下次別再犯就好。<text:span text:style-name="T3"><text:line-break/><text:line-break/></text:span>小學時，因為功課好又當班長，常被老師叫去辦公室交待任務，拿我當祕書使喚。教師辦公室顯眼處的某個玻璃櫃裏放了一整排檔案夾，上了鎖，好像有點神祕，旁邊是個鐵櫃，上頭有個牌子寫著<text:span text:style-name="T3"><text:s/>"</text:span>胡適文存<text:span text:style-name="T3">"</text:span>，櫃子上立著一尊小銅像，約略只到肩膀的一顆頭，戴眼鏡，所以應該不是蔣公，而是胡適，因為後方牆上就掛著他署名的一幅書法，寫著<text:span text:style-name="T3"><text:s/>"</text:span>要怎麼收穫，先那麼栽<text:span text:style-name="T3">"</text:span>。<text:span text:style-name="T3"><text:line-break/><text:line-break/></text:span>我曾經忍不住好奇問老師，<text:span text:style-name="T3">"</text:span>誰是胡適啊？<text:span text:style-name="T3">" </text:span>老師也不知道，轉頭大聲問辦公室裏的其他老師，眾人面面相覷，說不出個所以然。兩年後，我又問了另一位老師，<text:span text:style-name="T3">"</text:span>誰是胡適啊？<text:span text:style-name="T3">"</text:span>，這位老師還是不知道。<text:span text:style-name="T3"><text:line-break/><text:line-break/></text:span>念國中之後，我才慢慢知道誰是胡適，對之頗有好感，一見如故。奇怪的是，我自己也不知道我究竟喜歡他什麼，他好像也沒做過什麼讓我深深佩服的事，課堂上也沒聽老師特別說起，當時也沒念過他的書，頂多就只是讀過他幾篇淡如水的文字。但我總覺得，他身上似乎有著一種氣味深深吸引了我，可我說不上來。<text:span text:style-name="T3"><text:line-break/><text:line-break/></text:span>撇開童稚時期的偶像孫悟空和伽利略不談，胡適是第一個在我年少歲月走進我心裏的人。走進之後，不料就在心裏深處住了下來，有時回顧過往，彷彿胡適不死，長相左右；彷彿我隨時可以把他從心裏頭請出來和大家見面似的。長大之後，事實上我很少想起胡適，但有些時候，他不經意就會浮上心頭。<text:span text:style-name="T3"><text:line-break/><text:line-break/></text:span>我從來都不是一種政治上的愛國主義者，我的祖國情懷比較像是一種<text:span text:style-name="T3"><text:s/>"</text:span>家<text:span text:style-name="T3">" </text:span>的概念，一種文化上的精神家園。祖國哪天如果像美國那樣為惡多端、燒殺擄掠，我照樣會與之為敵，但我不會因此而廢棄這個精神家園。朝代縱有更迭，家卻始終只有一個。<text:span text:style-name="T3"><text:line-break/><text:line-break/></text:span>假若這個家庭裏頭有人想搬出去住，我是無所謂的，但他若跑去參加黑道，自願當邪惡到爆的歹徒的看門狗，反過來狂咬善待自己、善待世界的家人，進而想毀掉這樣一種文化與精神連結，拼命污名化之，那真是令人難以置信的一種瘋狂荒唐的可悲行徑。</text:p>
      <text:p text:style-name="P1"><text:span text:style-name="T1">陳真</text:span><text:s/>  |  2016.05.08 00:28   |   <text:a xlink:type="simple" xlink:href="http://palinfo.habago.org/Entry?Command=Information_PrintForum&amp;iPage=261#FORUM34522"><text:span text:style-name="T2">#</text:span></text:a></text:p>
      <text:p text:style-name="P3">這樣的文字，跟綠油油的文字，除了統獨這兩個關鍵字不同之外，其它有什麼不同呢？一樣都是透過永無止盡的修辭<text:span text:style-name="T3">(rhetoric)</text:span>，強調<text:span text:style-name="T3"><text:s/>"</text:span>既定立場<text:span text:style-name="T3">" </text:span>彷彿<text:span text:style-name="T3"><text:s/>"</text:span>先驗<text:span text:style-name="T3">"(a priori)</text:span>一般的優越性與神聖性。<text:span text:style-name="T3"><text:line-break/><text:line-break/></text:span>比方說，<text:span text:style-name="T3">"</text:span>兩國論<text:span text:style-name="T3">" </text:span>就是邪惡，沒水準，沒禮貌，沒文化，包藏禍心，數典忘祖，不知廉恥<text:span text:style-name="T3">....</text:span>等等等。這文章寫這麼多，其實不過等於只寫了幾個字：<text:span text:style-name="T3">"</text:span>我仇視台獨啦！<text:span text:style-name="T3">" </text:span>至於這個<text:span text:style-name="T3"><text:s/>"</text:span>我<text:span text:style-name="T3">" </text:span>是誰呢？沒人知道。那不是講了等於白講嗎？即便知道是<text:span text:style-name="T3"><text:s/>"</text:span>誰<text:span text:style-name="T3">"</text:span>，頂多也只是一種民意調查的回答而已，沒有說出任何具有認知意義的話。但現在卻連<text:span text:style-name="T3"><text:s/>"</text:span>誰<text:span text:style-name="T3">" </text:span>也不知道，匿名，那不就等於公廁牆上經常看到的那一類根本不知道是誰寫的塗鴉嗎？<text:span text:style-name="T3"><text:line-break/><text:line-break/></text:span>這類文字，我以後都會無預警刪除，不再說明，要不然一直講同樣的話真是很累。<text:span text:style-name="T3"><text:line-break/><text:line-break/></text:span>我能想像，假若哪一天兩岸統一了，而且是在一種非自願性但卻壓倒性的狀況下統一，我想整個島肯定又會變成全是這一類言論，而我呢，估計又是屬於倒大霉的那一方。<text:span text:style-name="T3"><text:line-break/><text:line-break/></text:span>所謂<text:span text:style-name="T3"><text:s/>"</text:span>先驗<text:span text:style-name="T3">"</text:span>，就是先於經驗、自身就能成立。比方說，若<text:span text:style-name="T3">p</text:span>則<text:span text:style-name="T3">q</text:span>相當於非<text:span text:style-name="T3">q</text:span>則非<text:span text:style-name="T3">p, </text:span>我不需要訴諸任何經驗就能認知其為真。但統獨是這樣一種東西嗎？當然不是說你每次都得說出一番道理來，但從一篇文字的上下文，你大約就能很清楚地知道它反映了一種什麼樣的心態與價值觀。<text:span text:style-name="T3"><text:line-break/><text:line-break/></text:span>你看那些綠油油的文字不也就是這樣嗎？感覺都像在套公式寫東西似的，除了顏色不同，其它都一樣，套用同一套公式；而且，他不是真的在乎什麼是非善惡，而是把特定顏色直接連結到是非善惡本身。<text:span text:style-name="T3"><text:line-break/><text:line-break/></text:span>我要是會寫人工智慧程式，我想我應該可以讓機器人毫無困難地寫出這樣一些文字，因為它缺乏任何理性或感性內涵，太容易模擬了。它很像我們小時候被迫寫八股文，不管題目是<text:span text:style-name="T3"><text:s/>"</text:span>中秋節記趣<text:span text:style-name="T3">" </text:span>或<text:span text:style-name="T3"><text:s/>"</text:span>回奶奶家<text:span text:style-name="T3">"</text:span>，結尾一概都要寫說，好懷念水深火熱的大陸同胞喔，何時他們才能跟我們一樣享受中秋賞月的樂趣呢？何時才能跟我們一樣，感受到奶奶的愛呢？要是運氣不錯，剛好看到街口廟會有人跳脫衣舞，文章末尾你還是得加上一句：看著台上精采的脫衣舞，不禁讓我懷念起大陸水深火熱的同胞，他們何時才能享受我們這般美妙的民主自由呢？<text:span text:style-name="T3"><text:line-break/><text:line-break/></text:span>我念小學時，常被老師暗中賦予任務，要我幫她改作文，改來改去，每一篇都差不多，末尾都是不禁懷念起生長在共產鐵幕之中、水深火熱的大陸苦難同胞。老實說，我都給這類肉麻文章很低分<text:span text:style-name="T3">(</text:span>比較乖巧善良的女學生，我一概給高分<text:span text:style-name="T3">)</text:span>。但是，幫老師改作文改到後來，決定向老師請辭，不想改了，因為改到實在受不了，我很怕我的腦袋會被這些傻文給潛移默化。<text:span text:style-name="T3"><text:line-break/><text:line-break/></text:span>我知道我講這樣會得罪人，但我覺得總不該心裏明明不認同，嘴巴上卻喊同志。跟大家一樣，我很渴望同志，渴望知己，畢竟做為一隻孤獨鳥、做為一個異類是很可悲的，但有些事就跟感情一樣，難以強求；我既不是那種鳥，自然也就唱不出那樣的叫聲，若是硬要跟林中眾鳥扯一塊，只是更覺得孤單。<text:span text:style-name="T3"><text:line-break/><text:line-break/></text:span>另外，轉貼報導或轉貼什麼都可以，但轉貼者麻煩你盡可能多少也簡單說明一下報導內容的意義何在吧。</text:p>
      <text:p text:style-name="P1"><text:span text:style-name="T1">信自己</text:span><text:s/>  |  2016.05.07 20:16   |   <text:a xlink:type="simple" xlink:href="http://palinfo.habago.org/Entry?Command=Information_PrintForum&amp;iPage=261#FORUM34521"><text:span text:style-name="T2">#</text:span></text:a></text:p>
      <text:p text:style-name="P2">昨天在天涯论坛台版看到这篇，向发帖者询问出处、原作者、可否转载，答复我：此為本人有感而發<text:span text:style-name="T3">,</text:span>原文刊於本人臉書<text:span text:style-name="T3">https://www.facebook.com/profile.php?id=100011165379072</text:span>轉載沒問題<text:span text:style-name="T3">,</text:span>謝謝你對我的尊重<text:span text:style-name="T3">,</text:span>叫我<text:span text:style-name="T3">Ling JE</text:span>就好啦。<text:span text:style-name="T3"><text:line-break/></text:span>不知道原作者有没有也来这里逛，先转来再说。<text:span text:style-name="T3"><text:line-break/>--------------------<text:line-break/></text:span>這是一個做夢的時代<text:span text:style-name="T3">,</text:span>也是一個夢醒的時代<text:span text:style-name="T3">.</text:span>這是一個沒有是非、民粹橫行的時代<text:span text:style-name="T3">,</text:span>也是一個真相大白的時代。<text:span text:style-name="T3"><text:line-break/><text:line-break/></text:span>　　兩國論是<text:span text:style-name="T3">17</text:span>年前基於李登輝的構想<text:span text:style-name="T3">(</text:span>兩國<text:span text:style-name="T3">),</text:span>由蔡英文執行<text:span text:style-name="T3">,</text:span>陳水扁繼承<text:span text:style-name="T3">(</text:span>一邊一國<text:span text:style-name="T3">) </text:span>所造就的共同成果<text:span text:style-name="T3">,</text:span>或說共犯結構。簡單來講<text:span text:style-name="T3">,</text:span>就是以台灣獨立為目地<text:span text:style-name="T3">,</text:span>明著來陰的來以無所不用其亟的手段達成目的<text:span text:style-name="T3">, </text:span>最精采的成就包括<text:span text:style-name="T3">:</text:span>竄改課綱從教育開始教導下一代仇恨中國<text:span text:style-name="T3">,</text:span>友愛日本<text:span text:style-name="T3">,</text:span>製造獨立環境<text:span text:style-name="T3">,</text:span>挑撥族群仇恨和對立造成與大陸人<text:span text:style-name="T3">(</text:span>連同<text:span text:style-name="T3">1949</text:span>年後來台灣者<text:span text:style-name="T3">)</text:span>的不共戴天<text:span text:style-name="T3">,</text:span>以交換條件出賣本土利益換取中國最大對手<text:span text:style-name="T3">(</text:span>美、日<text:span text:style-name="T3">)</text:span>之奧援。為達成此一目的<text:span text:style-name="T3">,</text:span>任何道德、倫理均不列入考慮。<text:span text:style-name="T3"><text:line-break/><text:line-break/></text:span>　　兩國論從<text:span text:style-name="T3">1999</text:span>年開始<text:span text:style-name="T3">,</text:span>經過十七年的經營至今已有大成<text:span text:style-name="T3">,</text:span>這要完全歸功於以上三位始作俑者。身為一個生活過台灣四十年的人<text:span text:style-name="T3">,</text:span>我可以負責任的告訴你<text:span text:style-name="T3">,</text:span>它已經像空氣一樣瀰漫全台<text:span text:style-name="T3">,</text:span>沛然莫之能禦。<text:span text:style-name="T3"><text:line-break/><text:line-break/></text:span>　　首先從基本的教育開始<text:span text:style-name="T3">, </text:span>兩國論思想教育下一代<text:span text:style-name="T3">,</text:span>種種有關日「治」時代的光榮歷史<text:span text:style-name="T3">,</text:span>包括不能說她們被迫<text:span text:style-name="T3">(</text:span>簡稱自願<text:span text:style-name="T3">)</text:span>而獻身日本皇軍的台灣慰安婦<text:span text:style-name="T3">,</text:span>其次強調外省人在台灣屬於血腥統治外加愚民政策。煽情的話當然效果最顯著<text:span text:style-name="T3">, </text:span>這就是為甚麼川普在美國人氣高漲<text:span text:style-name="T3">, </text:span>連美國都逃不出例外<text:span text:style-name="T3">, </text:span>遑論民主台灣<text:span text:style-name="T3">? </text:span>在此環境下可以成長成何等下一代可想而知。<text:span text:style-name="T3"><text:line-break/><text:line-break/></text:span>　　先分享一碟小菜<text:span text:style-name="T3">,</text:span>這是一個作家的親身經歷<text:span text:style-name="T3">, </text:span>作家張國立搭乘一架幾乎多是大陸遊客的班機到台灣，飛機降落在松山機場。<text:span text:style-name="T3"><text:s/></text:span>當旅客們排著隊等待拿行李時，突然他的身邊響起了一個台灣女孩的聲音：「終於回到有文化的地方。」而她的這句話，讓周圍陷入一片沈寂。而且，她還用更大的音量又講了一遍。對此<text:span text:style-name="T3">,</text:span>我覺得絲毫不足為奇<text:span text:style-name="T3">,</text:span>因為文化水平像這個台灣女孩程度的可以說比比皆是<text:span text:style-name="T3">,</text:span>這是兩國論教育達成的偉大效果。<text:span text:style-name="T3"><text:line-break/><text:line-break/></text:span>　　在我們「有文化」的地方你可以看到見到或聽到甚麼呢<text:span text:style-name="T3">?<text:line-break/><text:line-break/></text:span>　　一個傻不拉幾的台灣女孩手持一塊看板上寫「支那賤畜<text:span text:style-name="T3">,</text:span>外來種滾」<text:span text:style-name="T3">,</text:span>其語氣之凶戾令人不寒而慄<text:span text:style-name="T3">,</text:span>足以媲美納粹而猶有過之<text:span text:style-name="T3">.</text:span>如果賦予他們權利<text:span text:style-name="T3">,</text:span>相信他們會毫不猶豫做出種族清洗的事情而毫不感良心的譴責<text:span text:style-name="T3">,</text:span>因為他們的思維中<text:span text:style-name="T3">,</text:span>中國人都已經是畜牲。<text:span text:style-name="T3"><text:line-break/><text:line-break/></text:span>　　有一個幹牙醫工作的台灣男士在林昶佐的<text:span text:style-name="T3">FB</text:span>留言<text:span text:style-name="T3">:</text:span>「外交部高層全是瓦星郎<text:span text:style-name="T3">, </text:span>意識形態多是仇視台灣人卻樂當中國走狗<text:span text:style-name="T3">, </text:span>牠們會刻意拖延阻礙新政府施政<text:span text:style-name="T3">, </text:span>必須要嚴厲監督」<text:span text:style-name="T3">,</text:span>這種語言<text:span text:style-name="T3">,</text:span>特別是以動物稱呼別人<text:span text:style-name="T3">,</text:span>在網路中流竄早已無孔不入<text:span text:style-name="T3">,</text:span>一個人長期浸淫在這種文化當中<text:span text:style-name="T3">,</text:span>所謂浸潤之譖<text:span text:style-name="T3">,</text:span>久而久之當然心靈嚴重污染<text:span text:style-name="T3">,</text:span>甚至禍遺子孫。所以我常說地獄不是未來式<text:span text:style-name="T3">,</text:span>而是現在式。<text:span text:style-name="T3"><text:line-break/><text:line-break/></text:span>　　總之<text:span text:style-name="T3">,</text:span>兩國論有如瘟疫<text:span text:style-name="T3">,</text:span>在台灣當者無不披靡<text:span text:style-name="T3">,</text:span>包括所謂禮、義、廉、恥。<text:span text:style-name="T3"><text:line-break/><text:line-break/></text:span>　　俗話說禮尚往來<text:span text:style-name="T3">,</text:span>在兩國論加持下<text:span text:style-name="T3">,</text:span>有所謂來而不往非禮也嗎<text:span text:style-name="T3">?</text:span>大陸從溫家寶說讓利讓了多久<text:span text:style-name="T3">,</text:span>讓到什麼程度<text:span text:style-name="T3">,</text:span>你是怎麼看待人家善意<text:span text:style-name="T3">,</text:span>大家心知肚明。蔡英文選前說感受到大陸善意<text:span text:style-name="T3">,</text:span>選後馬上改成要大陸再多給點善意<text:span text:style-name="T3">,</text:span>阿人家善意已經十足給你八年<text:span text:style-name="T3">,</text:span>你一直把它踩到腳底下踐踏<text:span text:style-name="T3">,</text:span>你還要怎樣<text:span text:style-name="T3">?</text:span>看清楚了<text:span text:style-name="T3">,</text:span>就算夫妻之癢<text:span text:style-name="T3">,</text:span>也只有七年<text:span text:style-name="T3">! </text:span>人不要臉天下無敵<text:span text:style-name="T3">,</text:span>反正說黑說白、指鹿為馬就靠<text:span text:style-name="T3">(</text:span>靠腰、靠北之靠<text:span text:style-name="T3">)</text:span>你兩片嘴唇皮。<text:span text:style-name="T3"><text:line-break/><text:line-break/></text:span>　　台灣很喜歡講正義<text:span text:style-name="T3">,</text:span>尤其轉型正義<text:span text:style-name="T3">,</text:span>轉來轉去反正正義都在你這邊就是。為了幾個詐騙犯<text:span text:style-name="T3">,</text:span>時代立委氣急敗壞的指揮官員用公帑搶救回台且就地釋放<text:span text:style-name="T3">,</text:span>讓他們晚上到大飯店慶功<text:span text:style-name="T3">,</text:span>弄不回來的<text:span text:style-name="T3">,</text:span>某人激動得說要開<text:span text:style-name="T3">F16</text:span>戰機去大陸搶人<text:span text:style-name="T3">,</text:span>讓海外人家笑我們又秀不要臉底線<text:span text:style-name="T3">,</text:span>所謂正義可以完全凌駕法律之上<text:span text:style-name="T3">,</text:span>這正是民粹最佳詮釋。不要罵納粹和<text:span text:style-name="T3">IS</text:span>沒有人性<text:span text:style-name="T3">,</text:span>你可能比納粹還納粹<text:span text:style-name="T3">,</text:span>比<text:span text:style-name="T3">IS</text:span>還<text:span text:style-name="T3">IS!<text:line-break/><text:line-break/></text:span>　　陳水扁先生榮登紐約時報列名全球貪腐領袖第二名<text:span text:style-name="T3">,</text:span>他用貪污來的錢在美國置產被美國政府沒收拍賣<text:span text:style-name="T3">,</text:span>扣除美國政府處理的費用外<text:span text:style-name="T3">,</text:span>其餘退還台灣。陳先生在台灣的粉絲們痛心疾首<text:span text:style-name="T3">,</text:span>認為自己是阿扁們<text:span text:style-name="T3">,</text:span>認為陳先生是永遠的總統<text:span text:style-name="T3">,</text:span>有位台大歷史系的女生在其<text:span text:style-name="T3">FB</text:span>大聲疾呼<text:span text:style-name="T3">,</text:span>認為別人說陳水扁貪污就是有病<text:span text:style-name="T3">,</text:span>而從她的<text:span text:style-name="T3">FB</text:span>當中你可以免費學到所有仇恨的字眼。<text:span text:style-name="T3"><text:s/></text:span>比較聰明一點的如陳菊女士則以「不吝給予肯定」誘惑馬英九對陳先生予以特赦<text:span text:style-name="T3">,</text:span>但因馬英九的迂腐<text:span text:style-name="T3">(</text:span>他公開向日本人八田與一鞠躬致敬且自稱此屬於大丈夫恩怨分明行為<text:span text:style-name="T3">,</text:span>此在全球受殖民國家可謂絕無僅有<text:span text:style-name="T3">,</text:span>連同與其夫人在電視上公開募款援日<text:span text:style-name="T3">,</text:span>均屬斯德哥爾摩症候群之一種<text:span text:style-name="T3">,</text:span>我個人認為一個台灣總統身份這麼做<text:span text:style-name="T3">,</text:span>叫當事人不適格<text:span text:style-name="T3">)</text:span>未能得逞。<text:span text:style-name="T3"><text:line-break/><text:line-break/></text:span>　　五代史馮道傳論引管仲之言說<text:span text:style-name="T3">,</text:span>禮義廉恥國之四維<text:span text:style-name="T3">,</text:span>四維不張國乃滅亡。顧炎武曰四者之中恥尤為要<text:span text:style-name="T3">,</text:span>人之不廉而至於悖禮犯義，其原皆生於無恥<text:span text:style-name="T3"><text:s/>-- </text:span>他意思說<text:span text:style-name="T3">,</text:span>一個人不能不要臉<text:span text:style-name="T3">,</text:span>人不要臉<text:span text:style-name="T3">,</text:span>就沒法控制自己<text:span text:style-name="T3">,</text:span>甚麼事都幹得出來<text:span text:style-name="T3">,</text:span>而且自己把它合理化。我原來不甚明白為何強調知恥的重要<text:span text:style-name="T3">, </text:span>後來印證兩國論才瞭解這句話的真知灼見。換句話說<text:span text:style-name="T3">,</text:span>沒有兩國論的教育<text:span text:style-name="T3">,</text:span>在台灣見不到這種很沒禮貌的事也聽不到這種很沒禮貌的話<text:span text:style-name="T3">,</text:span>總統貪污之後也不太好意思喊自己被關是政治迫害<text:span text:style-name="T3">,</text:span>或假裝重病取得假釋。要不是不要臉<text:span text:style-name="T3">,</text:span>這種事這些話我還做不出來跟說不出來。下面這則被記入歷史的記載亦側面印證了顧先生的理論是正確的<text:span text:style-name="T3">:<text:line-break/><text:line-break/></text:span>　　<text:span text:style-name="T3">1995-4-17</text:span>馬關條約百年紀念會在日本下關春帆樓原簽約地舉行<text:span text:style-name="T3">,</text:span>台灣同胞組團到日參加。據報導成員中包括陳菊、金美齡<text:span text:style-name="T3">(</text:span>原籍台灣歸化日籍<text:span text:style-name="T3">)</text:span>、辜寬敏、許世楷、蔡同榮、呂秀蓮、何康美、張燦鍙、王幸男等。在台灣有人心裡很難過<text:span text:style-name="T3">,</text:span>認為這些人「前往馬關朝聖，感謝日本據台」<text:span text:style-name="T3">,</text:span>經呂秀蓮女士說明參加之目的在譴責中國當局出賣台灣，其結果反而讓台灣脫離腐敗、落後祖國<text:span text:style-name="T3">(</text:span>按<text:span text:style-name="T3">:</text:span>在此敬告為人父母對子女有所付出者<text:span text:style-name="T3">,</text:span>讀史至此<text:span text:style-name="T3">,</text:span>均應深自惕厲<text:span text:style-name="T3">,</text:span>以免老貧之際<text:span text:style-name="T3">,</text:span>反為子女所棄。呂女士此言行無疑可榮登斯德哥爾摩症候群之最佳範例。<text:span text:style-name="T3">) </text:span>當時這群「朝奉者」手中拿著、揮舞著「台獨八菊旗」<text:span text:style-name="T3">,</text:span>。紀念會結束，參會眾人三呼<text:span text:style-name="T3">“</text:span>天皇萬歲<text:span text:style-name="T3">”</text:span>！有記者問到「八菊」<text:span text:style-name="T3"><text:s/></text:span>之意義，團員中有人如此回答；我們的「國旗」當然不可以僭越天皇「紋章」。而所謂「台獨八菊旗」，是八瓣紅菊花尖端向內圍繞成一個圓圈，遠看就是一面「日之丸」（日本旗），只是左右各加一條綠線。經學者考證「八菊」乃是日本皇室家臣的「紋章」，日皇使用十六瓣，皇室親王使用十四瓣，「台獨」<text:span text:style-name="T3">?</text:span>當然只能使用八瓣。<text:span text:style-name="T3"><text:line-break/><text:line-break/></text:span>　　除了四維八德的淪喪之外<text:span text:style-name="T3">(</text:span>忠孝、仁愛、信義、和平在台灣只有路名的存在事實<text:span text:style-name="T3">,</text:span>其餘均屬虛構<text:span text:style-name="T3">),</text:span>兩國論有可能也造成智力的侵害。為了支持兩國論<text:span text:style-name="T3">,</text:span>前總統府資政辜寬敏先生<text:span text:style-name="T3">2016-5-2</text:span>在台灣各報刊登全版廣告，倡議兄弟之邦，並建議大陸當局應「審慎處理台灣問題」，以免「更激怒台灣人」。有點好笑吧<text:span text:style-name="T3">?</text:span>兄弟之「邦」<text:span text:style-name="T3">?</text:span>這不是明擺著兩國嗎<text:span text:style-name="T3">?</text:span>你當人家是傻子啊<text:span text:style-name="T3">?</text:span>然後建議大陸當局應「審慎處理台灣問題，並重新面對台灣的新民意，否則維持舊有政策，<text:span text:style-name="T3"><text:s/></text:span>像是肯亞案及國際鋼鐵會議逼退台灣代表等舉措，只會更激怒台灣人」辜先生<text:span text:style-name="T3">,</text:span>你這是勸打還是勸和<text:span text:style-name="T3">?</text:span>習近平說<text:span text:style-name="T3">,</text:span>將來關公、孔子、媽祖都變成外國人<text:span text:style-name="T3"><text:s/>-- </text:span>從這句話就可以看出人家對你的鄙視。數典忘祖<text:span text:style-name="T3">!<text:line-break/><text:line-break/></text:span>　　兩國論兩國論<text:span text:style-name="T3">,</text:span>多少罪惡假汝之名以行。孔子說「始作俑者<text:span text:style-name="T3">,</text:span>其無後乎<text:span text:style-name="T3">?</text:span>」那三位兩國論的創始人<text:span text:style-name="T3">,</text:span>把人家小孩下一代教成這樣<text:span text:style-name="T3">,</text:span>要不要公開向全台灣的父母們說一聲什麼呢<text:span text:style-name="T3">(</text:span>三個字<text:span text:style-name="T3">)?<text:line-break/><text:line-break/></text:span>　　韓非子說<text:span text:style-name="T3">:"</text:span>國小而不處卑<text:span text:style-name="T3">,</text:span>力少而不畏強<text:span text:style-name="T3">,</text:span>無禮而侮大鄰<text:span text:style-name="T3">,</text:span>貪鄙而拙交者<text:span text:style-name="T3">,</text:span>可亡也<text:span text:style-name="T3">;</text:span>恃交援而簡近鄰<text:span text:style-name="T3">,</text:span>怙強大之救而侮所迫之國者<text:span text:style-name="T3">,</text:span>可亡也<text:span text:style-name="T3">;</text:span>見大利而不趨<text:span text:style-name="T3">,</text:span>聞禍端而不備<text:span text:style-name="T3">,</text:span>淺薄於爭守之事而務以仁義自飾者<text:span text:style-name="T3">,</text:span>可亡也。<text:span text:style-name="T3">" -- </text:span>唉<text:span text:style-name="T3">,</text:span>我們台灣幾乎每一個亡的條件都具備。</text:p>
      <text:p text:style-name="P1"><text:span text:style-name="T1">王修亮</text:span><text:s/>  |  2016.05.07 15:43   |   <text:a xlink:type="simple" xlink:href="http://palinfo.habago.org/Entry?Command=Information_PrintForum&amp;iPage=261#FORUM34520"><text:span text:style-name="T2">#</text:span></text:a></text:p>
      <text:p text:style-name="P3">夢影殘痕<text:span text:style-name="T3">--------</text:span>母親的故事（一）<text:span text:style-name="T3"><text:line-break/></text:span>寫於母親節前夕<text:span text:style-name="T3"><text:line-break/><text:line-break/></text:span>先母秦氏生於山東日照的文人世家。<text:span text:style-name="T3"><text:line-break/></text:span>日照縣丁牟秦安四姓祖居當地，世代均有子弟行商為官，相互聯姻，因此四姓的族人彼此都是親戚關係。在清末明初李姓興起，但或許認為親人的關係需要足夠厚實的時間來培釀，在先母的言談中，總還是很固執地認為只有四姓是親人。<text:span text:style-name="T3"><text:line-break/><text:line-break/></text:span>外祖父溫柔敦厚，是大中藥商，終年極少在家，常是外出於各省採購藥品，足跡遍及全中國，直至抗日戰爭才毅然投身軍旅。旅途奔波之際，家事自然無能顧及，雖然對兩個僅有的女兒萬般疼惜，也難得聚首。<text:span text:style-name="T3"><text:line-break/></text:span>外祖母丁氏也是富貴出身，在清末的年代，婆婆對媳婦有絕對的掌控權，即使外祖父終年在家也未必能調解婆媳之間的衝突，外祖母因此必須獨自面對婚姻帶來的生活劇變，強悍的她並不願意卻又不得不接受這些巨變，情緒的出口就成為先母無辜承受的厄運。<text:span text:style-name="T3"><text:line-break/><text:line-break/></text:span>少年時閱讀《春秋左傳‧鄭伯克段於鄢》的故事，我百思不解一位母親為何只因為「寤生」，便如此痛惡自己的親生子女，甚至會鼓勵、積極協助飽受寵愛的次子殘害長子。<text:span text:style-name="T3"><text:line-break/></text:span>先母性情一如外祖父的溫柔敦厚，家中兄妹三人家教嚴謹，灑掃應對進退讀書是日常，但也都飽受寵愛，未曾聽過母親罵過我一句話，更別說打。嚴肅的教育常有，也就是嚴肅的討論對話，有著那時代的尊重與多元。<text:span text:style-name="T3"><text:line-break/></text:span>在未能見到外祖母以前，在不曾與外祖母共同生活以前，我一直以為天下的母親都會為了兒女的幸福，歡欣喜悅的犧牲自己，即使母親用錯了方法、說錯了話，造成悲傷的後果，但是本質上都是深愛著自己孩子的。而社會新聞上的一些憾事，一定都只是母親們用錯了方法、說錯了話而已。<text:span text:style-name="T3"><text:line-break/></text:span>我一直以為，母親一定是享有過母愛的豐沛與幸福，才能如此正確又無理的深愛著我們。<text:span text:style-name="T3"><text:line-break/><text:line-break/></text:span>家父出身貧困的荒村，轉戰千里，完全沒有任何先人的遺物。母親生長富貴，心思細膩，所以雖然故鄉流亡，還能一直貼身藏著父母的照片。自我有記憶，家中堂上便懸掛著外祖父母的黑白照片，年節時的祭祖牌位，在父系之外，也總有外祖父母的一份位置。<text:span text:style-name="T3"><text:line-break/></text:span>「戰亂這麼多年，我父親又是國民黨的會計，早應都鬥爭去世了。家裡沒兒子，我是長女，總不能讓父母成為孤魂野鬼。」<text:span text:style-name="T3"><text:line-break/></text:span>「我想我爸媽啊！」<text:span text:style-name="T3"><text:line-break/><text:line-break/></text:span>我<text:span text:style-name="T3">28</text:span>歲時，國共之間的關係開始鬆動，對岸捎來訊息，外祖父母仍然健在。母親立刻收藏起相片，常常靜坐發呆，無語流淚。兩年後，終究沒能見到最後一面的外祖父因病過世，母親與姨媽動用各種方法，以及對岸的刻意放手，終於從香港輾轉把外祖母接到台灣。<text:span text:style-name="T3"><text:line-break/></text:span>外祖母對我說的第一句話是：「我到重慶被你爺罵的啊！讓你媽受苦了。我也不是不心疼我的閨女！」<text:span text:style-name="T3"><text:line-break/></text:span>聽不懂這句意帶辯解的話語，外祖母在我的心中圖像，從母親的思念言語中，從母親的淚水與靜坐發呆中塑造出來的圖像，一直都是像母親一般溫柔敦厚的。<text:span text:style-name="T3"><text:line-break/></text:span>然後外祖母只握了握母親的手，接著擁抱了姨媽。在家族團圓的那一天，外祖母拉緊了姨媽貼身坐著，疼惜之情溢於言表，熱情直率的姨媽滿面燦然，孩子一般撒嬌笑語，說不盡的別情與思念。<text:span text:style-name="T3"><text:line-break/></text:span>母親坐在對面，微笑看著她的母親與妹妹，而外祖母終究沒有再和她說過一句話，也沒再看她一眼。<text:span text:style-name="T3"><text:line-break/><text:line-break/></text:span>回到中壢的家，我詢問自己看到聽到的疑惑。母親的眼睛望著遠方，淡淡地說著話：「媽從小就拿我出氣，這也沒辦法，她原來是一呼百諾的千金小姐，嫁過來總覺得婆婆給她氣受，爸又很難得在家，被婆婆罵了羞辱了，回到房間，只能抓著我的頭髮往床沿上用力敲。」<text:span text:style-name="T3"><text:line-break/></text:span>「她怎麼可以這樣對你，她是你媽呀！她不是應該像你愛我們一樣愛你嗎？如果她真的不懂愛孩子，為啥對姨媽這麼好？你們都是她的孩子啊！」<text:span text:style-name="T3"><text:line-break/></text:span>母親靜默不語，此後直至離世，也從未說過任何有關外祖母的評語。<text:span text:style-name="T3"><text:line-break/></text:span>「她說的『我到重慶被你爺罵的啊！讓你媽受苦了。』那句話是啥意思？我有權知道，我是你的孩子！」<text:span text:style-name="T3"><text:line-break/></text:span>母親首次吐露了自己的滄桑：「我十六歲那年，共產黨來了，我媽帶著妹妹和家僕逃難到重慶，爸在那兒當國民黨的會計。她把九十幾歲的奶奶和我留下來，要我當家照顧。那幾年文鬥武鬥，我幸好沒死，不過身體有些地方壞了。看著媽和妹妹收拾行李，我好想求她帶我一起走，但是我不敢說，我知道她不會帶我走。」<text:span text:style-name="T3"><text:line-break/></text:span>「我好恨她！」<text:span text:style-name="T3"><text:line-break/></text:span>「不要恨她，她是我媽。鄉裡幾十個地主，大多被打死，有的自殺了，剩下兩三個人。我能撐著活下來，能鼓起勇氣逃走，是因為我還想看我爸媽一面，我想他們，我想我媽。」<text:span text:style-name="T3"><text:line-break/></text:span>那一天我有如狂潮浪捲，烈焰飛騰，只覺靈魂崩潰成粉碎的狀態，一切信仰的價值都成為微塵，一切從母親得來的愛與幸福，都相對成為母親生命中承受的可怕黑暗。<text:span text:style-name="T3"><text:line-break/><text:line-break/></text:span>雖然外祖母百般不願，母親幾番努力透過姨媽的協助，仍邀請到外祖母來中壢相伴居住。我知道母親想讓外祖母從共同生活中，重新感受學習接納肯定這個女兒的孺慕之情，我也儘量配合著，希望母親能化解她生命中的殘缺。父親當時已過世，家中經濟略有改善，居所空間還算舒適，但外祖母從下車一直罵到再度上車離去，沒能在中壢待滿三天。<text:span text:style-name="T3"><text:line-break/></text:span>從此除了陪母親一起去，我不曾再單獨探望過外祖母。<text:span text:style-name="T3"><text:line-break/><text:line-break/></text:span>時至今日，我仍然不能明白，為何鄭伯的母親如此殘忍？外祖母為何如此殘忍？但是鄭伯的母親畢竟能與兒子言歸於好。我的母親卻帶著一生的遺憾離去。<text:span text:style-name="T3"><text:line-break/><text:line-break/></text:span>她被最需要愛她的人無情無理的傷害，卻並沒有因此放任黑暗吞食自己，更不曾因此不懂得愛自己的家人子女。她把黑暗轉化為豐沛的養分，無限的黑暗就成為無限的養分，做到了中庸與中和，對兒女的愛不曾極端寵溺，又如此深厚無理。<text:span text:style-name="T3"><text:line-break/></text:span>我以做她的女兒為幸為榮，也因此能教養好自己的兒女。<text:span text:style-name="T3"><text:line-break/><text:line-break/></text:span>多年來，粉碎的某些價值觀逐漸再度凝聚成核心。我認為人性是無善無惡的，人的生命是永恆的學習與選擇。即使是親情也並非天性，而是出於學習與選擇。每一位母親在學習與選擇的過程中，不一定會偉大，我有幸遇到如此偉大的母親。每一個孩子在學習與選擇中，也不一定能發現母親的偉大，我有幸發現了自己母親的偉大，也選擇學習成長為和母親一樣的母親！<text:span text:style-name="T3"><text:line-break/><text:line-break/></text:span>媽！我很想你，因為你的愛，我不再將各種恨存留在心中身上，我會將黑暗當成養分，走向中庸與中和。<text:span text:style-name="T3"><text:line-break/>2016/5/7</text:span>熱淚清思寫於明月書房窗下</text:p>
      <text:p text:style-name="P1"><text:span text:style-name="T1">陳真</text:span><text:s/>  |  2016.05.07 03:53   |   <text:a xlink:type="simple" xlink:href="http://palinfo.habago.org/Entry?Command=Information_PrintForum&amp;iPage=261#FORUM34519"><text:span text:style-name="T2">#</text:span></text:a></text:p>
      <text:p text:style-name="P2">修亮，<text:span text:style-name="T3"><text:line-break/><text:line-break/></text:span>不絕對的事，我不信；我不信的事，我不寫。但寫了也只是寫了，旁人千萬可別當真。我相信的事，旁人不用信。人總該靠自己的腦子和眼睛、耳朵去相信自己認為應該相信的事。<text:span text:style-name="T3"><text:line-break/><text:line-break/></text:span>人們常說沈從文與張兆和郎才女貌，天作佳合，對此我是相當存疑的。可當說起胡適和江冬秀，人們卻又感嘆這兩位在婚前從未見過面的終身伴侶真是很不搭，說什麼一個是不識幾個大字的矮冬瓜，一個是溫文儒雅玉樹臨風的大學問家。李敖更毒了，說什麼你若看到江冬秀，你就知道胡適的偉大。<text:span text:style-name="T3"><text:line-break/><text:line-break/></text:span>但我倒覺得胡適與江冬秀不管內在外在都很搭，胡適的娘可有眼光了，在胡適未成年時就先幫他挑了個好媳婦。胡適留美十多年歸來之後，毅然決然遵守這門婚約。胡適的善良在於婚前可見一斑，而不在於婚後。胡適說，他得接受娘留下來給他的這個<text:span text:style-name="T3"><text:s/>"</text:span>甜蜜的禮物<text:span text:style-name="T3">" </text:span>才行，要不然，他若毀了這門婚約，恐怕會傷了幾個人的心，他將因此終身痛苦自責。<text:span text:style-name="T3"><text:line-break/><text:line-break/></text:span>至於婚後，胡適看起來是很開心的。不過，我不是要講這些名人<text:span text:style-name="T3">"</text:span>八卦<text:span text:style-name="T3">"</text:span>。我只是想引用不識之無的江冬秀在胡適遺著裏頭的一段序，於我心有戚戚焉，由此也可看出，江冬秀是深深了解胡適的。江冬秀是這麼寫的，她說：<text:span text:style-name="T3">"</text:span>胡適身前一切都可模糊，唯在書桌做學問極為認真。<text:span text:style-name="T3">" <text:line-break/><text:line-break/></text:span>我覺得自己也是這樣，凡事都可隨意，但一加一等於多少我是不隨便的。無奈造化弄人，有翅難飛，但願老天爺在我下地獄前，給我兩年無憂無慮的時光，讓我能回到書桌前，用最後一點力氣，處理一個哪怕像一個標點符號那般微不足道的問題，算是我這一生能夠為這世界所做的最後一件事了。</text:p>
      <text:p text:style-name="P1"><text:span text:style-name="T1">信自己</text:span><text:s/>  |  2016.05.07 00:57   |   <text:a xlink:type="simple" xlink:href="http://palinfo.habago.org/Entry?Command=Information_PrintForum&amp;iPage=261#FORUM34518"><text:span text:style-name="T2">#</text:span></text:a></text:p>
      <text:p text:style-name="P3">看了这个报道，感觉美国的政治和媒体有台湾化趋势。<text:span text:style-name="T3"><text:line-break/>----------<text:line-break/><text:line-break/></text:span>美国调查：传统新闻媒体公信力倒数第二<text:span text:style-name="T3"><text:s/></text:span>大多民众不信任<text:span text:style-name="T3"><text:line-break/><text:line-break/></text:span>美国新闻学会近期发布了一项有关媒体公信力的深度调查报告。调查显示，在近<text:span text:style-name="T3">20</text:span>年间，美国传统<text:span text:style-name="T3"><text:line-break/><text:line-break/></text:span>新闻媒体的公信力总体呈下降趋势。在全国重要的公共机构公信力排行榜中，媒体倒数第二，仅比<text:span text:style-name="T3"><text:line-break/><text:line-break/></text:span>国会略高。对美国民众而言，新闻导向有偏见和新闻内容不准确是他们对媒体丧失信任的重要原因<text:span text:style-name="T3"><text:line-break/><text:line-break/></text:span>。<text:span text:style-name="T3"> <text:line-break/></text:span>美国新闻媒体公信力惨淡<text:span text:style-name="T3"> <text:line-break/></text:span>调查中问道，就这些机构而言，你是<text:span text:style-name="T3">“</text:span>非常相信<text:span text:style-name="T3">”</text:span>、<text:span text:style-name="T3">“</text:span>略相信<text:span text:style-name="T3">”</text:span>还是<text:span text:style-name="T3">“</text:span>几乎不相信<text:span text:style-name="T3">”</text:span>？机构包括军<text:span text:style-name="T3"><text:line-break/><text:line-break/></text:span>方、科学机构、最高法院、宗教组织、金融机构、新闻媒体和国会。<text:span text:style-name="T3"><text:line-break/><text:line-break/></text:span>结果显示，只有<text:span text:style-name="T3">6%</text:span>的受访者非常相信媒体，<text:span text:style-name="T3">41%</text:span>选择了几乎完全不相信。<text:span text:style-name="T3"> <text:line-break/></text:span>同时，报告中称，这<text:span text:style-name="T3">6%</text:span>的受访者更注重新闻的娱乐性，他们并不将<text:span text:style-name="T3">“</text:span>新闻事实<text:span text:style-name="T3">”</text:span>看得很重。<text:span text:style-name="T3"> <text:line-break/></text:span>公信力最高的机构是美国军方，有<text:span text:style-name="T3">48%</text:span>的受访者表示非常信任，对军方持质疑态度的受访者仅有<text:span text:style-name="T3">6%<text:line-break/><text:line-break/></text:span>。<text:span text:style-name="T3"> <text:line-break/></text:span>美国人为何不信任媒体？<text:span text:style-name="T3"> <text:line-break/></text:span>调查显示，新闻导向有偏见（<text:span text:style-name="T3">26%</text:span>）、新闻内容不准确（<text:span text:style-name="T3">25%</text:span>）是人们不相信新闻媒体最重要的两个<text:span text:style-name="T3"><text:line-break/><text:line-break/></text:span>因素。除此之外，新闻内容具有冒犯性（<text:span text:style-name="T3">9%</text:span>）、广告太多或广告具有欺诈性（<text:span text:style-name="T3">5%</text:span>）、网站访问受限<text:span text:style-name="T3"><text:line-break/><text:line-break/></text:span>导致新闻不便阅读（<text:span text:style-name="T3">3%</text:span>）以及不断收到垃圾邮件、短信或推送（<text:span text:style-name="T3">2%</text:span>）也是美国人反感媒体的原因。<text:span text:style-name="T3"><text:line-break/><text:line-break/></text:span>在不相信媒体的受访者中，只有<text:span text:style-name="T3">28%</text:span>的人清晰地记得自己为何对媒体丧失信任，大多数人已不记得<text:span text:style-name="T3"><text:line-break/><text:line-break/></text:span>具体事例。<text:span text:style-name="T3"> <text:line-break/></text:span>调研显示，一些美国民众对新闻媒体报道的错误容忍度非常低。一位名叫金伯利的资深新闻阅读者<text:span text:style-name="T3"><text:line-break/><text:line-break/></text:span>表示，他对劣质的报道感到愤怒，同时当他想到<text:span text:style-name="T3">“</text:span>其他的报道可能也半对半错<text:span text:style-name="T3">”</text:span>时，自己不禁感到<text:span text:style-name="T3"><text:line-break/><text:line-break/></text:span>后怕。<text:span text:style-name="T3"> <text:line-break/></text:span>还有一些受访者表示，如果他对一篇新闻丧失信任，继而就会对这个新闻机构失去信任，<text:span text:style-name="T3">“</text:span>我不得<text:span text:style-name="T3"><text:line-break/><text:line-break/></text:span>不去找其他的新闻来源<text:span text:style-name="T3">”</text:span>。<text:span text:style-name="T3"> <text:line-break/></text:span>在新闻可信度中，什么最重要？<text:span text:style-name="T3"> <text:line-break/></text:span>准确、完整、透明。<text:span text:style-name="T3"><text:line-break/><text:line-break/></text:span>不同的新闻阅读者对于新闻可信度的理解不同，每天阅读数次新闻的受访者比不太阅读新闻的受访<text:span text:style-name="T3"><text:line-break/><text:line-break/></text:span>者更加注重新闻的准确和完整。即使如此，从调查结果来看，各大人群仍更加重视准确度、完整性<text:span text:style-name="T3"><text:line-break/><text:line-break/></text:span>和透明度，其次再是均衡公平性和表现形式。<text:span text:style-name="T3"> <text:line-break/></text:span>人们对社交媒体上的新闻信多少？<text:span text:style-name="T3"> <text:line-break/></text:span>当今社会，社交媒体充斥着生活方方面面。调查显示，<text:span text:style-name="T3">87%</text:span>的受访者最常在<text:span text:style-name="T3">Facebook</text:span>上获取新闻资<text:span text:style-name="T3"><text:line-break/><text:line-break/></text:span>讯，其次是<text:span text:style-name="T3">Youtbe</text:span>（<text:span text:style-name="T3">21%</text:span>）和<text:span text:style-name="T3">Twitter</text:span>（<text:span text:style-name="T3">18%</text:span>）。<text:span text:style-name="T3"> <text:line-break/></text:span>然而，大多数受访者表示，他们并不非常信任社交媒体上的新闻。<text:span text:style-name="T3"> <text:line-break/></text:span>同时，当人们在社交媒体上获取新闻资讯时，超过半数的受访者表示新闻的原始出处是自己是否相<text:span text:style-name="T3"><text:line-break/><text:line-break/></text:span>信该新闻最重要的因素。当然，如果很多人评论点赞或转发的话，信任度也会因此受到影响。<text:span text:style-name="T3"><text:line-break/><text:line-break/></text:span>该调查由美国新闻学会和美国民意调查中心合作完成，全美<text:span text:style-name="T3">50</text:span>州<text:span text:style-name="T3">2014</text:span>人参与了调查。</text:p>
      <text:p text:style-name="P1"><text:span text:style-name="T1">信自己</text:span><text:s/>  |  2016.05.06 22:44   |   <text:a xlink:type="simple" xlink:href="http://palinfo.habago.org/Entry?Command=Information_PrintForum&amp;iPage=261#FORUM34517"><text:span text:style-name="T2">#</text:span></text:a></text:p>
      <text:p text:style-name="P2">造岛破坏南海环境？外交部：我们这叫<text:span text:style-name="T3">“</text:span>自然仿真<text:span text:style-name="T3">”<text:line-break/></text:span>　　<text:span text:style-name="T3">2016</text:span>年<text:span text:style-name="T3">05</text:span>月<text:span text:style-name="T3">06</text:span>日<text:span text:style-name="T3"><text:s/>16:59<text:line-break/></text:span>　　来源：国际在线<text:span text:style-name="T3"> <text:line-break/><text:line-break/></text:span>　　<text:span text:style-name="T3">594</text:span>人参与<text:span text:style-name="T3"><text:s/>6</text:span>评论<text:span text:style-name="T3"><text:line-break/></text:span>　　原标题：外交部：中国比任何人都关心南海岛礁和海域生态保护<text:span text:style-name="T3"><text:line-break/><text:line-break/></text:span>　　国际在线报道（记者魏宇晨）：中国外交部<text:span text:style-name="T3">6</text:span>日回应美国、菲律宾所谓的<text:span text:style-name="T3">“</text:span>中国正在破坏南海的生态环境<text:span text:style-name="T3">”</text:span>说法。发言人洪磊当天表示，中国比其他任何国家、任何机构和任何人都更关心相关岛礁和海域的生态环境保护，有关做法经得起时间的考验。<text:span text:style-name="T3"><text:line-break/><text:line-break/></text:span>　　据报道，有美国专家称，南海的珊瑚礁正在遭到大面积破坏，中国大力围海造岛是主要原因之一。菲律宾方面也声称中国在美济礁等岛礁的建设破坏海洋生态环境。洪磊驳斥称：<text:span text:style-name="T3">“</text:span>南沙群岛是中国领土。作为南沙群岛的主人，中国比其他任何国家、任何机构和任何人都更关心相关岛礁和海域的生态环境保护。<text:span text:style-name="T3">”<text:line-break/><text:line-break/></text:span>　　他指出，中方有关活动坚持<text:span text:style-name="T3">“</text:span>绿色工程、生态岛礁<text:span text:style-name="T3">”</text:span>的生态环境保护理念，经过深入研究、严谨论证，采取了全程动态保护措施，使工程与生态环境保护两者兼顾，实现南沙岛礁可持续发展。<text:span text:style-name="T3"><text:line-break/><text:line-break/></text:span>　　洪磊说：<text:span text:style-name="T3">“</text:span>具体来讲，与其他方面不同，中方岛礁扩建工作采用<text:span text:style-name="T3">“</text:span>自然仿真<text:span text:style-name="T3">”</text:span>思路，模拟海洋中暴风浪吹移、搬运珊瑚砂砾等生物碎屑，逐渐进化为海上绿洲的自然过程，其对珊瑚礁生态环境体系的影响是有限的。中方有关建设活动完成后，将大幅提升有关岛礁的生态环境保护能力，有关做法经得起时间的考验。<text:span text:style-name="T3">”<text:line-break/>---------------<text:line-break/></text:span>意思是：我们不像日本、菲律宾、越南填海造岛，我们只是大自然的搬运工</text:p>
      <text:p text:style-name="P1"><text:span text:style-name="T1">黃明華</text:span><text:s/>  |  2016.05.06 13:57   |   <text:a xlink:type="simple" xlink:href="http://palinfo.habago.org/Entry?Command=Information_PrintForum&amp;iPage=261#FORUM34509"><text:span text:style-name="T2">#</text:span></text:a></text:p>
      <text:p text:style-name="P3">半年前說國民黨讓陸資入股台半導體叫傾中賣台<text:span text:style-name="T3"> <text:line-break/></text:span>現在說陸資入股台半導體當然可以<text:span text:style-name="T3"> <text:line-break/></text:span>果真是全台灣最大的詐騙集團<text:span text:style-name="T3"><text:line-break/><text:line-break/></text:span>民進黨立委鄭寶清：陸資入股台半導體當然可以<text:span text:style-name="T3"> <text:line-break/>http://www.chinatimes.com/realtimenews/20160506002302-260407</text:span></text:p>
      <text:p text:style-name="P1"><text:span text:style-name="T1">王修亮</text:span><text:s/>  |  2016.05.06 10:50   |   <text:a xlink:type="simple" xlink:href="http://palinfo.habago.org/Entry?Command=Information_PrintForum&amp;iPage=261#FORUM34508"><text:span text:style-name="T2">#</text:span></text:a></text:p>
      <text:p text:style-name="P2">我一直認為自己是幸運的人，人生該受的苦，我承受得不多不少恰恰好，讓我能為之警惕激勵又不至於崩潰。人生該有的幸福，我從父母兄妹女兒老友各處享受盡了，毫無遺憾。<text:span text:style-name="T3"><text:line-break/></text:span>而人生該有的學習，總也能撲面而來，撞擊我深思反省。<text:span text:style-name="T3"><text:line-break/><text:line-break/></text:span>我一直知道科學是不斷的實驗與求證，但常常會忘記科學當下所有的結論，其實只是尚未完成的某個過程。我其實不該忘記的，為甚麼會疏忽呢<text:span text:style-name="T3">?</text:span>是因為反核的運動興起旺盛於民進黨外圍團體吧<text:span text:style-name="T3">!</text:span>而當終結反核流言的立場出現時，他們也努力自立於黨派之外時，我便因為成見而蒙蔽了深思自省。<text:span text:style-name="T3"><text:line-break/><text:line-break/></text:span>這樣再回頭看看，確實有許多疏漏矛盾，我會私下把自己的心得提供給黃士修先生參考，不過我還是很佩服他的努力，能在社會流行中，以認真的態度尋找不一樣角度的思考與堅持，仍然是值得佩服的。擁有認真的態度總會是比較容易找到真實。<text:span text:style-name="T3"><text:line-break/><text:line-break/></text:span>最近從自己的言行反思上，深刻地感受到某些深層價值的修正必要。就像是黨同伐異似乎是一種本能，為了保護自我存在感與自信的本能。本能常常隱微的難以察覺，卻又細微的滲透融化了每一縷思維，形成習慣。我知道人性並非本善，當然也不是本惡，是甚麼呢<text:span text:style-name="T3">?</text:span>或許人並沒有本性，只有學習與發展，所謂的人性之善，指的就是透過學習的無限發展可能，那在本質上是美好的。<text:span text:style-name="T3"><text:line-break/></text:span>自覺某些生命領悟開始逐漸進入另一種深層。<text:span text:style-name="T3"><text:line-break/><text:line-break/></text:span>有朋友可以提醒糾正是幸運的，謝謝陳真，不過我真的很好奇，你腦袋和眼睛是怎樣長的<text:span text:style-name="T3">?</text:span>怎麼有辦法如此堅定於本質，不被文采迷惑<text:span text:style-name="T3">?</text:span>不用回答啊<text:span text:style-name="T3">!</text:span>不過是說笑啦<text:span text:style-name="T3">!</text:span></text:p>
      <text:p text:style-name="P4"/>
      <text:p text:style-name="P1"><text:span text:style-name="T1">陳真</text:span><text:s/>  |  2016.05.06 03:24   |   <text:a xlink:type="simple" xlink:href="http://palinfo.habago.org/Entry?Command=Information_PrintForum&amp;iPage=262#FORUM34507"><text:span text:style-name="T2">#</text:span></text:a></text:p>
      <text:p text:style-name="P2"><text:span text:style-name="T3">(</text:span>又續<text:span text:style-name="T3">)<text:line-break/><text:line-break/></text:span>相對於原理或本質或原則或現象或基礎等等等之深得我心，我向來很不喜歡談論個案，因為任何個案必然涉及許多實證性細節；你如何可能不進入複雜的、無數的、難以窮盡的細節而能夠談論個案？其複雜程度，使得它在談論上極為困難。就好像你要談論精神分裂症本身並不困難，但你要談論<text:span text:style-name="T3"><text:s/>"</text:span>某個人<text:span text:style-name="T3">" </text:span>是否有精神分裂症卻極為困難，因為旁人無法進入當事人的各種身心與生理資料細節，更不可能輕易掌握任何一個人極其複雜、難以窮盡的生命史；當旁人對這一切細節根本無從掌握其億萬分之一時，他事實上也沒法客觀評價與分析；他只能在你所提供的極其有限、而且是經過高度篩選及理論化或故事化的資料中去理解。<text:span text:style-name="T3"><text:line-break/><text:line-break/></text:span>特別是當<text:span text:style-name="T3"><text:s/>"</text:span>個案<text:span text:style-name="T3">" </text:span>牽涉到所謂科學時，恐怕就更難有個定論了。我們都知道歸納法很不可靠，在不同事件中企圖建立起所謂因果關係，事實上近乎一種迷信，只是迷信得比卜卦擲茭也許稍微高級一點點而已。比方說，在我念醫學院的時候，書上說，胃潰瘍是胃酸造成，研究上，兩者具有高度正相關。臨床上也發現，胃藥<text:span text:style-name="T3"><text:s/>(</text:span>即制酸劑<text:span text:style-name="T3">) </text:span>確實可以治療胃潰瘍。這樣一些彷彿無可置疑的科學結論，在經過將近一百年之後卻發現，也許幽門桿菌才是胃潰瘍的病因，而非胃酸。<text:span text:style-name="T3">2005</text:span>年<text:span text:style-name="T3">(</text:span>？<text:span text:style-name="T3">)</text:span>的諾貝爾醫學獎，於是就頒給了兩位其實早在八零年代就發現幽門桿菌的研究者。<text:span text:style-name="T3"><text:line-break/><text:line-break/></text:span>但你若問我，這是真的嗎？幽門桿菌真的是胃潰瘍的病因嗎？其實我也只能說天知道。為什麼？因為我們是在談論科學，而不是談論宗教。科學若跟宗教有什麼本質上的不同的話，那就是科學是說不準的，每一個科學理論都是暫時的，未決的，等待被否決的，畢竟它不是一種邏輯演繹，它缺乏一種確定性<text:span text:style-name="T3">(certainty)</text:span>。宗教有確定性，但實證科學沒有，更不用說那些基於歸納與觀察、純粹透過極其有限的一兩個研究的單薄結論了；那樣一種研究，怎麼會是顛撲不破、不容質疑的真理呢？一百個實證研究，恐怕會有一百個不同的結果不是嗎？<text:span text:style-name="T3"><text:line-break/><text:line-break/></text:span>再舉個例，剛去劍橋頭一兩年<text:span text:style-name="T3">(1998</text:span>年左右<text:span text:style-name="T3">)</text:span>，曾看過一些七、八十歲或更老的阿嬤，返回劍橋領取遲到了半個多世紀的畢業證書。為什麼？因為以前女生是沒法接受高等教育的。以我所屬的<text:span text:style-name="T3">King's College</text:span>為例，直到<text:span text:style-name="T3">1972</text:span>年，女生才首度被允許註冊為<text:span text:style-name="T3"><text:s/>King's College</text:span>的學生。如果以整個劍橋大學<text:span text:style-name="T3">31</text:span>所學院來講，第一個正式註冊為劍橋學生的女生是在<text:span text:style-name="T3">1947</text:span>年。更早之前，十九世紀末，女生一開始頂多只能旁聽，不許發言，只允許在一旁以一種崇拜的眼神看著男同學們在課堂上辯論。許多年後，才允許女生們參加考試，但就算考得再好也沒有學位。這也是為什麼直到<text:span text:style-name="T3">20</text:span>世紀末，當她們已從荳蔻年華的少女變成白髮蒼蒼的阿嬤時，總算才能返回母校，領取遲到了半個多世紀的文憑。<text:span text:style-name="T3"><text:line-break/><text:line-break/></text:span>據說，當年第一批女學生進入大學校園時，男學生的反應非常激烈。不是性激動哦，而是激烈的義憤，聽說還有抬棺抗議的莊嚴場面，哀悼大學已死，哀悼原本神聖的大學，如今竟然被聰明才智矮男性一截的女性給污染了。當時的主流思想認為，女生憑什麼接受高等教育？當然不行！女生接受高等教育的害處可多了！不但危害家庭！！搞不好還危害人類文明！！！這聽起來很荒唐，很<text:span text:style-name="T3"><text:s/>"</text:span>意識形態<text:span text:style-name="T3">"</text:span>，但不管任何時候，主流一方總是能透過所謂科學來<text:span text:style-name="T3"><text:s/>"</text:span>證明<text:span text:style-name="T3">" </text:span>其偏見或意識形態乃是有憑有據的一種科學理性。當時許多研究<text:span text:style-name="T3"><text:s/>"</text:span>證實<text:span text:style-name="T3">"</text:span>，女生接受高等教育很可能危害其身心健康，進而傷害家庭穩定與價值等等。<text:span text:style-name="T3"><text:line-break/><text:line-break/></text:span>這聽起來很好笑，但科學史基本上就挺有趣，很像一本笑話史。比方說，看到躁鬱症的病人逃跑，大家追啊追的，害得病人不小心掉到水溝裏。把他救起來之後，咦？原本亢奮的躁動情緒竟然平穩下來了。於是，科學家就<text:span text:style-name="T3"><text:s/>"</text:span>發現<text:span text:style-name="T3">" </text:span>這樣一種治療：把病人綁在椅子上旋轉，一邊轉，一邊用水桶往他頭上澆他冷水，讓他情緒平穩。另外還有什麼憂鬱症的病因原來就是夏天做愛做太多了啦；還有什麼頭皮有瘀氣，要畫破頭皮，把隱含憂鬱的污濁血液或氣體給排出來，做為一種治療。不會吧？！太搞笑了！但是，科學不就是這樣嗎？在無數的可笑錯誤中不斷推翻前例，企圖找到一個最接近真理的結論。<text:span text:style-name="T3"><text:line-break/><text:line-break/></text:span>但是，<text:span text:style-name="T3">Chomsky</text:span>曾提出這樣一種極其悲觀的科學圖像，他說，也許科學就好像一個喝醉酒的人，鑰匙掉了，於是他在路燈下拼命找啊找的，但很不幸，不管他怎麼找都不可能找到，因為那把遺落的真理之鑰，並不是掉在有路燈的這一頭，而是掉落在我們的理性所無法企及的對街黑暗那一頭。<text:span text:style-name="T3"><text:line-break/><text:line-break/></text:span>我之所以講這些，只是一個開場白，只是想說說所謂科學理性是怎麼一回事。之所以講這一段，主要是因為看到修亮姐所引用的這位黃士修所推崇的所謂科學理性，實在非常不科學，非常不理性。這位我所敬佩的<text:span text:style-name="T3"><text:s/>"</text:span>核能流言終結者<text:span text:style-name="T3">" </text:span>黃士修先生，他講的底下這些話，在我看來，表面上鼓吹理性，事實上卻純屬流言。他說：<text:span text:style-name="T3"><text:line-break/><text:line-break/>-------------------------<text:line-break/></text:span>日本<text:span text:style-name="T3">2011</text:span>年<text:span text:style-name="T3"><text:s/>311</text:span>海嘯發生核災變的福島農產品，<text:span text:style-name="T3">"</text:span>除了加嚴標準之外，更採用逐批檢驗的方式來確保安全。日本國內有許多餐廳採用福島的米與蔬菜作為食材，福島的農產品也早已能出口到國外如歐盟等地。各國政府之所以開放福島農產品，憑的是科學的證據，而不是任何不理性的恐慌。臺灣在國際社會上本就處於弱勢，任何一個有國際觀的政黨，都應該要在平等、尊重、理性的基礎上廣結善緣、爭取支持。如果今天臺灣不能夠理性地給福島農產品公平的待遇，將來如何期望其他國家給臺灣公平的待遇？如果國民黨為了政治鬥爭，選擇用謠言製造更多的風評被害，傷害無辜的福島民眾與農漁工作者，所謂的人權豈不只是空談？臺灣已經陷入政黨惡鬥太久了，這個社會需要的是理性的政策對話，而不是逢政敵必反。我們要求國民黨文傳會立即撤下這張圖，並且發表公開道歉聲明。知錯、認錯、改錯，國民黨才能成為真正的制衡力量，也才是全民之福。<text:span text:style-name="T3">"<text:line-break/><text:line-break/>-----------------------------<text:line-break/></text:span>你如果要談理性，談科學證據，那就根本不應該講什麼<text:span text:style-name="T3"><text:s/>"</text:span>台灣在國際社會處於弱勢<text:span text:style-name="T3">"</text:span>，所以應該開放日本福島農產品進口，以<text:span text:style-name="T3"><text:s/>"</text:span>廣結<text:span text:style-name="T3">" </text:span>什麼<text:span text:style-name="T3"><text:s/>"</text:span>善緣<text:span text:style-name="T3">"</text:span>。這是一種政治交換，一種非理性的政治盤算，怎麼會是一種科學證據或科學理性呢？<text:span text:style-name="T3"><text:line-break/><text:line-break/></text:span>至於說什麼<text:span text:style-name="T3"><text:s/>"</text:span>日本國內有許多餐廳採用福島的米與蔬菜做為食材<text:span text:style-name="T3">"</text:span>，這算哪門子的科學理性？那豈不是也等於說仍有許多日本餐廳根本不敢使用福島的產品做為食材。事實上，就我所知，大約至少有一成六的日本人，至今對於福島農產品仍有高度疑慮。我的家人，三十幾年來就住在距離福島大約兩百公里的世田谷區，兩個姪子姪女都是日本人，一句中文也不會講。據他們說，福島核災變之後，他們家有很長一段時間，都得搭車到更遠的地方尋找安全的食物。那時候，我還陸續寄了幾箱乾糧到日本給他們，怕他們搶不到安全的食物吃，因為他們說，食物一上架，往往馬上就會被搶購一空。他們還說，日本政府對自己的國人很好，安全健康品質又好的食物統統留給自己的國民吃，有問題的或品質差的食物，就外銷到鄰近國家比方說台灣來。我跟他們說，台灣正好相反哦，我們台灣人都會把好的農產品外銷拿去賣，至於品質爛的，就留著給台灣人自己吃。<text:span text:style-name="T3"><text:line-break/><text:line-break/></text:span>我當然不是要以此做為一種證明<text:span text:style-name="T3"><text:s/>"</text:span>福島農產品有問題<text:span text:style-name="T3">" </text:span>的什麼科學理性的證據，我不至於這麼<text:span text:style-name="T3"><text:s/>"</text:span>單純<text:span text:style-name="T3">"</text:span>。如果要這樣議論事情，哪能議論出個什麼所以然來？我只是要說，如果這樣一種什麼<text:span text:style-name="T3"><text:s/>"</text:span>日本國內有許多餐廳採用福島的米與蔬菜做為食材<text:span text:style-name="T3">" </text:span>的說法也能算是一種科學理性的話，那麼，我或任何人，難道不是可以舉出一百倍或一千倍、一萬倍更多的反例不是嗎？<text:span text:style-name="T3"><text:line-break/><text:line-break/></text:span>至於什麼<text:span text:style-name="T3"><text:s/>"</text:span>廣結善緣<text:span text:style-name="T3">" </text:span>或什麼要有<text:span text:style-name="T3"><text:s/>"</text:span>國際觀<text:span text:style-name="T3">"</text:span>、不要欺負日本農民、要<text:span text:style-name="T3"><text:s/>"</text:span>尊重<text:span text:style-name="T3">" </text:span>日本農民的什麼<text:span text:style-name="T3"><text:s/>"</text:span>人權<text:span text:style-name="T3">" </text:span>云云，就更荒唐了，有沒有輻射污染跟什麼國際觀或欺負農民、廣結善緣有什麼關係呢？至於所謂<text:span text:style-name="T3"><text:s/>"</text:span>早已能出口到國外如歐盟等地<text:span text:style-name="T3">"</text:span>，其實也不過是去年<text:span text:style-name="T3"><text:s/>(2015</text:span>年<text:span text:style-name="T3">) </text:span>才有限度開放。這樣一種所謂<text:span text:style-name="T3"><text:s/>"</text:span>別人都開放了，所以我們也應該開放進口<text:span text:style-name="T3">" </text:span>的理由，又怎麼會是一種科學理性與證據呢？依此<text:span text:style-name="T3"><text:s/>"</text:span>理性<text:span text:style-name="T3">"</text:span>，美國人整天吃含有瘦肉精的豬肉，所以我們也應該趕緊開放進口買來吃，才叫做有國際觀？才叫做尊重美國豬農的人權？<text:span text:style-name="T3"><text:line-break/><text:line-break/></text:span>事實上，相較於台灣社會的習於唬爛與做假，我還是比較佩服日本人做事的誠實與嚴謹<text:span text:style-name="T3"><text:s/>(</text:span>可惜這樣一種美德這幾年顯然正在迅速敗壞中，比方說日本汽車耗油量長年以來的數據造假<text:span text:style-name="T3">)</text:span>。至於福島農產品及豬肉等等究竟安不安全，究竟有無輻射超標，去年二月的<text:span text:style-name="T3"><text:s/>"Nature" </text:span>期刊有篇文章如下：<text:span text:style-name="T3"><text:line-break/><text:line-break/>http://goo.gl/XLsc4P<text:line-break/><text:line-break/></text:span>這文章倒是十分肯定日本政府的努力，所以也因此招來一種是否偏頗的質疑。但是，即便是這樣一篇高度正面肯定的研究<text:span text:style-name="T3"><text:s/>(</text:span>該研究發表於<text:span text:style-name="T3">"Environmental Science and Technology")</text:span>，結果證明依然還是有輻射污染的疑慮。而且很奇怪的是，超標輻射污染的檢出率，並非逐年下降，而是一會兒升，一會兒降。高達<text:span text:style-name="T3"><text:s/>4%</text:span>，低則是<text:span text:style-name="T3">0.2%</text:span>。而且，研究中還提到不同食物具有不同的輻射污染程度，其中以豬肉和菇類的汙染程度最高。<text:span text:style-name="T3"><text:line-break/><text:line-break/></text:span>我想請大家捫心自問，假設你去超商買香菇或買豬肉，眼前架上有來自福島的以及不是來自福島的，請問你會買哪一種？我不相信你會說有人做過研究，證明福島農產品或肉類的輻射污染超標比例不過才<text:span text:style-name="T3">3%</text:span>或<text:span text:style-name="T3">4%</text:span>，所以根本不用擔心，因為我們具有科學理性。請問這是哪門子科學理性？如果你選擇買不是來自福島的農產品或豬肉，我能罵你是<text:span text:style-name="T3"><text:s/>"</text:span>非理性的恐慌<text:span text:style-name="T3">" </text:span>嗎？我能說你糟蹋日本農民的人權嗎？<text:span text:style-name="T3"><text:line-break/><text:line-break/></text:span>講到科學理性，記得多年前，曾應邀去成大參加一個好像也是有關科學方法與理性的座談會，會後我寫了一篇好幾千字的文章在這留言板上<text:span text:style-name="T3"><text:s/>(</text:span>新版巴勒網據說會有針對留言板的搜尋功能，屆時一搜應該就有<text:span text:style-name="T3">)</text:span>，批評當時跟我對談的一位中研院學者<text:span text:style-name="T3"><text:s/>(</text:span>在我看來非常迷信<text:span text:style-name="T3">) </text:span>的所謂科學理性。在台大雲林分院工作時，也曾遇到一些自以為很懂科學方法本質<text:span text:style-name="T3"><text:s/>(</text:span>實際上十分幼稚可笑<text:span text:style-name="T3">) </text:span>的外科系教授，同樣讓人感到很不可思議。這讓我深深有一種感覺：<text:span text:style-name="T3"><text:line-break/><text:line-break/></text:span>一個人也許很會開飛機，但這並不意味著他懂得有關飛行的物理學原理。同理，一個人到菜市場買菜每次都很會殺價，買到的菜既經濟又實惠，但這並不意味著他懂得經濟學。科學也一樣，科學和<text:span text:style-name="T3"><text:s/>"</text:span>科學哲學<text:span text:style-name="T3">" (philosophy of science) </text:span>基本上是兩回事，就好像<text:span text:style-name="T3"><text:s/>"</text:span>形上學<text:span text:style-name="T3">" </text:span>英文叫做<text:span text:style-name="T3"><text:s/>metaphysics (</text:span>後設物理學<text:span text:style-name="T3">)</text:span>，但它跟物理學畢竟是兩回事。一個好人，道德品性特佳，但這並不意味著他能懂得極其抽象艱澀的道德哲學；一個渴望理性的人，並不等於他很有理性；一個以<text:span text:style-name="T3"><text:s/>"</text:span>終結流言<text:span text:style-name="T3">" </text:span>自我期許的人，同樣也不意味著他所講的不是流言。<text:span text:style-name="T3"><text:line-break/><text:line-break/></text:span>陳真<text:span text:style-name="T3"><text:line-break/><text:line-break/>==============<text:line-break/></text:span>黃士修<text:span text:style-name="T3"><text:line-break/><text:line-break/><text:line-break/></text:span>《還沒真正在野<text:span text:style-name="T3"><text:s/></text:span>就開始跟風搞民粹的國民黨》<text:span text:style-name="T3"><text:line-break/><text:line-break/>2016</text:span>年<text:span text:style-name="T3">5</text:span>月<text:span text:style-name="T3">3</text:span>日，國民黨文傳會臉書「國民新聞吧<text:span text:style-name="T3">News Bar</text:span>」貼出一張圖，諷刺蔡英文準總統還沒上任，就一路髮夾彎甩尾轉變立場。圖片內容是日本著名怪獸電影角色哥吉拉，對著蔡英文手上的水果噴出放射熱線，水果籃上面並有白血病、癌症等字樣。<text:span text:style-name="T3"><text:line-break/><text:line-break/></text:span>沒想到國民黨還沒真正在野，就開始跟風搞民粹，更牽連遠在日本的無辜福島農民。如果已經被選民接連教訓的國民黨，還不懂得思考如何用政見、理念、視野、格局來說服社會大眾再一次地接納與信任，只想模仿民進黨過去以謠言製造恐慌的手段來打擊政敵，這個政黨就應該被持續唾棄直到徹底反省。<text:span text:style-name="T3"><text:line-break/><text:line-break/></text:span>許多人往往被福島縣的名字所誤解，福島雖名為縣，但面積事實上有臺灣的<text:span text:style-name="T3">1/3</text:span>大，許多地方與發生事故的福島第一核電廠相距遙遠。日本對於福島農產品，除了加嚴標準之外，更採用逐批檢驗的方式來確保安全。日本國內有許多餐廳採用福島的米與蔬菜作為食材，福島的農產品也早已能出口到國外如歐盟等地。各國政府之所以開放福島農產品，憑的是科學的證據，而不是任何不理性的恐慌。<text:span text:style-name="T3"><text:line-break/><text:line-break/></text:span>臺灣在國際社會上本就處於弱勢，任何一個有國際觀的政黨，都應該要在平等、尊重、理性的基礎上廣結善緣、爭取支持。如果今天臺灣不能夠理性地給福島農產品公平的待遇，將來如何期望其他國家給臺灣公平的待遇？如果國民黨為了政治鬥爭，選擇用謠言製造更多的風評被害，傷害無辜的福島民眾與農漁工作者，所謂的人權豈不只是空談？<text:span text:style-name="T3"><text:line-break/><text:line-break/></text:span>臺灣已經陷入政黨惡鬥太久了，這個社會需要的是理性的政策對話，而不是逢政敵必反。我們要求國民黨文傳會立即撤下這張圖，並且發表公開道歉聲明。知錯、認錯、改錯，國民黨才能成為真正的制衡力量，也才是全民之福。<text:span text:style-name="T3"><text:line-break/><text:line-break/></text:span>參考連結：國民新聞吧<text:span text:style-name="T3">News Bar<text:line-break/><text:line-break/></text:span>【蔡英文髮夾彎！日本輻射食品也要來了？】<text:span text:style-name="T3"><text:line-break/><text:line-break/>https://goo.gl/t8WF8d</text:span></text:p>
      <text:p text:style-name="P1"><text:span text:style-name="T1">陳真</text:span><text:s/>  |  2016.05.05 11:05   |   <text:a xlink:type="simple" xlink:href="http://palinfo.habago.org/Entry?Command=Information_PrintForum&amp;iPage=262#FORUM34506"><text:span text:style-name="T2">#</text:span></text:a></text:p>
      <text:p text:style-name="P3"><text:span text:style-name="T3">(</text:span>再續<text:span text:style-name="T3">)<text:line-break/><text:line-break/></text:span>民主就是提出各種想法與主張，盡可能爭取選民支持，爭取最大的民意。爭取的過程中，大家努力做廣告，美化自己的想法，醜化或貶低對方的想法。重點是：就跟招標一樣，爭取到之後就應執行。你能不能想像？一個比方說機場工程招標，標到之後對方卻說我是滾動式奪標，老子並沒有要蓋機場喔，那是招標前胡扯的，老子是打算蓋網咖，或是蓋牛肉場跳脫衣舞，總之就沒你的事了。你覺得這就是民主嗎？<text:span text:style-name="T3"><text:line-break/><text:line-break/></text:span>爭取民意支持並沒有錯，錯是錯在事後根本不認帳，每次都只是拿一些空洞的美麗理想或什麼神聖的政治立場來耍詐，例如什麼馬上就要非核家園，而且保證不缺電，保證電費十年不漲。<text:span text:style-name="T3"><text:line-break/><text:line-break/></text:span>爭取民意支持並沒有錯，至於內容的精確性或正確性，那就得看狀況而定。比方說，民進黨過去把核電廠的風險形容為核彈爆炸，懂一點國中化學你也應該知道這是胡扯，核電廠爆炸怎麼會等於核彈爆炸？不過沒關係，我們就當成一種廣告，當成比喻，重點是，如果核電廠那麼危險，讓你每天喊馬上實現無核家園喊個不停，那你一旦執政，就應立即實現，而不是別人當家時你鬧個不停，當你自己掌權，就馬上又改口改變作法。<text:span text:style-name="T3"><text:line-break/><text:line-break/></text:span>對於這一類的渲染，即便連國中生也該知道胡扯，但我想說的是，我們事實上都不是各個領域的專家，我們不可能對每一件事做出所謂理性專業的判斷，或者應該說，我們根本不可能在任何事情上做出所謂絕對正確的理性判斷，我們只能在各種陳述中，形成自己的主觀判斷。<text:span text:style-name="T3"><text:line-break/><text:line-break/></text:span>比方說，朱立倫在總統大選中提出加薪，蔡啥咪女士就說笑死人，哪有這種經濟理論，但加薪救經濟是否真的笑死人，我看未必。但我們畢竟不是經濟學家，即便是經濟學家，看法也各自不同。我基本上是相信加薪有助於經濟，至於這可不可笑，很難說。但如果從這樣一種所謂非理性，就要推論出民粹的指控，未免跳太快了。<text:span text:style-name="T3"><text:line-break/><text:line-break/></text:span>我其實搞不清民主和民粹有啥不同。國民黨的確向來不重視民意，而比較重視事情本身的正確性，或者說重視自身對於事情的看法，進而想指導選民；但民進唬亂黨剛好相反，他超級重視民意，而這些人本身卻是沒有任何中心思想的，他們只是一群志在騙取最大權力與利益的詐騙集團，所謂民之所欲，長在我心，因為只要贏得了民意，我便能胡作非為，吃香喝辣。<text:span text:style-name="T3"><text:line-break/><text:line-break/></text:span>在這個意義上看來，確實民進唬爛黨比較重視民主，而國民黨卻是一種家長主義<text:span text:style-name="T3">(paternalism)</text:span>，把人民當小孩指導。由此觀之，若要玩民主遊戲，誰勝誰負還用說嗎？<text:span text:style-name="T3"><text:line-break/><text:line-break/></text:span>我不認為想方設法討好選民是錯的，因為我們若要民主，民主不就是這麼回事嗎？重點是：討好之後，你要執行啊，否則難道選舉是在選假的？<text:span text:style-name="T3"><text:line-break/><text:line-break/></text:span>你應該要趕緊宣布獨立建國啊，改國號，改國歌，改國旗，消滅國父銅像，鏟除蔣介石紀念館，馬上廢除所有核電廠，馬上打擊權貴，打擊有錢人，捍衛弱勢，馬上讓出一半的職位給女性，馬上通過陽光法案，馬上廢除集遊法，馬上禁止陸客來台，因為大陸人有病又髒，而且全是罪犯，馬上停止農產品或漁穫銷往大陸，因為那可是統戰陰謀啊，馬上廢止<text:span text:style-name="T3">ECFA, </text:span>馬上停止服貿、貨貿等一切貿易談判，那可是禍國殃民啊，馬上停止兩岸直航與通航，太危險了，賴啥咪說得好！那可是隱藏木馬屠城的巨大血腥危險與恐怖攻擊啊。馬上打壓房市，馬上發給巨額老人年金及青少年年金，馬上減稅，馬上這樣那樣，這才叫做民主，因為你是因為這樣一些政策主張而獲得權力的。</text:p>
      <text:p text:style-name="P1"><text:span text:style-name="T1">王修亮</text:span><text:s/>  |  2016.05.05 03:34   |   <text:a xlink:type="simple" xlink:href="http://palinfo.habago.org/Entry?Command=Information_PrintForum&amp;iPage=262#FORUM34505"><text:span text:style-name="T2">#</text:span></text:a></text:p>
      <text:p text:style-name="P2">國民當確實太無能，搞不出民粹，所以看到他跟著學著民進黨裝瘋才更生氣，剩下那一點好都丟光了！<text:span text:style-name="T3"><text:line-break/><text:line-break/></text:span>我所學習的民主一直都是禮運大同篇「天下為公」的民主，選賢與能，講信修睦。然而落實在生活裡，終究發現若是人民沒有先達到講信修睦的教育水準，選出來的就不會是賢能。<text:span text:style-name="T3"><text:line-break/><text:line-break/></text:span>這一生除了中文沒讀過甚麼書，無能知道真正的民主是甚麼。不過我知道人是甚麼<text:span text:style-name="T3">..........</text:span>從歷史來看，人終究只會不斷在無知中自我作賤自我顛覆，幾千年來除了正好碰上天縱英明的領導者，人沒能過甚麼好日子。而原來應該被選舉出來的賢能，也從來沒人能在歷史中有過好日子。<text:span text:style-name="T3"><text:line-break/><text:line-break/></text:span>或許我期待的並不是民主，或許，民主真的只是一種美麗的謊言。</text:p>
      <text:p text:style-name="P1"><text:span text:style-name="T1">陳真</text:span><text:s/>  |  2016.05.05 02:03   |   <text:a xlink:type="simple" xlink:href="http://palinfo.habago.org/Entry?Command=Information_PrintForum&amp;iPage=262#FORUM34504"><text:span text:style-name="T2">#</text:span></text:a></text:p>
      <text:p text:style-name="P3"><text:span text:style-name="T3">(</text:span>續<text:span text:style-name="T3">)<text:line-break/><text:line-break/></text:span>這二十幾年來，台灣真是被民主搞得只剩半條命，整天都在選舉，彷彿政治就是一群人渣，整天在那邊吵鬧喧囂鬼扯造謠，藉以騙取選票，而人民就像一群乖馴的綿羊，在一定的時間放風，放你出來投個票，撒撒尿，吐吐口水，讓你以為自己彷彿還真是個主人呢。一旦投完票，基本上就沒你的事了，再把羊群趕回農場裡，等著下一回投票的來臨，屆時羊兒們又能享受一下民主的歡樂與自由了。<text:span text:style-name="T3"><text:line-break/><text:line-break/></text:span>這樣一種<text:span text:style-name="T3"><text:s/>"</text:span>民主<text:span text:style-name="T3">" </text:span>的確把台灣害得可夠慘的了，殺傷力恐怕不亞於大陸的十年文革浩劫。於是，很多人不免開始緬懷起蔣家王朝的安居樂業。但是，如果我們要把這樣一種傷害歸咎於民主，我想那也未免想法太粗糙幼稚了點，也許你只能說，我們是被一種<text:span text:style-name="T3"><text:s/>"</text:span>假民主<text:span text:style-name="T3">" </text:span>所害，買到水貨了。哪天，如果有個騙子賣你一個比方說勞力士名錶，很便宜，但是戴沒幾天就壞了，這時候，你能怪勞力士嗎？當然不行，是你自己買到冒牌貨，關勞力士什麼事呢？<text:span text:style-name="T3"><text:line-break/><text:line-break/></text:span>民主也許就跟鬼一樣，老實說我也不知道鬼究竟應該長什麼樣，但我知道什麼<text:span text:style-name="T3"><text:s/>"</text:span>不是<text:span text:style-name="T3">" </text:span>鬼。同理，我不知道什麼<text:span text:style-name="T3"><text:s/>"</text:span>才是<text:span text:style-name="T3">" </text:span>真民主，但我知道什麼是假民主。羅素就曾一再指陳美國是如真包換的假民主，他說，美國的政治權力基本上是世襲的，永遠都只是在有錢人和軍火商之間世襲更替；這回你贏，下回我贏，但不管誰輸誰贏，基本上整個政權始終牢牢固固穩穩當當地控制在一小撮人手裏；不管誰當總統，基本上都只是一種執行長，執行背後真正權力結構者的意志，維護其利益。<text:span text:style-name="T3"><text:line-break/><text:line-break/></text:span>台灣方面，倒是沒有這種<text:span text:style-name="T3"><text:s/>"</text:span>大格局<text:span text:style-name="T3">"</text:span>；台灣的所謂民主，基本上就如阿扁所說，只是選舉<text:span text:style-name="T3"><text:s/>"</text:span>美國在台軍政府<text:span text:style-name="T3">" </text:span>的一個夥計而已；所謂總統的權力，其實連美國在台協會的一個低階官員都還比不上。這也難怪當年阿扁因為貪污被抓時，竟然越洋向美國法院提起訴訟，要求美國法院宣布台灣的法律無效；阿扁說，台灣的法院沒有資格審判一個隸屬於美國在台軍政府的執行長。難道你以為阿扁瘋了嗎？他不但沒瘋，事實上這恐怕是他這一生做為一個政治人物所講過最誠實的一些話了。<text:span text:style-name="T3"><text:line-break/><text:line-break/></text:span>我知道我講這個沒有市場，台灣人不會相信。這就如同我常引用的<text:span text:style-name="T3"><text:s/>Baruch Spinoza</text:span>那句話，他說：<text:span text:style-name="T3">"</text:span>一顆被拋往空中的石頭，如果它會思考，它會以為是自己在飛。<text:span text:style-name="T3">" </text:span>你恐怕很難讓石頭相信不是你在飛，你並沒有這個自由意志，你只是被人拋往空中的一顆石頭。民主外部形式與內部結構的問題就姑且不談，就光說它<text:span text:style-name="T3"><text:s/>"</text:span>理論上<text:span text:style-name="T3">" </text:span>應有的基本運作吧，大家住這島上肯定不陌生，選前漂亮話滿天飛，謠言謊言如雷灌耳，而且還會搭配所謂社運團體或什麼碗糕公民團體的激情演出，可是，一旦選完，所謂美妙的理想與夢想，就像放屁一樣，了無痕跡，彷彿根本沒有這回事。奪得權力的人，愛怎麼搞就怎麼搞，愛怎麼轉彎就怎麼轉彎。<text:span text:style-name="T3"><text:line-break/><text:line-break/></text:span>你看，那位林全不是說了嗎，他說，這是一種<text:span text:style-name="T3"><text:s/>(x</text:span>它媽的<text:span text:style-name="T3">) "</text:span>滾動式<text:span text:style-name="T3">" </text:span>政策。也就是說，他今天可以一下說非往東不可，否則就是賣台，明天可以突然轉西，否則就是台奸，後天可以瞬間又往北，否則就是不愛台灣，所謂政策是根本說不準的，可以一下滾到這裏，一下又滾到那裏；明明完全矛盾的東西，他還是照滾不誤，謂之滾動式政見。操它<text:span text:style-name="T3">x</text:span>的你還能在所謂民主政治上找到比這更無恥下流的話嗎？這就是各位所熱愛的民主？天底下有這種<text:span text:style-name="T3">x</text:span>它媽的民主理論？是不是往後每個詐騙集團萬一被抓，也都可以以此來辯護說他們並沒有行騙說謊，他們只是提供滾動式的各種說法讓你上鉤而已。<text:span text:style-name="T3"><text:line-break/><text:line-break/></text:span>我要說的是，這恐怕連三歲小孩也看不下去，人家幼稚園或小學生選班長，會出現這種滾動式政見嗎？柯大帥也是來這一套，選前說的跟選後做的，完全相反。但你卻沒法掌握這些手擁大權的人下一步究竟是要幹嘛，全然不可測。天底下會有這樣一種民主形式是滾來滾去完全不可測的嗎？難道選舉純粹就只是一種滾動式的說謊造謠大賽？騙子會這麼胡搞瞎搞當然不令人意外；讓我很不解的是，天底下怎麼會有人說這就是民主，並且為之驕傲不已？<text:span text:style-name="T3"><text:line-break/><text:line-break/></text:span>再說，一大堆漂亮政見，如果獲得壓倒性的民意，卻始終從來都不去實踐，永遠都是選前選後隨便可以滾來滾去隨他高興，那我真的不知道民主是什麼碗糕？這樣一種<text:span text:style-name="T3"><text:s/>"</text:span>民主<text:span text:style-name="T3">"</text:span>，究竟有何意義可言？與其採用這種滾動式民主，我覺得，不如選個黃道吉日，各黨派出代表，相招來去媽祖廟擲骰子，既省錢，又公平，而且更不會造成內部撕裂；看是要比大小還是比偶數單數都行，願賭服輸，皆大歡喜。而且，我敢保證，擲骰子的可預測性，絕對會比滾動式民主高出很多，因為你只要計算一下期望值，大概就能知道我們每個人的前途將往何處去。<text:span text:style-name="T3"><text:line-break/><text:line-break/></text:span>民主若要說它有什麼好處，也許好處之一就是在於它的可預測性；你能知道，奪得權力的人將會做哪些事。但如果奪得大權的人卻說他選前只是在放屁，他將會不斷滾動，那麼，請問這是哪門子民主？這就好像農場主人今天、明天或往後的每一天將幹些什麼，全然說不準，隨便他滾來滾去，農場裏的綿羊管得著嗎？這就是所謂民主，所謂回歸理性？<text:span text:style-name="T3"><text:line-break/><text:line-break/></text:span>理性就跟道德之為物一樣，我們始終無法確切掌握道德的實質內容究應為何方為道德，但我們至少可以掌握道德的各種外在形式，藉以排除那些<text:span text:style-name="T3"><text:s/>"</text:span>不道德<text:span text:style-name="T3">" </text:span>的贗品；理性亦然，比方說，我不知道究竟統或獨才是理性，但我知道，滾來滾去是很荒唐的。理性就如同真理，我們不一定要對特定真理內容採取立場，因為我們畢竟不可能確切掌握真理內涵，但我們至少可以掌握它之所以成立的基本形式，從中排除那些滾來滾去的贗品。<text:span text:style-name="T3"><text:line-break/><text:line-break/></text:span>更重要的是，如果壓倒性的民意所支持的無數美妙理想，幾十年來從不實踐，我們如何知道取捨？難道每幾年就來胡扯鬼扯吵鬧一番，然後奪得權力與暴利之後就又開始自由滾動？媽的，天底下有這種理性？有這種民主？各位的修養真是太好了。擔任這種<text:span text:style-name="T3"><text:s/>"</text:span>民主國家<text:span text:style-name="T3">" </text:span>的領導，真是比管理一群綿羊或管理幾隻狗還要容易許多。<text:span text:style-name="T3"><text:line-break/><text:line-break/></text:span>我們家阿憨就沒這麼好對付，我如果在飯前對她說出通關密語<text:span text:style-name="T3"><text:s/>"</text:span>七逃逃<text:span text:style-name="T3">" (</text:span>台語<text:span text:style-name="T3"><text:s/>"</text:span>出去玩<text:span text:style-name="T3">" </text:span>的意思<text:span text:style-name="T3">)</text:span>，萬一我吃飽飯後卻沒有履行諾言，她就會在地上撒尿，製造洪水抗議，或是發出哀嚎悲鳴，企圖啟發我的良知。連狗也知道話不能亂說，說了就要盡力做到，更不用說它媽的什麼滾來滾去的政策那般無恥了。倒不是說你非得一一做到不可，但你總得盡量試著去做吧，而不是從來都只是講話像放屁，或是當成一種攻擊他人的武器。</text:p>
      <text:p text:style-name="P1"><text:span text:style-name="T1">陳真</text:span><text:s/>  |  2016.05.04 23:17   |   <text:a xlink:type="simple" xlink:href="http://palinfo.habago.org/Entry?Command=Information_PrintForum&amp;iPage=262#FORUM34503"><text:span text:style-name="T2">#</text:span></text:a></text:p>
      <text:p text:style-name="P2">國民黨如果會搞民粹，我馬上買一串鞭炮來放！普天同慶，天佑台灣！既然我們要玩民主遊戲，其實民主不就是一種民粹嗎？我不相信有什麼<text:span text:style-name="T3"><text:s/>"</text:span>理性的民意<text:span text:style-name="T3">" VS. "</text:span>不理性的民意<text:span text:style-name="T3">" </text:span>的區別。所有民意基本上就是一種被塑造的非理性結果。也許這不一定是一種<text:span text:style-name="T3"><text:s/>"</text:span>必然<text:span text:style-name="T3">"</text:span>，但你恐怕也很難在現實世界找出反例。我很難想像有一種民意是能夠超越於、並且領導或足以改變既定社經權力結構的。<text:span text:style-name="T3"><text:line-break/><text:line-break/></text:span>國民黨的問題就是它太不民粹、太不民主了，它總是想當一個<text:span text:style-name="T3">(</text:span>自以為<text:span text:style-name="T3">)</text:span>理性、<text:span text:style-name="T3">(</text:span>自以為<text:span text:style-name="T3">)</text:span>善意的指導者，但群眾所需要的卻是群眾語言，一種非關理性的認知與情緒。這於是註定了國民黨越是改革就越會趨於滅亡。<text:span text:style-name="T3"><text:line-break/><text:line-break/></text:span>我當然不是說國民黨應該學習民進黨那樣整天主動製造並散播大規模謠言，蓄意混淆一切是非。我是說，如果一個像民進黨那樣的詐騙集團，永遠都能訴諸各種謠言謊言或純屬瞎掰的一大堆美麗理想來獲得壓倒性的民意支持，那麼，為什麼我們不尊重並且支持這樣一種所謂偉大民意的落實呢？難道民主不就是應該這樣嗎？<text:span text:style-name="T3"><text:line-break/><text:line-break/></text:span>我們如果要玩民主，就應該承擔它的後果。我相信，只要我們把謠言謊話或純屬瞎掰的美麗理想當真，騙子也許就很難再繼續騙下去。在這個意義上，堅持所謂民意不但有其重要的道德價值，而這也恰恰就是我們每天老是掛在嘴上、大家所熱愛並引以為傲的所謂民主不是嗎？難道民主不是看結果，而是看過程的理性程度來決定民意歸屬？這是專制思維，不是民主。<text:span text:style-name="T3"><text:line-break/><text:line-break/></text:span>一個黨，如果每天經由散播與捏造各種謊言謠言來獲得壓到性的民意支持；一個黨，如果長年灌輸給社會大眾某種所謂偉大的理想與意識形態<text:span text:style-name="T3">(</text:span>例如反中，例如台獨<text:span text:style-name="T3">)</text:span>，並且也確實因此獲得壓倒性的民意支持；當這樣一種謊言與謠言如此粗糙而根本不值得任何有點大腦的人的信任但卻反而獲得壓倒性民意支持時，這意味著這恰恰就是人民所要的，為什麼我們要自以為比人民更理性而去和廣大民意作對呢？<text:span text:style-name="T3"><text:line-break/><text:line-break/></text:span>個人當然可以有其不同見解，不需要附和主流民意；乃至一個黨當然也可以選擇一條所謂理性而正確的道路但卻趨於滅亡，但是，假若一個黨，面對這樣一種理性絲毫無關緊要、理性絲毫不可能起任何作用的社會情境與人民，那它為什麼不讓這些長年以來不斷宣揚、使得人們滿心渴望的所謂美麗夢想一一實現呢？你根本從來不去實踐它，怎麼可能揭穿或認清其內在理性本質之良莠？<text:span text:style-name="T3"><text:line-break/><text:line-break/></text:span>馬英九當初就是犯了<text:span text:style-name="T3"><text:s/>"</text:span>太不民主<text:span text:style-name="T3">" </text:span>的錯，人民明明依其政策主張賦予他壓倒性的民意與權力，但他卻根本不去使用這些合法賦予的權力，反倒自我閹割，反倒全盤向綠營的那些鬼話靠攏或迎合，企圖做一個所謂<text:span text:style-name="T3"><text:s/>"</text:span>全民的總統<text:span text:style-name="T3">"</text:span>，但天底下有這種百分百的總統嗎？百分之七十五的民意還不夠讓你實踐理念嗎？你不去使用這樣一些經由壓倒性民意所賦予的權力來貫轍你既定的政策主張，其實那才是真的反民主。<text:span text:style-name="T3"><text:line-break/><text:line-break/></text:span>在民主的概念下，民意是沒有所謂對錯的，更沒有所謂理性與非理性。我並不喜歡民主，也不相信民主，但是大家既然喜歡玩這一套，我也只好認了。但你若要玩民主遊戲，那我跟你說，民主遊戲就是這麼玩的。簡單說就是，你的鬼話鳥話謊話既然因此獲得壓倒性的民意，那你就有<text:span text:style-name="T3"><text:s/>"</text:span>義務<text:span text:style-name="T3">"(</text:span>放大一萬倍<text:span text:style-name="T3">)</text:span>去執行你那些所謂美麗的理想，要不然民主是民個什麼碗糕？<text:span text:style-name="T3"><text:line-break/><text:line-break/></text:span>國民黨的問題是缺少氣魄和決心，它就像所謂網友那樣，只會發什麼酸文，耍耍嘴皮，擺擺姿態，灑灑口水，非常娘。它的問題在娘，而不在於它要求民進黨應實踐民意所付託的那一切所謂美麗理想。哪怕是實踐一種鬼話鳥話，理應也是所謂民主社會的一個基本原則；那是一種義務，而不是一種每次都只是讓你隨便說說就算了的東西。<text:span text:style-name="T3"><text:line-break/><text:line-break/></text:span>希望我有說清楚這些想法。</text:p>
      <text:p text:style-name="P1"><text:span text:style-name="T1">王修亮</text:span><text:s/>  |  2016.05.04 14:26   |   <text:a xlink:type="simple" xlink:href="http://palinfo.habago.org/Entry?Command=Information_PrintForum&amp;iPage=262#FORUM34502"><text:span text:style-name="T2">#</text:span></text:a></text:p>
      <text:p text:style-name="P3">政黨是由人群組成的，人群為了理想和真實生活所需所以組成政黨，所以政黨的位階本來就是放在「人群」的下層，為了理想與真實生活所需，當然是政黨必須配合人群利益而改變，絕對不是人群為了配合政黨利益而改變。<text:span text:style-name="T3"><text:line-break/></text:span>全世界有許多人，政黨很多，其他各種團體也很多。但前提都是為了實踐人群理想，謀取人群真實生活所需。<text:span text:style-name="T3"><text:line-break/></text:span>全世界沒有一個政黨或其他團體，應該超越人群本身。或許宗教團體例外吧！但是政黨絕對不是宗教，不應該超越理性的被膜拜跟隨。<text:span text:style-name="T3"><text:line-break/></text:span>此所以我從不介意朋友屬於哪一個黨，或是他批判讚許哪一個黨，只要說得有道理。<text:span text:style-name="T3"><text:line-break/></text:span>當然我也不喜歡以政黨立場來論斷是非的朋友，代表他是沒有自我獨立思考能力的人，這種人很難以理互敬，對人有先天的成見。<text:span text:style-name="T3"><text:line-break/></text:span>政黨怎麼可能只有對沒有錯？政治人物怎麼可能只有是沒有非？大多數事務在真實的生活裡其實是灰色的，需要努力抽絲剝繭的解析判斷，其中必然有是有非還有一團可是可非的渾沌，需要許多的彈性與權變，而不是一句口號可以概括。<text:span text:style-name="T3"><text:line-break/></text:span>當政黨為了自己的利益，要求人群團結時，人就必須思考：政黨是虛像，不可能使用利益，那麼這個團結所得的利益，是「那些人」獲得了？相對「其他人」又造成甚麼結果？<text:span text:style-name="T3"><text:line-break/></text:span>這些利益，是絕大多數人的利益嗎？<text:span text:style-name="T3"><text:line-break/></text:span>這些利益，傷害了某些人嗎？<text:span text:style-name="T3"><text:line-break/></text:span>可以為了一群人的利益，傷害另外一群人嗎？有人麼補救或協助的變通嗎？<text:span text:style-name="T3"><text:line-break/></text:span>尤其還以宗教純感性的方式（無意貶損宗教，宗教本來就是純心靈純感性的，這是宗教所以偉大之處），誘導人民對應該理性討論、認知的事物進行情緒性反應，造成相對謊言。<text:span text:style-name="T3"><text:line-break/></text:span>正如核能存廢、死刑存廢、美豬美牛、福島食物。這其中都有許多複雜的生活、人群牽扯，政黨應該竭盡所能的教育人民學習觀察實務，辯證道理，而不是相互以未經證實、甚至輕蔑真實的相對謊言來相互抹黑。人群確實不容易理性，但是引導人民理性的風氣，正是政黨的責任！<text:span text:style-name="T3"><text:line-break/></text:span>我以前看不起民進黨許多人是這個原因，以前也看不起國民黨某些人，不過這個廣告一出來，看到國民黨不從食品安全的科學考證角度進行驗證與討論，除了嘲諷民進黨（我個人認為這不需要，但你想出口氣就算了），一個黨氣量要大，確實需要檢討自己因何失敗，看他人如何成功，但是總要回歸到民本，人本，做一個人的團體，做一個公民團體來說，不從人本民本檢討自己應該如何修養精煉，反而跟著對手從其下流，因此，我因這個廣告也看不起國民黨更多人。<text:span text:style-name="T3"><text:line-break/></text:span>某些時候，我也會看不起自己，甚至不知道自己正做些些自己都看不起的行為。但是幸好總有朋友安慰支持鼓勵及「糾正」。朋友的糾正很重要，可以使自己避免淪落。<text:span text:style-name="T3"><text:line-break/></text:span>我在此批判國民黨，我也會盡批判的責任，把這一段建議轉寄給洪秀柱女士，就看國民黨是否還能堅持自己某些尚未沉淪的行為了。<text:span text:style-name="T3"><text:line-break/><text:line-break/>...............................................<text:line-break/><text:line-break/></text:span>黃士修<text:span text:style-name="T3"><text:line-break/></text:span>《還沒真正在野<text:span text:style-name="T3"><text:s/></text:span>就開始跟風搞民粹的國民黨》<text:span text:style-name="T3"><text:line-break/><text:line-break/>2016</text:span>年<text:span text:style-name="T3">5</text:span>月<text:span text:style-name="T3">3</text:span>日，國民黨文傳會臉書「國民新聞吧<text:span text:style-name="T3">News Bar</text:span>」貼出一張圖，諷刺蔡英文準總統還沒上任，就一路髮夾彎甩尾轉變立場。圖片內容是日本著名怪獸電影角色哥吉拉，對著蔡英文手上的水果噴出放射熱線，水果籃上面並有白血病、癌症等字樣。<text:span text:style-name="T3"><text:line-break/><text:line-break/></text:span>沒想到國民黨還沒真正在野，就開始跟風搞民粹，更牽連遠在日本的無辜福島農民。如果已經被選民接連教訓的國民黨，還不懂得思考如何用政見、理念、視野、格局來說服社會大眾再一次地接納與信任，只想模仿民進黨過去以謠言製造恐慌的手段來打擊政敵，這個政黨就應該被持續唾棄直到徹底反省。<text:span text:style-name="T3"><text:line-break/><text:line-break/></text:span>許多人往往被福島縣的名字所誤解，福島雖名為縣，但面積事實上有臺灣的<text:span text:style-name="T3">1/3</text:span>大，許多地方與發生事故的福島第一核電廠相距遙遠。日本對於福島農產品，除了加嚴標準之外，更採用逐批檢驗的方式來確保安全。日本國內有許多餐廳採用福島的米與蔬菜作為食材，福島的農產品也早已能出口到國外如歐盟等地。各國政府之所以開放福島農產品，憑的是科學的證據，而不是任何不理性的恐慌。<text:span text:style-name="T3"><text:line-break/><text:line-break/></text:span>臺灣在國際社會上本就處於弱勢，任何一個有國際觀的政黨，都應該要在平等、尊重、理性的基礎上廣結善緣、爭取支持。如果今天臺灣不能夠理性地給福島農產品公平的待遇，將來如何期望其他國家給臺灣公平的待遇？如果國民黨為了政治鬥爭，選擇用謠言製造更多的風評被害，傷害無辜的福島民眾與農漁工作者，所謂的人權豈不只是空談？<text:span text:style-name="T3"><text:line-break/><text:line-break/></text:span>臺灣已經陷入政黨惡鬥太久了，這個社會需要的是理性的政策對話，而不是逢政敵必反。我們要求國民黨文傳會立即撤下這張圖，並且發表公開道歉聲明。知錯、認錯、改錯，國民黨才能成為真正的制衡力量，也才是全民之福。<text:span text:style-name="T3"><text:line-break/><text:line-break/></text:span>參考連結：國民新聞吧<text:span text:style-name="T3">News Bar<text:line-break/><text:line-break/></text:span>【蔡英文髮夾彎！日本輻射食品也要來了？】<text:span text:style-name="T3"><text:line-break/>https://www.facebook.com/KMTnewsbar/photos/a.790302657750504.1073741830.790275341086569/967087583405343/?type=3</text:span></text:p>
      <text:p text:style-name="P1"><text:span text:style-name="T1">信自己</text:span><text:s/>  |  2016.05.03 21:47   |   <text:a xlink:type="simple" xlink:href="http://palinfo.habago.org/Entry?Command=Information_PrintForum&amp;iPage=262#FORUM34501"><text:span text:style-name="T2">#</text:span></text:a></text:p>
      <text:p text:style-name="P2">中评社快评／世界卫生大会（<text:span text:style-name="T3">WHA</text:span>）<text:span text:style-name="T3">23</text:span>日将于日内瓦举行，台湾至今仍未收到邀请函，很可能不会收到了。数月来台湾外交处境恶化，政治经济危机加深，外界都知道问题出在哪里。<text:span text:style-name="T3"> <text:line-break/><text:line-break/></text:span>　　民进党前主席许信良上月曾说，蔡英文对两岸问题相当了解，当年陈水所制造的麻烦，都是蔡英文出面收拾的，所以她知道麻烦是什么，不会去制造麻烦。许信良上述看法有些片面，无法让人完全信服。<text:span text:style-name="T3"> <text:line-break/><text:line-break/></text:span>　　陈水扁当年公开推动<text:span text:style-name="T3">“</text:span>台独<text:span text:style-name="T3">”</text:span>、挑衅大陆，制造了麻烦。蔡英文主张<text:span text:style-name="T3">“</text:span>沟通、不挑衅、不会有意外<text:span text:style-name="T3">”</text:span>，但不接受<text:span text:style-name="T3">“</text:span>九二共识<text:span text:style-name="T3">”</text:span>，一样也是制造麻烦。因为不接受<text:span text:style-name="T3">“</text:span>九二共识<text:span text:style-name="T3">”</text:span>，等于改变现状，令两岸关系和平发展无法维持下去。<text:span text:style-name="T3"> <text:line-break/><text:line-break/></text:span>　　两岸是所有事情的根源，若两岸关系出现问题，很多努力是白费的。民进党、蔡英文迄今在两岸问题上找不到出路，是不知道麻烦是什么？还是不肯正视麻烦的存在？不管哪种情况，都是很致命的。<text:span text:style-name="T3"> <text:line-break/><text:line-break/></text:span>　　民进党长期坚持反中意识型态，不重视大陆民众感情，轻视大陆民意，误判大陆的决心和实力，这也是麻烦。近日台湾媒体开始出现对林全<text:span text:style-name="T3">“</text:span>内阁<text:span text:style-name="T3">”</text:span>能否撑过一年的质疑，也有分析预期柯市府一年多来施政的失败，极可能出现在即将上任的民进党政府身上。这对民进党都是不好讯息。<text:span text:style-name="T3"> <text:line-break/><text:line-break/></text:span>　　如果蔡英文<text:span text:style-name="T3">520</text:span>就职演说不接受<text:span text:style-name="T3">“</text:span>九二共识<text:span text:style-name="T3">”</text:span>，会引来什么麻烦，大陆已说得很清楚。记得大陆国台办主任张志军去年<text:span text:style-name="T3">5</text:span>月访问金门时曾说，不要等到路灯熄灭的时候，才感受到他的存在，不要当和平失去的时候，才感受到他的可贵。<text:span text:style-name="T3">520</text:span>临近，重提这些话，或能起到一些警醒作用。</text:p>
      <text:p text:style-name="P1"><text:span text:style-name="T1">信自己</text:span><text:s/>  |  2016.05.03 01:50   |   <text:a xlink:type="simple" xlink:href="http://palinfo.habago.org/Entry?Command=Information_PrintForum&amp;iPage=262#FORUM34500"><text:span text:style-name="T2">#</text:span></text:a></text:p>
      <text:p text:style-name="P3"><text:span text:style-name="T3">“</text:span>深度关切<text:span text:style-name="T3">”</text:span>背后的不良居心<text:span text:style-name="T3"><text:line-break/><text:line-break/>4</text:span>月<text:span text:style-name="T3">28</text:span>日，中国出台境外非政府组织（<text:span text:style-name="T3">NGO</text:span>）境内活动管理法。依法管理境外非政府组织，保护合法，防范非法，是中国推进全面依法治国、建设法治社会的必要举措，符合国际惯例。然而，美国国家安全委员会、美国国务院高官却煞有介事地发表声明，对此表示<text:span text:style-name="T3">“</text:span>深度关切<text:span text:style-name="T3">”</text:span>，妄加非议。<text:span text:style-name="T3"><text:line-break/></text:span>对各国立法主权予以充分尊重，这是外交常识和应有的规矩。是什么让华盛顿如此失态？中国依法管理境外非政府组织在中国境内的活动，同美国<text:span text:style-name="T3">“</text:span>国家安全<text:span text:style-name="T3">”</text:span>有何相干？<text:span text:style-name="T3"><text:line-break/></text:span>还是先来看看华盛顿在<text:span text:style-name="T3">“</text:span>深度关切<text:span text:style-name="T3">”</text:span>什么吧。<text:span text:style-name="T3"><text:line-break/>“</text:span>这部法律将限制美国与中国个人和组织之间的接触<text:span text:style-name="T3">”</text:span>，<text:span text:style-name="T3">“</text:span>敦促中方维护境外非政府组织在中国的运营能力<text:span text:style-name="T3">”</text:span>，<text:span text:style-name="T3">“</text:span>敦促中方尊重人权卫士<text:span text:style-name="T3">”……<text:line-break/></text:span>不知道华盛顿是否注意到，就在其如此<text:span text:style-name="T3">“</text:span>深度关切<text:span text:style-name="T3">”</text:span>的这部法律出台当天，中国全国人大常委会法工委一位负责人在新闻发布会上讲的这样一段话：中国改革开放三十多年来，在华开展活动的境外非政府组织据不完全统计有近万家，其中绝大多数为推动中国的改革开放事业和社会进步作出了积极有益的贡献，但也毋庸讳言的确有极少数境外非政府组织企图或者已经做过了危害中国社会稳定和国家安全的事情。<text:span text:style-name="T3"> <text:line-break/></text:span>如果华盛顿心里惦记着的非政府组织属于<text:span text:style-name="T3">“</text:span>绝大多数<text:span text:style-name="T3">”</text:span>，又有什么必要惴惴不安呢？朋友来了有好酒，中国人的待客之道人尽皆知。相关法律出台后，境外非政府组织在华活动只会开展得更顺利，更有序，其合法权益也将得到更充分、更有力的保障。<text:span text:style-name="T3"> <text:line-break/></text:span>如果华盛顿心里惦记着的非政府组织属于<text:span text:style-name="T3">“</text:span>极少数<text:span text:style-name="T3">”</text:span>，那就是另一回事了。凡是有损于国家安全、有损于社会公共利益和其他法人、其他组织利益的事情，在美国不会被允许，在中国也一样。<text:span text:style-name="T3"> <text:line-break/></text:span>至于被华盛顿<text:span text:style-name="T3">“</text:span>深度关切<text:span text:style-name="T3">”</text:span>的<text:span text:style-name="T3">“</text:span>人权卫士<text:span text:style-name="T3">”</text:span>究竟是什么人，一点都不难想象。将某些违反中国法律、破坏社会秩序的人美化为<text:span text:style-name="T3">“</text:span>人权卫士<text:span text:style-name="T3">”</text:span>，为其<text:span text:style-name="T3">“</text:span>鸣冤张目<text:span text:style-name="T3">”</text:span>，干涉中国司法主权，这类事情美国实在是干得太多了。<text:span text:style-name="T3"> <text:line-break/></text:span>不管华盛顿如何玩深沉，其<text:span text:style-name="T3">“</text:span>深度关切<text:span text:style-name="T3">”</text:span>背后的不良居心不可能不露出马脚。就在美国国家安全委员会、美国国务院高官发表声明的同一天，《纽约时报》记者用同样<text:span text:style-name="T3">“</text:span>忧心忡忡<text:span text:style-name="T3">”</text:span>的笔调写道：北京对一些境内外非政府组织已经怀有疑心，认为它们得到了有政治嫌疑的外部资金的支持，比如总部设在美国的国家民主基金会<text:span text:style-name="T3">…… <text:line-break/>“</text:span>国家民主基金会<text:span text:style-name="T3">”</text:span>都干过什么事，想必华盛顿不会不清楚。这家基金会资助从事严重危害中国国家安全活动的<text:span text:style-name="T3">“</text:span>世维会<text:span text:style-name="T3">”</text:span>，早已被记录在案。这样的非政府组织，过去在中国没有<text:span text:style-name="T3">“</text:span>运营能力<text:span text:style-name="T3">”</text:span>，今后同样不会有。<text:span text:style-name="T3"> <text:line-break/></text:span>种种不良居心，不管来自何方，不管打着什么旗号，中国人有足够的警惕性，有足够的防范能力。<text:span text:style-name="T3"> <text:line-break/></text:span>《<text:span text:style-name="T3"><text:s/></text:span>人民日报<text:span text:style-name="T3"><text:s/></text:span>》（<text:span text:style-name="T3"><text:s/>2016</text:span>年<text:span text:style-name="T3">04</text:span>月<text:span text:style-name="T3">30</text:span>日<text:span text:style-name="T3"><text:s/>03 </text:span>版）<text:span text:style-name="T3"><text:line-break/>--------------<text:line-break/></text:span>我觉得长期以来，台湾方面由于急着追求<text:span text:style-name="T3">“</text:span>国际能见度<text:span text:style-name="T3">”</text:span>，对国际<text:span text:style-name="T3">“</text:span>非政府<text:span text:style-name="T3">”</text:span>组织采取暧昧态度，甚至有政客为了政治利益炒作自己的声望，和一些<text:span text:style-name="T3">“</text:span>非政府<text:span text:style-name="T3">”</text:span>组织搞在一起，使得台湾很多政策随着这些国际<text:span text:style-name="T3">“</text:span>非政府<text:span text:style-name="T3">”</text:span>组织起舞，制定符合他们后台老板利益的政策。</text:p>
      <text:p text:style-name="P1"><text:span text:style-name="T1">隆誌</text:span><text:s/>  |  2016.05.02 11:44   |   <text:a xlink:type="simple" xlink:href="http://palinfo.habago.org/Entry?Command=Information_PrintForum&amp;iPage=262#FORUM34499"><text:span text:style-name="T2">#</text:span></text:a></text:p>
      <text:p text:style-name="P2">一早看到懷軒的想法，直接點破核心。<text:span text:style-name="T3"><text:line-break/></text:span>拿一個簡單的例子，幾年前菲律賓的公務船對台灣漁船開槍，造成漁民死亡。那陣子，名嘴﹑媒體、政客們敲鑼打鼓，喊打喊殺。記得那陣子，不少政論節目上，都在比較兩國軍力，結論是我國佔上風。我身邊一位朋友（女性）在臉書上，發言說政府太軟弱，軍力比菲律賓強，應該要對菲律賓宣戰。反正就是這樣，跟著媒體和名嘴狂喊。沒多久，一位<text:span text:style-name="T3">ABC</text:span>的朋友只留了句：「印象中你老公是海軍義務役軍官，應該還沒到除役的年紀吧！」那位女性朋友的留言氣勢就軟了，只說政府要強硬一點。<text:span text:style-name="T3"><text:line-break/></text:span>那位住<text:span text:style-name="T3">ABC</text:span>的朋友直接回：「政府真的對菲律賓宣戰，你老公就得上戰場。自己國內的軍力強，不代表自己人不會死。戰爭僵持的夠久，連妳兒子都要上戰場。」<text:span text:style-name="T3"><text:line-break/></text:span>機會主義者最大的問題，就是不見棺材不掉淚。承平時期，自以為是地跟風，喊口號或滿嘴跑馬。要真槍實彈時，才會發現自己的空虛與無知。</text:p>
      <text:p text:style-name="P1"><text:span text:style-name="T1">懷軒</text:span><text:s/>  |  2016.05.02 06:21   |   <text:a xlink:type="simple" xlink:href="http://palinfo.habago.org/Entry?Command=Information_PrintForum&amp;iPage=262#FORUM34498"><text:span text:style-name="T2">#</text:span></text:a></text:p>
      <text:p text:style-name="P3">今天走在路上剛好想到類似的問題：要是統獨公投記名投票，附帶<text:span text:style-name="T3">"</text:span>若因宣布獨立與中國進入戰爭狀態時投獨立票者需服兵役<text:span text:style-name="T3">"</text:span>，那麼，我想支持獨立的人或許大有人在，但是肯定幾乎不會有人投。統也是，只是統相對的台灣人並不覺得有武力威脅。<text:span text:style-name="T3"><text:line-break/><text:line-break/></text:span>台灣人我想高達<text:span text:style-name="T3">9</text:span>成基本上無所謂立場，更無所謂原則，就是個機會主義至上的群眾社會。</text:p>
      <text:p text:style-name="P1"><text:span text:style-name="T1">陳真</text:span><text:s/>  |  2016.05.02 02:14   |   <text:a xlink:type="simple" xlink:href="http://palinfo.habago.org/Entry?Command=Information_PrintForum&amp;iPage=262#FORUM34497"><text:span text:style-name="T2">#</text:span></text:a></text:p>
      <text:p text:style-name="P2">我常刪一些綠色生物的留言，始終感到很不解，為什麼這島上綠油油的人那麼多，卻從未見過一個稍微會講點道理的人？真是從沒見過。抹黑謾罵造謠的就不說了，水平好一點的，好像永遠也都只是使用各種修辭<text:span text:style-name="T3"><text:s/>(</text:span>而非議論<text:span text:style-name="T3">)</text:span>，藉以宣示<text:span text:style-name="T3"><text:s/>"</text:span>我方神聖立場<text:span text:style-name="T3">"</text:span>，或是表達態度<text:span text:style-name="T3">(</text:span>例如表達對你的不屑<text:span text:style-name="T3">)</text:span>，或是表達某種唯心式的道德誡命<text:span text:style-name="T3"><text:s/>(</text:span>例如你應該愛台灣國、愛什麼鄉土之類<text:span text:style-name="T3">)</text:span>，或是自以為很理性很正義地講一些難以想像的蠢話，好像連一點點道理也講不出來似的。<text:span text:style-name="T3"><text:line-break/><text:line-break/></text:span>之所以會有這樣一種極度拙於說理、甚至直接以抹黑造謠取代議論的現象，不知道是不是跟台灣幾乎無時無刻都在選舉有關，因為選舉玩的就全是這一套，絲毫不講究以理服人<text:span text:style-name="T3">(</text:span>台灣人哪會在乎什麼道理或政見<text:span text:style-name="T3">)</text:span>，而是著重在<text:span text:style-name="T3"><text:s/>"</text:span>造我勢、損敵勢<text:span text:style-name="T3">"</text:span>；彷彿只要想辦法製造出一種<text:span text:style-name="T3"><text:s/>"</text:span>聲勢<text:span text:style-name="T3">"</text:span>，創造出一種<text:span text:style-name="T3"><text:s/>"</text:span>印象<text:span text:style-name="T3">"</text:span>，然後我方就勝利了似的。於是你看，這樣一些長久以來被選舉洗禮長大的人，他永遠只會寫上幾句零零星星星的傻話，無非就是損你，笑你，罵你，抹黑你，或是通常都是乾脆直接造謠。<text:span text:style-name="T3"><text:line-break/><text:line-break/></text:span>比方說，他要打擊服貿，他根本完全不會跟你談什麼服貿條文，直接造謠就行了。比方說，自由人渣報說服貿只要一通過，台灣將有四、五百萬人會失業。另外還有一說是：服貿只要一通過，至少一千萬個骯髒邪惡的大陸人就會合法登陸台灣，取得選舉權，藉著人海戰術，往後將贏得台灣每一場選舉。比方說，民進黨要打擊<text:span text:style-name="T3">ECFA</text:span>，他就說，這下完蛋了，我們美麗乾淨的公園與街道將到處會被骯髒沒水準的陸客給拉屎拉尿，甚至還喊出爆紅的順口溜，說只要<text:span text:style-name="T3">ECFA</text:span>一通過，台灣女人將嫁不到老公，台灣男人將統統失業，至於我們的小孩，個個將會被下放黑龍江勞動改造等等。<text:span text:style-name="T3"><text:line-break/><text:line-break/></text:span>於是，一時之間，這些用台語發音、充滿押韻趣味的順口溜，取代了一切有關<text:span text:style-name="T3"><text:s/>ECFA </text:span>的理性議論；誰敢說一句<text:span text:style-name="T3">ECFA</text:span>的好話，誰敢揭穿一句謠言，誰就是敵人的同路人。然後，這些純屬瞎掰的謠言紛紛四處流傳，變成一種主流思維風潮，誰敢跟風潮站在對立面，誰就是敵人，其心可誅。<text:span text:style-name="T3"><text:line-break/><text:line-break/></text:span>人們並不是真的個個都笨到不知道這些是低能謠言，重點是，台灣人有這樣一種一窩蜂的強烈性格，他相信：只要能打擊敵人，只要能傷害對手，只要大家起鬨，鼓成一種風潮<text:span text:style-name="T3">(</text:span>所謂<text:span text:style-name="T3"><text:s/>"</text:span>造勢<text:span text:style-name="T3">")</text:span>，誰還管它是不是謠言；對人們而言，謠不謠言根本不是問題，真相究竟如何更是絲毫無關緊要。<text:span text:style-name="T3"><text:line-break/><text:line-break/></text:span>很多人，特別是大陸方面，對於台灣普遍有這樣一種很深的誤解，他們認為島內主張台獨的人很多，幾乎是壓倒性的。但這絕非事實。我的看法是：態度上比較積極主張統或獨的，大概都只是一小撮人，全部加起來絕不會超過一成的人口，搞不好連零點一成或零點零一成都不到。其它<text:span text:style-name="T3"><text:s/>99.9% </text:span>的人其實可統也可獨，隨勢搖擺的。<text:span text:style-name="T3"><text:line-break/><text:line-break/></text:span>首先，你要知道，台灣人有一種非常強烈的一窩蜂從眾性格，爭先恐後，很怕落單，很怕落人後，很怕因此吃虧倒霉，絕不成為犧牲品。這一切仍然還是跟所謂<text:span text:style-name="T3"><text:s/>"</text:span>造勢<text:span text:style-name="T3">" </text:span>有關，當某種所謂的<text:span text:style-name="T3"><text:s/>"</text:span>勢面<text:span text:style-name="T3">" </text:span>逐漸形成時，台灣人就會一窩蜂趕緊往那個勢面靠攏，爭先恐後，唯恐落後會吃虧。台語所謂的<text:span text:style-name="T3"><text:s/>"</text:span>西瓜偎大邊<text:span text:style-name="T3">" </text:span>就是這個意思，西瓜一切開，總是倒向比較大塊的那一邊。人們之所以倒向<text:span text:style-name="T3"><text:s/>"</text:span>勢面大<text:span text:style-name="T3">" </text:span>的那一邊，並不是因為他經過一番深思熟慮而得出那樣一種理想或主張，而是因為他很會看風向辦事，風往哪吹，他就趕緊往哪一窩蜂轉向，深怕落單會吃虧或倒霉。<text:span text:style-name="T3"><text:line-break/><text:line-break/></text:span>老實說，在台灣，我還沒見過幾個台獨；當然，我也沒見過幾個統派。我說的是一種確實具有深刻統獨意識的人士。非台獨不可的非常稀少<text:span text:style-name="T3"><text:s/>(</text:span>我幾乎不曾見過三個以上<text:span text:style-name="T3">)</text:span>，非統一不可的當然也不多；<text:span text:style-name="T3">99.9% </text:span>是<text:span text:style-name="T3"><text:s/>"</text:span>正常人<text:span text:style-name="T3">"</text:span>，也就是往哪邊靠其實都可以啦，只要我有好日子過就行。當大家都說統一好，我就會跟著說好；反之亦然。<text:span text:style-name="T3"><text:line-break/><text:line-break/></text:span>因為島內權力爭奪，這十幾年來台獨<text:span text:style-name="T3"><text:s/>"</text:span>聲勢<text:span text:style-name="T3">" </text:span>搞得如此浩大，大家當然也就會一窩蜂跟著所謂<text:span text:style-name="T3"><text:s/>"</text:span>勢面<text:span text:style-name="T3">" </text:span>走，但這畢竟只是一種製造出來的<text:span text:style-name="T3"><text:s/>"</text:span>聲勢<text:span text:style-name="T3">"</text:span>，一種流行，而非骨子裏的信念。這就如同戒嚴時期，幾個人會反戒嚴？每次都嘛百分之<text:span text:style-name="T3">97</text:span>或<text:span text:style-name="T3">98</text:span>的人支持戒嚴。<text:span text:style-name="T3"><text:line-break/><text:line-break/></text:span>我想對岸應該也差不多，賺錢比較要緊，誰還管你台獨不台獨？所謂百分之<text:span text:style-name="T3">85</text:span>的人支持武統，但是，假設今天領導改口說，台灣獨立有助於兩岸關係進一步正面發展，難道還會有百分之<text:span text:style-name="T3">85</text:span>的人抵死不從、非打仗不可？當然，大陸有民族主義情結，統獨意識應該會比台灣高一些，但若要說什麼百分之<text:span text:style-name="T3">85</text:span>的人主張打仗，我想那是胡扯；不反對領導派別人<text:span text:style-name="T3">(</text:span>不是派我<text:span text:style-name="T3">) </text:span>去打仗，並不等於我主張非打仗不可。你若把問卷調查的題目改一下，答案必定截然不同。<text:span text:style-name="T3"><text:line-break/><text:line-break/></text:span>看過台灣各種追逐流行現象的人應當知道，台灣人受鎂光燈影響很深，媒體說哪裏有什麼好吃的東西爆紅了，馬上就會大排長龍不惜排隊排上三天兩夜也要買來吃；或是什麼哪個地方的郵筒被掉落的招牌給砸歪了，爆紅了！馬上變成稀世國寶，數千人排隊搶著瞻仰。可是，當爆紅聲勢一過，就算免費請你去瞻仰一個撞歪掉的郵筒，你恐怕也會考慮考慮，謝謝再連絡。<text:span text:style-name="T3"><text:line-break/><text:line-break/></text:span>你看柯大帥也是一例，明明一個極不適任的無能蠢蛋，選舉過程中惡行昭彰，卻硬是透過媒體造勢給捧成神，捧成民族救星，可是，如今利用價值沒了，鎂光聲勢迅即消退，再加上其個人荒腔走板的各種政治操弄，竟然把台北市政給弄得要死不活，這時候，那些所謂狂熱的支持者，難道還會繼續狂熱下去，繼續捧他為神？一冷一熱，難道這是因為柯大帥本身有了什麼改變，以致於聲勢消退？當然不是。因果必須倒過來看才對，你應當說是某種政治勢力，透過主流媒體，硬把一個笨蛋給捧出來，於是群眾立即應聲追逐膜拜。全盛時期的柯大帥，甚至誤判情勢，曾經很得意地說<text:span text:style-name="T3"><text:s/>"</text:span>全世界的領袖都搶著要認識我<text:span text:style-name="T3">"</text:span>。其實，一旦造勢造神的利用價值沒了，狂熱的善男信女們便也馬上跟著轉向。<text:span text:style-name="T3"><text:line-break/><text:line-break/></text:span>你看，反服貿期間，各個大學甚至高中校園的學生們，連夜也要救國，又是心急又是心痛，緊急到這樣一種地步：我甚至還幾次看到成大校園深夜裏，男男女女一夥夥人，那麼晚了還不睡，穿著大腸花的制服，正在熱烈研討如何拯救台灣脫離這個危急存亡的危險關頭；另一邊還有人小跑步，說要趕著去搭夜車，北上支援佔領立法院的同志們；一時之間，個個反服貿不離口，<text:span text:style-name="T3">"</text:span>反服貿、救台灣<text:span text:style-name="T3">" </text:span>之聲不絕於耳。<text:span text:style-name="T3"><text:line-break/><text:line-break/></text:span>可是呢，如今綠色的主子們拿到中央與地方的所有政權了，馬上改口說貨貿與服貿對台灣都好重要啊，歡迎陸客來台啊，怎麼可以不來呢。這時候，難道你以為會有幾十萬個大學生衝出來<text:span text:style-name="T3"><text:s/>"</text:span>反服貿、救台灣<text:span text:style-name="T3">" </text:span>嗎？別傻了，當然不會。別說幾十萬人，連幾個人也不會有。<text:span text:style-name="T3"><text:line-break/><text:line-break/></text:span>難道你以為這時候還會有大學生有興趣在深夜校園裏熱烈聚集談論什麼服貿嗎？當然沒有，他其實自始至終都不曾讀過服貿的條文內容；他從來都不是真的對那些東西有興趣，他只是聞聲起舞，當主流媒體要他熱血沸騰，他就會像個茶壺一樣，馬上沸騰給你看，至於沸騰的原因是什麼，<text:span text:style-name="T3">"</text:span>茶壺<text:span text:style-name="T3">" </text:span>會在乎嗎？<text:span text:style-name="T3"><text:line-break/><text:line-break/></text:span>基本上，群眾其實就是這麼一回事，只是各國之間也許稍微有點程度上的不同，但其易於操弄的本質卻是一樣的。你看美國在侵略伊拉克之前半年，認為伊拉克對美國或對世界和平構成威脅的美國人，只有個位數的百分比，只有寥寥無幾的人認為伊拉克對於世人是個威脅。但是，經過西方主流媒體的一番操弄，渲染其所謂違反人權或女權的問題，迅速把海珊給妖魔化，甚至還英美聯手捏造所謂<text:span text:style-name="T3"><text:s/>"</text:span>伊拉克發展大規模生化毀滅武器<text:span text:style-name="T3">" </text:span>的假證據，英國首相布萊爾甚至還瞎掰說海珊的生化武器在<text:span text:style-name="T3">45</text:span>分鐘內就可以打到歐洲，瞬間殺死歐洲幾百萬人口。結果，不到半年的時間，支持侵略伊拉克的所謂美國民意，竟然高達八成。<text:span text:style-name="T3"><text:line-break/><text:line-break/></text:span>我的意思是說，<text:span text:style-name="T3">"</text:span>民意<text:span text:style-name="T3">" </text:span>這種東西是根據<text:span text:style-name="T3"><text:s/>"</text:span>主流政治需要<text:span text:style-name="T3">" </text:span>及<text:span text:style-name="T3"><text:s/>"</text:span>極少數人利益<text:span text:style-name="T3">" </text:span>所製造出來的東西。當權力人物說法改變，所謂民意就會跟著變。絕大多數人是不關心什麼國家大事、沒什麼立場的，個人利益最重要啦。檯面人物如此，一般大眾當然也是如此，兩者的差別只是在於：後者是前者藉以謀取私利或藉以發展國家既定政策的工具。民意其實就像<text:span text:style-name="T3"><text:s/>Baruch Spinoza </text:span>所說的那顆石頭，他說：<text:span text:style-name="T3">"</text:span>石頭如果會思考，一顆被拋往空中的石頭，它會以為自己會飛。<text:span text:style-name="T3">"<text:line-break/><text:line-break/></text:span>說到底，一切表面上彷彿是屬於一種內部的對抗與鬥爭，其實都必須放到一種國際框架的是非善惡上來看。一切表面上彷彿是什麼民意展現的東西，說穿了就是看誰掌握了麥克風，掌握了鎂光燈，掌握了話語權。至於統獨問題，其實就是：一個茁壯中的中國，對抗一個無惡不作的血腥美國和一個正迅速重新走向軍國主義路線的日本。在這樣一個鬥爭中，衝突一觸即發；你可以對之有各種詮釋與思維，問題是，這樣一些詮釋與思維究竟是你自己的一番成熟思慮？還是它僅僅只是一種型塑民意與造勢的結果？</text:p>
      <text:p text:style-name="P4"/>
      <text:p text:style-name="P1"><text:span text:style-name="T1">牧神潘</text:span><text:s/>  |  2016.05.01 21:31   |   <text:a xlink:type="simple" xlink:href="http://palinfo.habago.org/Entry?Command=Information_PrintForum&amp;iPage=263#FORUM34496"><text:span text:style-name="T2">#</text:span></text:a></text:p>
      <text:p text:style-name="P2">看了前面有人谈到科索沃战争与欧元，以及陈真推荐<text:span text:style-name="T3">RT</text:span>和凤凰<text:span text:style-name="T3">--</text:span>其实凤凰还是较浅薄。想换一个视角，现实主义政冶理解这世界的话，推荐国防军事大家谈节目，深度、广度和专业度都是首屈一指的。</text:p>
      <text:p text:style-name="P1"><text:span text:style-name="T1">陳真</text:span><text:s/>  |  2016.05.01 00:26   |   <text:a xlink:type="simple" xlink:href="http://palinfo.habago.org/Entry?Command=Information_PrintForum&amp;iPage=263#FORUM34494"><text:span text:style-name="T2">#</text:span></text:a></text:p>
      <text:p text:style-name="P3">俊和提供的是<text:span text:style-name="T3"><text:s/>"</text:span>冷暖人生<text:span text:style-name="T3">"</text:span>。我是絕對不敢看的。我已經<text:span text:style-name="T3">10</text:span>年沒看<text:span text:style-name="T3"><text:s/>"</text:span>冷暖人生<text:span text:style-name="T3">" </text:span>了。但我剛剛不小心按到影片中間一個畫面，影片裏居然跑出來一個熟面孔，我認得他，他叫李文魁，我在十一年前的<text:span text:style-name="T3"><text:s/>"</text:span>冷暖人生<text:span text:style-name="T3">" </text:span>中看過他<text:span text:style-name="T3">...</text:span>忍不住把屬於他的這一段舊影片又看了一遍，位置在<text:span text:style-name="T3"><text:s/>9</text:span>分<text:span text:style-name="T3">13</text:span>秒到<text:span text:style-name="T3">14</text:span>分<text:span text:style-name="T3">30</text:span>秒的地方。<text:span text:style-name="T3"><text:line-break/><text:line-break/></text:span>我自顧不暇了，很多事，只能說：來世再報；來世再來報答識或不識的各位。要是幽魂真能有庇佑他人的力量，那我永世都要當個孤魂野鬼，不投胎，不轉世，我就永遠住在風裏頭與各位長相左右。各位此生就再也不會有災厄病痛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